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30.026cm" svg:y="6.953cm">
            <draw:object draw:notify-on-update-of-ranges="Planilha1.A2:Planilha1.A219 Planilha1.B1:Planilha1.B1 Planilha1.B2:Planilha1.B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table:style-name="ce1" office:value-type="string" calcext:value-type="string">
            <text:p>Cota (cm)</text:p>
          </table:table-cell>
          <table:table-cell table:style-name="ce1" office:value-type="string" calcext:value-type="string">
            <text:p>Vazao (m3/s)</text:p>
          </table:table-cell>
          <table:table-cell table:style-name="ce1" office:value-type="string" calcext:value-type="string">
            <text:p>ln(h- h0)</text:p>
          </table:table-cell>
          <table:table-cell table:style-name="ce1" office:value-type="string" calcext:value-type="string">
            <text:p>ln(Q)</text:p>
          </table:table-cell>
          <table:table-cell table:style-name="ce1" office:value-type="string" calcext:value-type="string">
            <text:p>X * Y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Q estimada</text:p>
          </table:table-cell>
          <table:table-cell table:style-name="ce1" office:value-type="string" calcext:value-type="string">
            <text:p>ln(Q) estimada</text:p>
          </table:table-cell>
          <table:table-cell table:style-name="ce1" office:value-type="string" calcext:value-type="string">
            <text:p>Erro²</text:p>
          </table:table-cell>
          <table:table-cell table:number-columns-repeated="8"/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2">
          <table:table-cell table:formula="of:=[Planilha2.A218]*100" office:value-type="float" office:value="199" calcext:value-type="float">
            <text:p>199</text:p>
          </table:table-cell>
          <table:table-cell office:value-type="float" office:value="1085" calcext:value-type="float">
            <text:p>1085</text:p>
          </table:table-cell>
          <table:table-cell table:formula="of:=LN([.A2]-[.$L$4])" office:value-type="float" office:value="5.29330482472449" calcext:value-type="float">
            <text:p>5,29330482472449</text:p>
          </table:table-cell>
          <table:table-cell table:formula="of:=LN([.B2])" office:value-type="float" office:value="6.98933526597456" calcext:value-type="float">
            <text:p>6,98933526597456</text:p>
          </table:table-cell>
          <table:table-cell table:formula="of:=[.C2]*[.D2]" office:value-type="float" office:value="36.9966820850002" calcext:value-type="float">
            <text:p>36,9966820850002</text:p>
          </table:table-cell>
          <table:table-cell table:formula="of:=[.C2]^2" office:value-type="float" office:value="28.0190759674515" calcext:value-type="float">
            <text:p>28,0190759674515</text:p>
          </table:table-cell>
          <table:table-cell table:formula="of:=[.$L$6] * ([.A2] - [.$L$4])^[.$L$5]" office:value-type="float" office:value="517.673083500215" calcext:value-type="float">
            <text:p>517,673083500215</text:p>
          </table:table-cell>
          <table:table-cell table:formula="of:=LN([.G2])" office:value-type="float" office:value="6.24934393008994" calcext:value-type="float">
            <text:p>6,24934393008994</text:p>
          </table:table-cell>
          <table:table-cell table:formula="of:=([.D2]-[.H2])^2" office:value-type="float" office:value="0.54758717718431" calcext:value-type="float">
            <text:p>0,54758717718431</text:p>
          </table:table-cell>
          <table:table-cell table:number-columns-repeated="8"/>
          <table:table-cell table:formula="of:=[.L4]+2" office:value-type="float" office:value="2.00000000000082" calcext:value-type="float">
            <text:p>2,00000000000082</text:p>
          </table:table-cell>
          <table:table-cell table:formula="of:=[.$L$6] * ([.R2] - [.$L$4])^[.$L$5]" office:value-type="float" office:value="529.489254965381" calcext:value-type="float">
            <text:p>529,489254965381</text:p>
          </table:table-cell>
        </table:table-row>
        <table:table-row table:style-name="ro2">
          <table:table-cell table:formula="of:=[Planilha2.A219]*100" office:value-type="float" office:value="199" calcext:value-type="float">
            <text:p>199</text:p>
          </table:table-cell>
          <table:table-cell office:value-type="float" office:value="1216" calcext:value-type="float">
            <text:p>1216</text:p>
          </table:table-cell>
          <table:table-cell table:formula="of:=LN([.A3]-[.$L$4])" office:value-type="float" office:value="5.29330482472449" calcext:value-type="float">
            <text:p>5,29330482472449</text:p>
          </table:table-cell>
          <table:table-cell table:formula="of:=LN([.B3])" office:value-type="float" office:value="7.10332206252611" calcext:value-type="float">
            <text:p>7,10332206252611</text:p>
          </table:table-cell>
          <table:table-cell table:formula="of:=[.C3]*[.D3]" office:value-type="float" office:value="37.6000489451414" calcext:value-type="float">
            <text:p>37,6000489451414</text:p>
          </table:table-cell>
          <table:table-cell table:formula="of:=[.C3]^2" office:value-type="float" office:value="28.0190759674515" calcext:value-type="float">
            <text:p>28,0190759674515</text:p>
          </table:table-cell>
          <table:table-cell table:formula="of:=[.$L$6] * ([.A3] - [.$L$4])^[.$L$5]" office:value-type="float" office:value="517.673083500215" calcext:value-type="float">
            <text:p>517,673083500215</text:p>
          </table:table-cell>
          <table:table-cell table:formula="of:=LN([.G3])" office:value-type="float" office:value="6.24934393008994" calcext:value-type="float">
            <text:p>6,24934393008994</text:p>
          </table:table-cell>
          <table:table-cell table:formula="of:=([.D3]-[.H3])^2" office:value-type="float" office:value="0.72927865067918" calcext:value-type="float">
            <text:p>0,72927865067918</text:p>
          </table:table-cell>
          <table:table-cell/>
          <table:table-cell table:style-name="ce3" office:value-type="string" calcext:value-type="string">
            <text:p>N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table:style-name="ce3" office:value-type="string" calcext:value-type="string">
            <text:p>Soma X</text:p>
          </table:table-cell>
          <table:table-cell table:formula="of:=SUM([.C2:.C219])" office:value-type="float" office:value="1009.25987850347" calcext:value-type="float">
            <text:p>1009,25987850347</text:p>
          </table:table-cell>
          <table:table-cell/>
          <table:table-cell table:formula="of:=[.R2]+2" office:value-type="float" office:value="4.00000000000082" calcext:value-type="float">
            <text:p>4,00000000000082</text:p>
          </table:table-cell>
          <table:table-cell table:formula="of:=[.$L$6] * ([.R3] - [.$L$4])^[.$L$5]" office:value-type="float" office:value="527.691697177237" calcext:value-type="float">
            <text:p>527,691697177237</text:p>
          </table:table-cell>
        </table:table-row>
        <table:table-row table:style-name="ro2">
          <table:table-cell table:formula="of:=[Planilha2.A216]*100" office:value-type="float" office:value="196" calcext:value-type="float">
            <text:p>196</text:p>
          </table:table-cell>
          <table:table-cell office:value-type="float" office:value="898" calcext:value-type="float">
            <text:p>898</text:p>
          </table:table-cell>
          <table:table-cell table:formula="of:=LN([.A4]-[.$L$4])" office:value-type="float" office:value="5.27811465923051" calcext:value-type="float">
            <text:p>5,27811465923051</text:p>
          </table:table-cell>
          <table:table-cell table:formula="of:=LN([.B4])" office:value-type="float" office:value="6.8001700683022" calcext:value-type="float">
            <text:p>6,8001700683022</text:p>
          </table:table-cell>
          <table:table-cell table:formula="of:=[.C4]*[.D4]" office:value-type="float" office:value="35.8920773227664" calcext:value-type="float">
            <text:p>35,8920773227664</text:p>
          </table:table-cell>
          <table:table-cell table:formula="of:=[.C4]^2" office:value-type="float" office:value="27.858494355984" calcext:value-type="float">
            <text:p>27,858494355984</text:p>
          </table:table-cell>
          <table:table-cell table:formula="of:=[.$L$6] * ([.A4] - [.$L$4])^[.$L$5]" office:value-type="float" office:value="517.711664436006" calcext:value-type="float">
            <text:p>517,711664436006</text:p>
          </table:table-cell>
          <table:table-cell table:formula="of:=LN([.G4])" office:value-type="float" office:value="6.24941845491925" calcext:value-type="float">
            <text:p>6,24941845491925</text:p>
          </table:table-cell>
          <table:table-cell table:formula="of:=([.D4]-[.H4])^2" office:value-type="float" office:value="0.303327339643918" calcext:value-type="float">
            <text:p>0,303327339643918</text:p>
          </table:table-cell>
          <table:table-cell/>
          <table:table-cell table:style-name="ce3" office:value-type="string" calcext:value-type="string">
            <text:p>h0</text:p>
          </table:table-cell>
          <table:table-cell office:value-type="float" office:value="0.00000000000081632864" calcext:value-type="float">
            <text:p>8,1632864E-13</text:p>
          </table:table-cell>
          <table:table-cell table:number-columns-repeated="2"/>
          <table:table-cell table:style-name="ce3" office:value-type="string" calcext:value-type="string">
            <text:p>Soma Y</text:p>
          </table:table-cell>
          <table:table-cell table:formula="of:=SUM([.D2:.D219])" office:value-type="float" office:value="1363.06679753371" calcext:value-type="float">
            <text:p>1363,06679753371</text:p>
          </table:table-cell>
          <table:table-cell/>
          <table:table-cell table:formula="of:=[.R3]+2" office:value-type="float" office:value="6.00000000000082" calcext:value-type="float">
            <text:p>6,00000000000082</text:p>
          </table:table-cell>
          <table:table-cell table:formula="of:=[.$L$6] * ([.R4] - [.$L$4])^[.$L$5]" office:value-type="float" office:value="526.643023560656" calcext:value-type="float">
            <text:p>526,643023560656</text:p>
          </table:table-cell>
        </table:table-row>
        <table:table-row table:style-name="ro2">
          <table:table-cell table:formula="of:=[Planilha2.A217]*100" office:value-type="float" office:value="196" calcext:value-type="float">
            <text:p>196</text:p>
          </table:table-cell>
          <table:table-cell office:value-type="float" office:value="742" calcext:value-type="float">
            <text:p>742</text:p>
          </table:table-cell>
          <table:table-cell table:formula="of:=LN([.A5]-[.$L$4])" office:value-type="float" office:value="5.27811465923051" calcext:value-type="float">
            <text:p>5,27811465923051</text:p>
          </table:table-cell>
          <table:table-cell table:formula="of:=LN([.B5])" office:value-type="float" office:value="6.60934924316738" calcext:value-type="float">
            <text:p>6,60934924316738</text:p>
          </table:table-cell>
          <table:table-cell table:formula="of:=[.C5]*[.D5]" office:value-type="float" office:value="34.8849031283359" calcext:value-type="float">
            <text:p>34,8849031283359</text:p>
          </table:table-cell>
          <table:table-cell table:formula="of:=[.C5]^2" office:value-type="float" office:value="27.858494355984" calcext:value-type="float">
            <text:p>27,858494355984</text:p>
          </table:table-cell>
          <table:table-cell table:formula="of:=[.$L$6] * ([.A5] - [.$L$4])^[.$L$5]" office:value-type="float" office:value="517.711664436006" calcext:value-type="float">
            <text:p>517,711664436006</text:p>
          </table:table-cell>
          <table:table-cell table:formula="of:=LN([.G5])" office:value-type="float" office:value="6.24941845491925" calcext:value-type="float">
            <text:p>6,24941845491925</text:p>
          </table:table-cell>
          <table:table-cell table:formula="of:=([.D5]-[.H5])^2" office:value-type="float" office:value="0.129550172328918" calcext:value-type="float">
            <text:p>0,129550172328918</text:p>
          </table:table-cell>
          <table:table-cell/>
          <table:table-cell table:style-name="ce3" office:value-type="string" calcext:value-type="string">
            <text:p>b</text:p>
          </table:table-cell>
          <table:table-cell table:formula="of:=(([.$L$3]*[.$P$5])-([.$P$3]*[.$P$4])) / ([.$P$6] - ([.$P$3]^2))" office:value-type="float" office:value="-0.00490612359336904" calcext:value-type="float">
            <text:p>-0,00490612359336904</text:p>
          </table:table-cell>
          <table:table-cell table:number-columns-repeated="2"/>
          <table:table-cell table:style-name="ce3" office:value-type="string" calcext:value-type="string">
            <text:p>Soma X*Y</text:p>
          </table:table-cell>
          <table:table-cell table:formula="of:=SUM([.E2:.E219])" office:value-type="float" office:value="6333.31629131614" calcext:value-type="float">
            <text:p>6333,31629131614</text:p>
          </table:table-cell>
          <table:table-cell/>
          <table:table-cell table:formula="of:=[.R4]+2" office:value-type="float" office:value="8.00000000000082" calcext:value-type="float">
            <text:p>8,00000000000082</text:p>
          </table:table-cell>
          <table:table-cell table:formula="of:=[.$L$6] * ([.R5] - [.$L$4])^[.$L$5]" office:value-type="float" office:value="525.900241900091" calcext:value-type="float">
            <text:p>525,900241900091</text:p>
          </table:table-cell>
        </table:table-row>
        <table:table-row table:style-name="ro2">
          <table:table-cell table:formula="of:=[Planilha2.A215]*100" office:value-type="float" office:value="191" calcext:value-type="float">
            <text:p>191</text:p>
          </table:table-cell>
          <table:table-cell office:value-type="float" office:value="728" calcext:value-type="float">
            <text:p>728</text:p>
          </table:table-cell>
          <table:table-cell table:formula="of:=LN([.A6]-[.$L$4])" office:value-type="float" office:value="5.25227342804663" calcext:value-type="float">
            <text:p>5,25227342804663</text:p>
          </table:table-cell>
          <table:table-cell table:formula="of:=LN([.B6])" office:value-type="float" office:value="6.59030104819669" calcext:value-type="float">
            <text:p>6,59030104819669</text:p>
          </table:table-cell>
          <table:table-cell table:formula="of:=[.C6]*[.D6]" office:value-type="float" office:value="34.6140630782713" calcext:value-type="float">
            <text:p>34,6140630782713</text:p>
          </table:table-cell>
          <table:table-cell table:formula="of:=[.C6]^2" office:value-type="float" office:value="27.5863761629647" calcext:value-type="float">
            <text:p>27,5863761629647</text:p>
          </table:table-cell>
          <table:table-cell table:formula="of:=[.$L$6] * ([.A6] - [.$L$4])^[.$L$5]" office:value-type="float" office:value="517.7773042235" calcext:value-type="float">
            <text:p>517,7773042235</text:p>
          </table:table-cell>
          <table:table-cell table:formula="of:=LN([.G6])" office:value-type="float" office:value="6.24954523519325" calcext:value-type="float">
            <text:p>6,24954523519325</text:p>
          </table:table-cell>
          <table:table-cell table:formula="of:=([.D6]-[.H6])^2" office:value-type="float" office:value="0.116114524095635" calcext:value-type="float">
            <text:p>0,116114524095635</text:p>
          </table:table-cell>
          <table:table-cell/>
          <table:table-cell table:style-name="ce3" office:value-type="string" calcext:value-type="string">
            <text:p>a</text:p>
          </table:table-cell>
          <table:table-cell table:formula="of:=EXP([.$P$8] - ([.$L$5] * [.$P$7]))" office:value-type="float" office:value="531.292936052449" calcext:value-type="float">
            <text:p>531,292936052449</text:p>
          </table:table-cell>
          <table:table-cell table:number-columns-repeated="2"/>
          <table:table-cell table:style-name="ce3" office:value-type="string" calcext:value-type="string">
            <text:p>Soma X²</text:p>
          </table:table-cell>
          <table:table-cell table:formula="of:=SUM([.F2:.F219])" office:value-type="float" office:value="4705.02853671516" calcext:value-type="float">
            <text:p>4705,02853671516</text:p>
          </table:table-cell>
          <table:table-cell/>
          <table:table-cell table:formula="of:=[.R5]+2" office:value-type="float" office:value="10.0000000000008" calcext:value-type="float">
            <text:p>10,0000000000008</text:p>
          </table:table-cell>
          <table:table-cell table:formula="of:=[.$L$6] * ([.R6] - [.$L$4])^[.$L$5]" office:value-type="float" office:value="525.324817211727" calcext:value-type="float">
            <text:p>525,324817211727</text:p>
          </table:table-cell>
        </table:table-row>
        <table:table-row table:style-name="ro2">
          <table:table-cell table:formula="of:=[Planilha2.A214]*100" office:value-type="float" office:value="188" calcext:value-type="float">
            <text:p>188</text:p>
          </table:table-cell>
          <table:table-cell office:value-type="float" office:value="643" calcext:value-type="float">
            <text:p>643</text:p>
          </table:table-cell>
          <table:table-cell table:formula="of:=LN([.A7]-[.$L$4])" office:value-type="float" office:value="5.23644196282995" calcext:value-type="float">
            <text:p>5,23644196282995</text:p>
          </table:table-cell>
          <table:table-cell table:formula="of:=LN([.B7])" office:value-type="float" office:value="6.46614472423762" calcext:value-type="float">
            <text:p>6,46614472423762</text:p>
          </table:table-cell>
          <table:table-cell table:formula="of:=[.C7]*[.D7]" office:value-type="float" office:value="33.8595915717293" calcext:value-type="float">
            <text:p>33,8595915717293</text:p>
          </table:table-cell>
          <table:table-cell table:formula="of:=[.C7]^2" office:value-type="float" office:value="27.4203244300863" calcext:value-type="float">
            <text:p>27,4203244300863</text:p>
          </table:table-cell>
          <table:table-cell table:formula="of:=[.$L$6] * ([.A7] - [.$L$4])^[.$L$5]" office:value-type="float" office:value="517.817522131092" calcext:value-type="float">
            <text:p>517,817522131092</text:p>
          </table:table-cell>
          <table:table-cell table:formula="of:=LN([.G7])" office:value-type="float" office:value="6.24962290631826" calcext:value-type="float">
            <text:p>6,24962290631826</text:p>
          </table:table-cell>
          <table:table-cell table:formula="of:=([.D7]-[.H7])^2" office:value-type="float" office:value="0.0468816976351026" calcext:value-type="float">
            <text:p>0,0468816976351026</text:p>
          </table:table-cell>
          <table:table-cell table:number-columns-repeated="5"/>
          <table:table-cell table:style-name="ce3" office:value-type="string" calcext:value-type="string">
            <text:p>X Médio</text:p>
          </table:table-cell>
          <table:table-cell table:formula="of:=AVERAGE([.C2:.C219])" office:value-type="float" office:value="4.62963247019939" calcext:value-type="float">
            <text:p>4,62963247019939</text:p>
          </table:table-cell>
          <table:table-cell/>
          <table:table-cell table:formula="of:=[.R6]+2" office:value-type="float" office:value="12.0000000000008" calcext:value-type="float">
            <text:p>12,0000000000008</text:p>
          </table:table-cell>
          <table:table-cell table:formula="of:=[.$L$6] * ([.R7] - [.$L$4])^[.$L$5]" office:value-type="float" office:value="524.855128415106" calcext:value-type="float">
            <text:p>524,855128415106</text:p>
          </table:table-cell>
        </table:table-row>
        <table:table-row table:style-name="ro2">
          <table:table-cell table:formula="of:=[Planilha2.A213]*100" office:value-type="float" office:value="185" calcext:value-type="float">
            <text:p>185</text:p>
          </table:table-cell>
          <table:table-cell office:value-type="float" office:value="1261" calcext:value-type="float">
            <text:p>1261</text:p>
          </table:table-cell>
          <table:table-cell table:formula="of:=LN([.A8]-[.$L$4])" office:value-type="float" office:value="5.22035582507832" calcext:value-type="float">
            <text:p>5,22035582507832</text:p>
          </table:table-cell>
          <table:table-cell table:formula="of:=LN([.B8])" office:value-type="float" office:value="7.13966033596492" calcext:value-type="float">
            <text:p>7,13966033596492</text:p>
          </table:table-cell>
          <table:table-cell table:formula="of:=[.C8]*[.D8]" office:value-type="float" office:value="37.2715674239351" calcext:value-type="float">
            <text:p>37,2715674239351</text:p>
          </table:table-cell>
          <table:table-cell table:formula="of:=[.C8]^2" office:value-type="float" office:value="27.2521149404292" calcext:value-type="float">
            <text:p>27,2521149404292</text:p>
          </table:table-cell>
          <table:table-cell table:formula="of:=[.$L$6] * ([.A8] - [.$L$4])^[.$L$5]" office:value-type="float" office:value="517.858390202891" calcext:value-type="float">
            <text:p>517,858390202891</text:p>
          </table:table-cell>
          <table:table-cell table:formula="of:=LN([.G8])" office:value-type="float" office:value="6.24970182689821" calcext:value-type="float">
            <text:p>6,24970182689821</text:p>
          </table:table-cell>
          <table:table-cell table:formula="of:=([.D8]-[.H8])^2" office:value-type="float" office:value="0.792026147860235" calcext:value-type="float">
            <text:p>0,792026147860235</text:p>
          </table:table-cell>
          <table:table-cell table:number-columns-repeated="5"/>
          <table:table-cell table:style-name="ce3" office:value-type="string" calcext:value-type="string">
            <text:p>Y Médio</text:p>
          </table:table-cell>
          <table:table-cell table:formula="of:=AVERAGE([.D2:.D219])" office:value-type="float" office:value="6.25259998868674" calcext:value-type="float">
            <text:p>6,25259998868674</text:p>
          </table:table-cell>
          <table:table-cell/>
          <table:table-cell table:formula="of:=[.R7]+2" office:value-type="float" office:value="14.0000000000008" calcext:value-type="float">
            <text:p>14,0000000000008</text:p>
          </table:table-cell>
          <table:table-cell table:formula="of:=[.$L$6] * ([.R8] - [.$L$4])^[.$L$5]" office:value-type="float" office:value="524.45833983912" calcext:value-type="float">
            <text:p>524,45833983912</text:p>
          </table:table-cell>
        </table:table-row>
        <table:table-row table:style-name="ro2">
          <table:table-cell table:formula="of:=[Planilha2.A211]*100" office:value-type="float" office:value="184" calcext:value-type="float">
            <text:p>184</text:p>
          </table:table-cell>
          <table:table-cell office:value-type="float" office:value="813" calcext:value-type="float">
            <text:p>813</text:p>
          </table:table-cell>
          <table:table-cell table:formula="of:=LN([.A9]-[.$L$4])" office:value-type="float" office:value="5.21493575760898" calcext:value-type="float">
            <text:p>5,21493575760898</text:p>
          </table:table-cell>
          <table:table-cell table:formula="of:=LN([.B9])" office:value-type="float" office:value="6.70073110954781" calcext:value-type="float">
            <text:p>6,70073110954781</text:p>
          </table:table-cell>
          <table:table-cell table:formula="of:=[.C9]*[.D9]" office:value-type="float" office:value="34.9438822653038" calcext:value-type="float">
            <text:p>34,9438822653038</text:p>
          </table:table-cell>
          <table:table-cell table:formula="of:=[.C9]^2" office:value-type="float" office:value="27.1955549559888" calcext:value-type="float">
            <text:p>27,1955549559888</text:p>
          </table:table-cell>
          <table:table-cell table:formula="of:=[.$L$6] * ([.A9] - [.$L$4])^[.$L$5]" office:value-type="float" office:value="517.872161028185" calcext:value-type="float">
            <text:p>517,872161028185</text:p>
          </table:table-cell>
          <table:table-cell table:formula="of:=LN([.G9])" office:value-type="float" office:value="6.2497284184191" calcext:value-type="float">
            <text:p>6,2497284184191</text:p>
          </table:table-cell>
          <table:table-cell table:formula="of:=([.D9]-[.H9])^2" office:value-type="float" office:value="0.203403427405337" calcext:value-type="float">
            <text:p>0,203403427405337</text:p>
          </table:table-cell>
          <table:table-cell table:number-columns-repeated="8"/>
          <table:table-cell table:formula="of:=[.R8]+2" office:value-type="float" office:value="16.0000000000008" calcext:value-type="float">
            <text:p>16,0000000000008</text:p>
          </table:table-cell>
          <table:table-cell table:formula="of:=[.$L$6] * ([.R9] - [.$L$4])^[.$L$5]" office:value-type="float" office:value="524.114868416589" calcext:value-type="float">
            <text:p>524,114868416589</text:p>
          </table:table-cell>
        </table:table-row>
        <table:table-row table:style-name="ro2">
          <table:table-cell table:formula="of:=[Planilha2.A212]*100" office:value-type="float" office:value="184" calcext:value-type="float">
            <text:p>184</text:p>
          </table:table-cell>
          <table:table-cell office:value-type="float" office:value="674" calcext:value-type="float">
            <text:p>674</text:p>
          </table:table-cell>
          <table:table-cell table:formula="of:=LN([.A10]-[.$L$4])" office:value-type="float" office:value="5.21493575760898" calcext:value-type="float">
            <text:p>5,21493575760898</text:p>
          </table:table-cell>
          <table:table-cell table:formula="of:=LN([.B10])" office:value-type="float" office:value="6.51323011091231" calcext:value-type="float">
            <text:p>6,51323011091231</text:p>
          </table:table-cell>
          <table:table-cell table:formula="of:=[.C10]*[.D10]" office:value-type="float" office:value="33.9660766029321" calcext:value-type="float">
            <text:p>33,9660766029321</text:p>
          </table:table-cell>
          <table:table-cell table:formula="of:=[.C10]^2" office:value-type="float" office:value="27.1955549559888" calcext:value-type="float">
            <text:p>27,1955549559888</text:p>
          </table:table-cell>
          <table:table-cell table:formula="of:=[.$L$6] * ([.A10] - [.$L$4])^[.$L$5]" office:value-type="float" office:value="517.872161028185" calcext:value-type="float">
            <text:p>517,872161028185</text:p>
          </table:table-cell>
          <table:table-cell table:formula="of:=LN([.G10])" office:value-type="float" office:value="6.2497284184191" calcext:value-type="float">
            <text:p>6,2497284184191</text:p>
          </table:table-cell>
          <table:table-cell table:formula="of:=([.D10]-[.H10])^2" office:value-type="float" office:value="0.0694331419467835" calcext:value-type="float">
            <text:p>0,0694331419467835</text:p>
          </table:table-cell>
          <table:table-cell table:number-columns-repeated="5"/>
          <table:table-cell table:style-name="ce3" office:value-type="string" calcext:value-type="string">
            <text:p>SomaErro</text:p>
          </table:table-cell>
          <table:table-cell table:formula="of:=SUM([.I2:.I219])" office:value-type="float" office:value="31.4233978974278" calcext:value-type="float">
            <text:p>31,4233978974278</text:p>
          </table:table-cell>
          <table:table-cell/>
          <table:table-cell table:formula="of:=[.R9]+2" office:value-type="float" office:value="18.0000000000008" calcext:value-type="float">
            <text:p>18,0000000000008</text:p>
          </table:table-cell>
          <table:table-cell table:formula="of:=[.$L$6] * ([.R10] - [.$L$4])^[.$L$5]" office:value-type="float" office:value="523.812091868122" calcext:value-type="float">
            <text:p>523,812091868122</text:p>
          </table:table-cell>
        </table:table-row>
        <table:table-row table:style-name="ro2">
          <table:table-cell table:formula="of:=[Planilha2.A210]*100" office:value-type="float" office:value="182" calcext:value-type="float">
            <text:p>182</text:p>
          </table:table-cell>
          <table:table-cell office:value-type="float" office:value="894.772" calcext:value-type="float">
            <text:p>894,772</text:p>
          </table:table-cell>
          <table:table-cell table:formula="of:=LN([.A11]-[.$L$4])" office:value-type="float" office:value="5.20400668707679" calcext:value-type="float">
            <text:p>5,20400668707679</text:p>
          </table:table-cell>
          <table:table-cell table:formula="of:=LN([.B11])" office:value-type="float" office:value="6.79656893721757" calcext:value-type="float">
            <text:p>6,79656893721757</text:p>
          </table:table-cell>
          <table:table-cell table:formula="of:=[.C11]*[.D11]" office:value-type="float" office:value="35.3693901984586" calcext:value-type="float">
            <text:p>35,3693901984586</text:p>
          </table:table-cell>
          <table:table-cell table:formula="of:=[.C11]^2" office:value-type="float" office:value="27.08168559914" calcext:value-type="float">
            <text:p>27,08168559914</text:p>
          </table:table-cell>
          <table:table-cell table:formula="of:=[.$L$6] * ([.A11] - [.$L$4])^[.$L$5]" office:value-type="float" office:value="517.899929752074" calcext:value-type="float">
            <text:p>517,899929752074</text:p>
          </table:table-cell>
          <table:table-cell table:formula="of:=LN([.G11])" office:value-type="float" office:value="6.24978203778989" calcext:value-type="float">
            <text:p>6,24978203778989</text:p>
          </table:table-cell>
          <table:table-cell table:formula="of:=([.D11]-[.H11])^2" office:value-type="float" office:value="0.298975913385728" calcext:value-type="float">
            <text:p>0,298975913385728</text:p>
          </table:table-cell>
          <table:table-cell table:number-columns-repeated="8"/>
          <table:table-cell table:formula="of:=[.R10]+2" office:value-type="float" office:value="20.0000000000008" calcext:value-type="float">
            <text:p>20,0000000000008</text:p>
          </table:table-cell>
          <table:table-cell table:formula="of:=[.$L$6] * ([.R11] - [.$L$4])^[.$L$5]" office:value-type="float" office:value="523.541397231758" calcext:value-type="float">
            <text:p>523,541397231758</text:p>
          </table:table-cell>
        </table:table-row>
        <table:table-row table:style-name="ro2">
          <table:table-cell table:formula="of:=[Planilha2.A209]*100" office:value-type="float" office:value="181" calcext:value-type="float">
            <text:p>181</text:p>
          </table:table-cell>
          <table:table-cell office:value-type="float" office:value="1074" calcext:value-type="float">
            <text:p>1074</text:p>
          </table:table-cell>
          <table:table-cell table:formula="of:=LN([.A12]-[.$L$4])" office:value-type="float" office:value="5.19849703126582" calcext:value-type="float">
            <text:p>5,19849703126582</text:p>
          </table:table-cell>
          <table:table-cell table:formula="of:=LN([.B12])" office:value-type="float" office:value="6.97914527506881" calcext:value-type="float">
            <text:p>6,97914527506881</text:p>
          </table:table-cell>
          <table:table-cell table:formula="of:=[.C12]*[.D12]" office:value-type="float" office:value="36.2810659932181" calcext:value-type="float">
            <text:p>36,2810659932181</text:p>
          </table:table-cell>
          <table:table-cell table:formula="of:=[.C12]^2" office:value-type="float" office:value="27.0243713840796" calcext:value-type="float">
            <text:p>27,0243713840796</text:p>
          </table:table-cell>
          <table:table-cell table:formula="of:=[.$L$6] * ([.A12] - [.$L$4])^[.$L$5]" office:value-type="float" office:value="517.913929321406" calcext:value-type="float">
            <text:p>517,913929321406</text:p>
          </table:table-cell>
          <table:table-cell table:formula="of:=LN([.G12])" office:value-type="float" office:value="6.24980906884226" calcext:value-type="float">
            <text:p>6,24980906884226</text:p>
          </table:table-cell>
          <table:table-cell table:formula="of:=([.D12]-[.H12])^2" office:value-type="float" office:value="0.531931301712939" calcext:value-type="float">
            <text:p>0,531931301712939</text:p>
          </table:table-cell>
          <table:table-cell table:number-columns-repeated="8"/>
          <table:table-cell table:formula="of:=[.R11]+2" office:value-type="float" office:value="22.0000000000008" calcext:value-type="float">
            <text:p>22,0000000000008</text:p>
          </table:table-cell>
          <table:table-cell table:formula="of:=[.$L$6] * ([.R12] - [.$L$4])^[.$L$5]" office:value-type="float" office:value="523.296644658632" calcext:value-type="float">
            <text:p>523,296644658632</text:p>
          </table:table-cell>
        </table:table-row>
        <table:table-row table:style-name="ro2">
          <table:table-cell table:formula="of:=[Planilha2.A208]*100" office:value-type="float" office:value="180" calcext:value-type="float">
            <text:p>180</text:p>
          </table:table-cell>
          <table:table-cell office:value-type="float" office:value="1140" calcext:value-type="float">
            <text:p>1140</text:p>
          </table:table-cell>
          <table:table-cell table:formula="of:=LN([.A13]-[.$L$4])" office:value-type="float" office:value="5.19295685089021" calcext:value-type="float">
            <text:p>5,19295685089021</text:p>
          </table:table-cell>
          <table:table-cell table:formula="of:=LN([.B13])" office:value-type="float" office:value="7.03878354138854" calcext:value-type="float">
            <text:p>7,03878354138854</text:p>
          </table:table-cell>
          <table:table-cell table:formula="of:=[.C13]*[.D13]" office:value-type="float" office:value="36.5520992131869" calcext:value-type="float">
            <text:p>36,5520992131869</text:p>
          </table:table-cell>
          <table:table-cell table:formula="of:=[.C13]^2" office:value-type="float" office:value="26.9668008552075" calcext:value-type="float">
            <text:p>26,9668008552075</text:p>
          </table:table-cell>
          <table:table-cell table:formula="of:=[.$L$6] * ([.A13] - [.$L$4])^[.$L$5]" office:value-type="float" office:value="517.928006832653" calcext:value-type="float">
            <text:p>517,928006832653</text:p>
          </table:table-cell>
          <table:table-cell table:formula="of:=LN([.G13])" office:value-type="float" office:value="6.24983624965191" calcext:value-type="float">
            <text:p>6,24983624965191</text:p>
          </table:table-cell>
          <table:table-cell table:formula="of:=([.D13]-[.H13])^2" office:value-type="float" office:value="0.622437829138563" calcext:value-type="float">
            <text:p>0,622437829138563</text:p>
          </table:table-cell>
          <table:table-cell table:number-columns-repeated="8"/>
          <table:table-cell table:formula="of:=[.R12]+2" office:value-type="float" office:value="24.0000000000008" calcext:value-type="float">
            <text:p>24,0000000000008</text:p>
          </table:table-cell>
          <table:table-cell table:formula="of:=[.$L$6] * ([.R13] - [.$L$4])^[.$L$5]" office:value-type="float" office:value="523.073302976946" calcext:value-type="float">
            <text:p>523,073302976946</text:p>
          </table:table-cell>
        </table:table-row>
        <table:table-row table:style-name="ro2">
          <table:table-cell table:formula="of:=[Planilha2.A207]*100" office:value-type="float" office:value="179" calcext:value-type="float">
            <text:p>179</text:p>
          </table:table-cell>
          <table:table-cell office:value-type="float" office:value="528" calcext:value-type="float">
            <text:p>528</text:p>
          </table:table-cell>
          <table:table-cell table:formula="of:=LN([.A14]-[.$L$4])" office:value-type="float" office:value="5.18738580584075" calcext:value-type="float">
            <text:p>5,18738580584075</text:p>
          </table:table-cell>
          <table:table-cell table:formula="of:=LN([.B14])" office:value-type="float" office:value="6.26909628370626" calcext:value-type="float">
            <text:p>6,26909628370626</text:p>
          </table:table-cell>
          <table:table-cell table:formula="of:=[.C14]*[.D14]" office:value-type="float" office:value="32.5202210775469" calcext:value-type="float">
            <text:p>32,5202210775469</text:p>
          </table:table-cell>
          <table:table-cell table:formula="of:=[.C14]^2" office:value-type="float" office:value="26.9089714986381" calcext:value-type="float">
            <text:p>26,9089714986381</text:p>
          </table:table-cell>
          <table:table-cell table:formula="of:=[.$L$6] * ([.A14] - [.$L$4])^[.$L$5]" office:value-type="float" office:value="517.942163156398" calcext:value-type="float">
            <text:p>517,942163156398</text:p>
          </table:table-cell>
          <table:table-cell table:formula="of:=LN([.G14])" office:value-type="float" office:value="6.24986358188747" calcext:value-type="float">
            <text:p>6,24986358188747</text:p>
          </table:table-cell>
          <table:table-cell table:formula="of:=([.D14]-[.H14])^2" office:value-type="float" office:value="0.000369896819250603" calcext:value-type="float">
            <text:p>0,000369896819250603</text:p>
          </table:table-cell>
          <table:table-cell table:number-columns-repeated="8"/>
          <table:table-cell table:formula="of:=[.R13]+2" office:value-type="float" office:value="26.0000000000008" calcext:value-type="float">
            <text:p>26,0000000000008</text:p>
          </table:table-cell>
          <table:table-cell table:formula="of:=[.$L$6] * ([.R14] - [.$L$4])^[.$L$5]" office:value-type="float" office:value="522.86793272306" calcext:value-type="float">
            <text:p>522,86793272306</text:p>
          </table:table-cell>
        </table:table-row>
        <table:table-row table:style-name="ro2">
          <table:table-cell table:formula="of:=[Planilha2.A205]*100" office:value-type="float" office:value="176" calcext:value-type="float">
            <text:p>176</text:p>
          </table:table-cell>
          <table:table-cell office:value-type="float" office:value="1180" calcext:value-type="float">
            <text:p>1180</text:p>
          </table:table-cell>
          <table:table-cell table:formula="of:=LN([.A15]-[.$L$4])" office:value-type="float" office:value="5.17048399503815" calcext:value-type="float">
            <text:p>5,17048399503815</text:p>
          </table:table-cell>
          <table:table-cell table:formula="of:=LN([.B15])" office:value-type="float" office:value="7.07326971745971" calcext:value-type="float">
            <text:p>7,07326971745971</text:p>
          </table:table-cell>
          <table:table-cell table:formula="of:=[.C15]*[.D15]" office:value-type="float" office:value="36.5722278667134" calcext:value-type="float">
            <text:p>36,5722278667134</text:p>
          </table:table-cell>
          <table:table-cell table:formula="of:=[.C15]^2" office:value-type="float" office:value="26.7339047429456" calcext:value-type="float">
            <text:p>26,7339047429456</text:p>
          </table:table-cell>
          <table:table-cell table:formula="of:=[.$L$6] * ([.A15] - [.$L$4])^[.$L$5]" office:value-type="float" office:value="517.98511393028" calcext:value-type="float">
            <text:p>517,98511393028</text:p>
          </table:table-cell>
          <table:table-cell table:formula="of:=LN([.G15])" office:value-type="float" office:value="6.24994650426022" calcext:value-type="float">
            <text:p>6,24994650426022</text:p>
          </table:table-cell>
          <table:table-cell table:formula="of:=([.D15]-[.H15])^2" office:value-type="float" office:value="0.677861113393136" calcext:value-type="float">
            <text:p>0,677861113393136</text:p>
          </table:table-cell>
          <table:table-cell table:number-columns-repeated="8"/>
          <table:table-cell table:formula="of:=[.R14]+2" office:value-type="float" office:value="28.0000000000008" calcext:value-type="float">
            <text:p>28,0000000000008</text:p>
          </table:table-cell>
          <table:table-cell table:formula="of:=[.$L$6] * ([.R15] - [.$L$4])^[.$L$5]" office:value-type="float" office:value="522.677861454537" calcext:value-type="float">
            <text:p>522,677861454537</text:p>
          </table:table-cell>
        </table:table-row>
        <table:table-row table:style-name="ro2">
          <table:table-cell table:formula="of:=[Planilha2.A206]*100" office:value-type="float" office:value="176" calcext:value-type="float">
            <text:p>176</text:p>
          </table:table-cell>
          <table:table-cell office:value-type="float" office:value="1017" calcext:value-type="float">
            <text:p>1017</text:p>
          </table:table-cell>
          <table:table-cell table:formula="of:=LN([.A16]-[.$L$4])" office:value-type="float" office:value="5.17048399503815" calcext:value-type="float">
            <text:p>5,17048399503815</text:p>
          </table:table-cell>
          <table:table-cell table:formula="of:=LN([.B16])" office:value-type="float" office:value="6.92461239604856" calcext:value-type="float">
            <text:p>6,92461239604856</text:p>
          </table:table-cell>
          <table:table-cell table:formula="of:=[.C16]*[.D16]" office:value-type="float" office:value="35.8035975656118" calcext:value-type="float">
            <text:p>35,8035975656118</text:p>
          </table:table-cell>
          <table:table-cell table:formula="of:=[.C16]^2" office:value-type="float" office:value="26.7339047429456" calcext:value-type="float">
            <text:p>26,7339047429456</text:p>
          </table:table-cell>
          <table:table-cell table:formula="of:=[.$L$6] * ([.A16] - [.$L$4])^[.$L$5]" office:value-type="float" office:value="517.98511393028" calcext:value-type="float">
            <text:p>517,98511393028</text:p>
          </table:table-cell>
          <table:table-cell table:formula="of:=LN([.G16])" office:value-type="float" office:value="6.24994650426022" calcext:value-type="float">
            <text:p>6,24994650426022</text:p>
          </table:table-cell>
          <table:table-cell table:formula="of:=([.D16]-[.H16])^2" office:value-type="float" office:value="0.455174065542559" calcext:value-type="float">
            <text:p>0,455174065542559</text:p>
          </table:table-cell>
          <table:table-cell table:number-columns-repeated="8"/>
          <table:table-cell table:formula="of:=[.R15]+2" office:value-type="float" office:value="30.0000000000008" calcext:value-type="float">
            <text:p>30,0000000000008</text:p>
          </table:table-cell>
          <table:table-cell table:formula="of:=[.$L$6] * ([.R16] - [.$L$4])^[.$L$5]" office:value-type="float" office:value="522.500971442605" calcext:value-type="float">
            <text:p>522,500971442605</text:p>
          </table:table-cell>
        </table:table-row>
        <table:table-row table:style-name="ro2">
          <table:table-cell table:formula="of:=[Planilha2.A204]*100" office:value-type="float" office:value="169" calcext:value-type="float">
            <text:p>169</text:p>
          </table:table-cell>
          <table:table-cell office:value-type="float" office:value="433" calcext:value-type="float">
            <text:p>433</text:p>
          </table:table-cell>
          <table:table-cell table:formula="of:=LN([.A17]-[.$L$4])" office:value-type="float" office:value="5.12989871492307" calcext:value-type="float">
            <text:p>5,12989871492307</text:p>
          </table:table-cell>
          <table:table-cell table:formula="of:=LN([.B17])" office:value-type="float" office:value="6.07073772800249" calcext:value-type="float">
            <text:p>6,07073772800249</text:p>
          </table:table-cell>
          <table:table-cell table:formula="of:=[.C17]*[.D17]" office:value-type="float" office:value="31.142269669515" calcext:value-type="float">
            <text:p>31,142269669515</text:p>
          </table:table-cell>
          <table:table-cell table:formula="of:=[.C17]^2" office:value-type="float" office:value="26.3158608253694" calcext:value-type="float">
            <text:p>26,3158608253694</text:p>
          </table:table-cell>
          <table:table-cell table:formula="of:=[.$L$6] * ([.A17] - [.$L$4])^[.$L$5]" office:value-type="float" office:value="518.088263530631" calcext:value-type="float">
            <text:p>518,088263530631</text:p>
          </table:table-cell>
          <table:table-cell table:formula="of:=LN([.G17])" office:value-type="float" office:value="6.25014562066053" calcext:value-type="float">
            <text:p>6,25014562066053</text:p>
          </table:table-cell>
          <table:table-cell table:formula="of:=([.D17]-[.H17])^2" office:value-type="float" office:value="0.0321871919480005" calcext:value-type="float">
            <text:p>0,0321871919480005</text:p>
          </table:table-cell>
          <table:table-cell table:number-columns-repeated="8"/>
          <table:table-cell table:formula="of:=[.R16]+2" office:value-type="float" office:value="32.0000000000008" calcext:value-type="float">
            <text:p>32,0000000000008</text:p>
          </table:table-cell>
          <table:table-cell table:formula="of:=[.$L$6] * ([.R17] - [.$L$4])^[.$L$5]" office:value-type="float" office:value="522.335556079711" calcext:value-type="float">
            <text:p>522,335556079711</text:p>
          </table:table-cell>
        </table:table-row>
        <table:table-row table:style-name="ro2">
          <table:table-cell table:formula="of:=[Planilha2.A202]*100" office:value-type="float" office:value="168" calcext:value-type="float">
            <text:p>168</text:p>
          </table:table-cell>
          <table:table-cell office:value-type="float" office:value="737" calcext:value-type="float">
            <text:p>737</text:p>
          </table:table-cell>
          <table:table-cell table:formula="of:=LN([.A18]-[.$L$4])" office:value-type="float" office:value="5.12396397940325" calcext:value-type="float">
            <text:p>5,12396397940325</text:p>
          </table:table-cell>
          <table:table-cell table:formula="of:=LN([.B18])" office:value-type="float" office:value="6.60258789218934" calcext:value-type="float">
            <text:p>6,60258789218934</text:p>
          </table:table-cell>
          <table:table-cell table:formula="of:=[.C18]*[.D18]" office:value-type="float" office:value="33.8314225304222" calcext:value-type="float">
            <text:p>33,8314225304222</text:p>
          </table:table-cell>
          <table:table-cell table:formula="of:=[.C18]^2" office:value-type="float" office:value="26.255006862222" calcext:value-type="float">
            <text:p>26,255006862222</text:p>
          </table:table-cell>
          <table:table-cell table:formula="of:=[.$L$6] * ([.A18] - [.$L$4])^[.$L$5]" office:value-type="float" office:value="518.103348690977" calcext:value-type="float">
            <text:p>518,103348690977</text:p>
          </table:table-cell>
          <table:table-cell table:formula="of:=LN([.G18])" office:value-type="float" office:value="6.25017473720649" calcext:value-type="float">
            <text:p>6,25017473720649</text:p>
          </table:table-cell>
          <table:table-cell table:formula="of:=([.D18]-[.H18])^2" office:value-type="float" office:value="0.124195031804965" calcext:value-type="float">
            <text:p>0,124195031804965</text:p>
          </table:table-cell>
          <table:table-cell table:number-columns-repeated="8"/>
          <table:table-cell table:formula="of:=[.R17]+2" office:value-type="float" office:value="34.0000000000008" calcext:value-type="float">
            <text:p>34,0000000000008</text:p>
          </table:table-cell>
          <table:table-cell table:formula="of:=[.$L$6] * ([.R18] - [.$L$4])^[.$L$5]" office:value-type="float" office:value="522.1802199315" calcext:value-type="float">
            <text:p>522,1802199315</text:p>
          </table:table-cell>
        </table:table-row>
        <table:table-row table:style-name="ro2">
          <table:table-cell table:formula="of:=[Planilha2.A203]*100" office:value-type="float" office:value="168" calcext:value-type="float">
            <text:p>168</text:p>
          </table:table-cell>
          <table:table-cell office:value-type="float" office:value="928" calcext:value-type="float">
            <text:p>928</text:p>
          </table:table-cell>
          <table:table-cell table:formula="of:=LN([.A19]-[.$L$4])" office:value-type="float" office:value="5.12396397940325" calcext:value-type="float">
            <text:p>5,12396397940325</text:p>
          </table:table-cell>
          <table:table-cell table:formula="of:=LN([.B19])" office:value-type="float" office:value="6.8330317327862" calcext:value-type="float">
            <text:p>6,8330317327862</text:p>
          </table:table-cell>
          <table:table-cell table:formula="of:=[.C19]*[.D19]" office:value-type="float" office:value="35.0122084689159" calcext:value-type="float">
            <text:p>35,0122084689159</text:p>
          </table:table-cell>
          <table:table-cell table:formula="of:=[.C19]^2" office:value-type="float" office:value="26.255006862222" calcext:value-type="float">
            <text:p>26,255006862222</text:p>
          </table:table-cell>
          <table:table-cell table:formula="of:=[.$L$6] * ([.A19] - [.$L$4])^[.$L$5]" office:value-type="float" office:value="518.103348690977" calcext:value-type="float">
            <text:p>518,103348690977</text:p>
          </table:table-cell>
          <table:table-cell table:formula="of:=LN([.G19])" office:value-type="float" office:value="6.25017473720649" calcext:value-type="float">
            <text:p>6,25017473720649</text:p>
          </table:table-cell>
          <table:table-cell table:formula="of:=([.D19]-[.H19])^2" office:value-type="float" office:value="0.339722277296209" calcext:value-type="float">
            <text:p>0,339722277296209</text:p>
          </table:table-cell>
          <table:table-cell table:number-columns-repeated="8"/>
          <table:table-cell table:formula="of:=[.R18]+2" office:value-type="float" office:value="36.0000000000008" calcext:value-type="float">
            <text:p>36,0000000000008</text:p>
          </table:table-cell>
          <table:table-cell table:formula="of:=[.$L$6] * ([.R19] - [.$L$4])^[.$L$5]" office:value-type="float" office:value="522.033807424327" calcext:value-type="float">
            <text:p>522,033807424327</text:p>
          </table:table-cell>
        </table:table-row>
        <table:table-row table:style-name="ro2">
          <table:table-cell table:formula="of:=[Planilha2.A200]*100" office:value-type="float" office:value="164" calcext:value-type="float">
            <text:p>164</text:p>
          </table:table-cell>
          <table:table-cell office:value-type="float" office:value="1138" calcext:value-type="float">
            <text:p>1138</text:p>
          </table:table-cell>
          <table:table-cell table:formula="of:=LN([.A20]-[.$L$4])" office:value-type="float" office:value="5.09986642782419" calcext:value-type="float">
            <text:p>5,09986642782419</text:p>
          </table:table-cell>
          <table:table-cell table:formula="of:=LN([.B20])" office:value-type="float" office:value="7.03702761468628" calcext:value-type="float">
            <text:p>7,03702761468628</text:p>
          </table:table-cell>
          <table:table-cell table:formula="of:=[.C20]*[.D20]" office:value-type="float" office:value="35.8879008838103" calcext:value-type="float">
            <text:p>35,8879008838103</text:p>
          </table:table-cell>
          <table:table-cell table:formula="of:=[.C20]^2" office:value-type="float" office:value="26.0086375816483" calcext:value-type="float">
            <text:p>26,0086375816483</text:p>
          </table:table-cell>
          <table:table-cell table:formula="of:=[.$L$6] * ([.A20] - [.$L$4])^[.$L$5]" office:value-type="float" office:value="518.164605373782" calcext:value-type="float">
            <text:p>518,164605373782</text:p>
          </table:table-cell>
          <table:table-cell table:formula="of:=LN([.G20])" office:value-type="float" office:value="6.25029296277283" calcext:value-type="float">
            <text:p>6,25029296277283</text:p>
          </table:table-cell>
          <table:table-cell table:formula="of:=([.D20]-[.H20])^2" office:value-type="float" office:value="0.618951412521367" calcext:value-type="float">
            <text:p>0,618951412521367</text:p>
          </table:table-cell>
          <table:table-cell table:number-columns-repeated="8"/>
          <table:table-cell table:formula="of:=[.R19]+2" office:value-type="float" office:value="38.0000000000008" calcext:value-type="float">
            <text:p>38,0000000000008</text:p>
          </table:table-cell>
          <table:table-cell table:formula="of:=[.$L$6] * ([.R20] - [.$L$4])^[.$L$5]" office:value-type="float" office:value="521.895350855604" calcext:value-type="float">
            <text:p>521,895350855604</text:p>
          </table:table-cell>
        </table:table-row>
        <table:table-row table:style-name="ro2">
          <table:table-cell table:formula="of:=[Planilha2.A201]*100" office:value-type="float" office:value="164" calcext:value-type="float">
            <text:p>164</text:p>
          </table:table-cell>
          <table:table-cell office:value-type="float" office:value="1155" calcext:value-type="float">
            <text:p>1155</text:p>
          </table:table-cell>
          <table:table-cell table:formula="of:=LN([.A21]-[.$L$4])" office:value-type="float" office:value="5.09986642782419" calcext:value-type="float">
            <text:p>5,09986642782419</text:p>
          </table:table-cell>
          <table:table-cell table:formula="of:=LN([.B21])" office:value-type="float" office:value="7.05185562295589" calcext:value-type="float">
            <text:p>7,05185562295589</text:p>
          </table:table-cell>
          <table:table-cell table:formula="of:=[.C21]*[.D21]" office:value-type="float" office:value="35.963521745376" calcext:value-type="float">
            <text:p>35,963521745376</text:p>
          </table:table-cell>
          <table:table-cell table:formula="of:=[.C21]^2" office:value-type="float" office:value="26.0086375816483" calcext:value-type="float">
            <text:p>26,0086375816483</text:p>
          </table:table-cell>
          <table:table-cell table:formula="of:=[.$L$6] * ([.A21] - [.$L$4])^[.$L$5]" office:value-type="float" office:value="518.164605373782" calcext:value-type="float">
            <text:p>518,164605373782</text:p>
          </table:table-cell>
          <table:table-cell table:formula="of:=LN([.G21])" office:value-type="float" office:value="6.25029296277283" calcext:value-type="float">
            <text:p>6,25029296277283</text:p>
          </table:table-cell>
          <table:table-cell table:formula="of:=([.D21]-[.H21])^2" office:value-type="float" office:value="0.642502698199745" calcext:value-type="float">
            <text:p>0,642502698199745</text:p>
          </table:table-cell>
          <table:table-cell table:number-columns-repeated="8"/>
          <table:table-cell table:formula="of:=[.R20]+2" office:value-type="float" office:value="40.0000000000008" calcext:value-type="float">
            <text:p>40,0000000000008</text:p>
          </table:table-cell>
          <table:table-cell table:formula="of:=[.$L$6] * ([.R21] - [.$L$4])^[.$L$5]" office:value-type="float" office:value="521.764031766483" calcext:value-type="float">
            <text:p>521,764031766483</text:p>
          </table:table-cell>
        </table:table-row>
        <table:table-row table:style-name="ro2">
          <table:table-cell table:formula="of:=[Planilha2.A198]*100" office:value-type="float" office:value="163" calcext:value-type="float">
            <text:p>163</text:p>
          </table:table-cell>
          <table:table-cell office:value-type="float" office:value="1106" calcext:value-type="float">
            <text:p>1106</text:p>
          </table:table-cell>
          <table:table-cell table:formula="of:=LN([.A22]-[.$L$4])" office:value-type="float" office:value="5.09375020080676" calcext:value-type="float">
            <text:p>5,09375020080676</text:p>
          </table:table-cell>
          <table:table-cell table:formula="of:=LN([.B22])" office:value-type="float" office:value="7.00850518208228" calcext:value-type="float">
            <text:p>7,00850518208228</text:p>
          </table:table-cell>
          <table:table-cell table:formula="of:=[.C22]*[.D22]" office:value-type="float" office:value="35.6995746785868" calcext:value-type="float">
            <text:p>35,6995746785868</text:p>
          </table:table-cell>
          <table:table-cell table:formula="of:=[.C22]^2" office:value-type="float" office:value="25.9462911082189" calcext:value-type="float">
            <text:p>25,9462911082189</text:p>
          </table:table-cell>
          <table:table-cell table:formula="of:=[.$L$6] * ([.A22] - [.$L$4])^[.$L$5]" office:value-type="float" office:value="518.180154154593" calcext:value-type="float">
            <text:p>518,180154154593</text:p>
          </table:table-cell>
          <table:table-cell table:formula="of:=LN([.G22])" office:value-type="float" office:value="6.25032296973851" calcext:value-type="float">
            <text:p>6,25032296973851</text:p>
          </table:table-cell>
          <table:table-cell table:formula="of:=([.D22]-[.H22])^2" office:value-type="float" office:value="0.574840267114501" calcext:value-type="float">
            <text:p>0,574840267114501</text:p>
          </table:table-cell>
          <table:table-cell table:number-columns-repeated="8"/>
          <table:table-cell table:formula="of:=[.R21]+2" office:value-type="float" office:value="42.0000000000008" calcext:value-type="float">
            <text:p>42,0000000000008</text:p>
          </table:table-cell>
          <table:table-cell table:formula="of:=[.$L$6] * ([.R22] - [.$L$4])^[.$L$5]" office:value-type="float" office:value="521.63915175679" calcext:value-type="float">
            <text:p>521,63915175679</text:p>
          </table:table-cell>
        </table:table-row>
        <table:table-row table:style-name="ro2">
          <table:table-cell table:formula="of:=[Planilha2.A199]*100" office:value-type="float" office:value="163" calcext:value-type="float">
            <text:p>163</text:p>
          </table:table-cell>
          <table:table-cell office:value-type="float" office:value="956" calcext:value-type="float">
            <text:p>956</text:p>
          </table:table-cell>
          <table:table-cell table:formula="of:=LN([.A23]-[.$L$4])" office:value-type="float" office:value="5.09375020080676" calcext:value-type="float">
            <text:p>5,09375020080676</text:p>
          </table:table-cell>
          <table:table-cell table:formula="of:=LN([.B23])" office:value-type="float" office:value="6.8627579130514" calcext:value-type="float">
            <text:p>6,8627579130514</text:p>
          </table:table-cell>
          <table:table-cell table:formula="of:=[.C23]*[.D23]" office:value-type="float" office:value="34.9571744976937" calcext:value-type="float">
            <text:p>34,9571744976937</text:p>
          </table:table-cell>
          <table:table-cell table:formula="of:=[.C23]^2" office:value-type="float" office:value="25.9462911082189" calcext:value-type="float">
            <text:p>25,9462911082189</text:p>
          </table:table-cell>
          <table:table-cell table:formula="of:=[.$L$6] * ([.A23] - [.$L$4])^[.$L$5]" office:value-type="float" office:value="518.180154154593" calcext:value-type="float">
            <text:p>518,180154154593</text:p>
          </table:table-cell>
          <table:table-cell table:formula="of:=LN([.G23])" office:value-type="float" office:value="6.25032296973851" calcext:value-type="float">
            <text:p>6,25032296973851</text:p>
          </table:table-cell>
          <table:table-cell table:formula="of:=([.D23]-[.H23])^2" office:value-type="float" office:value="0.37507655979067" calcext:value-type="float">
            <text:p>0,37507655979067</text:p>
          </table:table-cell>
          <table:table-cell table:number-columns-repeated="8"/>
          <table:table-cell table:formula="of:=[.R22]+2" office:value-type="float" office:value="44.0000000000008" calcext:value-type="float">
            <text:p>44,0000000000008</text:p>
          </table:table-cell>
          <table:table-cell table:formula="of:=[.$L$6] * ([.R23] - [.$L$4])^[.$L$5]" office:value-type="float" office:value="521.520110101426" calcext:value-type="float">
            <text:p>521,520110101426</text:p>
          </table:table-cell>
        </table:table-row>
        <table:table-row table:style-name="ro2">
          <table:table-cell table:formula="of:=[Planilha2.A197]*100" office:value-type="float" office:value="162" calcext:value-type="float">
            <text:p>162</text:p>
          </table:table-cell>
          <table:table-cell office:value-type="float" office:value="652.707" calcext:value-type="float">
            <text:p>652,707</text:p>
          </table:table-cell>
          <table:table-cell table:formula="of:=LN([.A24]-[.$L$4])" office:value-type="float" office:value="5.08759633523238" calcext:value-type="float">
            <text:p>5,08759633523238</text:p>
          </table:table-cell>
          <table:table-cell table:formula="of:=LN([.B24])" office:value-type="float" office:value="6.48112833026575" calcext:value-type="float">
            <text:p>6,48112833026575</text:p>
          </table:table-cell>
          <table:table-cell table:formula="of:=[.C24]*[.D24]" office:value-type="float" office:value="32.9733647412308" calcext:value-type="float">
            <text:p>32,9733647412308</text:p>
          </table:table-cell>
          <table:table-cell table:formula="of:=[.C24]^2" office:value-type="float" office:value="25.8836364702699" calcext:value-type="float">
            <text:p>25,8836364702699</text:p>
          </table:table-cell>
          <table:table-cell table:formula="of:=[.$L$6] * ([.A24] - [.$L$4])^[.$L$5]" office:value-type="float" office:value="518.195799091706" calcext:value-type="float">
            <text:p>518,195799091706</text:p>
          </table:table-cell>
          <table:table-cell table:formula="of:=LN([.G24])" office:value-type="float" office:value="6.25035316136359" calcext:value-type="float">
            <text:p>6,25035316136359</text:p>
          </table:table-cell>
          <table:table-cell table:formula="of:=([.D24]-[.H24])^2" office:value-type="float" office:value="0.0532571785818214" calcext:value-type="float">
            <text:p>0,0532571785818214</text:p>
          </table:table-cell>
          <table:table-cell table:number-columns-repeated="8"/>
          <table:table-cell table:formula="of:=[.R23]+2" office:value-type="float" office:value="46.0000000000008" calcext:value-type="float">
            <text:p>46,0000000000008</text:p>
          </table:table-cell>
          <table:table-cell table:formula="of:=[.$L$6] * ([.R24] - [.$L$4])^[.$L$5]" office:value-type="float" office:value="521.406386350776" calcext:value-type="float">
            <text:p>521,406386350776</text:p>
          </table:table-cell>
        </table:table-row>
        <table:table-row table:style-name="ro2">
          <table:table-cell table:formula="of:=[Planilha2.A195]*100" office:value-type="float" office:value="160" calcext:value-type="float">
            <text:p>160</text:p>
          </table:table-cell>
          <table:table-cell office:value-type="float" office:value="551" calcext:value-type="float">
            <text:p>551</text:p>
          </table:table-cell>
          <table:table-cell table:formula="of:=LN([.A25]-[.$L$4])" office:value-type="float" office:value="5.07517381523382" calcext:value-type="float">
            <text:p>5,07517381523382</text:p>
          </table:table-cell>
          <table:table-cell table:formula="of:=LN([.B25])" office:value-type="float" office:value="6.31173480915292" calcext:value-type="float">
            <text:p>6,31173480915292</text:p>
          </table:table-cell>
          <table:table-cell table:formula="of:=[.C25]*[.D25]" office:value-type="float" office:value="32.0331512321127" calcext:value-type="float">
            <text:p>32,0331512321127</text:p>
          </table:table-cell>
          <table:table-cell table:formula="of:=[.C25]^2" office:value-type="float" office:value="25.757389254835" calcext:value-type="float">
            <text:p>25,757389254835</text:p>
          </table:table-cell>
          <table:table-cell table:formula="of:=[.$L$6] * ([.A25] - [.$L$4])^[.$L$5]" office:value-type="float" office:value="518.227382232148" calcext:value-type="float">
            <text:p>518,227382232148</text:p>
          </table:table-cell>
          <table:table-cell table:formula="of:=LN([.G25])" office:value-type="float" office:value="6.25041410778204" calcext:value-type="float">
            <text:p>6,25041410778204</text:p>
          </table:table-cell>
          <table:table-cell table:formula="of:=([.D25]-[.H25])^2" office:value-type="float" office:value="0.00376022841661554" calcext:value-type="float">
            <text:p>0,00376022841661554</text:p>
          </table:table-cell>
          <table:table-cell table:number-columns-repeated="8"/>
          <table:table-cell table:formula="of:=[.R24]+2" office:value-type="float" office:value="48.0000000000008" calcext:value-type="float">
            <text:p>48,0000000000008</text:p>
          </table:table-cell>
          <table:table-cell table:formula="of:=[.$L$6] * ([.R25] - [.$L$4])^[.$L$5]" office:value-type="float" office:value="521.297526640186" calcext:value-type="float">
            <text:p>521,297526640186</text:p>
          </table:table-cell>
        </table:table-row>
        <table:table-row table:style-name="ro2">
          <table:table-cell table:formula="of:=[Planilha2.A196]*100" office:value-type="float" office:value="160" calcext:value-type="float">
            <text:p>160</text:p>
          </table:table-cell>
          <table:table-cell office:value-type="float" office:value="737" calcext:value-type="float">
            <text:p>737</text:p>
          </table:table-cell>
          <table:table-cell table:formula="of:=LN([.A26]-[.$L$4])" office:value-type="float" office:value="5.07517381523382" calcext:value-type="float">
            <text:p>5,07517381523382</text:p>
          </table:table-cell>
          <table:table-cell table:formula="of:=LN([.B26])" office:value-type="float" office:value="6.60258789218934" calcext:value-type="float">
            <text:p>6,60258789218934</text:p>
          </table:table-cell>
          <table:table-cell table:formula="of:=[.C26]*[.D26]" office:value-type="float" office:value="33.5092811832192" calcext:value-type="float">
            <text:p>33,5092811832192</text:p>
          </table:table-cell>
          <table:table-cell table:formula="of:=[.C26]^2" office:value-type="float" office:value="25.757389254835" calcext:value-type="float">
            <text:p>25,757389254835</text:p>
          </table:table-cell>
          <table:table-cell table:formula="of:=[.$L$6] * ([.A26] - [.$L$4])^[.$L$5]" office:value-type="float" office:value="518.227382232148" calcext:value-type="float">
            <text:p>518,227382232148</text:p>
          </table:table-cell>
          <table:table-cell table:formula="of:=LN([.G26])" office:value-type="float" office:value="6.25041410778204" calcext:value-type="float">
            <text:p>6,25041410778204</text:p>
          </table:table-cell>
          <table:table-cell table:formula="of:=([.D26]-[.H26])^2" office:value-type="float" office:value="0.124026374423754" calcext:value-type="float">
            <text:p>0,124026374423754</text:p>
          </table:table-cell>
          <table:table-cell table:number-columns-repeated="8"/>
          <table:table-cell table:formula="of:=[.R25]+2" office:value-type="float" office:value="50.0000000000008" calcext:value-type="float">
            <text:p>50,0000000000008</text:p>
          </table:table-cell>
          <table:table-cell table:formula="of:=[.$L$6] * ([.R26] - [.$L$4])^[.$L$5]" office:value-type="float" office:value="521.193132798469" calcext:value-type="float">
            <text:p>521,193132798469</text:p>
          </table:table-cell>
        </table:table-row>
        <table:table-row table:style-name="ro2">
          <table:table-cell table:formula="of:=[Planilha2.A194]*100" office:value-type="float" office:value="159" calcext:value-type="float">
            <text:p>159</text:p>
          </table:table-cell>
          <table:table-cell office:value-type="float" office:value="648" calcext:value-type="float">
            <text:p>648</text:p>
          </table:table-cell>
          <table:table-cell table:formula="of:=LN([.A27]-[.$L$4])" office:value-type="float" office:value="5.06890420222023" calcext:value-type="float">
            <text:p>5,06890420222023</text:p>
          </table:table-cell>
          <table:table-cell table:formula="of:=LN([.B27])" office:value-type="float" office:value="6.47389069635227" calcext:value-type="float">
            <text:p>6,47389069635227</text:p>
          </table:table-cell>
          <table:table-cell table:formula="of:=[.C27]*[.D27]" office:value-type="float" office:value="32.8155317554545" calcext:value-type="float">
            <text:p>32,8155317554545</text:p>
          </table:table-cell>
          <table:table-cell table:formula="of:=[.C27]^2" office:value-type="float" office:value="25.6937898112859" calcext:value-type="float">
            <text:p>25,6937898112859</text:p>
          </table:table-cell>
          <table:table-cell table:formula="of:=[.$L$6] * ([.A27] - [.$L$4])^[.$L$5]" office:value-type="float" office:value="518.243322890571" calcext:value-type="float">
            <text:p>518,243322890571</text:p>
          </table:table-cell>
          <table:table-cell table:formula="of:=LN([.G27])" office:value-type="float" office:value="6.25044486727837" calcext:value-type="float">
            <text:p>6,25044486727837</text:p>
          </table:table-cell>
          <table:table-cell table:formula="of:=([.D27]-[.H27])^2" office:value-type="float" office:value="0.0499280385305238" calcext:value-type="float">
            <text:p>0,0499280385305238</text:p>
          </table:table-cell>
          <table:table-cell table:number-columns-repeated="8"/>
          <table:table-cell table:formula="of:=[.R26]+2" office:value-type="float" office:value="52.0000000000008" calcext:value-type="float">
            <text:p>52,0000000000008</text:p>
          </table:table-cell>
          <table:table-cell table:formula="of:=[.$L$6] * ([.R27] - [.$L$4])^[.$L$5]" office:value-type="float" office:value="521.092853595725" calcext:value-type="float">
            <text:p>521,092853595725</text:p>
          </table:table-cell>
        </table:table-row>
        <table:table-row table:style-name="ro2">
          <table:table-cell table:formula="of:=[Planilha2.A193]*100" office:value-type="float" office:value="158" calcext:value-type="float">
            <text:p>158</text:p>
          </table:table-cell>
          <table:table-cell office:value-type="float" office:value="977" calcext:value-type="float">
            <text:p>977</text:p>
          </table:table-cell>
          <table:table-cell table:formula="of:=LN([.A28]-[.$L$4])" office:value-type="float" office:value="5.06259503302696" calcext:value-type="float">
            <text:p>5,06259503302696</text:p>
          </table:table-cell>
          <table:table-cell table:formula="of:=LN([.B28])" office:value-type="float" office:value="6.88448665204278" calcext:value-type="float">
            <text:p>6,88448665204278</text:p>
          </table:table-cell>
          <table:table-cell table:formula="of:=[.C28]*[.D28]" office:value-type="float" office:value="34.8533679295722" calcext:value-type="float">
            <text:p>34,8533679295722</text:p>
          </table:table-cell>
          <table:table-cell table:formula="of:=[.C28]^2" office:value-type="float" office:value="25.6298684684293" calcext:value-type="float">
            <text:p>25,6298684684293</text:p>
          </table:table-cell>
          <table:table-cell table:formula="of:=[.$L$6] * ([.A28] - [.$L$4])^[.$L$5]" office:value-type="float" office:value="518.25936461662" calcext:value-type="float">
            <text:p>518,25936461662</text:p>
          </table:table-cell>
          <table:table-cell table:formula="of:=LN([.G28])" office:value-type="float" office:value="6.25047582084221" calcext:value-type="float">
            <text:p>6,25047582084221</text:p>
          </table:table-cell>
          <table:table-cell table:formula="of:=([.D28]-[.H28])^2" office:value-type="float" office:value="0.401969734079646" calcext:value-type="float">
            <text:p>0,401969734079646</text:p>
          </table:table-cell>
          <table:table-cell table:number-columns-repeated="8"/>
          <table:table-cell table:formula="of:=[.R27]+2" office:value-type="float" office:value="54.0000000000008" calcext:value-type="float">
            <text:p>54,0000000000008</text:p>
          </table:table-cell>
          <table:table-cell table:formula="of:=[.$L$6] * ([.R28] - [.$L$4])^[.$L$5]" office:value-type="float" office:value="520.996377645276" calcext:value-type="float">
            <text:p>520,996377645276</text:p>
          </table:table-cell>
        </table:table-row>
        <table:table-row table:style-name="ro2">
          <table:table-cell table:formula="of:=[Planilha2.A192]*100" office:value-type="float" office:value="157" calcext:value-type="float">
            <text:p>157</text:p>
          </table:table-cell>
          <table:table-cell office:value-type="float" office:value="1019" calcext:value-type="float">
            <text:p>1019</text:p>
          </table:table-cell>
          <table:table-cell table:formula="of:=LN([.A29]-[.$L$4])" office:value-type="float" office:value="5.0562458053483" calcext:value-type="float">
            <text:p>5,0562458053483</text:p>
          </table:table-cell>
          <table:table-cell table:formula="of:=LN([.B29])" office:value-type="float" office:value="6.92657703322273" calcext:value-type="float">
            <text:p>6,92657703322273</text:p>
          </table:table-cell>
          <table:table-cell table:formula="of:=[.C29]*[.D29]" office:value-type="float" office:value="35.0224760696543" calcext:value-type="float">
            <text:p>35,0224760696543</text:p>
          </table:table-cell>
          <table:table-cell table:formula="of:=[.C29]^2" office:value-type="float" office:value="25.5656216441023" calcext:value-type="float">
            <text:p>25,5656216441023</text:p>
          </table:table-cell>
          <table:table-cell table:formula="of:=[.$L$6] * ([.A29] - [.$L$4])^[.$L$5]" office:value-type="float" office:value="518.275508696876" calcext:value-type="float">
            <text:p>518,275508696876</text:p>
          </table:table-cell>
          <table:table-cell table:formula="of:=LN([.G29])" office:value-type="float" office:value="6.25050697093792" calcext:value-type="float">
            <text:p>6,25050697093792</text:p>
          </table:table-cell>
          <table:table-cell table:formula="of:=([.D29]-[.H29])^2" office:value-type="float" office:value="0.457070729117781" calcext:value-type="float">
            <text:p>0,457070729117781</text:p>
          </table:table-cell>
          <table:table-cell table:number-columns-repeated="8"/>
          <table:table-cell table:formula="of:=[.R28]+2" office:value-type="float" office:value="56.0000000000008" calcext:value-type="float">
            <text:p>56,0000000000008</text:p>
          </table:table-cell>
          <table:table-cell table:formula="of:=[.$L$6] * ([.R29] - [.$L$4])^[.$L$5]" office:value-type="float" office:value="520.903427598255" calcext:value-type="float">
            <text:p>520,903427598255</text:p>
          </table:table-cell>
        </table:table-row>
        <table:table-row table:style-name="ro2">
          <table:table-cell table:formula="of:=[Planilha2.A190]*100" office:value-type="float" office:value="156" calcext:value-type="float">
            <text:p>156</text:p>
          </table:table-cell>
          <table:table-cell office:value-type="float" office:value="613.961" calcext:value-type="float">
            <text:p>613,961</text:p>
          </table:table-cell>
          <table:table-cell table:formula="of:=LN([.A30]-[.$L$4])" office:value-type="float" office:value="5.04985600724953" calcext:value-type="float">
            <text:p>5,04985600724953</text:p>
          </table:table-cell>
          <table:table-cell table:formula="of:=LN([.B30])" office:value-type="float" office:value="6.41993140821448" calcext:value-type="float">
            <text:p>6,41993140821448</text:p>
          </table:table-cell>
          <table:table-cell table:formula="of:=[.C30]*[.D30]" office:value-type="float" office:value="32.4197291879019" calcext:value-type="float">
            <text:p>32,4197291879019</text:p>
          </table:table-cell>
          <table:table-cell table:formula="of:=[.C30]^2" office:value-type="float" office:value="25.5010456939542" calcext:value-type="float">
            <text:p>25,5010456939542</text:p>
          </table:table-cell>
          <table:table-cell table:formula="of:=[.$L$6] * ([.A30] - [.$L$4])^[.$L$5]" office:value-type="float" office:value="518.291756442622" calcext:value-type="float">
            <text:p>518,291756442622</text:p>
          </table:table-cell>
          <table:table-cell table:formula="of:=LN([.G30])" office:value-type="float" office:value="6.25053832007713" calcext:value-type="float">
            <text:p>6,25053832007713</text:p>
          </table:table-cell>
          <table:table-cell table:formula="of:=([.D30]-[.H30])^2" office:value-type="float" office:value="0.0286940183087102" calcext:value-type="float">
            <text:p>0,0286940183087102</text:p>
          </table:table-cell>
          <table:table-cell table:number-columns-repeated="8"/>
          <table:table-cell table:formula="of:=[.R29]+2" office:value-type="float" office:value="58.0000000000008" calcext:value-type="float">
            <text:p>58,0000000000008</text:p>
          </table:table-cell>
          <table:table-cell table:formula="of:=[.$L$6] * ([.R30] - [.$L$4])^[.$L$5]" office:value-type="float" office:value="520.813755358283" calcext:value-type="float">
            <text:p>520,813755358283</text:p>
          </table:table-cell>
        </table:table-row>
        <table:table-row table:style-name="ro2">
          <table:table-cell table:formula="of:=[Planilha2.A191]*100" office:value-type="float" office:value="156" calcext:value-type="float">
            <text:p>156</text:p>
          </table:table-cell>
          <table:table-cell office:value-type="float" office:value="601" calcext:value-type="float">
            <text:p>601</text:p>
          </table:table-cell>
          <table:table-cell table:formula="of:=LN([.A31]-[.$L$4])" office:value-type="float" office:value="5.04985600724953" calcext:value-type="float">
            <text:p>5,04985600724953</text:p>
          </table:table-cell>
          <table:table-cell table:formula="of:=LN([.B31])" office:value-type="float" office:value="6.39859493453521" calcext:value-type="float">
            <text:p>6,39859493453521</text:p>
          </table:table-cell>
          <table:table-cell table:formula="of:=[.C31]*[.D31]" office:value-type="float" office:value="32.311983068119" calcext:value-type="float">
            <text:p>32,311983068119</text:p>
          </table:table-cell>
          <table:table-cell table:formula="of:=[.C31]^2" office:value-type="float" office:value="25.5010456939542" calcext:value-type="float">
            <text:p>25,5010456939542</text:p>
          </table:table-cell>
          <table:table-cell table:formula="of:=[.$L$6] * ([.A31] - [.$L$4])^[.$L$5]" office:value-type="float" office:value="518.291756442622" calcext:value-type="float">
            <text:p>518,291756442622</text:p>
          </table:table-cell>
          <table:table-cell table:formula="of:=LN([.G31])" office:value-type="float" office:value="6.25053832007713" calcext:value-type="float">
            <text:p>6,25053832007713</text:p>
          </table:table-cell>
          <table:table-cell table:formula="of:=([.D31]-[.H31])^2" office:value-type="float" office:value="0.0219207610847884" calcext:value-type="float">
            <text:p>0,0219207610847884</text:p>
          </table:table-cell>
          <table:table-cell table:number-columns-repeated="8"/>
          <table:table-cell table:formula="of:=[.R30]+2" office:value-type="float" office:value="60.0000000000008" calcext:value-type="float">
            <text:p>60,0000000000008</text:p>
          </table:table-cell>
          <table:table-cell table:formula="of:=[.$L$6] * ([.R31] - [.$L$4])^[.$L$5]" office:value-type="float" office:value="520.727138108459" calcext:value-type="float">
            <text:p>520,727138108459</text:p>
          </table:table-cell>
        </table:table-row>
        <table:table-row table:style-name="ro2">
          <table:table-cell table:formula="of:=[Planilha2.A189]*100" office:value-type="float" office:value="155" calcext:value-type="float">
            <text:p>155</text:p>
          </table:table-cell>
          <table:table-cell office:value-type="float" office:value="568" calcext:value-type="float">
            <text:p>568</text:p>
          </table:table-cell>
          <table:table-cell table:formula="of:=LN([.A32]-[.$L$4])" office:value-type="float" office:value="5.04342511691924" calcext:value-type="float">
            <text:p>5,04342511691924</text:p>
          </table:table-cell>
          <table:table-cell table:formula="of:=LN([.B32])" office:value-type="float" office:value="6.34212141872115" calcext:value-type="float">
            <text:p>6,34212141872115</text:p>
          </table:table-cell>
          <table:table-cell table:formula="of:=[.C32]*[.D32]" office:value-type="float" office:value="31.9860144577298" calcext:value-type="float">
            <text:p>31,9860144577298</text:p>
          </table:table-cell>
          <table:table-cell table:formula="of:=[.C32]^2" office:value-type="float" office:value="25.4361369099719" calcext:value-type="float">
            <text:p>25,4361369099719</text:p>
          </table:table-cell>
          <table:table-cell table:formula="of:=[.$L$6] * ([.A32] - [.$L$4])^[.$L$5]" office:value-type="float" office:value="518.308109190482" calcext:value-type="float">
            <text:p>518,308109190482</text:p>
          </table:table-cell>
          <table:table-cell table:formula="of:=LN([.G32])" office:value-type="float" office:value="6.2505698708199" calcext:value-type="float">
            <text:p>6,2505698708199</text:p>
          </table:table-cell>
          <table:table-cell table:formula="of:=([.D32]-[.H32])^2" office:value-type="float" office:value="0.00838168592311448" calcext:value-type="float">
            <text:p>0,00838168592311448</text:p>
          </table:table-cell>
          <table:table-cell table:number-columns-repeated="8"/>
          <table:table-cell table:formula="of:=[.R31]+2" office:value-type="float" office:value="62.0000000000008" calcext:value-type="float">
            <text:p>62,0000000000008</text:p>
          </table:table-cell>
          <table:table-cell table:formula="of:=[.$L$6] * ([.R32] - [.$L$4])^[.$L$5]" office:value-type="float" office:value="520.643374990632" calcext:value-type="float">
            <text:p>520,643374990632</text:p>
          </table:table-cell>
        </table:table-row>
        <table:table-row table:style-name="ro2">
          <table:table-cell table:formula="of:=[Planilha2.A187]*100" office:value-type="float" office:value="154" calcext:value-type="float">
            <text:p>154</text:p>
          </table:table-cell>
          <table:table-cell office:value-type="float" office:value="1048" calcext:value-type="float">
            <text:p>1048</text:p>
          </table:table-cell>
          <table:table-cell table:formula="of:=LN([.A33]-[.$L$4])" office:value-type="float" office:value="5.03695260241362" calcext:value-type="float">
            <text:p>5,03695260241362</text:p>
          </table:table-cell>
          <table:table-cell table:formula="of:=LN([.B33])" office:value-type="float" office:value="6.95463886488099" calcext:value-type="float">
            <text:p>6,95463886488099</text:p>
          </table:table-cell>
          <table:table-cell table:formula="of:=[.C33]*[.D33]" office:value-type="float" office:value="35.0301863293092" calcext:value-type="float">
            <text:p>35,0301863293092</text:p>
          </table:table-cell>
          <table:table-cell table:formula="of:=[.C33]^2" office:value-type="float" office:value="25.3708915189614" calcext:value-type="float">
            <text:p>25,3708915189614</text:p>
          </table:table-cell>
          <table:table-cell table:formula="of:=[.$L$6] * ([.A33] - [.$L$4])^[.$L$5]" office:value-type="float" office:value="518.324568303076" calcext:value-type="float">
            <text:p>518,324568303076</text:p>
          </table:table-cell>
          <table:table-cell table:formula="of:=LN([.G33])" office:value-type="float" office:value="6.25060162577603" calcext:value-type="float">
            <text:p>6,25060162577603</text:p>
          </table:table-cell>
          <table:table-cell table:formula="of:=([.D33]-[.H33])^2" office:value-type="float" office:value="0.495668434046533" calcext:value-type="float">
            <text:p>0,495668434046533</text:p>
          </table:table-cell>
          <table:table-cell table:number-columns-repeated="8"/>
          <table:table-cell table:formula="of:=[.R32]+2" office:value-type="float" office:value="64.0000000000008" calcext:value-type="float">
            <text:p>64,0000000000008</text:p>
          </table:table-cell>
          <table:table-cell table:formula="of:=[.$L$6] * ([.R33] - [.$L$4])^[.$L$5]" office:value-type="float" office:value="520.56228431253" calcext:value-type="float">
            <text:p>520,56228431253</text:p>
          </table:table-cell>
        </table:table-row>
        <table:table-row table:style-name="ro2">
          <table:table-cell table:formula="of:=[Planilha2.A188]*100" office:value-type="float" office:value="154" calcext:value-type="float">
            <text:p>154</text:p>
          </table:table-cell>
          <table:table-cell office:value-type="float" office:value="780" calcext:value-type="float">
            <text:p>780</text:p>
          </table:table-cell>
          <table:table-cell table:formula="of:=LN([.A34]-[.$L$4])" office:value-type="float" office:value="5.03695260241362" calcext:value-type="float">
            <text:p>5,03695260241362</text:p>
          </table:table-cell>
          <table:table-cell table:formula="of:=LN([.B34])" office:value-type="float" office:value="6.65929391968364" calcext:value-type="float">
            <text:p>6,65929391968364</text:p>
          </table:table-cell>
          <table:table-cell table:formula="of:=[.C34]*[.D34]" office:value-type="float" office:value="33.5425478389877" calcext:value-type="float">
            <text:p>33,5425478389877</text:p>
          </table:table-cell>
          <table:table-cell table:formula="of:=[.C34]^2" office:value-type="float" office:value="25.3708915189614" calcext:value-type="float">
            <text:p>25,3708915189614</text:p>
          </table:table-cell>
          <table:table-cell table:formula="of:=[.$L$6] * ([.A34] - [.$L$4])^[.$L$5]" office:value-type="float" office:value="518.324568303076" calcext:value-type="float">
            <text:p>518,324568303076</text:p>
          </table:table-cell>
          <table:table-cell table:formula="of:=LN([.G34])" office:value-type="float" office:value="6.25060162577603" calcext:value-type="float">
            <text:p>6,25060162577603</text:p>
          </table:table-cell>
          <table:table-cell table:formula="of:=([.D34]-[.H34])^2" office:value-type="float" office:value="0.167029391099463" calcext:value-type="float">
            <text:p>0,167029391099463</text:p>
          </table:table-cell>
          <table:table-cell table:number-columns-repeated="8"/>
          <table:table-cell table:formula="of:=[.R33]+2" office:value-type="float" office:value="66.0000000000008" calcext:value-type="float">
            <text:p>66,0000000000008</text:p>
          </table:table-cell>
          <table:table-cell table:formula="of:=[.$L$6] * ([.R34] - [.$L$4])^[.$L$5]" office:value-type="float" office:value="520.483701185186" calcext:value-type="float">
            <text:p>520,483701185186</text:p>
          </table:table-cell>
        </table:table-row>
        <table:table-row table:style-name="ro2">
          <table:table-cell table:formula="of:=[Planilha2.A186]*100" office:value-type="float" office:value="153" calcext:value-type="float">
            <text:p>153</text:p>
          </table:table-cell>
          <table:table-cell office:value-type="float" office:value="579.753" calcext:value-type="float">
            <text:p>579,753</text:p>
          </table:table-cell>
          <table:table-cell table:formula="of:=LN([.A35]-[.$L$4])" office:value-type="float" office:value="5.03043792139243" calcext:value-type="float">
            <text:p>5,03043792139243</text:p>
          </table:table-cell>
          <table:table-cell table:formula="of:=LN([.B35])" office:value-type="float" office:value="6.3626021507665" calcext:value-type="float">
            <text:p>6,3626021507665</text:p>
          </table:table-cell>
          <table:table-cell table:formula="of:=[.C35]*[.D35]" office:value-type="float" office:value="32.0066751379488" calcext:value-type="float">
            <text:p>32,0066751379488</text:p>
          </table:table-cell>
          <table:table-cell table:formula="of:=[.C35]^2" office:value-type="float" office:value="25.305305680983" calcext:value-type="float">
            <text:p>25,305305680983</text:p>
          </table:table-cell>
          <table:table-cell table:formula="of:=[.$L$6] * ([.A35] - [.$L$4])^[.$L$5]" office:value-type="float" office:value="518.341135169701" calcext:value-type="float">
            <text:p>518,341135169701</text:p>
          </table:table-cell>
          <table:table-cell table:formula="of:=LN([.G35])" office:value-type="float" office:value="6.25063358760629" calcext:value-type="float">
            <text:p>6,25063358760629</text:p>
          </table:table-cell>
          <table:table-cell table:formula="of:=([.D35]-[.H35])^2" office:value-type="float" office:value="0.0125369591361612" calcext:value-type="float">
            <text:p>0,0125369591361612</text:p>
          </table:table-cell>
          <table:table-cell table:number-columns-repeated="8"/>
          <table:table-cell table:formula="of:=[.R34]+2" office:value-type="float" office:value="68.0000000000008" calcext:value-type="float">
            <text:p>68,0000000000008</text:p>
          </table:table-cell>
          <table:table-cell table:formula="of:=[.$L$6] * ([.R35] - [.$L$4])^[.$L$5]" office:value-type="float" office:value="520.407475513459" calcext:value-type="float">
            <text:p>520,407475513459</text:p>
          </table:table-cell>
        </table:table-row>
        <table:table-row table:style-name="ro2">
          <table:table-cell table:formula="of:=[Planilha2.A181]*100" office:value-type="float" office:value="152" calcext:value-type="float">
            <text:p>152</text:p>
          </table:table-cell>
          <table:table-cell office:value-type="float" office:value="685.088" calcext:value-type="float">
            <text:p>685,088</text:p>
          </table:table-cell>
          <table:table-cell table:formula="of:=LN([.A36]-[.$L$4])" office:value-type="float" office:value="5.02388052084627" calcext:value-type="float">
            <text:p>5,02388052084627</text:p>
          </table:table-cell>
          <table:table-cell table:formula="of:=LN([.B36])" office:value-type="float" office:value="6.52954729716431" calcext:value-type="float">
            <text:p>6,52954729716431</text:p>
          </table:table-cell>
          <table:table-cell table:formula="of:=[.C36]*[.D36]" office:value-type="float" office:value="32.8036654761682" calcext:value-type="float">
            <text:p>32,8036654761682</text:p>
          </table:table-cell>
          <table:table-cell table:formula="of:=[.C36]^2" office:value-type="float" office:value="25.2393754877386" calcext:value-type="float">
            <text:p>25,2393754877386</text:p>
          </table:table-cell>
          <table:table-cell table:formula="of:=[.$L$6] * ([.A36] - [.$L$4])^[.$L$5]" office:value-type="float" office:value="518.357811207028" calcext:value-type="float">
            <text:p>518,357811207028</text:p>
          </table:table-cell>
          <table:table-cell table:formula="of:=LN([.G36])" office:value-type="float" office:value="6.25066575902382" calcext:value-type="float">
            <text:p>6,25066575902382</text:p>
          </table:table-cell>
          <table:table-cell table:formula="of:=([.D36]-[.H36])^2" office:value-type="float" office:value="0.0777749123156064" calcext:value-type="float">
            <text:p>0,0777749123156064</text:p>
          </table:table-cell>
          <table:table-cell table:number-columns-repeated="8"/>
          <table:table-cell table:formula="of:=[.R35]+2" office:value-type="float" office:value="70.0000000000008" calcext:value-type="float">
            <text:p>70,0000000000008</text:p>
          </table:table-cell>
          <table:table-cell table:formula="of:=[.$L$6] * ([.R36] - [.$L$4])^[.$L$5]" office:value-type="float" office:value="520.333470278193" calcext:value-type="float">
            <text:p>520,333470278193</text:p>
          </table:table-cell>
        </table:table-row>
        <table:table-row table:style-name="ro2">
          <table:table-cell table:formula="of:=[Planilha2.A182]*100" office:value-type="float" office:value="152" calcext:value-type="float">
            <text:p>152</text:p>
          </table:table-cell>
          <table:table-cell office:value-type="float" office:value="617" calcext:value-type="float">
            <text:p>617</text:p>
          </table:table-cell>
          <table:table-cell table:formula="of:=LN([.A37]-[.$L$4])" office:value-type="float" office:value="5.02388052084627" calcext:value-type="float">
            <text:p>5,02388052084627</text:p>
          </table:table-cell>
          <table:table-cell table:formula="of:=LN([.B37])" office:value-type="float" office:value="6.42486902390539" calcext:value-type="float">
            <text:p>6,42486902390539</text:p>
          </table:table-cell>
          <table:table-cell table:formula="of:=[.C37]*[.D37]" office:value-type="float" office:value="32.2777743381869" calcext:value-type="float">
            <text:p>32,2777743381869</text:p>
          </table:table-cell>
          <table:table-cell table:formula="of:=[.C37]^2" office:value-type="float" office:value="25.2393754877386" calcext:value-type="float">
            <text:p>25,2393754877386</text:p>
          </table:table-cell>
          <table:table-cell table:formula="of:=[.$L$6] * ([.A37] - [.$L$4])^[.$L$5]" office:value-type="float" office:value="518.357811207028" calcext:value-type="float">
            <text:p>518,357811207028</text:p>
          </table:table-cell>
          <table:table-cell table:formula="of:=LN([.G37])" office:value-type="float" office:value="6.25066575902382" calcext:value-type="float">
            <text:p>6,25066575902382</text:p>
          </table:table-cell>
          <table:table-cell table:formula="of:=([.D37]-[.H37])^2" office:value-type="float" office:value="0.0303467774953976" calcext:value-type="float">
            <text:p>0,0303467774953976</text:p>
          </table:table-cell>
          <table:table-cell table:number-columns-repeated="8"/>
          <table:table-cell table:formula="of:=[.R36]+2" office:value-type="float" office:value="72.0000000000008" calcext:value-type="float">
            <text:p>72,0000000000008</text:p>
          </table:table-cell>
          <table:table-cell table:formula="of:=[.$L$6] * ([.R37] - [.$L$4])^[.$L$5]" office:value-type="float" office:value="520.261560060645" calcext:value-type="float">
            <text:p>520,261560060645</text:p>
          </table:table-cell>
        </table:table-row>
        <table:table-row table:style-name="ro2">
          <table:table-cell table:formula="of:=[Planilha2.A183]*100" office:value-type="float" office:value="152" calcext:value-type="float">
            <text:p>152</text:p>
          </table:table-cell>
          <table:table-cell office:value-type="float" office:value="388" calcext:value-type="float">
            <text:p>388</text:p>
          </table:table-cell>
          <table:table-cell table:formula="of:=LN([.A38]-[.$L$4])" office:value-type="float" office:value="5.02388052084627" calcext:value-type="float">
            <text:p>5,02388052084627</text:p>
          </table:table-cell>
          <table:table-cell table:formula="of:=LN([.B38])" office:value-type="float" office:value="5.96100533962327" calcext:value-type="float">
            <text:p>5,96100533962327</text:p>
          </table:table-cell>
          <table:table-cell table:formula="of:=[.C38]*[.D38]" office:value-type="float" office:value="29.947378610394" calcext:value-type="float">
            <text:p>29,947378610394</text:p>
          </table:table-cell>
          <table:table-cell table:formula="of:=[.C38]^2" office:value-type="float" office:value="25.2393754877386" calcext:value-type="float">
            <text:p>25,2393754877386</text:p>
          </table:table-cell>
          <table:table-cell table:formula="of:=[.$L$6] * ([.A38] - [.$L$4])^[.$L$5]" office:value-type="float" office:value="518.357811207028" calcext:value-type="float">
            <text:p>518,357811207028</text:p>
          </table:table-cell>
          <table:table-cell table:formula="of:=LN([.G38])" office:value-type="float" office:value="6.25066575902382" calcext:value-type="float">
            <text:p>6,25066575902382</text:p>
          </table:table-cell>
          <table:table-cell table:formula="of:=([.D38]-[.H38])^2" office:value-type="float" office:value="0.0839031585673006" calcext:value-type="float">
            <text:p>0,0839031585673006</text:p>
          </table:table-cell>
          <table:table-cell table:number-columns-repeated="8"/>
          <table:table-cell table:formula="of:=[.R37]+2" office:value-type="float" office:value="74.0000000000008" calcext:value-type="float">
            <text:p>74,0000000000008</text:p>
          </table:table-cell>
          <table:table-cell table:formula="of:=[.$L$6] * ([.R38] - [.$L$4])^[.$L$5]" office:value-type="float" office:value="520.191629769315" calcext:value-type="float">
            <text:p>520,191629769315</text:p>
          </table:table-cell>
        </table:table-row>
        <table:table-row table:style-name="ro2">
          <table:table-cell table:formula="of:=[Planilha2.A184]*100"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  <table:table-cell table:formula="of:=LN([.A39]-[.$L$4])" office:value-type="float" office:value="5.02388052084627" calcext:value-type="float">
            <text:p>5,02388052084627</text:p>
          </table:table-cell>
          <table:table-cell table:formula="of:=LN([.B39])" office:value-type="float" office:value="6.20657592672493" calcext:value-type="float">
            <text:p>6,20657592672493</text:p>
          </table:table-cell>
          <table:table-cell table:formula="of:=[.C39]*[.D39]" office:value-type="float" office:value="31.1810958994268" calcext:value-type="float">
            <text:p>31,1810958994268</text:p>
          </table:table-cell>
          <table:table-cell table:formula="of:=[.C39]^2" office:value-type="float" office:value="25.2393754877386" calcext:value-type="float">
            <text:p>25,2393754877386</text:p>
          </table:table-cell>
          <table:table-cell table:formula="of:=[.$L$6] * ([.A39] - [.$L$4])^[.$L$5]" office:value-type="float" office:value="518.357811207028" calcext:value-type="float">
            <text:p>518,357811207028</text:p>
          </table:table-cell>
          <table:table-cell table:formula="of:=LN([.G39])" office:value-type="float" office:value="6.25066575902382" calcext:value-type="float">
            <text:p>6,25066575902382</text:p>
          </table:table-cell>
          <table:table-cell table:formula="of:=([.D39]-[.H39])^2" office:value-type="float" office:value="0.00194391331214447" calcext:value-type="float">
            <text:p>0,00194391331214447</text:p>
          </table:table-cell>
          <table:table-cell table:number-columns-repeated="8"/>
          <table:table-cell table:formula="of:=[.R38]+2" office:value-type="float" office:value="76.0000000000008" calcext:value-type="float">
            <text:p>76,0000000000008</text:p>
          </table:table-cell>
          <table:table-cell table:formula="of:=[.$L$6] * ([.R39] - [.$L$4])^[.$L$5]" office:value-type="float" office:value="520.123573536746" calcext:value-type="float">
            <text:p>520,123573536746</text:p>
          </table:table-cell>
        </table:table-row>
        <table:table-row table:style-name="ro2">
          <table:table-cell table:formula="of:=[Planilha2.A185]*100" office:value-type="float" office:value="152" calcext:value-type="float">
            <text:p>152</text:p>
          </table:table-cell>
          <table:table-cell office:value-type="float" office:value="981" calcext:value-type="float">
            <text:p>981</text:p>
          </table:table-cell>
          <table:table-cell table:formula="of:=LN([.A40]-[.$L$4])" office:value-type="float" office:value="5.02388052084627" calcext:value-type="float">
            <text:p>5,02388052084627</text:p>
          </table:table-cell>
          <table:table-cell table:formula="of:=LN([.B40])" office:value-type="float" office:value="6.88857245956536" calcext:value-type="float">
            <text:p>6,88857245956536</text:p>
          </table:table-cell>
          <table:table-cell table:formula="of:=[.C40]*[.D40]" office:value-type="float" office:value="34.6073649960485" calcext:value-type="float">
            <text:p>34,6073649960485</text:p>
          </table:table-cell>
          <table:table-cell table:formula="of:=[.C40]^2" office:value-type="float" office:value="25.2393754877386" calcext:value-type="float">
            <text:p>25,2393754877386</text:p>
          </table:table-cell>
          <table:table-cell table:formula="of:=[.$L$6] * ([.A40] - [.$L$4])^[.$L$5]" office:value-type="float" office:value="518.357811207028" calcext:value-type="float">
            <text:p>518,357811207028</text:p>
          </table:table-cell>
          <table:table-cell table:formula="of:=LN([.G40])" office:value-type="float" office:value="6.25066575902382" calcext:value-type="float">
            <text:p>6,25066575902382</text:p>
          </table:table-cell>
          <table:table-cell table:formula="of:=([.D40]-[.H40])^2" office:value-type="float" office:value="0.406924958595798" calcext:value-type="float">
            <text:p>0,406924958595798</text:p>
          </table:table-cell>
          <table:table-cell table:number-columns-repeated="8"/>
          <table:table-cell table:formula="of:=[.R39]+2" office:value-type="float" office:value="78.0000000000008" calcext:value-type="float">
            <text:p>78,0000000000008</text:p>
          </table:table-cell>
          <table:table-cell table:formula="of:=[.$L$6] * ([.R40] - [.$L$4])^[.$L$5]" office:value-type="float" office:value="520.057293759787" calcext:value-type="float">
            <text:p>520,057293759787</text:p>
          </table:table-cell>
        </table:table-row>
        <table:table-row table:style-name="ro2">
          <table:table-cell table:formula="of:=[Planilha2.A180]*100" office:value-type="float" office:value="151" calcext:value-type="float">
            <text:p>151</text:p>
          </table:table-cell>
          <table:table-cell office:value-type="float" office:value="496" calcext:value-type="float">
            <text:p>496</text:p>
          </table:table-cell>
          <table:table-cell table:formula="of:=LN([.A41]-[.$L$4])" office:value-type="float" office:value="5.01727983681492" calcext:value-type="float">
            <text:p>5,01727983681492</text:p>
          </table:table-cell>
          <table:table-cell table:formula="of:=LN([.B41])" office:value-type="float" office:value="6.20657592672493" calcext:value-type="float">
            <text:p>6,20657592672493</text:p>
          </table:table-cell>
          <table:table-cell table:formula="of:=[.C41]*[.D41]" office:value-type="float" office:value="31.1401282528179" calcext:value-type="float">
            <text:p>31,1401282528179</text:p>
          </table:table-cell>
          <table:table-cell table:formula="of:=[.C41]^2" office:value-type="float" office:value="25.1730969609095" calcext:value-type="float">
            <text:p>25,1730969609095</text:p>
          </table:table-cell>
          <table:table-cell table:formula="of:=[.$L$6] * ([.A41] - [.$L$4])^[.$L$5]" office:value-type="float" office:value="518.37459785983" calcext:value-type="float">
            <text:p>518,37459785983</text:p>
          </table:table-cell>
          <table:table-cell table:formula="of:=LN([.G41])" office:value-type="float" office:value="6.25069814279548" calcext:value-type="float">
            <text:p>6,25069814279548</text:p>
          </table:table-cell>
          <table:table-cell table:formula="of:=([.D41]-[.H41])^2" office:value-type="float" office:value="0.00194676995097643" calcext:value-type="float">
            <text:p>0,00194676995097643</text:p>
          </table:table-cell>
          <table:table-cell table:number-columns-repeated="8"/>
          <table:table-cell table:formula="of:=[.R40]+2" office:value-type="float" office:value="80.0000000000008" calcext:value-type="float">
            <text:p>80,0000000000008</text:p>
          </table:table-cell>
          <table:table-cell table:formula="of:=[.$L$6] * ([.R41] - [.$L$4])^[.$L$5]" office:value-type="float" office:value="519.99270026149" calcext:value-type="float">
            <text:p>519,99270026149</text:p>
          </table:table-cell>
        </table:table-row>
        <table:table-row table:style-name="ro2">
          <table:table-cell table:formula="of:=[Planilha2.A177]*100" office:value-type="float" office:value="150" calcext:value-type="float">
            <text:p>150</text:p>
          </table:table-cell>
          <table:table-cell office:value-type="float" office:value="1004" calcext:value-type="float">
            <text:p>1004</text:p>
          </table:table-cell>
          <table:table-cell table:formula="of:=LN([.A42]-[.$L$4])" office:value-type="float" office:value="5.01063529409625" calcext:value-type="float">
            <text:p>5,01063529409625</text:p>
          </table:table-cell>
          <table:table-cell table:formula="of:=LN([.B42])" office:value-type="float" office:value="6.91174730025167" calcext:value-type="float">
            <text:p>6,91174730025167</text:p>
          </table:table-cell>
          <table:table-cell table:formula="of:=[.C42]*[.D42]" office:value-type="float" office:value="34.6322449665155" calcext:value-type="float">
            <text:p>34,6322449665155</text:p>
          </table:table-cell>
          <table:table-cell table:formula="of:=[.C42]^2" office:value-type="float" office:value="25.106466050443" calcext:value-type="float">
            <text:p>25,106466050443</text:p>
          </table:table-cell>
          <table:table-cell table:formula="of:=[.$L$6] * ([.A42] - [.$L$4])^[.$L$5]" office:value-type="float" office:value="518.391496601725" calcext:value-type="float">
            <text:p>518,391496601725</text:p>
          </table:table-cell>
          <table:table-cell table:formula="of:=LN([.G42])" office:value-type="float" office:value="6.25073074174328" calcext:value-type="float">
            <text:p>6,25073074174328</text:p>
          </table:table-cell>
          <table:table-cell table:formula="of:=([.D42]-[.H42])^2" office:value-type="float" office:value="0.436942890622284" calcext:value-type="float">
            <text:p>0,436942890622284</text:p>
          </table:table-cell>
          <table:table-cell table:number-columns-repeated="8"/>
          <table:table-cell table:formula="of:=[.R41]+2" office:value-type="float" office:value="82.0000000000008" calcext:value-type="float">
            <text:p>82,0000000000008</text:p>
          </table:table-cell>
          <table:table-cell table:formula="of:=[.$L$6] * ([.R42] - [.$L$4])^[.$L$5]" office:value-type="float" office:value="519.929709556609" calcext:value-type="float">
            <text:p>519,929709556609</text:p>
          </table:table-cell>
        </table:table-row>
        <table:table-row table:style-name="ro2">
          <table:table-cell table:formula="of:=[Planilha2.A178]*100" office:value-type="float" office:value="150" calcext:value-type="float">
            <text:p>150</text:p>
          </table:table-cell>
          <table:table-cell office:value-type="float" office:value="841" calcext:value-type="float">
            <text:p>841</text:p>
          </table:table-cell>
          <table:table-cell table:formula="of:=LN([.A43]-[.$L$4])" office:value-type="float" office:value="5.01063529409625" calcext:value-type="float">
            <text:p>5,01063529409625</text:p>
          </table:table-cell>
          <table:table-cell table:formula="of:=LN([.B43])" office:value-type="float" office:value="6.73459165997295" calcext:value-type="float">
            <text:p>6,73459165997295</text:p>
          </table:table-cell>
          <table:table-cell table:formula="of:=[.C43]*[.D43]" office:value-type="float" office:value="33.7445826627867" calcext:value-type="float">
            <text:p>33,7445826627867</text:p>
          </table:table-cell>
          <table:table-cell table:formula="of:=[.C43]^2" office:value-type="float" office:value="25.106466050443" calcext:value-type="float">
            <text:p>25,106466050443</text:p>
          </table:table-cell>
          <table:table-cell table:formula="of:=[.$L$6] * ([.A43] - [.$L$4])^[.$L$5]" office:value-type="float" office:value="518.391496601725" calcext:value-type="float">
            <text:p>518,391496601725</text:p>
          </table:table-cell>
          <table:table-cell table:formula="of:=LN([.G43])" office:value-type="float" office:value="6.25073074174328" calcext:value-type="float">
            <text:p>6,25073074174328</text:p>
          </table:table-cell>
          <table:table-cell table:formula="of:=([.D43]-[.H43])^2" office:value-type="float" office:value="0.234121388190059" calcext:value-type="float">
            <text:p>0,234121388190059</text:p>
          </table:table-cell>
          <table:table-cell table:number-columns-repeated="8"/>
          <table:table-cell table:formula="of:=[.R42]+2" office:value-type="float" office:value="84.0000000000008" calcext:value-type="float">
            <text:p>84,0000000000008</text:p>
          </table:table-cell>
          <table:table-cell table:formula="of:=[.$L$6] * ([.R43] - [.$L$4])^[.$L$5]" office:value-type="float" office:value="519.868244205696" calcext:value-type="float">
            <text:p>519,868244205696</text:p>
          </table:table-cell>
        </table:table-row>
        <table:table-row table:style-name="ro2">
          <table:table-cell table:formula="of:=[Planilha2.A179]*100" office:value-type="float" office:value="150" calcext:value-type="float">
            <text:p>150</text:p>
          </table:table-cell>
          <table:table-cell office:value-type="float" office:value="808" calcext:value-type="float">
            <text:p>808</text:p>
          </table:table-cell>
          <table:table-cell table:formula="of:=LN([.A44]-[.$L$4])" office:value-type="float" office:value="5.01063529409625" calcext:value-type="float">
            <text:p>5,01063529409625</text:p>
          </table:table-cell>
          <table:table-cell table:formula="of:=LN([.B44])" office:value-type="float" office:value="6.6945620585211" calcext:value-type="float">
            <text:p>6,6945620585211</text:p>
          </table:table-cell>
          <table:table-cell table:formula="of:=[.C44]*[.D44]" office:value-type="float" office:value="33.5440089289435" calcext:value-type="float">
            <text:p>33,5440089289435</text:p>
          </table:table-cell>
          <table:table-cell table:formula="of:=[.C44]^2" office:value-type="float" office:value="25.106466050443" calcext:value-type="float">
            <text:p>25,106466050443</text:p>
          </table:table-cell>
          <table:table-cell table:formula="of:=[.$L$6] * ([.A44] - [.$L$4])^[.$L$5]" office:value-type="float" office:value="518.391496601725" calcext:value-type="float">
            <text:p>518,391496601725</text:p>
          </table:table-cell>
          <table:table-cell table:formula="of:=LN([.G44])" office:value-type="float" office:value="6.25073074174328" calcext:value-type="float">
            <text:p>6,25073074174328</text:p>
          </table:table-cell>
          <table:table-cell table:formula="of:=([.D44]-[.H44])^2" office:value-type="float" office:value="0.196986237752731" calcext:value-type="float">
            <text:p>0,196986237752731</text:p>
          </table:table-cell>
          <table:table-cell table:number-columns-repeated="8"/>
          <table:table-cell table:formula="of:=[.R43]+2" office:value-type="float" office:value="86.0000000000008" calcext:value-type="float">
            <text:p>86,0000000000008</text:p>
          </table:table-cell>
          <table:table-cell table:formula="of:=[.$L$6] * ([.R44] - [.$L$4])^[.$L$5]" office:value-type="float" office:value="519.808232245289" calcext:value-type="float">
            <text:p>519,808232245289</text:p>
          </table:table-cell>
        </table:table-row>
        <table:table-row table:style-name="ro2">
          <table:table-cell table:formula="of:=[Planilha2.A176]*100" office:value-type="float" office:value="149" calcext:value-type="float">
            <text:p>149</text:p>
          </table:table-cell>
          <table:table-cell office:value-type="float" office:value="955" calcext:value-type="float">
            <text:p>955</text:p>
          </table:table-cell>
          <table:table-cell table:formula="of:=LN([.A45]-[.$L$4])" office:value-type="float" office:value="5.00394630594545" calcext:value-type="float">
            <text:p>5,00394630594545</text:p>
          </table:table-cell>
          <table:table-cell table:formula="of:=LN([.B45])" office:value-type="float" office:value="6.86171134048073" calcext:value-type="float">
            <text:p>6,86171134048073</text:p>
          </table:table-cell>
          <table:table-cell table:formula="of:=[.C45]*[.D45]" office:value-type="float" office:value="34.3356351146626" calcext:value-type="float">
            <text:p>34,3356351146626</text:p>
          </table:table-cell>
          <table:table-cell table:formula="of:=[.C45]^2" office:value-type="float" office:value="25.0394786327852" calcext:value-type="float">
            <text:p>25,0394786327852</text:p>
          </table:table-cell>
          <table:table-cell table:formula="of:=[.$L$6] * ([.A45] - [.$L$4])^[.$L$5]" office:value-type="float" office:value="518.408508935953" calcext:value-type="float">
            <text:p>518,408508935953</text:p>
          </table:table-cell>
          <table:table-cell table:formula="of:=LN([.G45])" office:value-type="float" office:value="6.25076355874586" calcext:value-type="float">
            <text:p>6,25076355874586</text:p>
          </table:table-cell>
          <table:table-cell table:formula="of:=([.D45]-[.H45])^2" office:value-type="float" office:value="0.373257192006757" calcext:value-type="float">
            <text:p>0,373257192006757</text:p>
          </table:table-cell>
          <table:table-cell table:number-columns-repeated="8"/>
          <table:table-cell table:formula="of:=[.R44]+2" office:value-type="float" office:value="88.0000000000008" calcext:value-type="float">
            <text:p>88,0000000000008</text:p>
          </table:table-cell>
          <table:table-cell table:formula="of:=[.$L$6] * ([.R45] - [.$L$4])^[.$L$5]" office:value-type="float" office:value="519.74960668366" calcext:value-type="float">
            <text:p>519,74960668366</text:p>
          </table:table-cell>
        </table:table-row>
        <table:table-row table:style-name="ro2">
          <table:table-cell table:formula="of:=[Planilha2.A174]*100" office:value-type="float" office:value="148" calcext:value-type="float">
            <text:p>148</text:p>
          </table:table-cell>
          <table:table-cell office:value-type="float" office:value="480" calcext:value-type="float">
            <text:p>480</text:p>
          </table:table-cell>
          <table:table-cell table:formula="of:=LN([.A46]-[.$L$4])" office:value-type="float" office:value="4.99721227376411" calcext:value-type="float">
            <text:p>4,99721227376411</text:p>
          </table:table-cell>
          <table:table-cell table:formula="of:=LN([.B46])" office:value-type="float" office:value="6.17378610390194" calcext:value-type="float">
            <text:p>6,17378610390194</text:p>
          </table:table-cell>
          <table:table-cell table:formula="of:=[.C46]*[.D46]" office:value-type="float" office:value="30.8517196940131" calcext:value-type="float">
            <text:p>30,8517196940131</text:p>
          </table:table-cell>
          <table:table-cell table:formula="of:=[.C46]^2" office:value-type="float" office:value="24.9721305090587" calcext:value-type="float">
            <text:p>24,9721305090587</text:p>
          </table:table-cell>
          <table:table-cell table:formula="of:=[.$L$6] * ([.A46] - [.$L$4])^[.$L$5]" office:value-type="float" office:value="518.425636396172" calcext:value-type="float">
            <text:p>518,425636396172</text:p>
          </table:table-cell>
          <table:table-cell table:formula="of:=LN([.G46])" office:value-type="float" office:value="6.25079659674002" calcext:value-type="float">
            <text:p>6,25079659674002</text:p>
          </table:table-cell>
          <table:table-cell table:formula="of:=([.D46]-[.H46])^2" office:value-type="float" office:value="0.00593061600716509" calcext:value-type="float">
            <text:p>0,00593061600716509</text:p>
          </table:table-cell>
          <table:table-cell table:number-columns-repeated="8"/>
          <table:table-cell table:formula="of:=[.R45]+2" office:value-type="float" office:value="90.0000000000008" calcext:value-type="float">
            <text:p>90,0000000000008</text:p>
          </table:table-cell>
          <table:table-cell table:formula="of:=[.$L$6] * ([.R46] - [.$L$4])^[.$L$5]" office:value-type="float" office:value="519.6923050533" calcext:value-type="float">
            <text:p>519,6923050533</text:p>
          </table:table-cell>
        </table:table-row>
        <table:table-row table:style-name="ro2">
          <table:table-cell table:formula="of:=[Planilha2.A175]*100" office:value-type="float" office:value="148" calcext:value-type="float">
            <text:p>148</text:p>
          </table:table-cell>
          <table:table-cell office:value-type="float" office:value="942" calcext:value-type="float">
            <text:p>942</text:p>
          </table:table-cell>
          <table:table-cell table:formula="of:=LN([.A47]-[.$L$4])" office:value-type="float" office:value="4.99721227376411" calcext:value-type="float">
            <text:p>4,99721227376411</text:p>
          </table:table-cell>
          <table:table-cell table:formula="of:=LN([.B47])" office:value-type="float" office:value="6.84800527457636" calcext:value-type="float">
            <text:p>6,84800527457636</text:p>
          </table:table-cell>
          <table:table-cell table:formula="of:=[.C47]*[.D47]" office:value-type="float" office:value="34.2209360089144" calcext:value-type="float">
            <text:p>34,2209360089144</text:p>
          </table:table-cell>
          <table:table-cell table:formula="of:=[.C47]^2" office:value-type="float" office:value="24.9721305090587" calcext:value-type="float">
            <text:p>24,9721305090587</text:p>
          </table:table-cell>
          <table:table-cell table:formula="of:=[.$L$6] * ([.A47] - [.$L$4])^[.$L$5]" office:value-type="float" office:value="518.425636396172" calcext:value-type="float">
            <text:p>518,425636396172</text:p>
          </table:table-cell>
          <table:table-cell table:formula="of:=LN([.G47])" office:value-type="float" office:value="6.25079659674002" calcext:value-type="float">
            <text:p>6,25079659674002</text:p>
          </table:table-cell>
          <table:table-cell table:formula="of:=([.D47]-[.H47])^2" office:value-type="float" office:value="0.356658204883028" calcext:value-type="float">
            <text:p>0,356658204883028</text:p>
          </table:table-cell>
          <table:table-cell table:number-columns-repeated="8"/>
          <table:table-cell table:formula="of:=[.R46]+2" office:value-type="float" office:value="92.0000000000008" calcext:value-type="float">
            <text:p>92,0000000000008</text:p>
          </table:table-cell>
          <table:table-cell table:formula="of:=[.$L$6] * ([.R47] - [.$L$4])^[.$L$5]" office:value-type="float" office:value="519.636269012636" calcext:value-type="float">
            <text:p>519,636269012636</text:p>
          </table:table-cell>
        </table:table-row>
        <table:table-row table:style-name="ro2">
          <table:table-cell table:formula="of:=[Planilha2.A171]*100" office:value-type="float" office:value="147" calcext:value-type="float">
            <text:p>147</text:p>
          </table:table-cell>
          <table:table-cell office:value-type="float" office:value="826.111" calcext:value-type="float">
            <text:p>826,111</text:p>
          </table:table-cell>
          <table:table-cell table:formula="of:=LN([.A48]-[.$L$4])" office:value-type="float" office:value="4.99043258677873" calcext:value-type="float">
            <text:p>4,99043258677873</text:p>
          </table:table-cell>
          <table:table-cell table:formula="of:=LN([.B48])" office:value-type="float" office:value="6.71672914705904" calcext:value-type="float">
            <text:p>6,71672914705904</text:p>
          </table:table-cell>
          <table:table-cell table:formula="of:=[.C48]*[.D48]" office:value-type="float" office:value="33.5193840120499" calcext:value-type="float">
            <text:p>33,5193840120499</text:p>
          </table:table-cell>
          <table:table-cell table:formula="of:=[.C48]^2" office:value-type="float" office:value="24.9044174031831" calcext:value-type="float">
            <text:p>24,9044174031831</text:p>
          </table:table-cell>
          <table:table-cell table:formula="of:=[.$L$6] * ([.A48] - [.$L$4])^[.$L$5]" office:value-type="float" office:value="518.442880547286" calcext:value-type="float">
            <text:p>518,442880547286</text:p>
          </table:table-cell>
          <table:table-cell table:formula="of:=LN([.G48])" office:value-type="float" office:value="6.2508298587223" calcext:value-type="float">
            <text:p>6,2508298587223</text:p>
          </table:table-cell>
          <table:table-cell table:formula="of:=([.D48]-[.H48])^2" office:value-type="float" office:value="0.217062146872678" calcext:value-type="float">
            <text:p>0,217062146872678</text:p>
          </table:table-cell>
          <table:table-cell table:number-columns-repeated="8"/>
          <table:table-cell table:formula="of:=[.R47]+2" office:value-type="float" office:value="94.0000000000008" calcext:value-type="float">
            <text:p>94,0000000000008</text:p>
          </table:table-cell>
          <table:table-cell table:formula="of:=[.$L$6] * ([.R48] - [.$L$4])^[.$L$5]" office:value-type="float" office:value="519.581443990624" calcext:value-type="float">
            <text:p>519,581443990624</text:p>
          </table:table-cell>
        </table:table-row>
        <table:table-row table:style-name="ro2">
          <table:table-cell table:formula="of:=[Planilha2.A172]*100" office:value-type="float" office:value="147" calcext:value-type="float">
            <text:p>147</text:p>
          </table:table-cell>
          <table:table-cell office:value-type="float" office:value="594.471" calcext:value-type="float">
            <text:p>594,471</text:p>
          </table:table-cell>
          <table:table-cell table:formula="of:=LN([.A49]-[.$L$4])" office:value-type="float" office:value="4.99043258677873" calcext:value-type="float">
            <text:p>4,99043258677873</text:p>
          </table:table-cell>
          <table:table-cell table:formula="of:=LN([.B49])" office:value-type="float" office:value="6.38767193445323" calcext:value-type="float">
            <text:p>6,38767193445323</text:p>
          </table:table-cell>
          <table:table-cell table:formula="of:=[.C49]*[.D49]" office:value-type="float" office:value="31.8772461753473" calcext:value-type="float">
            <text:p>31,8772461753473</text:p>
          </table:table-cell>
          <table:table-cell table:formula="of:=[.C49]^2" office:value-type="float" office:value="24.9044174031831" calcext:value-type="float">
            <text:p>24,9044174031831</text:p>
          </table:table-cell>
          <table:table-cell table:formula="of:=[.$L$6] * ([.A49] - [.$L$4])^[.$L$5]" office:value-type="float" office:value="518.442880547286" calcext:value-type="float">
            <text:p>518,442880547286</text:p>
          </table:table-cell>
          <table:table-cell table:formula="of:=LN([.G49])" office:value-type="float" office:value="6.2508298587223" calcext:value-type="float">
            <text:p>6,2508298587223</text:p>
          </table:table-cell>
          <table:table-cell table:formula="of:=([.D49]-[.H49])^2" office:value-type="float" office:value="0.0187257536903485" calcext:value-type="float">
            <text:p>0,0187257536903485</text:p>
          </table:table-cell>
          <table:table-cell table:number-columns-repeated="8"/>
          <table:table-cell table:formula="of:=[.R48]+2" office:value-type="float" office:value="96.0000000000008" calcext:value-type="float">
            <text:p>96,0000000000008</text:p>
          </table:table-cell>
          <table:table-cell table:formula="of:=[.$L$6] * ([.R49] - [.$L$4])^[.$L$5]" office:value-type="float" office:value="519.527778868791" calcext:value-type="float">
            <text:p>519,527778868791</text:p>
          </table:table-cell>
        </table:table-row>
        <table:table-row table:style-name="ro2">
          <table:table-cell table:formula="of:=[Planilha2.A173]*100" office:value-type="float" office:value="147" calcext:value-type="float">
            <text:p>147</text:p>
          </table:table-cell>
          <table:table-cell office:value-type="float" office:value="453" calcext:value-type="float">
            <text:p>453</text:p>
          </table:table-cell>
          <table:table-cell table:formula="of:=LN([.A50]-[.$L$4])" office:value-type="float" office:value="4.99043258677873" calcext:value-type="float">
            <text:p>4,99043258677873</text:p>
          </table:table-cell>
          <table:table-cell table:formula="of:=LN([.B50])" office:value-type="float" office:value="6.11589212548303" calcext:value-type="float">
            <text:p>6,11589212548303</text:p>
          </table:table-cell>
          <table:table-cell table:formula="of:=[.C50]*[.D50]" office:value-type="float" office:value="30.520947360234" calcext:value-type="float">
            <text:p>30,520947360234</text:p>
          </table:table-cell>
          <table:table-cell table:formula="of:=[.C50]^2" office:value-type="float" office:value="24.9044174031831" calcext:value-type="float">
            <text:p>24,9044174031831</text:p>
          </table:table-cell>
          <table:table-cell table:formula="of:=[.$L$6] * ([.A50] - [.$L$4])^[.$L$5]" office:value-type="float" office:value="518.442880547286" calcext:value-type="float">
            <text:p>518,442880547286</text:p>
          </table:table-cell>
          <table:table-cell table:formula="of:=LN([.G50])" office:value-type="float" office:value="6.2508298587223" calcext:value-type="float">
            <text:p>6,2508298587223</text:p>
          </table:table-cell>
          <table:table-cell table:formula="of:=([.D50]-[.H50])^2" office:value-type="float" office:value="0.018208191851751" calcext:value-type="float">
            <text:p>0,018208191851751</text:p>
          </table:table-cell>
          <table:table-cell table:number-columns-repeated="8"/>
          <table:table-cell table:formula="of:=[.R49]+2" office:value-type="float" office:value="98.0000000000008" calcext:value-type="float">
            <text:p>98,0000000000008</text:p>
          </table:table-cell>
          <table:table-cell table:formula="of:=[.$L$6] * ([.R50] - [.$L$4])^[.$L$5]" office:value-type="float" office:value="519.475225696109" calcext:value-type="float">
            <text:p>519,475225696109</text:p>
          </table:table-cell>
        </table:table-row>
        <table:table-row table:style-name="ro2">
          <table:table-cell table:formula="of:=[Planilha2.A170]*100" office:value-type="float" office:value="146" calcext:value-type="float">
            <text:p>146</text:p>
          </table:table-cell>
          <table:table-cell office:value-type="float" office:value="889" calcext:value-type="float">
            <text:p>889</text:p>
          </table:table-cell>
          <table:table-cell table:formula="of:=LN([.A51]-[.$L$4])" office:value-type="float" office:value="4.98360662170833" calcext:value-type="float">
            <text:p>4,98360662170833</text:p>
          </table:table-cell>
          <table:table-cell table:formula="of:=LN([.B51])" office:value-type="float" office:value="6.79009723551391" calcext:value-type="float">
            <text:p>6,79009723551391</text:p>
          </table:table-cell>
          <table:table-cell table:formula="of:=[.C51]*[.D51]" office:value-type="float" office:value="33.8391735449505" calcext:value-type="float">
            <text:p>33,8391735449505</text:p>
          </table:table-cell>
          <table:table-cell table:formula="of:=[.C51]^2" office:value-type="float" office:value="24.8363349599351" calcext:value-type="float">
            <text:p>24,8363349599351</text:p>
          </table:table-cell>
          <table:table-cell table:formula="of:=[.$L$6] * ([.A51] - [.$L$4])^[.$L$5]" office:value-type="float" office:value="518.460242986298" calcext:value-type="float">
            <text:p>518,460242986298</text:p>
          </table:table-cell>
          <table:table-cell table:formula="of:=LN([.G51])" office:value-type="float" office:value="6.25086334775058" calcext:value-type="float">
            <text:p>6,25086334775058</text:p>
          </table:table-cell>
          <table:table-cell table:formula="of:=([.D51]-[.H51])^2" office:value-type="float" office:value="0.290773185712352" calcext:value-type="float">
            <text:p>0,290773185712352</text:p>
          </table:table-cell>
          <table:table-cell table:number-columns-repeated="8"/>
          <table:table-cell table:formula="of:=[.R50]+2" office:value-type="float" office:value="100.000000000001" calcext:value-type="float">
            <text:p>100,000000000001</text:p>
          </table:table-cell>
          <table:table-cell table:formula="of:=[.$L$6] * ([.R51] - [.$L$4])^[.$L$5]" office:value-type="float" office:value="519.423739432686" calcext:value-type="float">
            <text:p>519,423739432686</text:p>
          </table:table-cell>
        </table:table-row>
        <table:table-row table:style-name="ro2">
          <table:table-cell table:formula="of:=[Planilha2.A167]*100" office:value-type="float" office:value="145" calcext:value-type="float">
            <text:p>145</text:p>
          </table:table-cell>
          <table:table-cell office:value-type="float" office:value="492" calcext:value-type="float">
            <text:p>492</text:p>
          </table:table-cell>
          <table:table-cell table:formula="of:=LN([.A52]-[.$L$4])" office:value-type="float" office:value="4.97673374242057" calcext:value-type="float">
            <text:p>4,97673374242057</text:p>
          </table:table-cell>
          <table:table-cell table:formula="of:=LN([.B52])" office:value-type="float" office:value="6.19847871649231" calcext:value-type="float">
            <text:p>6,19847871649231</text:p>
          </table:table-cell>
          <table:table-cell table:formula="of:=[.C52]*[.D52]" office:value-type="float" office:value="30.848178180043" calcext:value-type="float">
            <text:p>30,848178180043</text:p>
          </table:table-cell>
          <table:table-cell table:formula="of:=[.C52]^2" office:value-type="float" office:value="24.7678787429474" calcext:value-type="float">
            <text:p>24,7678787429474</text:p>
          </table:table-cell>
          <table:table-cell table:formula="of:=[.$L$6] * ([.A52] - [.$L$4])^[.$L$5]" office:value-type="float" office:value="518.477725343193" calcext:value-type="float">
            <text:p>518,477725343193</text:p>
          </table:table-cell>
          <table:table-cell table:formula="of:=LN([.G52])" office:value-type="float" office:value="6.25089706694581" calcext:value-type="float">
            <text:p>6,25089706694581</text:p>
          </table:table-cell>
          <table:table-cell table:formula="of:=([.D52]-[.H52])^2" office:value-type="float" office:value="0.00274768346426579" calcext:value-type="float">
            <text:p>0,00274768346426579</text:p>
          </table:table-cell>
          <table:table-cell table:number-columns-repeated="8"/>
          <table:table-cell table:formula="of:=[.R51]+2" office:value-type="float" office:value="102.000000000001" calcext:value-type="float">
            <text:p>102,000000000001</text:p>
          </table:table-cell>
          <table:table-cell table:formula="of:=[.$L$6] * ([.R52] - [.$L$4])^[.$L$5]" office:value-type="float" office:value="519.373277718872" calcext:value-type="float">
            <text:p>519,373277718872</text:p>
          </table:table-cell>
        </table:table-row>
        <table:table-row table:style-name="ro2">
          <table:table-cell table:formula="of:=[Planilha2.A168]*100" office:value-type="float" office:value="145" calcext:value-type="float">
            <text:p>145</text:p>
          </table:table-cell>
          <table:table-cell office:value-type="float" office:value="886" calcext:value-type="float">
            <text:p>886</text:p>
          </table:table-cell>
          <table:table-cell table:formula="of:=LN([.A53]-[.$L$4])" office:value-type="float" office:value="4.97673374242057" calcext:value-type="float">
            <text:p>4,97673374242057</text:p>
          </table:table-cell>
          <table:table-cell table:formula="of:=LN([.B53])" office:value-type="float" office:value="6.78671695060508" calcext:value-type="float">
            <text:p>6,78671695060508</text:p>
          </table:table-cell>
          <table:table-cell table:formula="of:=[.C53]*[.D53]" office:value-type="float" office:value="33.7756832483339" calcext:value-type="float">
            <text:p>33,7756832483339</text:p>
          </table:table-cell>
          <table:table-cell table:formula="of:=[.C53]^2" office:value-type="float" office:value="24.7678787429474" calcext:value-type="float">
            <text:p>24,7678787429474</text:p>
          </table:table-cell>
          <table:table-cell table:formula="of:=[.$L$6] * ([.A53] - [.$L$4])^[.$L$5]" office:value-type="float" office:value="518.477725343193" calcext:value-type="float">
            <text:p>518,477725343193</text:p>
          </table:table-cell>
          <table:table-cell table:formula="of:=LN([.G53])" office:value-type="float" office:value="6.25089706694581" calcext:value-type="float">
            <text:p>6,25089706694581</text:p>
          </table:table-cell>
          <table:table-cell table:formula="of:=([.D53]-[.H53])^2" office:value-type="float" office:value="0.287102947724639" calcext:value-type="float">
            <text:p>0,287102947724639</text:p>
          </table:table-cell>
          <table:table-cell table:number-columns-repeated="8"/>
          <table:table-cell table:formula="of:=[.R52]+2" office:value-type="float" office:value="104.000000000001" calcext:value-type="float">
            <text:p>104,000000000001</text:p>
          </table:table-cell>
          <table:table-cell table:formula="of:=[.$L$6] * ([.R53] - [.$L$4])^[.$L$5]" office:value-type="float" office:value="519.323800666807" calcext:value-type="float">
            <text:p>519,323800666807</text:p>
          </table:table-cell>
        </table:table-row>
        <table:table-row table:style-name="ro2">
          <table:table-cell table:formula="of:=[Planilha2.A169]*100" office:value-type="float" office:value="145" calcext:value-type="float">
            <text:p>145</text:p>
          </table:table-cell>
          <table:table-cell office:value-type="float" office:value="838" calcext:value-type="float">
            <text:p>838</text:p>
          </table:table-cell>
          <table:table-cell table:formula="of:=LN([.A54]-[.$L$4])" office:value-type="float" office:value="4.97673374242057" calcext:value-type="float">
            <text:p>4,97673374242057</text:p>
          </table:table-cell>
          <table:table-cell table:formula="of:=LN([.B54])" office:value-type="float" office:value="6.73101810048208" calcext:value-type="float">
            <text:p>6,73101810048208</text:p>
          </table:table-cell>
          <table:table-cell table:formula="of:=[.C54]*[.D54]" office:value-type="float" office:value="33.4984849015128" calcext:value-type="float">
            <text:p>33,4984849015128</text:p>
          </table:table-cell>
          <table:table-cell table:formula="of:=[.C54]^2" office:value-type="float" office:value="24.7678787429474" calcext:value-type="float">
            <text:p>24,7678787429474</text:p>
          </table:table-cell>
          <table:table-cell table:formula="of:=[.$L$6] * ([.A54] - [.$L$4])^[.$L$5]" office:value-type="float" office:value="518.477725343193" calcext:value-type="float">
            <text:p>518,477725343193</text:p>
          </table:table-cell>
          <table:table-cell table:formula="of:=LN([.G54])" office:value-type="float" office:value="6.25089706694581" calcext:value-type="float">
            <text:p>6,25089706694581</text:p>
          </table:table-cell>
          <table:table-cell table:formula="of:=([.D54]-[.H54])^2" office:value-type="float" office:value="0.230516206843942" calcext:value-type="float">
            <text:p>0,230516206843942</text:p>
          </table:table-cell>
          <table:table-cell table:number-columns-repeated="8"/>
          <table:table-cell table:formula="of:=[.R53]+2" office:value-type="float" office:value="106.000000000001" calcext:value-type="float">
            <text:p>106,000000000001</text:p>
          </table:table-cell>
          <table:table-cell table:formula="of:=[.$L$6] * ([.R54] - [.$L$4])^[.$L$5]" office:value-type="float" office:value="519.275270671841" calcext:value-type="float">
            <text:p>519,275270671841</text:p>
          </table:table-cell>
        </table:table-row>
        <table:table-row table:style-name="ro2">
          <table:table-cell table:formula="of:=[Planilha2.A166]*100" office:value-type="float" office:value="141" calcext:value-type="float">
            <text:p>141</text:p>
          </table:table-cell>
          <table:table-cell office:value-type="float" office:value="827" calcext:value-type="float">
            <text:p>827</text:p>
          </table:table-cell>
          <table:table-cell table:formula="of:=LN([.A55]-[.$L$4])" office:value-type="float" office:value="4.94875989037816" calcext:value-type="float">
            <text:p>4,94875989037816</text:p>
          </table:table-cell>
          <table:table-cell table:formula="of:=LN([.B55])" office:value-type="float" office:value="6.71780469502369" calcext:value-type="float">
            <text:p>6,71780469502369</text:p>
          </table:table-cell>
          <table:table-cell table:formula="of:=[.C55]*[.D55]" office:value-type="float" office:value="33.2448024261273" calcext:value-type="float">
            <text:p>33,2448024261273</text:p>
          </table:table-cell>
          <table:table-cell table:formula="of:=[.C55]^2" office:value-type="float" office:value="24.4902244526157" calcext:value-type="float">
            <text:p>24,4902244526157</text:p>
          </table:table-cell>
          <table:table-cell table:formula="of:=[.$L$6] * ([.A55] - [.$L$4])^[.$L$5]" office:value-type="float" office:value="518.548887755813" calcext:value-type="float">
            <text:p>518,548887755813</text:p>
          </table:table-cell>
          <table:table-cell table:formula="of:=LN([.G55])" office:value-type="float" office:value="6.25103431012131" calcext:value-type="float">
            <text:p>6,25103431012131</text:p>
          </table:table-cell>
          <table:table-cell table:formula="of:=([.D55]-[.H55])^2" office:value-type="float" office:value="0.217874592221918" calcext:value-type="float">
            <text:p>0,217874592221918</text:p>
          </table:table-cell>
          <table:table-cell table:number-columns-repeated="8"/>
          <table:table-cell table:formula="of:=[.R54]+2" office:value-type="float" office:value="108.000000000001" calcext:value-type="float">
            <text:p>108,000000000001</text:p>
          </table:table-cell>
          <table:table-cell table:formula="of:=[.$L$6] * ([.R55] - [.$L$4])^[.$L$5]" office:value-type="float" office:value="519.2276522416" calcext:value-type="float">
            <text:p>519,2276522416</text:p>
          </table:table-cell>
        </table:table-row>
        <table:table-row table:style-name="ro2">
          <table:table-cell table:formula="of:=[Planilha2.A163]*100" office:value-type="float" office:value="140" calcext:value-type="float">
            <text:p>140</text:p>
          </table:table-cell>
          <table:table-cell office:value-type="float" office:value="496" calcext:value-type="float">
            <text:p>496</text:p>
          </table:table-cell>
          <table:table-cell table:formula="of:=LN([.A56]-[.$L$4])" office:value-type="float" office:value="4.9416424226093" calcext:value-type="float">
            <text:p>4,9416424226093</text:p>
          </table:table-cell>
          <table:table-cell table:formula="of:=LN([.B56])" office:value-type="float" office:value="6.20657592672493" calcext:value-type="float">
            <text:p>6,20657592672493</text:p>
          </table:table-cell>
          <table:table-cell table:formula="of:=[.C56]*[.D56]" office:value-type="float" office:value="30.6706788986495" calcext:value-type="float">
            <text:p>30,6706788986495</text:p>
          </table:table-cell>
          <table:table-cell table:formula="of:=[.C56]^2" office:value-type="float" office:value="24.4198298329319" calcext:value-type="float">
            <text:p>24,4198298329319</text:p>
          </table:table-cell>
          <table:table-cell table:formula="of:=[.$L$6] * ([.A56] - [.$L$4])^[.$L$5]" office:value-type="float" office:value="518.566995372122" calcext:value-type="float">
            <text:p>518,566995372122</text:p>
          </table:table-cell>
          <table:table-cell table:formula="of:=LN([.G56])" office:value-type="float" office:value="6.25106922929786" calcext:value-type="float">
            <text:p>6,25106922929786</text:p>
          </table:table-cell>
          <table:table-cell table:formula="of:=([.D56]-[.H56])^2" office:value-type="float" office:value="0.00197965397384602" calcext:value-type="float">
            <text:p>0,00197965397384602</text:p>
          </table:table-cell>
          <table:table-cell table:number-columns-repeated="8"/>
          <table:table-cell table:formula="of:=[.R55]+2" office:value-type="float" office:value="110.000000000001" calcext:value-type="float">
            <text:p>110,000000000001</text:p>
          </table:table-cell>
          <table:table-cell table:formula="of:=[.$L$6] * ([.R56] - [.$L$4])^[.$L$5]" office:value-type="float" office:value="519.18091184075" calcext:value-type="float">
            <text:p>519,18091184075</text:p>
          </table:table-cell>
        </table:table-row>
        <table:table-row table:style-name="ro2">
          <table:table-cell table:formula="of:=[Planilha2.A164]*100" office:value-type="float" office:value="140" calcext:value-type="float">
            <text:p>140</text:p>
          </table:table-cell>
          <table:table-cell office:value-type="float" office:value="703" calcext:value-type="float">
            <text:p>703</text:p>
          </table:table-cell>
          <table:table-cell table:formula="of:=LN([.A57]-[.$L$4])" office:value-type="float" office:value="4.9416424226093" calcext:value-type="float">
            <text:p>4,9416424226093</text:p>
          </table:table-cell>
          <table:table-cell table:formula="of:=LN([.B57])" office:value-type="float" office:value="6.55535689181067" calcext:value-type="float">
            <text:p>6,55535689181067</text:p>
          </table:table-cell>
          <table:table-cell table:formula="of:=[.C57]*[.D57]" office:value-type="float" office:value="32.3942297119158" calcext:value-type="float">
            <text:p>32,3942297119158</text:p>
          </table:table-cell>
          <table:table-cell table:formula="of:=[.C57]^2" office:value-type="float" office:value="24.4198298329319" calcext:value-type="float">
            <text:p>24,4198298329319</text:p>
          </table:table-cell>
          <table:table-cell table:formula="of:=[.$L$6] * ([.A57] - [.$L$4])^[.$L$5]" office:value-type="float" office:value="518.566995372122" calcext:value-type="float">
            <text:p>518,566995372122</text:p>
          </table:table-cell>
          <table:table-cell table:formula="of:=LN([.G57])" office:value-type="float" office:value="6.25106922929786" calcext:value-type="float">
            <text:p>6,25106922929786</text:p>
          </table:table-cell>
          <table:table-cell table:formula="of:=([.D57]-[.H57])^2" office:value-type="float" office:value="0.09259098155751" calcext:value-type="float">
            <text:p>0,09259098155751</text:p>
          </table:table-cell>
          <table:table-cell table:number-columns-repeated="8"/>
          <table:table-cell table:formula="of:=[.R56]+2" office:value-type="float" office:value="112.000000000001" calcext:value-type="float">
            <text:p>112,000000000001</text:p>
          </table:table-cell>
          <table:table-cell table:formula="of:=[.$L$6] * ([.R57] - [.$L$4])^[.$L$5]" office:value-type="float" office:value="519.135017749766" calcext:value-type="float">
            <text:p>519,135017749766</text:p>
          </table:table-cell>
        </table:table-row>
        <table:table-row table:style-name="ro2">
          <table:table-cell table:formula="of:=[Planilha2.A165]*100" office:value-type="float" office:value="140" calcext:value-type="float">
            <text:p>140</text:p>
          </table:table-cell>
          <table:table-cell office:value-type="float" office:value="836" calcext:value-type="float">
            <text:p>836</text:p>
          </table:table-cell>
          <table:table-cell table:formula="of:=LN([.A58]-[.$L$4])" office:value-type="float" office:value="4.9416424226093" calcext:value-type="float">
            <text:p>4,9416424226093</text:p>
          </table:table-cell>
          <table:table-cell table:formula="of:=LN([.B58])" office:value-type="float" office:value="6.7286286130847" calcext:value-type="float">
            <text:p>6,7286286130847</text:p>
          </table:table-cell>
          <table:table-cell table:formula="of:=[.C58]*[.D58]" office:value-type="float" office:value="33.2504766004021" calcext:value-type="float">
            <text:p>33,2504766004021</text:p>
          </table:table-cell>
          <table:table-cell table:formula="of:=[.C58]^2" office:value-type="float" office:value="24.4198298329319" calcext:value-type="float">
            <text:p>24,4198298329319</text:p>
          </table:table-cell>
          <table:table-cell table:formula="of:=[.$L$6] * ([.A58] - [.$L$4])^[.$L$5]" office:value-type="float" office:value="518.566995372122" calcext:value-type="float">
            <text:p>518,566995372122</text:p>
          </table:table-cell>
          <table:table-cell table:formula="of:=LN([.G58])" office:value-type="float" office:value="6.25106922929786" calcext:value-type="float">
            <text:p>6,25106922929786</text:p>
          </table:table-cell>
          <table:table-cell table:formula="of:=([.D58]-[.H58])^2" office:value-type="float" office:value="0.228062965042873" calcext:value-type="float">
            <text:p>0,228062965042873</text:p>
          </table:table-cell>
          <table:table-cell table:number-columns-repeated="8"/>
          <table:table-cell table:formula="of:=[.R57]+2" office:value-type="float" office:value="114.000000000001" calcext:value-type="float">
            <text:p>114,000000000001</text:p>
          </table:table-cell>
          <table:table-cell table:formula="of:=[.$L$6] * ([.R58] - [.$L$4])^[.$L$5]" office:value-type="float" office:value="519.089939936203" calcext:value-type="float">
            <text:p>519,089939936203</text:p>
          </table:table-cell>
        </table:table-row>
        <table:table-row table:style-name="ro2">
          <table:table-cell table:formula="of:=[Planilha2.A160]*100" office:value-type="float" office:value="139" calcext:value-type="float">
            <text:p>139</text:p>
          </table:table-cell>
          <table:table-cell office:value-type="float" office:value="534" calcext:value-type="float">
            <text:p>534</text:p>
          </table:table-cell>
          <table:table-cell table:formula="of:=LN([.A59]-[.$L$4])" office:value-type="float" office:value="4.93447393313069" calcext:value-type="float">
            <text:p>4,93447393313069</text:p>
          </table:table-cell>
          <table:table-cell table:formula="of:=LN([.B59])" office:value-type="float" office:value="6.2803958389602" calcext:value-type="float">
            <text:p>6,2803958389602</text:p>
          </table:table-cell>
          <table:table-cell table:formula="of:=[.C59]*[.D59]" office:value-type="float" office:value="30.9904495570915" calcext:value-type="float">
            <text:p>30,9904495570915</text:p>
          </table:table-cell>
          <table:table-cell table:formula="of:=[.C59]^2" office:value-type="float" office:value="24.3490329967462" calcext:value-type="float">
            <text:p>24,3490329967462</text:p>
          </table:table-cell>
          <table:table-cell table:formula="of:=[.$L$6] * ([.A59] - [.$L$4])^[.$L$5]" office:value-type="float" office:value="518.585233432369" calcext:value-type="float">
            <text:p>518,585233432369</text:p>
          </table:table-cell>
          <table:table-cell table:formula="of:=LN([.G59])" office:value-type="float" office:value="6.25110439879321" calcext:value-type="float">
            <text:p>6,25110439879321</text:p>
          </table:table-cell>
          <table:table-cell table:formula="of:=([.D59]-[.H59])^2" office:value-type="float" office:value="0.000857988467055817" calcext:value-type="float">
            <text:p>0,000857988467055817</text:p>
          </table:table-cell>
          <table:table-cell table:number-columns-repeated="8"/>
          <table:table-cell table:formula="of:=[.R58]+2" office:value-type="float" office:value="116.000000000001" calcext:value-type="float">
            <text:p>116,000000000001</text:p>
          </table:table-cell>
          <table:table-cell table:formula="of:=[.$L$6] * ([.R59] - [.$L$4])^[.$L$5]" office:value-type="float" office:value="519.045649937186" calcext:value-type="float">
            <text:p>519,045649937186</text:p>
          </table:table-cell>
        </table:table-row>
        <table:table-row table:style-name="ro2">
          <table:table-cell table:formula="of:=[Planilha2.A161]*100" office:value-type="float" office:value="139" calcext:value-type="float">
            <text:p>139</text:p>
          </table:table-cell>
          <table:table-cell office:value-type="float" office:value="963" calcext:value-type="float">
            <text:p>963</text:p>
          </table:table-cell>
          <table:table-cell table:formula="of:=LN([.A60]-[.$L$4])" office:value-type="float" office:value="4.93447393313069" calcext:value-type="float">
            <text:p>4,93447393313069</text:p>
          </table:table-cell>
          <table:table-cell table:formula="of:=LN([.B60])" office:value-type="float" office:value="6.87005341179813" calcext:value-type="float">
            <text:p>6,87005341179813</text:p>
          </table:table-cell>
          <table:table-cell table:formula="of:=[.C60]*[.D60]" office:value-type="float" office:value="33.9000994797334" calcext:value-type="float">
            <text:p>33,9000994797334</text:p>
          </table:table-cell>
          <table:table-cell table:formula="of:=[.C60]^2" office:value-type="float" office:value="24.3490329967462" calcext:value-type="float">
            <text:p>24,3490329967462</text:p>
          </table:table-cell>
          <table:table-cell table:formula="of:=[.$L$6] * ([.A60] - [.$L$4])^[.$L$5]" office:value-type="float" office:value="518.585233432369" calcext:value-type="float">
            <text:p>518,585233432369</text:p>
          </table:table-cell>
          <table:table-cell table:formula="of:=LN([.G60])" office:value-type="float" office:value="6.25110439879321" calcext:value-type="float">
            <text:p>6,25110439879321</text:p>
          </table:table-cell>
          <table:table-cell table:formula="of:=([.D60]-[.H60])^2" office:value-type="float" office:value="0.383097880699754" calcext:value-type="float">
            <text:p>0,383097880699754</text:p>
          </table:table-cell>
          <table:table-cell table:number-columns-repeated="8"/>
          <table:table-cell table:formula="of:=[.R59]+2" office:value-type="float" office:value="118.000000000001" calcext:value-type="float">
            <text:p>118,000000000001</text:p>
          </table:table-cell>
          <table:table-cell table:formula="of:=[.$L$6] * ([.R60] - [.$L$4])^[.$L$5]" office:value-type="float" office:value="519.002120751947" calcext:value-type="float">
            <text:p>519,002120751947</text:p>
          </table:table-cell>
        </table:table-row>
        <table:table-row table:style-name="ro2">
          <table:table-cell table:formula="of:=[Planilha2.A162]*100" office:value-type="float" office:value="139" calcext:value-type="float">
            <text:p>139</text:p>
          </table:table-cell>
          <table:table-cell office:value-type="float" office:value="902" calcext:value-type="float">
            <text:p>902</text:p>
          </table:table-cell>
          <table:table-cell table:formula="of:=LN([.A61]-[.$L$4])" office:value-type="float" office:value="4.93447393313069" calcext:value-type="float">
            <text:p>4,93447393313069</text:p>
          </table:table-cell>
          <table:table-cell table:formula="of:=LN([.B61])" office:value-type="float" office:value="6.80461452006262" calcext:value-type="float">
            <text:p>6,80461452006262</text:p>
          </table:table-cell>
          <table:table-cell table:formula="of:=[.C61]*[.D61]" office:value-type="float" office:value="33.5771929742516" calcext:value-type="float">
            <text:p>33,5771929742516</text:p>
          </table:table-cell>
          <table:table-cell table:formula="of:=[.C61]^2" office:value-type="float" office:value="24.3490329967462" calcext:value-type="float">
            <text:p>24,3490329967462</text:p>
          </table:table-cell>
          <table:table-cell table:formula="of:=[.$L$6] * ([.A61] - [.$L$4])^[.$L$5]" office:value-type="float" office:value="518.585233432369" calcext:value-type="float">
            <text:p>518,585233432369</text:p>
          </table:table-cell>
          <table:table-cell table:formula="of:=LN([.G61])" office:value-type="float" office:value="6.25110439879321" calcext:value-type="float">
            <text:p>6,25110439879321</text:p>
          </table:table-cell>
          <table:table-cell table:formula="of:=([.D61]-[.H61])^2" office:value-type="float" office:value="0.306373454347677" calcext:value-type="float">
            <text:p>0,306373454347677</text:p>
          </table:table-cell>
          <table:table-cell table:number-columns-repeated="8"/>
          <table:table-cell table:formula="of:=[.R60]+2" office:value-type="float" office:value="120.000000000001" calcext:value-type="float">
            <text:p>120,000000000001</text:p>
          </table:table-cell>
          <table:table-cell table:formula="of:=[.$L$6] * ([.R61] - [.$L$4])^[.$L$5]" office:value-type="float" office:value="518.9593267434" calcext:value-type="float">
            <text:p>518,9593267434</text:p>
          </table:table-cell>
        </table:table-row>
        <table:table-row table:style-name="ro2">
          <table:table-cell table:formula="of:=[Planilha2.A159]*100" office:value-type="float" office:value="138" calcext:value-type="float">
            <text:p>138</text:p>
          </table:table-cell>
          <table:table-cell office:value-type="float" office:value="378" calcext:value-type="float">
            <text:p>378</text:p>
          </table:table-cell>
          <table:table-cell table:formula="of:=LN([.A62]-[.$L$4])" office:value-type="float" office:value="4.9272536851572" calcext:value-type="float">
            <text:p>4,9272536851572</text:p>
          </table:table-cell>
          <table:table-cell table:formula="of:=LN([.B62])" office:value-type="float" office:value="5.93489419561959" calcext:value-type="float">
            <text:p>5,93489419561959</text:p>
          </table:table-cell>
          <table:table-cell table:formula="of:=[.C62]*[.D62]" office:value-type="float" office:value="29.2427292963847" calcext:value-type="float">
            <text:p>29,2427292963847</text:p>
          </table:table-cell>
          <table:table-cell table:formula="of:=[.C62]^2" office:value-type="float" office:value="24.2778288778952" calcext:value-type="float">
            <text:p>24,2778288778952</text:p>
          </table:table-cell>
          <table:table-cell table:formula="of:=[.$L$6] * ([.A62] - [.$L$4])^[.$L$5]" office:value-type="float" office:value="518.603603824901" calcext:value-type="float">
            <text:p>518,603603824901</text:p>
          </table:table-cell>
          <table:table-cell table:formula="of:=LN([.G62])" office:value-type="float" office:value="6.25113982222215" calcext:value-type="float">
            <text:p>6,25113982222215</text:p>
          </table:table-cell>
          <table:table-cell table:formula="of:=([.D62]-[.H62])^2" office:value-type="float" office:value="0.100011296345246" calcext:value-type="float">
            <text:p>0,100011296345246</text:p>
          </table:table-cell>
          <table:table-cell table:number-columns-repeated="8"/>
          <table:table-cell table:formula="of:=[.R61]+2" office:value-type="float" office:value="122.000000000001" calcext:value-type="float">
            <text:p>122,000000000001</text:p>
          </table:table-cell>
          <table:table-cell table:formula="of:=[.$L$6] * ([.R62] - [.$L$4])^[.$L$5]" office:value-type="float" office:value="518.917243547867" calcext:value-type="float">
            <text:p>518,917243547867</text:p>
          </table:table-cell>
        </table:table-row>
        <table:table-row table:style-name="ro2">
          <table:table-cell table:formula="of:=[Planilha2.A158]*100" office:value-type="float" office:value="137" calcext:value-type="float">
            <text:p>137</text:p>
          </table:table-cell>
          <table:table-cell office:value-type="float" office:value="410" calcext:value-type="float">
            <text:p>410</text:p>
          </table:table-cell>
          <table:table-cell table:formula="of:=LN([.A63]-[.$L$4])" office:value-type="float" office:value="4.91998092582812" calcext:value-type="float">
            <text:p>4,91998092582812</text:p>
          </table:table-cell>
          <table:table-cell table:formula="of:=LN([.B63])" office:value-type="float" office:value="6.01615715969835" calcext:value-type="float">
            <text:p>6,01615715969835</text:p>
          </table:table-cell>
          <table:table-cell table:formula="of:=[.C63]*[.D63]" office:value-type="float" office:value="29.5993784725002" calcext:value-type="float">
            <text:p>29,5993784725002</text:p>
          </table:table-cell>
          <table:table-cell table:formula="of:=[.C63]^2" office:value-type="float" office:value="24.2062123105125" calcext:value-type="float">
            <text:p>24,2062123105125</text:p>
          </table:table-cell>
          <table:table-cell table:formula="of:=[.$L$6] * ([.A63] - [.$L$4])^[.$L$5]" office:value-type="float" office:value="518.62210847933" calcext:value-type="float">
            <text:p>518,62210847933</text:p>
          </table:table-cell>
          <table:table-cell table:formula="of:=LN([.G63])" office:value-type="float" office:value="6.25117550327828" calcext:value-type="float">
            <text:p>6,25117550327828</text:p>
          </table:table-cell>
          <table:table-cell table:formula="of:=([.D63]-[.H63])^2" office:value-type="float" office:value="0.0552336218190524" calcext:value-type="float">
            <text:p>0,0552336218190524</text:p>
          </table:table-cell>
          <table:table-cell table:number-columns-repeated="8"/>
          <table:table-cell table:formula="of:=[.R62]+2" office:value-type="float" office:value="124.000000000001" calcext:value-type="float">
            <text:p>124,000000000001</text:p>
          </table:table-cell>
          <table:table-cell table:formula="of:=[.$L$6] * ([.R63] - [.$L$4])^[.$L$5]" office:value-type="float" office:value="518.875847992145" calcext:value-type="float">
            <text:p>518,875847992145</text:p>
          </table:table-cell>
        </table:table-row>
        <table:table-row table:style-name="ro2">
          <table:table-cell table:formula="of:=[Planilha2.A156]*100" office:value-type="float" office:value="136" calcext:value-type="float">
            <text:p>136</text:p>
          </table:table-cell>
          <table:table-cell office:value-type="float" office:value="517.24" calcext:value-type="float">
            <text:p>517,24</text:p>
          </table:table-cell>
          <table:table-cell table:formula="of:=LN([.A64]-[.$L$4])" office:value-type="float" office:value="4.91265488573605" calcext:value-type="float">
            <text:p>4,91265488573605</text:p>
          </table:table-cell>
          <table:table-cell table:formula="of:=LN([.B64])" office:value-type="float" office:value="6.24850698342765" calcext:value-type="float">
            <text:p>6,24850698342765</text:p>
          </table:table-cell>
          <table:table-cell table:formula="of:=[.C64]*[.D64]" office:value-type="float" office:value="30.6967583606917" calcext:value-type="float">
            <text:p>30,6967583606917</text:p>
          </table:table-cell>
          <table:table-cell table:formula="of:=[.C64]^2" office:value-type="float" office:value="24.1341780263462" calcext:value-type="float">
            <text:p>24,1341780263462</text:p>
          </table:table-cell>
          <table:table-cell table:formula="of:=[.$L$6] * ([.A64] - [.$L$4])^[.$L$5]" office:value-type="float" office:value="518.640749367753" calcext:value-type="float">
            <text:p>518,640749367753</text:p>
          </table:table-cell>
          <table:table-cell table:formula="of:=LN([.G64])" office:value-type="float" office:value="6.25121144573642" calcext:value-type="float">
            <text:p>6,25121144573642</text:p>
          </table:table-cell>
          <table:table-cell table:formula="of:=([.D64]-[.H64])^2" office:value-type="float" office:value="0.00000731411637956462" calcext:value-type="float">
            <text:p>7,31411637956462E-06</text:p>
          </table:table-cell>
          <table:table-cell table:number-columns-repeated="8"/>
          <table:table-cell table:formula="of:=[.R63]+2" office:value-type="float" office:value="126.000000000001" calcext:value-type="float">
            <text:p>126,000000000001</text:p>
          </table:table-cell>
          <table:table-cell table:formula="of:=[.$L$6] * ([.R64] - [.$L$4])^[.$L$5]" office:value-type="float" office:value="518.835118017217" calcext:value-type="float">
            <text:p>518,835118017217</text:p>
          </table:table-cell>
        </table:table-row>
        <table:table-row table:style-name="ro2">
          <table:table-cell table:formula="of:=[Planilha2.A157]*100" office:value-type="float" office:value="136" calcext:value-type="float">
            <text:p>136</text:p>
          </table:table-cell>
          <table:table-cell office:value-type="float" office:value="813" calcext:value-type="float">
            <text:p>813</text:p>
          </table:table-cell>
          <table:table-cell table:formula="of:=LN([.A65]-[.$L$4])" office:value-type="float" office:value="4.91265488573605" calcext:value-type="float">
            <text:p>4,91265488573605</text:p>
          </table:table-cell>
          <table:table-cell table:formula="of:=LN([.B65])" office:value-type="float" office:value="6.70073110954781" calcext:value-type="float">
            <text:p>6,70073110954781</text:p>
          </table:table-cell>
          <table:table-cell table:formula="of:=[.C65]*[.D65]" office:value-type="float" office:value="32.9183794233236" calcext:value-type="float">
            <text:p>32,9183794233236</text:p>
          </table:table-cell>
          <table:table-cell table:formula="of:=[.C65]^2" office:value-type="float" office:value="24.1341780263462" calcext:value-type="float">
            <text:p>24,1341780263462</text:p>
          </table:table-cell>
          <table:table-cell table:formula="of:=[.$L$6] * ([.A65] - [.$L$4])^[.$L$5]" office:value-type="float" office:value="518.640749367753" calcext:value-type="float">
            <text:p>518,640749367753</text:p>
          </table:table-cell>
          <table:table-cell table:formula="of:=LN([.G65])" office:value-type="float" office:value="6.25121144573642" calcext:value-type="float">
            <text:p>6,25121144573642</text:p>
          </table:table-cell>
          <table:table-cell table:formula="of:=([.D65]-[.H65])^2" office:value-type="float" office:value="0.202067928153103" calcext:value-type="float">
            <text:p>0,202067928153103</text:p>
          </table:table-cell>
          <table:table-cell table:number-columns-repeated="8"/>
          <table:table-cell table:formula="of:=[.R64]+2" office:value-type="float" office:value="128.000000000001" calcext:value-type="float">
            <text:p>128,000000000001</text:p>
          </table:table-cell>
          <table:table-cell table:formula="of:=[.$L$6] * ([.R65] - [.$L$4])^[.$L$5]" office:value-type="float" office:value="518.795032607978" calcext:value-type="float">
            <text:p>518,795032607978</text:p>
          </table:table-cell>
        </table:table-row>
        <table:table-row table:style-name="ro2">
          <table:table-cell table:formula="of:=[Planilha2.A153]*100" office:value-type="float" office:value="132" calcext:value-type="float">
            <text:p>132</text:p>
          </table:table-cell>
          <table:table-cell office:value-type="float" office:value="375" calcext:value-type="float">
            <text:p>375</text:p>
          </table:table-cell>
          <table:table-cell table:formula="of:=LN([.A66]-[.$L$4])" office:value-type="float" office:value="4.88280192258636" calcext:value-type="float">
            <text:p>4,88280192258636</text:p>
          </table:table-cell>
          <table:table-cell table:formula="of:=LN([.B66])" office:value-type="float" office:value="5.92692602597041" calcext:value-type="float">
            <text:p>5,92692602597041</text:p>
          </table:table-cell>
          <table:table-cell table:formula="of:=[.C66]*[.D66]" office:value-type="float" office:value="28.9400057946355" calcext:value-type="float">
            <text:p>28,9400057946355</text:p>
          </table:table-cell>
          <table:table-cell table:formula="of:=[.C66]^2" office:value-type="float" office:value="23.8417546152131" calcext:value-type="float">
            <text:p>23,8417546152131</text:p>
          </table:table-cell>
          <table:table-cell table:formula="of:=[.$L$6] * ([.A66] - [.$L$4])^[.$L$5]" office:value-type="float" office:value="518.716716261708" calcext:value-type="float">
            <text:p>518,716716261708</text:p>
          </table:table-cell>
          <table:table-cell table:formula="of:=LN([.G66])" office:value-type="float" office:value="6.25135790806326" calcext:value-type="float">
            <text:p>6,25135790806326</text:p>
          </table:table-cell>
          <table:table-cell table:formula="of:=([.D66]-[.H66])^2" office:value-type="float" office:value="0.105256046118311" calcext:value-type="float">
            <text:p>0,105256046118311</text:p>
          </table:table-cell>
          <table:table-cell table:number-columns-repeated="8"/>
          <table:table-cell table:formula="of:=[.R65]+2" office:value-type="float" office:value="130.000000000001" calcext:value-type="float">
            <text:p>130,000000000001</text:p>
          </table:table-cell>
          <table:table-cell table:formula="of:=[.$L$6] * ([.R66] - [.$L$4])^[.$L$5]" office:value-type="float" office:value="518.755571728408" calcext:value-type="float">
            <text:p>518,755571728408</text:p>
          </table:table-cell>
        </table:table-row>
        <table:table-row table:style-name="ro2">
          <table:table-cell table:formula="of:=[Planilha2.A154]*100" office:value-type="float" office:value="132" calcext:value-type="float">
            <text:p>132</text:p>
          </table:table-cell>
          <table:table-cell office:value-type="float" office:value="849" calcext:value-type="float">
            <text:p>849</text:p>
          </table:table-cell>
          <table:table-cell table:formula="of:=LN([.A67]-[.$L$4])" office:value-type="float" office:value="4.88280192258636" calcext:value-type="float">
            <text:p>4,88280192258636</text:p>
          </table:table-cell>
          <table:table-cell table:formula="of:=LN([.B67])" office:value-type="float" office:value="6.74405918631135" calcext:value-type="float">
            <text:p>6,74405918631135</text:p>
          </table:table-cell>
          <table:table-cell table:formula="of:=[.C67]*[.D67]" office:value-type="float" office:value="32.9299051609573" calcext:value-type="float">
            <text:p>32,9299051609573</text:p>
          </table:table-cell>
          <table:table-cell table:formula="of:=[.C67]^2" office:value-type="float" office:value="23.8417546152131" calcext:value-type="float">
            <text:p>23,8417546152131</text:p>
          </table:table-cell>
          <table:table-cell table:formula="of:=[.$L$6] * ([.A67] - [.$L$4])^[.$L$5]" office:value-type="float" office:value="518.716716261708" calcext:value-type="float">
            <text:p>518,716716261708</text:p>
          </table:table-cell>
          <table:table-cell table:formula="of:=LN([.G67])" office:value-type="float" office:value="6.25135790806326" calcext:value-type="float">
            <text:p>6,25135790806326</text:p>
          </table:table-cell>
          <table:table-cell table:formula="of:=([.D67]-[.H67])^2" office:value-type="float" office:value="0.242754549587296" calcext:value-type="float">
            <text:p>0,242754549587296</text:p>
          </table:table-cell>
          <table:table-cell table:number-columns-repeated="8"/>
          <table:table-cell table:formula="of:=[.R66]+2" office:value-type="float" office:value="132.000000000001" calcext:value-type="float">
            <text:p>132,000000000001</text:p>
          </table:table-cell>
          <table:table-cell table:formula="of:=[.$L$6] * ([.R67] - [.$L$4])^[.$L$5]" office:value-type="float" office:value="518.716716261708" calcext:value-type="float">
            <text:p>518,716716261708</text:p>
          </table:table-cell>
        </table:table-row>
        <table:table-row table:style-name="ro2">
          <table:table-cell table:formula="of:=[Planilha2.A155]*100" office:value-type="float" office:value="132" calcext:value-type="float">
            <text:p>132</text:p>
          </table:table-cell>
          <table:table-cell office:value-type="float" office:value="698" calcext:value-type="float">
            <text:p>698</text:p>
          </table:table-cell>
          <table:table-cell table:formula="of:=LN([.A68]-[.$L$4])" office:value-type="float" office:value="4.88280192258636" calcext:value-type="float">
            <text:p>4,88280192258636</text:p>
          </table:table-cell>
          <table:table-cell table:formula="of:=LN([.B68])" office:value-type="float" office:value="6.54821910276237" calcext:value-type="float">
            <text:p>6,54821910276237</text:p>
          </table:table-cell>
          <table:table-cell table:formula="of:=[.C68]*[.D68]" office:value-type="float" office:value="31.9736568244849" calcext:value-type="float">
            <text:p>31,9736568244849</text:p>
          </table:table-cell>
          <table:table-cell table:formula="of:=[.C68]^2" office:value-type="float" office:value="23.8417546152131" calcext:value-type="float">
            <text:p>23,8417546152131</text:p>
          </table:table-cell>
          <table:table-cell table:formula="of:=[.$L$6] * ([.A68] - [.$L$4])^[.$L$5]" office:value-type="float" office:value="518.716716261708" calcext:value-type="float">
            <text:p>518,716716261708</text:p>
          </table:table-cell>
          <table:table-cell table:formula="of:=LN([.G68])" office:value-type="float" office:value="6.25135790806326" calcext:value-type="float">
            <text:p>6,25135790806326</text:p>
          </table:table-cell>
          <table:table-cell table:formula="of:=([.D68]-[.H68])^2" office:value-type="float" office:value="0.0881265689181824" calcext:value-type="float">
            <text:p>0,0881265689181824</text:p>
          </table:table-cell>
          <table:table-cell table:number-columns-repeated="8"/>
          <table:table-cell table:formula="of:=[.R67]+2" office:value-type="float" office:value="134.000000000001" calcext:value-type="float">
            <text:p>134,000000000001</text:p>
          </table:table-cell>
          <table:table-cell table:formula="of:=[.$L$6] * ([.R68] - [.$L$4])^[.$L$5]" office:value-type="float" office:value="518.678447954938" calcext:value-type="float">
            <text:p>518,678447954938</text:p>
          </table:table-cell>
        </table:table-row>
        <table:table-row table:style-name="ro2">
          <table:table-cell table:formula="of:=[Planilha2.A152]*100" office:value-type="float" office:value="131" calcext:value-type="float">
            <text:p>131</text:p>
          </table:table-cell>
          <table:table-cell office:value-type="float" office:value="457" calcext:value-type="float">
            <text:p>457</text:p>
          </table:table-cell>
          <table:table-cell table:formula="of:=LN([.A69]-[.$L$4])" office:value-type="float" office:value="4.87519732320115" calcext:value-type="float">
            <text:p>4,87519732320115</text:p>
          </table:table-cell>
          <table:table-cell table:formula="of:=LN([.B69])" office:value-type="float" office:value="6.12468339089421" calcext:value-type="float">
            <text:p>6,12468339089421</text:p>
          </table:table-cell>
          <table:table-cell table:formula="of:=[.C69]*[.D69]" office:value-type="float" office:value="29.8590400727419" calcext:value-type="float">
            <text:p>29,8590400727419</text:p>
          </table:table-cell>
          <table:table-cell table:formula="of:=[.C69]^2" office:value-type="float" office:value="23.7675489401476" calcext:value-type="float">
            <text:p>23,7675489401476</text:p>
          </table:table-cell>
          <table:table-cell table:formula="of:=[.$L$6] * ([.A69] - [.$L$4])^[.$L$5]" office:value-type="float" office:value="518.736069478885" calcext:value-type="float">
            <text:p>518,736069478885</text:p>
          </table:table-cell>
          <table:table-cell table:formula="of:=LN([.G69])" office:value-type="float" office:value="6.25139521716773" calcext:value-type="float">
            <text:p>6,25139521716773</text:p>
          </table:table-cell>
          <table:table-cell table:formula="of:=([.D69]-[.H69])^2" office:value-type="float" office:value="0.0160558869175707" calcext:value-type="float">
            <text:p>0,0160558869175707</text:p>
          </table:table-cell>
          <table:table-cell table:number-columns-repeated="8"/>
          <table:table-cell table:formula="of:=[.R68]+2" office:value-type="float" office:value="136.000000000001" calcext:value-type="float">
            <text:p>136,000000000001</text:p>
          </table:table-cell>
          <table:table-cell table:formula="of:=[.$L$6] * ([.R69] - [.$L$4])^[.$L$5]" office:value-type="float" office:value="518.640749367753" calcext:value-type="float">
            <text:p>518,640749367753</text:p>
          </table:table-cell>
        </table:table-row>
        <table:table-row table:style-name="ro2">
          <table:table-cell table:formula="of:=[Planilha2.A150]*100" office:value-type="float" office:value="130" calcext:value-type="float">
            <text:p>130</text:p>
          </table:table-cell>
          <table:table-cell office:value-type="float" office:value="540" calcext:value-type="float">
            <text:p>540</text:p>
          </table:table-cell>
          <table:table-cell table:formula="of:=LN([.A70]-[.$L$4])" office:value-type="float" office:value="4.86753445045558" calcext:value-type="float">
            <text:p>4,86753445045558</text:p>
          </table:table-cell>
          <table:table-cell table:formula="of:=LN([.B70])" office:value-type="float" office:value="6.29156913955832" calcext:value-type="float">
            <text:p>6,29156913955832</text:p>
          </table:table-cell>
          <table:table-cell table:formula="of:=[.C70]*[.D70]" office:value-type="float" office:value="30.6244295342233" calcext:value-type="float">
            <text:p>30,6244295342233</text:p>
          </table:table-cell>
          <table:table-cell table:formula="of:=[.C70]^2" office:value-type="float" office:value="23.6928916263719" calcext:value-type="float">
            <text:p>23,6928916263719</text:p>
          </table:table-cell>
          <table:table-cell table:formula="of:=[.$L$6] * ([.A70] - [.$L$4])^[.$L$5]" office:value-type="float" office:value="518.755571728408" calcext:value-type="float">
            <text:p>518,755571728408</text:p>
          </table:table-cell>
          <table:table-cell table:formula="of:=LN([.G70])" office:value-type="float" office:value="6.2514328121685" calcext:value-type="float">
            <text:p>6,2514328121685</text:p>
          </table:table-cell>
          <table:table-cell table:formula="of:=([.D70]-[.H70])^2" office:value-type="float" office:value="0.00161092477634329" calcext:value-type="float">
            <text:p>0,00161092477634329</text:p>
          </table:table-cell>
          <table:table-cell table:number-columns-repeated="8"/>
          <table:table-cell table:formula="of:=[.R69]+2" office:value-type="float" office:value="138.000000000001" calcext:value-type="float">
            <text:p>138,000000000001</text:p>
          </table:table-cell>
          <table:table-cell table:formula="of:=[.$L$6] * ([.R70] - [.$L$4])^[.$L$5]" office:value-type="float" office:value="518.603603824901" calcext:value-type="float">
            <text:p>518,603603824901</text:p>
          </table:table-cell>
        </table:table-row>
        <table:table-row table:style-name="ro2">
          <table:table-cell table:formula="of:=[Planilha2.A151]*100" office:value-type="float" office:value="130" calcext:value-type="float">
            <text:p>130</text:p>
          </table:table-cell>
          <table:table-cell office:value-type="float" office:value="514" calcext:value-type="float">
            <text:p>514</text:p>
          </table:table-cell>
          <table:table-cell table:formula="of:=LN([.A71]-[.$L$4])" office:value-type="float" office:value="4.86753445045558" calcext:value-type="float">
            <text:p>4,86753445045558</text:p>
          </table:table-cell>
          <table:table-cell table:formula="of:=LN([.B71])" office:value-type="float" office:value="6.24222326545517" calcext:value-type="float">
            <text:p>6,24222326545517</text:p>
          </table:table-cell>
          <table:table-cell table:formula="of:=[.C71]*[.D71]" office:value-type="float" office:value="30.3842367920383" calcext:value-type="float">
            <text:p>30,3842367920383</text:p>
          </table:table-cell>
          <table:table-cell table:formula="of:=[.C71]^2" office:value-type="float" office:value="23.6928916263719" calcext:value-type="float">
            <text:p>23,6928916263719</text:p>
          </table:table-cell>
          <table:table-cell table:formula="of:=[.$L$6] * ([.A71] - [.$L$4])^[.$L$5]" office:value-type="float" office:value="518.755571728408" calcext:value-type="float">
            <text:p>518,755571728408</text:p>
          </table:table-cell>
          <table:table-cell table:formula="of:=LN([.G71])" office:value-type="float" office:value="6.2514328121685" calcext:value-type="float">
            <text:p>6,2514328121685</text:p>
          </table:table-cell>
          <table:table-cell table:formula="of:=([.D71]-[.H71])^2" office:value-type="float" office:value="0.0000848157506649904" calcext:value-type="float">
            <text:p>8,48157506649904E-05</text:p>
          </table:table-cell>
          <table:table-cell table:number-columns-repeated="8"/>
          <table:table-cell table:formula="of:=[.R70]+2" office:value-type="float" office:value="140.000000000001" calcext:value-type="float">
            <text:p>140,000000000001</text:p>
          </table:table-cell>
          <table:table-cell table:formula="of:=[.$L$6] * ([.R71] - [.$L$4])^[.$L$5]" office:value-type="float" office:value="518.566995372122" calcext:value-type="float">
            <text:p>518,566995372122</text:p>
          </table:table-cell>
        </table:table-row>
        <table:table-row table:style-name="ro2">
          <table:table-cell table:formula="of:=[Planilha2.A149]*100" office:value-type="float" office:value="129" calcext:value-type="float">
            <text:p>129</text:p>
          </table:table-cell>
          <table:table-cell office:value-type="float" office:value="464.896" calcext:value-type="float">
            <text:p>464,896</text:p>
          </table:table-cell>
          <table:table-cell table:formula="of:=LN([.A72]-[.$L$4])" office:value-type="float" office:value="4.85981240436167" calcext:value-type="float">
            <text:p>4,85981240436167</text:p>
          </table:table-cell>
          <table:table-cell table:formula="of:=LN([.B72])" office:value-type="float" office:value="6.14181372465866" calcext:value-type="float">
            <text:p>6,14181372465866</text:p>
          </table:table-cell>
          <table:table-cell table:formula="of:=[.C72]*[.D72]" office:value-type="float" office:value="29.8480625243749" calcext:value-type="float">
            <text:p>29,8480625243749</text:p>
          </table:table-cell>
          <table:table-cell table:formula="of:=[.C72]^2" office:value-type="float" office:value="23.6177766055875" calcext:value-type="float">
            <text:p>23,6177766055875</text:p>
          </table:table-cell>
          <table:table-cell table:formula="of:=[.$L$6] * ([.A72] - [.$L$4])^[.$L$5]" office:value-type="float" office:value="518.775225317658" calcext:value-type="float">
            <text:p>518,775225317658</text:p>
          </table:table-cell>
          <table:table-cell table:formula="of:=LN([.G72])" office:value-type="float" office:value="6.25147069748103" calcext:value-type="float">
            <text:p>6,25147069748103</text:p>
          </table:table-cell>
          <table:table-cell table:formula="of:=([.D72]-[.H72])^2" office:value-type="float" office:value="0.0120246516885641" calcext:value-type="float">
            <text:p>0,0120246516885641</text:p>
          </table:table-cell>
          <table:table-cell table:number-columns-repeated="8"/>
          <table:table-cell table:formula="of:=[.R71]+2" office:value-type="float" office:value="142.000000000001" calcext:value-type="float">
            <text:p>142,000000000001</text:p>
          </table:table-cell>
          <table:table-cell table:formula="of:=[.$L$6] * ([.R72] - [.$L$4])^[.$L$5]" office:value-type="float" office:value="518.530908735198" calcext:value-type="float">
            <text:p>518,530908735198</text:p>
          </table:table-cell>
        </table:table-row>
        <table:table-row table:style-name="ro2">
          <table:table-cell table:formula="of:=[Planilha2.A148]*100" office:value-type="float" office:value="128" calcext:value-type="float">
            <text:p>128</text:p>
          </table:table-cell>
          <table:table-cell office:value-type="float" office:value="575.798" calcext:value-type="float">
            <text:p>575,798</text:p>
          </table:table-cell>
          <table:table-cell table:formula="of:=LN([.A73]-[.$L$4])" office:value-type="float" office:value="4.85203026391961" calcext:value-type="float">
            <text:p>4,85203026391961</text:p>
          </table:table-cell>
          <table:table-cell table:formula="of:=LN([.B73])" office:value-type="float" office:value="6.35575690474377" calcext:value-type="float">
            <text:p>6,35575690474377</text:p>
          </table:table-cell>
          <table:table-cell table:formula="of:=[.C73]*[.D73]" office:value-type="float" office:value="30.8383248519328" calcext:value-type="float">
            <text:p>30,8383248519328</text:p>
          </table:table-cell>
          <table:table-cell table:formula="of:=[.C73]^2" office:value-type="float" office:value="23.5421976819918" calcext:value-type="float">
            <text:p>23,5421976819918</text:p>
          </table:table-cell>
          <table:table-cell table:formula="of:=[.$L$6] * ([.A73] - [.$L$4])^[.$L$5]" office:value-type="float" office:value="518.795032607978" calcext:value-type="float">
            <text:p>518,795032607978</text:p>
          </table:table-cell>
          <table:table-cell table:formula="of:=LN([.G73])" office:value-type="float" office:value="6.25150887762386" calcext:value-type="float">
            <text:p>6,25150887762386</text:p>
          </table:table-cell>
          <table:table-cell table:formula="of:=([.D73]-[.H73])^2" office:value-type="float" office:value="0.0108676511583944" calcext:value-type="float">
            <text:p>0,0108676511583944</text:p>
          </table:table-cell>
          <table:table-cell table:number-columns-repeated="8"/>
          <table:table-cell table:formula="of:=[.R72]+2" office:value-type="float" office:value="144.000000000001" calcext:value-type="float">
            <text:p>144,000000000001</text:p>
          </table:table-cell>
          <table:table-cell table:formula="of:=[.$L$6] * ([.R73] - [.$L$4])^[.$L$5]" office:value-type="float" office:value="518.495329281854" calcext:value-type="float">
            <text:p>518,495329281854</text:p>
          </table:table-cell>
        </table:table-row>
        <table:table-row table:style-name="ro2">
          <table:table-cell table:formula="of:=[Planilha2.A145]*100" office:value-type="float" office:value="127" calcext:value-type="float">
            <text:p>127</text:p>
          </table:table-cell>
          <table:table-cell office:value-type="float" office:value="339.188" calcext:value-type="float">
            <text:p>339,188</text:p>
          </table:table-cell>
          <table:table-cell table:formula="of:=LN([.A74]-[.$L$4])" office:value-type="float" office:value="4.84418708645859" calcext:value-type="float">
            <text:p>4,84418708645859</text:p>
          </table:table-cell>
          <table:table-cell table:formula="of:=LN([.B74])" office:value-type="float" office:value="5.82655452593346" calcext:value-type="float">
            <text:p>5,82655452593346</text:p>
          </table:table-cell>
          <table:table-cell table:formula="of:=[.C74]*[.D74]" office:value-type="float" office:value="28.2249201930737" calcext:value-type="float">
            <text:p>28,2249201930737</text:p>
          </table:table-cell>
          <table:table-cell table:formula="of:=[.C74]^2" office:value-type="float" office:value="23.4661485286121" calcext:value-type="float">
            <text:p>23,4661485286121</text:p>
          </table:table-cell>
          <table:table-cell table:formula="of:=[.$L$6] * ([.A74] - [.$L$4])^[.$L$5]" office:value-type="float" office:value="518.81499601636" calcext:value-type="float">
            <text:p>518,81499601636</text:p>
          </table:table-cell>
          <table:table-cell table:formula="of:=LN([.G74])" office:value-type="float" office:value="6.25154735722184" calcext:value-type="float">
            <text:p>6,25154735722184</text:p>
          </table:table-cell>
          <table:table-cell table:formula="of:=([.D74]-[.H74])^2" office:value-type="float" office:value="0.180618906646513" calcext:value-type="float">
            <text:p>0,180618906646513</text:p>
          </table:table-cell>
          <table:table-cell table:number-columns-repeated="8"/>
          <table:table-cell table:formula="of:=[.R73]+2" office:value-type="float" office:value="146.000000000001" calcext:value-type="float">
            <text:p>146,000000000001</text:p>
          </table:table-cell>
          <table:table-cell table:formula="of:=[.$L$6] * ([.R74] - [.$L$4])^[.$L$5]" office:value-type="float" office:value="518.460242986298" calcext:value-type="float">
            <text:p>518,460242986298</text:p>
          </table:table-cell>
        </table:table-row>
        <table:table-row table:style-name="ro2">
          <table:table-cell table:formula="of:=[Planilha2.A146]*100" office:value-type="float" office:value="127" calcext:value-type="float">
            <text:p>127</text:p>
          </table:table-cell>
          <table:table-cell office:value-type="float" office:value="332" calcext:value-type="float">
            <text:p>332</text:p>
          </table:table-cell>
          <table:table-cell table:formula="of:=LN([.A75]-[.$L$4])" office:value-type="float" office:value="4.84418708645859" calcext:value-type="float">
            <text:p>4,84418708645859</text:p>
          </table:table-cell>
          <table:table-cell table:formula="of:=LN([.B75])" office:value-type="float" office:value="5.80513496891649" calcext:value-type="float">
            <text:p>5,80513496891649</text:p>
          </table:table-cell>
          <table:table-cell table:formula="of:=[.C75]*[.D75]" office:value-type="float" office:value="28.1211598515744" calcext:value-type="float">
            <text:p>28,1211598515744</text:p>
          </table:table-cell>
          <table:table-cell table:formula="of:=[.C75]^2" office:value-type="float" office:value="23.4661485286121" calcext:value-type="float">
            <text:p>23,4661485286121</text:p>
          </table:table-cell>
          <table:table-cell table:formula="of:=[.$L$6] * ([.A75] - [.$L$4])^[.$L$5]" office:value-type="float" office:value="518.81499601636" calcext:value-type="float">
            <text:p>518,81499601636</text:p>
          </table:table-cell>
          <table:table-cell table:formula="of:=LN([.G75])" office:value-type="float" office:value="6.25154735722184" calcext:value-type="float">
            <text:p>6,25154735722184</text:p>
          </table:table-cell>
          <table:table-cell table:formula="of:=([.D75]-[.H75])^2" office:value-type="float" office:value="0.199284020432491" calcext:value-type="float">
            <text:p>0,199284020432491</text:p>
          </table:table-cell>
          <table:table-cell table:number-columns-repeated="8"/>
          <table:table-cell table:formula="of:=[.R74]+2" office:value-type="float" office:value="148.000000000001" calcext:value-type="float">
            <text:p>148,000000000001</text:p>
          </table:table-cell>
          <table:table-cell table:formula="of:=[.$L$6] * ([.R75] - [.$L$4])^[.$L$5]" office:value-type="float" office:value="518.425636396172" calcext:value-type="float">
            <text:p>518,425636396172</text:p>
          </table:table-cell>
        </table:table-row>
        <table:table-row table:style-name="ro2">
          <table:table-cell table:formula="of:=[Planilha2.A147]*100" office:value-type="float" office:value="127" calcext:value-type="float">
            <text:p>127</text:p>
          </table:table-cell>
          <table:table-cell office:value-type="float" office:value="332" calcext:value-type="float">
            <text:p>332</text:p>
          </table:table-cell>
          <table:table-cell table:formula="of:=LN([.A76]-[.$L$4])" office:value-type="float" office:value="4.84418708645859" calcext:value-type="float">
            <text:p>4,84418708645859</text:p>
          </table:table-cell>
          <table:table-cell table:formula="of:=LN([.B76])" office:value-type="float" office:value="5.80513496891649" calcext:value-type="float">
            <text:p>5,80513496891649</text:p>
          </table:table-cell>
          <table:table-cell table:formula="of:=[.C76]*[.D76]" office:value-type="float" office:value="28.1211598515744" calcext:value-type="float">
            <text:p>28,1211598515744</text:p>
          </table:table-cell>
          <table:table-cell table:formula="of:=[.C76]^2" office:value-type="float" office:value="23.4661485286121" calcext:value-type="float">
            <text:p>23,4661485286121</text:p>
          </table:table-cell>
          <table:table-cell table:formula="of:=[.$L$6] * ([.A76] - [.$L$4])^[.$L$5]" office:value-type="float" office:value="518.81499601636" calcext:value-type="float">
            <text:p>518,81499601636</text:p>
          </table:table-cell>
          <table:table-cell table:formula="of:=LN([.G76])" office:value-type="float" office:value="6.25154735722184" calcext:value-type="float">
            <text:p>6,25154735722184</text:p>
          </table:table-cell>
          <table:table-cell table:formula="of:=([.D76]-[.H76])^2" office:value-type="float" office:value="0.199284020432491" calcext:value-type="float">
            <text:p>0,199284020432491</text:p>
          </table:table-cell>
          <table:table-cell table:number-columns-repeated="8"/>
          <table:table-cell table:formula="of:=[.R75]+2" office:value-type="float" office:value="150.000000000001" calcext:value-type="float">
            <text:p>150,000000000001</text:p>
          </table:table-cell>
          <table:table-cell table:formula="of:=[.$L$6] * ([.R76] - [.$L$4])^[.$L$5]" office:value-type="float" office:value="518.391496601725" calcext:value-type="float">
            <text:p>518,391496601725</text:p>
          </table:table-cell>
        </table:table-row>
        <table:table-row table:style-name="ro2">
          <table:table-cell table:formula="of:=[Planilha2.A144]*100" office:value-type="float" office:value="126" calcext:value-type="float">
            <text:p>126</text:p>
          </table:table-cell>
          <table:table-cell office:value-type="float" office:value="588.138" calcext:value-type="float">
            <text:p>588,138</text:p>
          </table:table-cell>
          <table:table-cell table:formula="of:=LN([.A77]-[.$L$4])" office:value-type="float" office:value="4.83628190695147" calcext:value-type="float">
            <text:p>4,83628190695147</text:p>
          </table:table-cell>
          <table:table-cell table:formula="of:=LN([.B77])" office:value-type="float" office:value="6.37696161423988" calcext:value-type="float">
            <text:p>6,37696161423988</text:p>
          </table:table-cell>
          <table:table-cell table:formula="of:=[.C77]*[.D77]" office:value-type="float" office:value="30.8407840762724" calcext:value-type="float">
            <text:p>30,8407840762724</text:p>
          </table:table-cell>
          <table:table-cell table:formula="of:=[.C77]^2" office:value-type="float" office:value="23.3896226835062" calcext:value-type="float">
            <text:p>23,3896226835062</text:p>
          </table:table-cell>
          <table:table-cell table:formula="of:=[.$L$6] * ([.A77] - [.$L$4])^[.$L$5]" office:value-type="float" office:value="518.835118017217" calcext:value-type="float">
            <text:p>518,835118017217</text:p>
          </table:table-cell>
          <table:table-cell table:formula="of:=LN([.G77])" office:value-type="float" office:value="6.25158614100953" calcext:value-type="float">
            <text:p>6,25158614100953</text:p>
          </table:table-cell>
          <table:table-cell table:formula="of:=([.D77]-[.H77])^2" office:value-type="float" office:value="0.0157190092877329" calcext:value-type="float">
            <text:p>0,0157190092877329</text:p>
          </table:table-cell>
          <table:table-cell table:number-columns-repeated="8"/>
          <table:table-cell table:formula="of:=[.R76]+2" office:value-type="float" office:value="152.000000000001" calcext:value-type="float">
            <text:p>152,000000000001</text:p>
          </table:table-cell>
          <table:table-cell table:formula="of:=[.$L$6] * ([.R77] - [.$L$4])^[.$L$5]" office:value-type="float" office:value="518.357811207028" calcext:value-type="float">
            <text:p>518,357811207028</text:p>
          </table:table-cell>
        </table:table-row>
        <table:table-row table:style-name="ro2">
          <table:table-cell table:formula="of:=[Planilha2.A143]*100" office:value-type="float" office:value="125" calcext:value-type="float">
            <text:p>125</text:p>
          </table:table-cell>
          <table:table-cell office:value-type="float" office:value="375" calcext:value-type="float">
            <text:p>375</text:p>
          </table:table-cell>
          <table:table-cell table:formula="of:=LN([.A78]-[.$L$4])" office:value-type="float" office:value="4.82831373730229" calcext:value-type="float">
            <text:p>4,82831373730229</text:p>
          </table:table-cell>
          <table:table-cell table:formula="of:=LN([.B78])" office:value-type="float" office:value="5.92692602597041" calcext:value-type="float">
            <text:p>5,92692602597041</text:p>
          </table:table-cell>
          <table:table-cell table:formula="of:=[.C78]*[.D78]" office:value-type="float" office:value="28.6170583511674" calcext:value-type="float">
            <text:p>28,6170583511674</text:p>
          </table:table-cell>
          <table:table-cell table:formula="of:=[.C78]^2" office:value-type="float" office:value="23.3126135458221" calcext:value-type="float">
            <text:p>23,3126135458221</text:p>
          </table:table-cell>
          <table:table-cell table:formula="of:=[.$L$6] * ([.A78] - [.$L$4])^[.$L$5]" office:value-type="float" office:value="518.855401144208" calcext:value-type="float">
            <text:p>518,855401144208</text:p>
          </table:table-cell>
          <table:table-cell table:formula="of:=LN([.G78])" office:value-type="float" office:value="6.25162523383465" calcext:value-type="float">
            <text:p>6,25162523383465</text:p>
          </table:table-cell>
          <table:table-cell table:formula="of:=([.D78]-[.H78])^2" office:value-type="float" office:value="0.105429575587661" calcext:value-type="float">
            <text:p>0,105429575587661</text:p>
          </table:table-cell>
          <table:table-cell table:number-columns-repeated="8"/>
          <table:table-cell table:formula="of:=[.R77]+2" office:value-type="float" office:value="154.000000000001" calcext:value-type="float">
            <text:p>154,000000000001</text:p>
          </table:table-cell>
          <table:table-cell table:formula="of:=[.$L$6] * ([.R78] - [.$L$4])^[.$L$5]" office:value-type="float" office:value="518.324568303076" calcext:value-type="float">
            <text:p>518,324568303076</text:p>
          </table:table-cell>
        </table:table-row>
        <table:table-row table:style-name="ro2">
          <table:table-cell table:formula="of:=[Planilha2.A140]*100" office:value-type="float" office:value="124" calcext:value-type="float">
            <text:p>124</text:p>
          </table:table-cell>
          <table:table-cell office:value-type="float" office:value="453.629" calcext:value-type="float">
            <text:p>453,629</text:p>
          </table:table-cell>
          <table:table-cell table:formula="of:=LN([.A79]-[.$L$4])" office:value-type="float" office:value="4.82028156560503" calcext:value-type="float">
            <text:p>4,82028156560503</text:p>
          </table:table-cell>
          <table:table-cell table:formula="of:=LN([.B79])" office:value-type="float" office:value="6.11727968335052" calcext:value-type="float">
            <text:p>6,11727968335052</text:p>
          </table:table-cell>
          <table:table-cell table:formula="of:=[.C79]*[.D79]" office:value-type="float" office:value="29.4870104893047" calcext:value-type="float">
            <text:p>29,4870104893047</text:p>
          </table:table-cell>
          <table:table-cell table:formula="of:=[.C79]^2" office:value-type="float" office:value="23.2351143717117" calcext:value-type="float">
            <text:p>23,2351143717117</text:p>
          </table:table-cell>
          <table:table-cell table:formula="of:=[.$L$6] * ([.A79] - [.$L$4])^[.$L$5]" office:value-type="float" office:value="518.875847992145" calcext:value-type="float">
            <text:p>518,875847992145</text:p>
          </table:table-cell>
          <table:table-cell table:formula="of:=LN([.G79])" office:value-type="float" office:value="6.25166464066172" calcext:value-type="float">
            <text:p>6,25166464066172</text:p>
          </table:table-cell>
          <table:table-cell table:formula="of:=([.D79]-[.H79])^2" office:value-type="float" office:value="0.0180593167515326" calcext:value-type="float">
            <text:p>0,0180593167515326</text:p>
          </table:table-cell>
          <table:table-cell table:number-columns-repeated="8"/>
          <table:table-cell table:formula="of:=[.R78]+2" office:value-type="float" office:value="156.000000000001" calcext:value-type="float">
            <text:p>156,000000000001</text:p>
          </table:table-cell>
          <table:table-cell table:formula="of:=[.$L$6] * ([.R79] - [.$L$4])^[.$L$5]" office:value-type="float" office:value="518.291756442622" calcext:value-type="float">
            <text:p>518,291756442622</text:p>
          </table:table-cell>
        </table:table-row>
        <table:table-row table:style-name="ro2">
          <table:table-cell table:formula="of:=[Planilha2.A141]*100" office:value-type="float" office:value="124" calcext:value-type="float">
            <text:p>124</text:p>
          </table:table-cell>
          <table:table-cell office:value-type="float" office:value="373" calcext:value-type="float">
            <text:p>373</text:p>
          </table:table-cell>
          <table:table-cell table:formula="of:=LN([.A80]-[.$L$4])" office:value-type="float" office:value="4.82028156560503" calcext:value-type="float">
            <text:p>4,82028156560503</text:p>
          </table:table-cell>
          <table:table-cell table:formula="of:=LN([.B80])" office:value-type="float" office:value="5.92157841964382" calcext:value-type="float">
            <text:p>5,92157841964382</text:p>
          </table:table-cell>
          <table:table-cell table:formula="of:=[.C80]*[.D80]" office:value-type="float" office:value="28.5436752954937" calcext:value-type="float">
            <text:p>28,5436752954937</text:p>
          </table:table-cell>
          <table:table-cell table:formula="of:=[.C80]^2" office:value-type="float" office:value="23.2351143717117" calcext:value-type="float">
            <text:p>23,2351143717117</text:p>
          </table:table-cell>
          <table:table-cell table:formula="of:=[.$L$6] * ([.A80] - [.$L$4])^[.$L$5]" office:value-type="float" office:value="518.875847992145" calcext:value-type="float">
            <text:p>518,875847992145</text:p>
          </table:table-cell>
          <table:table-cell table:formula="of:=LN([.G80])" office:value-type="float" office:value="6.25166464066172" calcext:value-type="float">
            <text:p>6,25166464066172</text:p>
          </table:table-cell>
          <table:table-cell table:formula="of:=([.D80]-[.H80])^2" office:value-type="float" office:value="0.108956913305877" calcext:value-type="float">
            <text:p>0,108956913305877</text:p>
          </table:table-cell>
          <table:table-cell table:number-columns-repeated="8"/>
          <table:table-cell table:formula="of:=[.R79]+2" office:value-type="float" office:value="158.000000000001" calcext:value-type="float">
            <text:p>158,000000000001</text:p>
          </table:table-cell>
          <table:table-cell table:formula="of:=[.$L$6] * ([.R80] - [.$L$4])^[.$L$5]" office:value-type="float" office:value="518.25936461662" calcext:value-type="float">
            <text:p>518,25936461662</text:p>
          </table:table-cell>
        </table:table-row>
        <table:table-row table:style-name="ro2">
          <table:table-cell table:formula="of:=[Planilha2.A142]*100" office:value-type="float" office:value="124" calcext:value-type="float">
            <text:p>124</text:p>
          </table:table-cell>
          <table:table-cell office:value-type="float" office:value="642" calcext:value-type="float">
            <text:p>642</text:p>
          </table:table-cell>
          <table:table-cell table:formula="of:=LN([.A81]-[.$L$4])" office:value-type="float" office:value="4.82028156560503" calcext:value-type="float">
            <text:p>4,82028156560503</text:p>
          </table:table-cell>
          <table:table-cell table:formula="of:=LN([.B81])" office:value-type="float" office:value="6.46458830368996" calcext:value-type="float">
            <text:p>6,46458830368996</text:p>
          </table:table-cell>
          <table:table-cell table:formula="of:=[.C81]*[.D81]" office:value-type="float" office:value="31.1611358295026" calcext:value-type="float">
            <text:p>31,1611358295026</text:p>
          </table:table-cell>
          <table:table-cell table:formula="of:=[.C81]^2" office:value-type="float" office:value="23.2351143717117" calcext:value-type="float">
            <text:p>23,2351143717117</text:p>
          </table:table-cell>
          <table:table-cell table:formula="of:=[.$L$6] * ([.A81] - [.$L$4])^[.$L$5]" office:value-type="float" office:value="518.875847992145" calcext:value-type="float">
            <text:p>518,875847992145</text:p>
          </table:table-cell>
          <table:table-cell table:formula="of:=LN([.G81])" office:value-type="float" office:value="6.25166464066172" calcext:value-type="float">
            <text:p>6,25166464066172</text:p>
          </table:table-cell>
          <table:table-cell table:formula="of:=([.D81]-[.H81])^2" office:value-type="float" office:value="0.0453364862773663" calcext:value-type="float">
            <text:p>0,0453364862773663</text:p>
          </table:table-cell>
          <table:table-cell table:number-columns-repeated="8"/>
          <table:table-cell table:formula="of:=[.R80]+2" office:value-type="float" office:value="160.000000000001" calcext:value-type="float">
            <text:p>160,000000000001</text:p>
          </table:table-cell>
          <table:table-cell table:formula="of:=[.$L$6] * ([.R81] - [.$L$4])^[.$L$5]" office:value-type="float" office:value="518.227382232148" calcext:value-type="float">
            <text:p>518,227382232148</text:p>
          </table:table-cell>
        </table:table-row>
        <table:table-row table:style-name="ro2">
          <table:table-cell table:formula="of:=[Planilha2.A139]*100" office:value-type="float" office:value="123" calcext:value-type="float">
            <text:p>123</text:p>
          </table:table-cell>
          <table:table-cell office:value-type="float" office:value="827" calcext:value-type="float">
            <text:p>827</text:p>
          </table:table-cell>
          <table:table-cell table:formula="of:=LN([.A82]-[.$L$4])" office:value-type="float" office:value="4.81218435537241" calcext:value-type="float">
            <text:p>4,81218435537241</text:p>
          </table:table-cell>
          <table:table-cell table:formula="of:=LN([.B82])" office:value-type="float" office:value="6.71780469502369" calcext:value-type="float">
            <text:p>6,71780469502369</text:p>
          </table:table-cell>
          <table:table-cell table:formula="of:=[.C82]*[.D82]" office:value-type="float" office:value="32.3273146558403" calcext:value-type="float">
            <text:p>32,3273146558403</text:p>
          </table:table-cell>
          <table:table-cell table:formula="of:=[.C82]^2" office:value-type="float" office:value="23.157118270091" calcext:value-type="float">
            <text:p>23,157118270091</text:p>
          </table:table-cell>
          <table:table-cell table:formula="of:=[.$L$6] * ([.A82] - [.$L$4])^[.$L$5]" office:value-type="float" office:value="518.89646121898" calcext:value-type="float">
            <text:p>518,89646121898</text:p>
          </table:table-cell>
          <table:table-cell table:formula="of:=LN([.G82])" office:value-type="float" office:value="6.25170436657588" calcext:value-type="float">
            <text:p>6,25170436657588</text:p>
          </table:table-cell>
          <table:table-cell table:formula="of:=([.D82]-[.H82])^2" office:value-type="float" office:value="0.217249516179159" calcext:value-type="float">
            <text:p>0,217249516179159</text:p>
          </table:table-cell>
          <table:table-cell table:number-columns-repeated="8"/>
          <table:table-cell table:formula="of:=[.R81]+2" office:value-type="float" office:value="162.000000000001" calcext:value-type="float">
            <text:p>162,000000000001</text:p>
          </table:table-cell>
          <table:table-cell table:formula="of:=[.$L$6] * ([.R82] - [.$L$4])^[.$L$5]" office:value-type="float" office:value="518.195799091706" calcext:value-type="float">
            <text:p>518,195799091706</text:p>
          </table:table-cell>
        </table:table-row>
        <table:table-row table:style-name="ro2">
          <table:table-cell table:formula="of:=[Planilha2.A137]*100" office:value-type="float" office:value="122" calcext:value-type="float">
            <text:p>122</text:p>
          </table:table-cell>
          <table:table-cell office:value-type="float" office:value="321" calcext:value-type="float">
            <text:p>321</text:p>
          </table:table-cell>
          <table:table-cell table:formula="of:=LN([.A83]-[.$L$4])" office:value-type="float" office:value="4.80402104473325" calcext:value-type="float">
            <text:p>4,80402104473325</text:p>
          </table:table-cell>
          <table:table-cell table:formula="of:=LN([.B83])" office:value-type="float" office:value="5.77144112313002" calcext:value-type="float">
            <text:p>5,77144112313002</text:p>
          </table:table-cell>
          <table:table-cell table:formula="of:=[.C83]*[.D83]" office:value-type="float" office:value="27.7261246139555" calcext:value-type="float">
            <text:p>27,7261246139555</text:p>
          </table:table-cell>
          <table:table-cell table:formula="of:=[.C83]^2" office:value-type="float" office:value="23.0786181982399" calcext:value-type="float">
            <text:p>23,0786181982399</text:p>
          </table:table-cell>
          <table:table-cell table:formula="of:=[.$L$6] * ([.A83] - [.$L$4])^[.$L$5]" office:value-type="float" office:value="518.917243547867" calcext:value-type="float">
            <text:p>518,917243547867</text:p>
          </table:table-cell>
          <table:table-cell table:formula="of:=LN([.G83])" office:value-type="float" office:value="6.25174441678681" calcext:value-type="float">
            <text:p>6,25174441678681</text:p>
          </table:table-cell>
          <table:table-cell table:formula="of:=([.D83]-[.H83])^2" office:value-type="float" office:value="0.23069125389756" calcext:value-type="float">
            <text:p>0,23069125389756</text:p>
          </table:table-cell>
          <table:table-cell table:number-columns-repeated="8"/>
          <table:table-cell table:formula="of:=[.R82]+2" office:value-type="float" office:value="164.000000000001" calcext:value-type="float">
            <text:p>164,000000000001</text:p>
          </table:table-cell>
          <table:table-cell table:formula="of:=[.$L$6] * ([.R83] - [.$L$4])^[.$L$5]" office:value-type="float" office:value="518.164605373782" calcext:value-type="float">
            <text:p>518,164605373782</text:p>
          </table:table-cell>
        </table:table-row>
        <table:table-row table:style-name="ro2">
          <table:table-cell table:formula="of:=[Planilha2.A138]*100" office:value-type="float" office:value="122" calcext:value-type="float">
            <text:p>122</text:p>
          </table:table-cell>
          <table:table-cell office:value-type="float" office:value="803" calcext:value-type="float">
            <text:p>803</text:p>
          </table:table-cell>
          <table:table-cell table:formula="of:=LN([.A84]-[.$L$4])" office:value-type="float" office:value="4.80402104473325" calcext:value-type="float">
            <text:p>4,80402104473325</text:p>
          </table:table-cell>
          <table:table-cell table:formula="of:=LN([.B84])" office:value-type="float" office:value="6.68835471394676" calcext:value-type="float">
            <text:p>6,68835471394676</text:p>
          </table:table-cell>
          <table:table-cell table:formula="of:=[.C84]*[.D84]" office:value-type="float" office:value="32.1309968004411" calcext:value-type="float">
            <text:p>32,1309968004411</text:p>
          </table:table-cell>
          <table:table-cell table:formula="of:=[.C84]^2" office:value-type="float" office:value="23.0786181982399" calcext:value-type="float">
            <text:p>23,0786181982399</text:p>
          </table:table-cell>
          <table:table-cell table:formula="of:=[.$L$6] * ([.A84] - [.$L$4])^[.$L$5]" office:value-type="float" office:value="518.917243547867" calcext:value-type="float">
            <text:p>518,917243547867</text:p>
          </table:table-cell>
          <table:table-cell table:formula="of:=LN([.G84])" office:value-type="float" office:value="6.25174441678681" calcext:value-type="float">
            <text:p>6,25174441678681</text:p>
          </table:table-cell>
          <table:table-cell table:formula="of:=([.D84]-[.H84])^2" office:value-type="float" office:value="0.190628551586106" calcext:value-type="float">
            <text:p>0,190628551586106</text:p>
          </table:table-cell>
          <table:table-cell table:number-columns-repeated="8"/>
          <table:table-cell table:formula="of:=[.R83]+2" office:value-type="float" office:value="166.000000000001" calcext:value-type="float">
            <text:p>166,000000000001</text:p>
          </table:table-cell>
          <table:table-cell table:formula="of:=[.$L$6] * ([.R84] - [.$L$4])^[.$L$5]" office:value-type="float" office:value="518.133791614604" calcext:value-type="float">
            <text:p>518,133791614604</text:p>
          </table:table-cell>
        </table:table-row>
        <table:table-row table:style-name="ro2">
          <table:table-cell table:formula="of:=[Planilha2.A135]*100" office:value-type="float" office:value="120" calcext:value-type="float">
            <text:p>120</text:p>
          </table:table-cell>
          <table:table-cell office:value-type="float" office:value="386" calcext:value-type="float">
            <text:p>386</text:p>
          </table:table-cell>
          <table:table-cell table:formula="of:=LN([.A85]-[.$L$4])" office:value-type="float" office:value="4.78749174278204" calcext:value-type="float">
            <text:p>4,78749174278204</text:p>
          </table:table-cell>
          <table:table-cell table:formula="of:=LN([.B85])" office:value-type="float" office:value="5.95583736946483" calcext:value-type="float">
            <text:p>5,95583736946483</text:p>
          </table:table-cell>
          <table:table-cell table:formula="of:=[.C85]*[.D85]" office:value-type="float" office:value="28.5135222276656" calcext:value-type="float">
            <text:p>28,5135222276656</text:p>
          </table:table-cell>
          <table:table-cell table:formula="of:=[.C85]^2" office:value-type="float" office:value="22.9200771872062" calcext:value-type="float">
            <text:p>22,9200771872062</text:p>
          </table:table-cell>
          <table:table-cell table:formula="of:=[.$L$6] * ([.A85] - [.$L$4])^[.$L$5]" office:value-type="float" office:value="518.9593267434" calcext:value-type="float">
            <text:p>518,9593267434</text:p>
          </table:table-cell>
          <table:table-cell table:formula="of:=LN([.G85])" office:value-type="float" office:value="6.25182551158509" calcext:value-type="float">
            <text:p>6,25182551158509</text:p>
          </table:table-cell>
          <table:table-cell table:formula="of:=([.D85]-[.H85])^2" office:value-type="float" office:value="0.0876089802758021" calcext:value-type="float">
            <text:p>0,0876089802758021</text:p>
          </table:table-cell>
          <table:table-cell table:number-columns-repeated="8"/>
          <table:table-cell table:formula="of:=[.R84]+2" office:value-type="float" office:value="168.000000000001" calcext:value-type="float">
            <text:p>168,000000000001</text:p>
          </table:table-cell>
          <table:table-cell table:formula="of:=[.$L$6] * ([.R85] - [.$L$4])^[.$L$5]" office:value-type="float" office:value="518.103348690977" calcext:value-type="float">
            <text:p>518,103348690977</text:p>
          </table:table-cell>
        </table:table-row>
        <table:table-row table:style-name="ro2">
          <table:table-cell table:formula="of:=[Planilha2.A136]*100" office:value-type="float" office:value="120" calcext:value-type="float">
            <text:p>120</text:p>
          </table:table-cell>
          <table:table-cell office:value-type="float" office:value="543" calcext:value-type="float">
            <text:p>543</text:p>
          </table:table-cell>
          <table:table-cell table:formula="of:=LN([.A86]-[.$L$4])" office:value-type="float" office:value="4.78749174278204" calcext:value-type="float">
            <text:p>4,78749174278204</text:p>
          </table:table-cell>
          <table:table-cell table:formula="of:=LN([.B86])" office:value-type="float" office:value="6.29710931993394" calcext:value-type="float">
            <text:p>6,29710931993394</text:p>
          </table:table-cell>
          <table:table-cell table:formula="of:=[.C86]*[.D86]" office:value-type="float" office:value="30.1473588725795" calcext:value-type="float">
            <text:p>30,1473588725795</text:p>
          </table:table-cell>
          <table:table-cell table:formula="of:=[.C86]^2" office:value-type="float" office:value="22.9200771872062" calcext:value-type="float">
            <text:p>22,9200771872062</text:p>
          </table:table-cell>
          <table:table-cell table:formula="of:=[.$L$6] * ([.A86] - [.$L$4])^[.$L$5]" office:value-type="float" office:value="518.9593267434" calcext:value-type="float">
            <text:p>518,9593267434</text:p>
          </table:table-cell>
          <table:table-cell table:formula="of:=LN([.G86])" office:value-type="float" office:value="6.25182551158509" calcext:value-type="float">
            <text:p>6,25182551158509</text:p>
          </table:table-cell>
          <table:table-cell table:formula="of:=([.D86]-[.H86])^2" office:value-type="float" office:value="0.00205062329857502" calcext:value-type="float">
            <text:p>0,00205062329857502</text:p>
          </table:table-cell>
          <table:table-cell table:number-columns-repeated="8"/>
          <table:table-cell table:formula="of:=[.R85]+2" office:value-type="float" office:value="170.000000000001" calcext:value-type="float">
            <text:p>170,000000000001</text:p>
          </table:table-cell>
          <table:table-cell table:formula="of:=[.$L$6] * ([.R86] - [.$L$4])^[.$L$5]" office:value-type="float" office:value="518.07326780414" calcext:value-type="float">
            <text:p>518,07326780414</text:p>
          </table:table-cell>
        </table:table-row>
        <table:table-row table:style-name="ro2">
          <table:table-cell table:formula="of:=[Planilha2.A133]*100" office:value-type="float" office:value="119" calcext:value-type="float">
            <text:p>119</text:p>
          </table:table-cell>
          <table:table-cell office:value-type="float" office:value="418" calcext:value-type="float">
            <text:p>418</text:p>
          </table:table-cell>
          <table:table-cell table:formula="of:=LN([.A87]-[.$L$4])" office:value-type="float" office:value="4.77912349311152" calcext:value-type="float">
            <text:p>4,77912349311152</text:p>
          </table:table-cell>
          <table:table-cell table:formula="of:=LN([.B87])" office:value-type="float" office:value="6.03548143252476" calcext:value-type="float">
            <text:p>6,03548143252476</text:p>
          </table:table-cell>
          <table:table-cell table:formula="of:=[.C87]*[.D87]" office:value-type="float" office:value="28.8443111064175" calcext:value-type="float">
            <text:p>28,8443111064175</text:p>
          </table:table-cell>
          <table:table-cell table:formula="of:=[.C87]^2" office:value-type="float" office:value="22.8400213624105" calcext:value-type="float">
            <text:p>22,8400213624105</text:p>
          </table:table-cell>
          <table:table-cell table:formula="of:=[.$L$6] * ([.A87] - [.$L$4])^[.$L$5]" office:value-type="float" office:value="518.980633402156" calcext:value-type="float">
            <text:p>518,980633402156</text:p>
          </table:table-cell>
          <table:table-cell table:formula="of:=LN([.G87])" office:value-type="float" office:value="6.25186656725223" calcext:value-type="float">
            <text:p>6,25186656725223</text:p>
          </table:table-cell>
          <table:table-cell table:formula="of:=([.D87]-[.H87])^2" office:value-type="float" office:value="0.046822526531028" calcext:value-type="float">
            <text:p>0,046822526531028</text:p>
          </table:table-cell>
          <table:table-cell table:number-columns-repeated="8"/>
          <table:table-cell table:formula="of:=[.R86]+2" office:value-type="float" office:value="172.000000000001" calcext:value-type="float">
            <text:p>172,000000000001</text:p>
          </table:table-cell>
          <table:table-cell table:formula="of:=[.$L$6] * ([.R87] - [.$L$4])^[.$L$5]" office:value-type="float" office:value="518.043540464575" calcext:value-type="float">
            <text:p>518,043540464575</text:p>
          </table:table-cell>
        </table:table-row>
        <table:table-row table:style-name="ro2">
          <table:table-cell table:formula="of:=[Planilha2.A134]*100" office:value-type="float" office:value="119" calcext:value-type="float">
            <text:p>119</text:p>
          </table:table-cell>
          <table:table-cell office:value-type="float" office:value="798" calcext:value-type="float">
            <text:p>798</text:p>
          </table:table-cell>
          <table:table-cell table:formula="of:=LN([.A88]-[.$L$4])" office:value-type="float" office:value="4.77912349311152" calcext:value-type="float">
            <text:p>4,77912349311152</text:p>
          </table:table-cell>
          <table:table-cell table:formula="of:=LN([.B88])" office:value-type="float" office:value="6.68210859744981" calcext:value-type="float">
            <text:p>6,68210859744981</text:p>
          </table:table-cell>
          <table:table-cell table:formula="of:=[.C88]*[.D88]" office:value-type="float" office:value="31.9346221815949" calcext:value-type="float">
            <text:p>31,9346221815949</text:p>
          </table:table-cell>
          <table:table-cell table:formula="of:=[.C88]^2" office:value-type="float" office:value="22.8400213624105" calcext:value-type="float">
            <text:p>22,8400213624105</text:p>
          </table:table-cell>
          <table:table-cell table:formula="of:=[.$L$6] * ([.A88] - [.$L$4])^[.$L$5]" office:value-type="float" office:value="518.980633402156" calcext:value-type="float">
            <text:p>518,980633402156</text:p>
          </table:table-cell>
          <table:table-cell table:formula="of:=LN([.G88])" office:value-type="float" office:value="6.25186656725223" calcext:value-type="float">
            <text:p>6,25186656725223</text:p>
          </table:table-cell>
          <table:table-cell table:formula="of:=([.D88]-[.H88])^2" office:value-type="float" office:value="0.185108204548532" calcext:value-type="float">
            <text:p>0,185108204548532</text:p>
          </table:table-cell>
          <table:table-cell table:number-columns-repeated="8"/>
          <table:table-cell table:formula="of:=[.R87]+2" office:value-type="float" office:value="174.000000000001" calcext:value-type="float">
            <text:p>174,000000000001</text:p>
          </table:table-cell>
          <table:table-cell table:formula="of:=[.$L$6] * ([.R88] - [.$L$4])^[.$L$5]" office:value-type="float" office:value="518.014158477681" calcext:value-type="float">
            <text:p>518,014158477681</text:p>
          </table:table-cell>
        </table:table-row>
        <table:table-row table:style-name="ro2">
          <table:table-cell table:formula="of:=[Planilha2.A127]*100" office:value-type="float" office:value="118" calcext:value-type="float">
            <text:p>118</text:p>
          </table:table-cell>
          <table:table-cell office:value-type="float" office:value="779" calcext:value-type="float">
            <text:p>779</text:p>
          </table:table-cell>
          <table:table-cell table:formula="of:=LN([.A89]-[.$L$4])" office:value-type="float" office:value="4.77068462446566" calcext:value-type="float">
            <text:p>4,77068462446566</text:p>
          </table:table-cell>
          <table:table-cell table:formula="of:=LN([.B89])" office:value-type="float" office:value="6.65801104587075" calcext:value-type="float">
            <text:p>6,65801104587075</text:p>
          </table:table-cell>
          <table:table-cell table:formula="of:=[.C89]*[.D89]" office:value-type="float" office:value="31.7632709260581" calcext:value-type="float">
            <text:p>31,7632709260581</text:p>
          </table:table-cell>
          <table:table-cell table:formula="of:=[.C89]^2" office:value-type="float" office:value="22.759431786113" calcext:value-type="float">
            <text:p>22,759431786113</text:p>
          </table:table-cell>
          <table:table-cell table:formula="of:=[.$L$6] * ([.A89] - [.$L$4])^[.$L$5]" office:value-type="float" office:value="519.002120751947" calcext:value-type="float">
            <text:p>519,002120751947</text:p>
          </table:table-cell>
          <table:table-cell table:formula="of:=LN([.G89])" office:value-type="float" office:value="6.2519079693848" calcext:value-type="float">
            <text:p>6,2519079693848</text:p>
          </table:table-cell>
          <table:table-cell table:formula="of:=([.D89]-[.H89])^2" office:value-type="float" office:value="0.164919708731354" calcext:value-type="float">
            <text:p>0,164919708731354</text:p>
          </table:table-cell>
          <table:table-cell table:number-columns-repeated="8"/>
          <table:table-cell table:formula="of:=[.R88]+2" office:value-type="float" office:value="176.000000000001" calcext:value-type="float">
            <text:p>176,000000000001</text:p>
          </table:table-cell>
          <table:table-cell table:formula="of:=[.$L$6] * ([.R89] - [.$L$4])^[.$L$5]" office:value-type="float" office:value="517.98511393028" calcext:value-type="float">
            <text:p>517,98511393028</text:p>
          </table:table-cell>
        </table:table-row>
        <table:table-row table:style-name="ro2">
          <table:table-cell table:formula="of:=[Planilha2.A128]*100" office:value-type="float" office:value="118" calcext:value-type="float">
            <text:p>118</text:p>
          </table:table-cell>
          <table:table-cell office:value-type="float" office:value="524" calcext:value-type="float">
            <text:p>524</text:p>
          </table:table-cell>
          <table:table-cell table:formula="of:=LN([.A90]-[.$L$4])" office:value-type="float" office:value="4.77068462446566" calcext:value-type="float">
            <text:p>4,77068462446566</text:p>
          </table:table-cell>
          <table:table-cell table:formula="of:=LN([.B90])" office:value-type="float" office:value="6.26149168432104" calcext:value-type="float">
            <text:p>6,26149168432104</text:p>
          </table:table-cell>
          <table:table-cell table:formula="of:=[.C90]*[.D90]" office:value-type="float" office:value="29.87160210461" calcext:value-type="float">
            <text:p>29,87160210461</text:p>
          </table:table-cell>
          <table:table-cell table:formula="of:=[.C90]^2" office:value-type="float" office:value="22.759431786113" calcext:value-type="float">
            <text:p>22,759431786113</text:p>
          </table:table-cell>
          <table:table-cell table:formula="of:=[.$L$6] * ([.A90] - [.$L$4])^[.$L$5]" office:value-type="float" office:value="519.002120751947" calcext:value-type="float">
            <text:p>519,002120751947</text:p>
          </table:table-cell>
          <table:table-cell table:formula="of:=LN([.G90])" office:value-type="float" office:value="6.2519079693848" calcext:value-type="float">
            <text:p>6,2519079693848</text:p>
          </table:table-cell>
          <table:table-cell table:formula="of:=([.D90]-[.H90])^2" office:value-type="float" office:value="0.0000918475919791968" calcext:value-type="float">
            <text:p>9,18475919791968E-05</text:p>
          </table:table-cell>
          <table:table-cell table:number-columns-repeated="8"/>
          <table:table-cell table:formula="of:=[.R89]+2" office:value-type="float" office:value="178.000000000001" calcext:value-type="float">
            <text:p>178,000000000001</text:p>
          </table:table-cell>
          <table:table-cell table:formula="of:=[.$L$6] * ([.R90] - [.$L$4])^[.$L$5]" office:value-type="float" office:value="517.95639917788" calcext:value-type="float">
            <text:p>517,95639917788</text:p>
          </table:table-cell>
        </table:table-row>
        <table:table-row table:style-name="ro2">
          <table:table-cell table:formula="of:=[Planilha2.A129]*100" office:value-type="float" office:value="118" calcext:value-type="float">
            <text:p>118</text:p>
          </table:table-cell>
          <table:table-cell office:value-type="float" office:value="678" calcext:value-type="float">
            <text:p>678</text:p>
          </table:table-cell>
          <table:table-cell table:formula="of:=LN([.A91]-[.$L$4])" office:value-type="float" office:value="4.77068462446566" calcext:value-type="float">
            <text:p>4,77068462446566</text:p>
          </table:table-cell>
          <table:table-cell table:formula="of:=LN([.B91])" office:value-type="float" office:value="6.5191472879404" calcext:value-type="float">
            <text:p>6,5191472879404</text:p>
          </table:table-cell>
          <table:table-cell table:formula="of:=[.C91]*[.D91]" office:value-type="float" office:value="31.1007957312042" calcext:value-type="float">
            <text:p>31,1007957312042</text:p>
          </table:table-cell>
          <table:table-cell table:formula="of:=[.C91]^2" office:value-type="float" office:value="22.759431786113" calcext:value-type="float">
            <text:p>22,759431786113</text:p>
          </table:table-cell>
          <table:table-cell table:formula="of:=[.$L$6] * ([.A91] - [.$L$4])^[.$L$5]" office:value-type="float" office:value="519.002120751947" calcext:value-type="float">
            <text:p>519,002120751947</text:p>
          </table:table-cell>
          <table:table-cell table:formula="of:=LN([.G91])" office:value-type="float" office:value="6.2519079693848" calcext:value-type="float">
            <text:p>6,2519079693848</text:p>
          </table:table-cell>
          <table:table-cell table:formula="of:=([.D91]-[.H91])^2" office:value-type="float" office:value="0.0714168533820603" calcext:value-type="float">
            <text:p>0,0714168533820603</text:p>
          </table:table-cell>
          <table:table-cell table:number-columns-repeated="8"/>
          <table:table-cell table:formula="of:=[.R90]+2" office:value-type="float" office:value="180.000000000001" calcext:value-type="float">
            <text:p>180,000000000001</text:p>
          </table:table-cell>
          <table:table-cell table:formula="of:=[.$L$6] * ([.R91] - [.$L$4])^[.$L$5]" office:value-type="float" office:value="517.928006832653" calcext:value-type="float">
            <text:p>517,928006832653</text:p>
          </table:table-cell>
        </table:table-row>
        <table:table-row table:style-name="ro2">
          <table:table-cell table:formula="of:=[Planilha2.A130]*100" office:value-type="float" office:value="118" calcext:value-type="float">
            <text:p>118</text:p>
          </table:table-cell>
          <table:table-cell office:value-type="float" office:value="654" calcext:value-type="float">
            <text:p>654</text:p>
          </table:table-cell>
          <table:table-cell table:formula="of:=LN([.A92]-[.$L$4])" office:value-type="float" office:value="4.77068462446566" calcext:value-type="float">
            <text:p>4,77068462446566</text:p>
          </table:table-cell>
          <table:table-cell table:formula="of:=LN([.B92])" office:value-type="float" office:value="6.4831073514572" calcext:value-type="float">
            <text:p>6,4831073514572</text:p>
          </table:table-cell>
          <table:table-cell table:formula="of:=[.C92]*[.D92]" office:value-type="float" office:value="30.9288605603571" calcext:value-type="float">
            <text:p>30,9288605603571</text:p>
          </table:table-cell>
          <table:table-cell table:formula="of:=[.C92]^2" office:value-type="float" office:value="22.759431786113" calcext:value-type="float">
            <text:p>22,759431786113</text:p>
          </table:table-cell>
          <table:table-cell table:formula="of:=[.$L$6] * ([.A92] - [.$L$4])^[.$L$5]" office:value-type="float" office:value="519.002120751947" calcext:value-type="float">
            <text:p>519,002120751947</text:p>
          </table:table-cell>
          <table:table-cell table:formula="of:=LN([.G92])" office:value-type="float" office:value="6.2519079693848" calcext:value-type="float">
            <text:p>6,2519079693848</text:p>
          </table:table-cell>
          <table:table-cell table:formula="of:=([.D92]-[.H92])^2" office:value-type="float" office:value="0.0534531542706603" calcext:value-type="float">
            <text:p>0,0534531542706603</text:p>
          </table:table-cell>
          <table:table-cell table:number-columns-repeated="8"/>
          <table:table-cell table:formula="of:=[.R91]+2" office:value-type="float" office:value="182.000000000001" calcext:value-type="float">
            <text:p>182,000000000001</text:p>
          </table:table-cell>
          <table:table-cell table:formula="of:=[.$L$6] * ([.R92] - [.$L$4])^[.$L$5]" office:value-type="float" office:value="517.899929752074" calcext:value-type="float">
            <text:p>517,899929752074</text:p>
          </table:table-cell>
        </table:table-row>
        <table:table-row table:style-name="ro2">
          <table:table-cell table:formula="of:=[Planilha2.A131]*100" office:value-type="float" office:value="118" calcext:value-type="float">
            <text:p>118</text:p>
          </table:table-cell>
          <table:table-cell office:value-type="float" office:value="684" calcext:value-type="float">
            <text:p>684</text:p>
          </table:table-cell>
          <table:table-cell table:formula="of:=LN([.A93]-[.$L$4])" office:value-type="float" office:value="4.77068462446566" calcext:value-type="float">
            <text:p>4,77068462446566</text:p>
          </table:table-cell>
          <table:table-cell table:formula="of:=LN([.B93])" office:value-type="float" office:value="6.52795791762255" calcext:value-type="float">
            <text:p>6,52795791762255</text:p>
          </table:table-cell>
          <table:table-cell table:formula="of:=[.C93]*[.D93]" office:value-type="float" office:value="31.1428284667608" calcext:value-type="float">
            <text:p>31,1428284667608</text:p>
          </table:table-cell>
          <table:table-cell table:formula="of:=[.C93]^2" office:value-type="float" office:value="22.759431786113" calcext:value-type="float">
            <text:p>22,759431786113</text:p>
          </table:table-cell>
          <table:table-cell table:formula="of:=[.$L$6] * ([.A93] - [.$L$4])^[.$L$5]" office:value-type="float" office:value="519.002120751947" calcext:value-type="float">
            <text:p>519,002120751947</text:p>
          </table:table-cell>
          <table:table-cell table:formula="of:=LN([.G93])" office:value-type="float" office:value="6.2519079693848" calcext:value-type="float">
            <text:p>6,2519079693848</text:p>
          </table:table-cell>
          <table:table-cell table:formula="of:=([.D93]-[.H93])^2" office:value-type="float" office:value="0.076203573922066" calcext:value-type="float">
            <text:p>0,076203573922066</text:p>
          </table:table-cell>
          <table:table-cell table:number-columns-repeated="8"/>
          <table:table-cell table:formula="of:=[.R92]+2" office:value-type="float" office:value="184.000000000001" calcext:value-type="float">
            <text:p>184,000000000001</text:p>
          </table:table-cell>
          <table:table-cell table:formula="of:=[.$L$6] * ([.R93] - [.$L$4])^[.$L$5]" office:value-type="float" office:value="517.872161028185" calcext:value-type="float">
            <text:p>517,872161028185</text:p>
          </table:table-cell>
        </table:table-row>
        <table:table-row table:style-name="ro2">
          <table:table-cell table:formula="of:=[Planilha2.A132]*100" office:value-type="float" office:value="118" calcext:value-type="float">
            <text:p>118</text:p>
          </table:table-cell>
          <table:table-cell office:value-type="float" office:value="695" calcext:value-type="float">
            <text:p>695</text:p>
          </table:table-cell>
          <table:table-cell table:formula="of:=LN([.A94]-[.$L$4])" office:value-type="float" office:value="4.77068462446566" calcext:value-type="float">
            <text:p>4,77068462446566</text:p>
          </table:table-cell>
          <table:table-cell table:formula="of:=LN([.B94])" office:value-type="float" office:value="6.54391184556479" calcext:value-type="float">
            <text:p>6,54391184556479</text:p>
          </table:table-cell>
          <table:table-cell table:formula="of:=[.C94]*[.D94]" office:value-type="float" office:value="31.2189396254946" calcext:value-type="float">
            <text:p>31,2189396254946</text:p>
          </table:table-cell>
          <table:table-cell table:formula="of:=[.C94]^2" office:value-type="float" office:value="22.759431786113" calcext:value-type="float">
            <text:p>22,759431786113</text:p>
          </table:table-cell>
          <table:table-cell table:formula="of:=[.$L$6] * ([.A94] - [.$L$4])^[.$L$5]" office:value-type="float" office:value="519.002120751947" calcext:value-type="float">
            <text:p>519,002120751947</text:p>
          </table:table-cell>
          <table:table-cell table:formula="of:=LN([.G94])" office:value-type="float" office:value="6.2519079693848" calcext:value-type="float">
            <text:p>6,2519079693848</text:p>
          </table:table-cell>
          <table:table-cell table:formula="of:=([.D94]-[.H94])^2" office:value-type="float" office:value="0.0852662637041416" calcext:value-type="float">
            <text:p>0,0852662637041416</text:p>
          </table:table-cell>
          <table:table-cell table:number-columns-repeated="8"/>
          <table:table-cell table:formula="of:=[.R93]+2" office:value-type="float" office:value="186.000000000001" calcext:value-type="float">
            <text:p>186,000000000001</text:p>
          </table:table-cell>
          <table:table-cell table:formula="of:=[.$L$6] * ([.R94] - [.$L$4])^[.$L$5]" office:value-type="float" office:value="517.84469397744" calcext:value-type="float">
            <text:p>517,84469397744</text:p>
          </table:table-cell>
        </table:table-row>
        <table:table-row table:style-name="ro2">
          <table:table-cell table:formula="of:=[Planilha2.A125]*100" office:value-type="float" office:value="116" calcext:value-type="float">
            <text:p>116</text:p>
          </table:table-cell>
          <table:table-cell office:value-type="float" office:value="427.08" calcext:value-type="float">
            <text:p>427,08</text:p>
          </table:table-cell>
          <table:table-cell table:formula="of:=LN([.A95]-[.$L$4])" office:value-type="float" office:value="4.75359019110636" calcext:value-type="float">
            <text:p>4,75359019110636</text:p>
          </table:table-cell>
          <table:table-cell table:formula="of:=LN([.B95])" office:value-type="float" office:value="6.0569713493101" calcext:value-type="float">
            <text:p>6,0569713493101</text:p>
          </table:table-cell>
          <table:table-cell table:formula="of:=[.C95]*[.D95]" office:value-type="float" office:value="28.7923595938927" calcext:value-type="float">
            <text:p>28,7923595938927</text:p>
          </table:table-cell>
          <table:table-cell table:formula="of:=[.C95]^2" office:value-type="float" office:value="22.5966197049826" calcext:value-type="float">
            <text:p>22,5966197049826</text:p>
          </table:table-cell>
          <table:table-cell table:formula="of:=[.$L$6] * ([.A95] - [.$L$4])^[.$L$5]" office:value-type="float" office:value="519.045649937186" calcext:value-type="float">
            <text:p>519,045649937186</text:p>
          </table:table-cell>
          <table:table-cell table:formula="of:=LN([.G95])" office:value-type="float" office:value="6.25199183678762" calcext:value-type="float">
            <text:p>6,25199183678762</text:p>
          </table:table-cell>
          <table:table-cell table:formula="of:=([.D95]-[.H95])^2" office:value-type="float" office:value="0.0380329905359678" calcext:value-type="float">
            <text:p>0,0380329905359678</text:p>
          </table:table-cell>
          <table:table-cell table:number-columns-repeated="8"/>
          <table:table-cell table:formula="of:=[.R94]+2" office:value-type="float" office:value="188.000000000001" calcext:value-type="float">
            <text:p>188,000000000001</text:p>
          </table:table-cell>
          <table:table-cell table:formula="of:=[.$L$6] * ([.R95] - [.$L$4])^[.$L$5]" office:value-type="float" office:value="517.817522131092" calcext:value-type="float">
            <text:p>517,817522131092</text:p>
          </table:table-cell>
        </table:table-row>
        <table:table-row table:style-name="ro2">
          <table:table-cell table:formula="of:=[Planilha2.A126]*100" office:value-type="float" office:value="116" calcext:value-type="float">
            <text:p>116</text:p>
          </table:table-cell>
          <table:table-cell office:value-type="float" office:value="431" calcext:value-type="float">
            <text:p>431</text:p>
          </table:table-cell>
          <table:table-cell table:formula="of:=LN([.A96]-[.$L$4])" office:value-type="float" office:value="4.75359019110636" calcext:value-type="float">
            <text:p>4,75359019110636</text:p>
          </table:table-cell>
          <table:table-cell table:formula="of:=LN([.B96])" office:value-type="float" office:value="6.06610809010375" calcext:value-type="float">
            <text:p>6,06610809010375</text:p>
          </table:table-cell>
          <table:table-cell table:formula="of:=[.C96]*[.D96]" office:value-type="float" office:value="28.8357919153081" calcext:value-type="float">
            <text:p>28,8357919153081</text:p>
          </table:table-cell>
          <table:table-cell table:formula="of:=[.C96]^2" office:value-type="float" office:value="22.5966197049826" calcext:value-type="float">
            <text:p>22,5966197049826</text:p>
          </table:table-cell>
          <table:table-cell table:formula="of:=[.$L$6] * ([.A96] - [.$L$4])^[.$L$5]" office:value-type="float" office:value="519.045649937186" calcext:value-type="float">
            <text:p>519,045649937186</text:p>
          </table:table-cell>
          <table:table-cell table:formula="of:=LN([.G96])" office:value-type="float" office:value="6.25199183678762" calcext:value-type="float">
            <text:p>6,25199183678762</text:p>
          </table:table-cell>
          <table:table-cell table:formula="of:=([.D96]-[.H96])^2" office:value-type="float" office:value="0.0345527672812331" calcext:value-type="float">
            <text:p>0,0345527672812331</text:p>
          </table:table-cell>
          <table:table-cell table:number-columns-repeated="8"/>
          <table:table-cell table:formula="of:=[.R95]+2" office:value-type="float" office:value="190.000000000001" calcext:value-type="float">
            <text:p>190,000000000001</text:p>
          </table:table-cell>
          <table:table-cell table:formula="of:=[.$L$6] * ([.R96] - [.$L$4])^[.$L$5]" office:value-type="float" office:value="517.790639226089" calcext:value-type="float">
            <text:p>517,790639226089</text:p>
          </table:table-cell>
        </table:table-row>
        <table:table-row table:style-name="ro2">
          <table:table-cell table:formula="of:=[Planilha2.A123]*100" office:value-type="float" office:value="114" calcext:value-type="float">
            <text:p>114</text:p>
          </table:table-cell>
          <table:table-cell office:value-type="float" office:value="659" calcext:value-type="float">
            <text:p>659</text:p>
          </table:table-cell>
          <table:table-cell table:formula="of:=LN([.A97]-[.$L$4])" office:value-type="float" office:value="4.73619844839449" calcext:value-type="float">
            <text:p>4,73619844839449</text:p>
          </table:table-cell>
          <table:table-cell table:formula="of:=LN([.B97])" office:value-type="float" office:value="6.49072353450251" calcext:value-type="float">
            <text:p>6,49072353450251</text:p>
          </table:table-cell>
          <table:table-cell table:formula="of:=[.C97]*[.D97]" office:value-type="float" office:value="30.7413547330684" calcext:value-type="float">
            <text:p>30,7413547330684</text:p>
          </table:table-cell>
          <table:table-cell table:formula="of:=[.C97]^2" office:value-type="float" office:value="22.4315757425744" calcext:value-type="float">
            <text:p>22,4315757425744</text:p>
          </table:table-cell>
          <table:table-cell table:formula="of:=[.$L$6] * ([.A97] - [.$L$4])^[.$L$5]" office:value-type="float" office:value="519.089939936203" calcext:value-type="float">
            <text:p>519,089939936203</text:p>
          </table:table-cell>
          <table:table-cell table:formula="of:=LN([.G97])" office:value-type="float" office:value="6.25207716282687" calcext:value-type="float">
            <text:p>6,25207716282687</text:p>
          </table:table-cell>
          <table:table-cell table:formula="of:=([.D97]-[.H97])^2" office:value-type="float" office:value="0.0569520907139484" calcext:value-type="float">
            <text:p>0,0569520907139484</text:p>
          </table:table-cell>
          <table:table-cell table:number-columns-repeated="8"/>
          <table:table-cell table:formula="of:=[.R96]+2" office:value-type="float" office:value="192.000000000001" calcext:value-type="float">
            <text:p>192,000000000001</text:p>
          </table:table-cell>
          <table:table-cell table:formula="of:=[.$L$6] * ([.R97] - [.$L$4])^[.$L$5]" office:value-type="float" office:value="517.764039196446" calcext:value-type="float">
            <text:p>517,764039196446</text:p>
          </table:table-cell>
        </table:table-row>
        <table:table-row table:style-name="ro2">
          <table:table-cell table:formula="of:=[Planilha2.A124]*100" office:value-type="float" office:value="114" calcext:value-type="float">
            <text:p>114</text:p>
          </table:table-cell>
          <table:table-cell office:value-type="float" office:value="611" calcext:value-type="float">
            <text:p>611</text:p>
          </table:table-cell>
          <table:table-cell table:formula="of:=LN([.A98]-[.$L$4])" office:value-type="float" office:value="4.73619844839449" calcext:value-type="float">
            <text:p>4,73619844839449</text:p>
          </table:table-cell>
          <table:table-cell table:formula="of:=LN([.B98])" office:value-type="float" office:value="6.4150969591716" calcext:value-type="float">
            <text:p>6,4150969591716</text:p>
          </table:table-cell>
          <table:table-cell table:formula="of:=[.C98]*[.D98]" office:value-type="float" office:value="30.3831722643287" calcext:value-type="float">
            <text:p>30,3831722643287</text:p>
          </table:table-cell>
          <table:table-cell table:formula="of:=[.C98]^2" office:value-type="float" office:value="22.4315757425744" calcext:value-type="float">
            <text:p>22,4315757425744</text:p>
          </table:table-cell>
          <table:table-cell table:formula="of:=[.$L$6] * ([.A98] - [.$L$4])^[.$L$5]" office:value-type="float" office:value="519.089939936203" calcext:value-type="float">
            <text:p>519,089939936203</text:p>
          </table:table-cell>
          <table:table-cell table:formula="of:=LN([.G98])" office:value-type="float" office:value="6.25207716282687" calcext:value-type="float">
            <text:p>6,25207716282687</text:p>
          </table:table-cell>
          <table:table-cell table:formula="of:=([.D98]-[.H98])^2" office:value-type="float" office:value="0.0265754540002772" calcext:value-type="float">
            <text:p>0,0265754540002772</text:p>
          </table:table-cell>
          <table:table-cell table:number-columns-repeated="8"/>
          <table:table-cell table:formula="of:=[.R97]+2" office:value-type="float" office:value="194.000000000001" calcext:value-type="float">
            <text:p>194,000000000001</text:p>
          </table:table-cell>
          <table:table-cell table:formula="of:=[.$L$6] * ([.R98] - [.$L$4])^[.$L$5]" office:value-type="float" office:value="517.737716165073" calcext:value-type="float">
            <text:p>517,737716165073</text:p>
          </table:table-cell>
        </table:table-row>
        <table:table-row table:style-name="ro2">
          <table:table-cell table:formula="of:=[Planilha2.A117]*100" office:value-type="float" office:value="112" calcext:value-type="float">
            <text:p>112</text:p>
          </table:table-cell>
          <table:table-cell office:value-type="float" office:value="777" calcext:value-type="float">
            <text:p>777</text:p>
          </table:table-cell>
          <table:table-cell table:formula="of:=LN([.A99]-[.$L$4])" office:value-type="float" office:value="4.71849887129509" calcext:value-type="float">
            <text:p>4,71849887129509</text:p>
          </table:table-cell>
          <table:table-cell table:formula="of:=LN([.B99])" office:value-type="float" office:value="6.65544035036765" calcext:value-type="float">
            <text:p>6,65544035036765</text:p>
          </table:table-cell>
          <table:table-cell table:formula="of:=[.C99]*[.D99]" office:value-type="float" office:value="31.4036877811815" calcext:value-type="float">
            <text:p>31,4036877811815</text:p>
          </table:table-cell>
          <table:table-cell table:formula="of:=[.C99]^2" office:value-type="float" office:value="22.264231598413" calcext:value-type="float">
            <text:p>22,264231598413</text:p>
          </table:table-cell>
          <table:table-cell table:formula="of:=[.$L$6] * ([.A99] - [.$L$4])^[.$L$5]" office:value-type="float" office:value="519.135017749766" calcext:value-type="float">
            <text:p>519,135017749766</text:p>
          </table:table-cell>
          <table:table-cell table:formula="of:=LN([.G99])" office:value-type="float" office:value="6.25216399913967" calcext:value-type="float">
            <text:p>6,25216399913967</text:p>
          </table:table-cell>
          <table:table-cell table:formula="of:=([.D99]-[.H99])^2" office:value-type="float" office:value="0.162631815459755" calcext:value-type="float">
            <text:p>0,162631815459755</text:p>
          </table:table-cell>
          <table:table-cell table:number-columns-repeated="8"/>
          <table:table-cell table:formula="of:=[.R98]+2" office:value-type="float" office:value="196.000000000001" calcext:value-type="float">
            <text:p>196,000000000001</text:p>
          </table:table-cell>
          <table:table-cell table:formula="of:=[.$L$6] * ([.R99] - [.$L$4])^[.$L$5]" office:value-type="float" office:value="517.711664436006" calcext:value-type="float">
            <text:p>517,711664436006</text:p>
          </table:table-cell>
        </table:table-row>
        <table:table-row table:style-name="ro2">
          <table:table-cell table:formula="of:=[Planilha2.A118]*100" office:value-type="float" office:value="112" calcext:value-type="float">
            <text:p>112</text:p>
          </table:table-cell>
          <table:table-cell office:value-type="float" office:value="779" calcext:value-type="float">
            <text:p>779</text:p>
          </table:table-cell>
          <table:table-cell table:formula="of:=LN([.A100]-[.$L$4])" office:value-type="float" office:value="4.71849887129509" calcext:value-type="float">
            <text:p>4,71849887129509</text:p>
          </table:table-cell>
          <table:table-cell table:formula="of:=LN([.B100])" office:value-type="float" office:value="6.65801104587075" calcext:value-type="float">
            <text:p>6,65801104587075</text:p>
          </table:table-cell>
          <table:table-cell table:formula="of:=[.C100]*[.D100]" office:value-type="float" office:value="31.4158176050114" calcext:value-type="float">
            <text:p>31,4158176050114</text:p>
          </table:table-cell>
          <table:table-cell table:formula="of:=[.C100]^2" office:value-type="float" office:value="22.264231598413" calcext:value-type="float">
            <text:p>22,264231598413</text:p>
          </table:table-cell>
          <table:table-cell table:formula="of:=[.$L$6] * ([.A100] - [.$L$4])^[.$L$5]" office:value-type="float" office:value="519.135017749766" calcext:value-type="float">
            <text:p>519,135017749766</text:p>
          </table:table-cell>
          <table:table-cell table:formula="of:=LN([.G100])" office:value-type="float" office:value="6.25216399913967" calcext:value-type="float">
            <text:p>6,25216399913967</text:p>
          </table:table-cell>
          <table:table-cell table:formula="of:=([.D100]-[.H100])^2" office:value-type="float" office:value="0.164711825340342" calcext:value-type="float">
            <text:p>0,164711825340342</text:p>
          </table:table-cell>
          <table:table-cell table:number-columns-repeated="8"/>
          <table:table-cell table:formula="of:=[.R99]+2" office:value-type="float" office:value="198.000000000001" calcext:value-type="float">
            <text:p>198,000000000001</text:p>
          </table:table-cell>
          <table:table-cell table:formula="of:=[.$L$6] * ([.R100] - [.$L$4])^[.$L$5]" office:value-type="float" office:value="517.685878487051" calcext:value-type="float">
            <text:p>517,685878487051</text:p>
          </table:table-cell>
        </table:table-row>
        <table:table-row table:style-name="ro2">
          <table:table-cell table:formula="of:=[Planilha2.A119]*100" office:value-type="float" office:value="112" calcext:value-type="float">
            <text:p>112</text:p>
          </table:table-cell>
          <table:table-cell office:value-type="float" office:value="774" calcext:value-type="float">
            <text:p>774</text:p>
          </table:table-cell>
          <table:table-cell table:formula="of:=LN([.A101]-[.$L$4])" office:value-type="float" office:value="4.71849887129509" calcext:value-type="float">
            <text:p>4,71849887129509</text:p>
          </table:table-cell>
          <table:table-cell table:formula="of:=LN([.B101])" office:value-type="float" office:value="6.65157187358973" calcext:value-type="float">
            <text:p>6,65157187358973</text:p>
          </table:table-cell>
          <table:table-cell table:formula="of:=[.C101]*[.D101]" office:value-type="float" office:value="31.3854343778713" calcext:value-type="float">
            <text:p>31,3854343778713</text:p>
          </table:table-cell>
          <table:table-cell table:formula="of:=[.C101]^2" office:value-type="float" office:value="22.264231598413" calcext:value-type="float">
            <text:p>22,264231598413</text:p>
          </table:table-cell>
          <table:table-cell table:formula="of:=[.$L$6] * ([.A101] - [.$L$4])^[.$L$5]" office:value-type="float" office:value="519.135017749766" calcext:value-type="float">
            <text:p>519,135017749766</text:p>
          </table:table-cell>
          <table:table-cell table:formula="of:=LN([.G101])" office:value-type="float" office:value="6.25216399913967" calcext:value-type="float">
            <text:p>6,25216399913967</text:p>
          </table:table-cell>
          <table:table-cell table:formula="of:=([.D101]-[.H101])^2" office:value-type="float" office:value="0.159526650172716" calcext:value-type="float">
            <text:p>0,159526650172716</text:p>
          </table:table-cell>
          <table:table-cell table:number-columns-repeated="8"/>
          <table:table-cell table:formula="of:=[.R100]+2" office:value-type="float" office:value="200.000000000001" calcext:value-type="float">
            <text:p>200,000000000001</text:p>
          </table:table-cell>
          <table:table-cell table:formula="of:=[.$L$6] * ([.R101] - [.$L$4])^[.$L$5]" office:value-type="float" office:value="517.660352962785" calcext:value-type="float">
            <text:p>517,660352962785</text:p>
          </table:table-cell>
        </table:table-row>
        <table:table-row table:style-name="ro2">
          <table:table-cell table:formula="of:=[Planilha2.A120]*100" office:value-type="float" office:value="112" calcext:value-type="float">
            <text:p>112</text:p>
          </table:table-cell>
          <table:table-cell office:value-type="float" office:value="527" calcext:value-type="float">
            <text:p>527</text:p>
          </table:table-cell>
          <table:table-cell table:formula="of:=LN([.A102]-[.$L$4])" office:value-type="float" office:value="4.71849887129509" calcext:value-type="float">
            <text:p>4,71849887129509</text:p>
          </table:table-cell>
          <table:table-cell table:formula="of:=LN([.B102])" office:value-type="float" office:value="6.26720054854136" calcext:value-type="float">
            <text:p>6,26720054854136</text:p>
          </table:table-cell>
          <table:table-cell table:formula="of:=[.C102]*[.D102]" office:value-type="float" office:value="29.5717787144724" calcext:value-type="float">
            <text:p>29,5717787144724</text:p>
          </table:table-cell>
          <table:table-cell table:formula="of:=[.C102]^2" office:value-type="float" office:value="22.264231598413" calcext:value-type="float">
            <text:p>22,264231598413</text:p>
          </table:table-cell>
          <table:table-cell table:formula="of:=[.$L$6] * ([.A102] - [.$L$4])^[.$L$5]" office:value-type="float" office:value="519.135017749766" calcext:value-type="float">
            <text:p>519,135017749766</text:p>
          </table:table-cell>
          <table:table-cell table:formula="of:=LN([.G102])" office:value-type="float" office:value="6.25216399913967" calcext:value-type="float">
            <text:p>6,25216399913967</text:p>
          </table:table-cell>
          <table:table-cell table:formula="of:=([.D102]-[.H102])^2" office:value-type="float" office:value="0.00022609781790967" calcext:value-type="float">
            <text:p>0,00022609781790967</text:p>
          </table:table-cell>
          <table:table-cell table:number-columns-repeated="8"/>
          <table:table-cell table:formula="of:=[.R101]+2" office:value-type="float" office:value="202.000000000001" calcext:value-type="float">
            <text:p>202,000000000001</text:p>
          </table:table-cell>
          <table:table-cell table:formula="of:=[.$L$6] * ([.R102] - [.$L$4])^[.$L$5]" office:value-type="float" office:value="517.63508266791" calcext:value-type="float">
            <text:p>517,63508266791</text:p>
          </table:table-cell>
        </table:table-row>
        <table:table-row table:style-name="ro2">
          <table:table-cell table:formula="of:=[Planilha2.A121]*100" office:value-type="float" office:value="112" calcext:value-type="float">
            <text:p>112</text:p>
          </table:table-cell>
          <table:table-cell office:value-type="float" office:value="581" calcext:value-type="float">
            <text:p>581</text:p>
          </table:table-cell>
          <table:table-cell table:formula="of:=LN([.A103]-[.$L$4])" office:value-type="float" office:value="4.71849887129509" calcext:value-type="float">
            <text:p>4,71849887129509</text:p>
          </table:table-cell>
          <table:table-cell table:formula="of:=LN([.B103])" office:value-type="float" office:value="6.36475075685191" calcext:value-type="float">
            <text:p>6,36475075685191</text:p>
          </table:table-cell>
          <table:table-cell table:formula="of:=[.C103]*[.D103]" office:value-type="float" office:value="30.0320692622803" calcext:value-type="float">
            <text:p>30,0320692622803</text:p>
          </table:table-cell>
          <table:table-cell table:formula="of:=[.C103]^2" office:value-type="float" office:value="22.264231598413" calcext:value-type="float">
            <text:p>22,264231598413</text:p>
          </table:table-cell>
          <table:table-cell table:formula="of:=[.$L$6] * ([.A103] - [.$L$4])^[.$L$5]" office:value-type="float" office:value="519.135017749766" calcext:value-type="float">
            <text:p>519,135017749766</text:p>
          </table:table-cell>
          <table:table-cell table:formula="of:=LN([.G103])" office:value-type="float" office:value="6.25216399913967" calcext:value-type="float">
            <text:p>6,25216399913967</text:p>
          </table:table-cell>
          <table:table-cell table:formula="of:=([.D103]-[.H103])^2" office:value-type="float" office:value="0.0126757780121558" calcext:value-type="float">
            <text:p>0,0126757780121558</text:p>
          </table:table-cell>
          <table:table-cell table:number-columns-repeated="8"/>
          <table:table-cell table:formula="of:=[.R102]+2" office:value-type="float" office:value="204.000000000001" calcext:value-type="float">
            <text:p>204,000000000001</text:p>
          </table:table-cell>
          <table:table-cell table:formula="of:=[.$L$6] * ([.R103] - [.$L$4])^[.$L$5]" office:value-type="float" office:value="517.610062560939" calcext:value-type="float">
            <text:p>517,610062560939</text:p>
          </table:table-cell>
        </table:table-row>
        <table:table-row table:style-name="ro2">
          <table:table-cell table:formula="of:=[Planilha2.A122]*100" office:value-type="float" office:value="112" calcext:value-type="float">
            <text:p>112</text:p>
          </table:table-cell>
          <table:table-cell office:value-type="float" office:value="671" calcext:value-type="float">
            <text:p>671</text:p>
          </table:table-cell>
          <table:table-cell table:formula="of:=LN([.A104]-[.$L$4])" office:value-type="float" office:value="4.71849887129509" calcext:value-type="float">
            <text:p>4,71849887129509</text:p>
          </table:table-cell>
          <table:table-cell table:formula="of:=LN([.B104])" office:value-type="float" office:value="6.50876913697168" calcext:value-type="float">
            <text:p>6,50876913697168</text:p>
          </table:table-cell>
          <table:table-cell table:formula="of:=[.C104]*[.D104]" office:value-type="float" office:value="30.7116198263212" calcext:value-type="float">
            <text:p>30,7116198263212</text:p>
          </table:table-cell>
          <table:table-cell table:formula="of:=[.C104]^2" office:value-type="float" office:value="22.264231598413" calcext:value-type="float">
            <text:p>22,264231598413</text:p>
          </table:table-cell>
          <table:table-cell table:formula="of:=[.$L$6] * ([.A104] - [.$L$4])^[.$L$5]" office:value-type="float" office:value="519.135017749766" calcext:value-type="float">
            <text:p>519,135017749766</text:p>
          </table:table-cell>
          <table:table-cell table:formula="of:=LN([.G104])" office:value-type="float" office:value="6.25216399913967" calcext:value-type="float">
            <text:p>6,25216399913967</text:p>
          </table:table-cell>
          <table:table-cell table:formula="of:=([.D104]-[.H104])^2" office:value-type="float" office:value="0.0658461967617882" calcext:value-type="float">
            <text:p>0,0658461967617882</text:p>
          </table:table-cell>
          <table:table-cell table:number-columns-repeated="8"/>
          <table:table-cell table:formula="of:=[.R103]+2" office:value-type="float" office:value="206.000000000001" calcext:value-type="float">
            <text:p>206,000000000001</text:p>
          </table:table-cell>
          <table:table-cell table:formula="of:=[.$L$6] * ([.R104] - [.$L$4])^[.$L$5]" office:value-type="float" office:value="517.585287748181" calcext:value-type="float">
            <text:p>517,585287748181</text:p>
          </table:table-cell>
        </table:table-row>
        <table:table-row table:style-name="ro2">
          <table:table-cell table:formula="of:=[Planilha2.A116]*100" office:value-type="float" office:value="111" calcext:value-type="float">
            <text:p>111</text:p>
          </table:table-cell>
          <table:table-cell office:value-type="float" office:value="793" calcext:value-type="float">
            <text:p>793</text:p>
          </table:table-cell>
          <table:table-cell table:formula="of:=LN([.A105]-[.$L$4])" office:value-type="float" office:value="4.70953020131233" calcext:value-type="float">
            <text:p>4,70953020131233</text:p>
          </table:table-cell>
          <table:table-cell table:formula="of:=LN([.B105])" office:value-type="float" office:value="6.67582322163485" calcext:value-type="float">
            <text:p>6,67582322163485</text:p>
          </table:table-cell>
          <table:table-cell table:formula="of:=[.C105]*[.D105]" office:value-type="float" office:value="31.4399910809115" calcext:value-type="float">
            <text:p>31,4399910809115</text:p>
          </table:table-cell>
          <table:table-cell table:formula="of:=[.C105]^2" office:value-type="float" office:value="22.1796747170729" calcext:value-type="float">
            <text:p>22,1796747170729</text:p>
          </table:table-cell>
          <table:table-cell table:formula="of:=[.$L$6] * ([.A105] - [.$L$4])^[.$L$5]" office:value-type="float" office:value="519.157860921665" calcext:value-type="float">
            <text:p>519,157860921665</text:p>
          </table:table-cell>
          <table:table-cell table:formula="of:=LN([.G105])" office:value-type="float" office:value="6.25220800054307" calcext:value-type="float">
            <text:p>6,25220800054307</text:p>
          </table:table-cell>
          <table:table-cell table:formula="of:=([.D105]-[.H105])^2" office:value-type="float" office:value="0.179449855540636" calcext:value-type="float">
            <text:p>0,179449855540636</text:p>
          </table:table-cell>
          <table:table-cell table:number-columns-repeated="8"/>
          <table:table-cell table:formula="of:=[.R104]+2" office:value-type="float" office:value="208.000000000001" calcext:value-type="float">
            <text:p>208,000000000001</text:p>
          </table:table-cell>
          <table:table-cell table:formula="of:=[.$L$6] * ([.R105] - [.$L$4])^[.$L$5]" office:value-type="float" office:value="517.560753478025" calcext:value-type="float">
            <text:p>517,560753478025</text:p>
          </table:table-cell>
        </table:table-row>
        <table:table-row table:style-name="ro2">
          <table:table-cell table:formula="of:=[Planilha2.A114]*100" office:value-type="float" office:value="110" calcext:value-type="float">
            <text:p>110</text:p>
          </table:table-cell>
          <table:table-cell office:value-type="float" office:value="357" calcext:value-type="float">
            <text:p>357</text:p>
          </table:table-cell>
          <table:table-cell table:formula="of:=LN([.A106]-[.$L$4])" office:value-type="float" office:value="4.70048036579241" calcext:value-type="float">
            <text:p>4,70048036579241</text:p>
          </table:table-cell>
          <table:table-cell table:formula="of:=LN([.B106])" office:value-type="float" office:value="5.87773578177964" calcext:value-type="float">
            <text:p>5,87773578177964</text:p>
          </table:table-cell>
          <table:table-cell table:formula="of:=[.C106]*[.D106]" office:value-type="float" office:value="27.6281816375707" calcext:value-type="float">
            <text:p>27,6281816375707</text:p>
          </table:table-cell>
          <table:table-cell table:formula="of:=[.C106]^2" office:value-type="float" office:value="22.0945156691999" calcext:value-type="float">
            <text:p>22,0945156691999</text:p>
          </table:table-cell>
          <table:table-cell table:formula="of:=[.$L$6] * ([.A106] - [.$L$4])^[.$L$5]" office:value-type="float" office:value="519.18091184075" calcext:value-type="float">
            <text:p>519,18091184075</text:p>
          </table:table-cell>
          <table:table-cell table:formula="of:=LN([.G106])" office:value-type="float" office:value="6.25225240015463" calcext:value-type="float">
            <text:p>6,25225240015463</text:p>
          </table:table-cell>
          <table:table-cell table:formula="of:=([.D106]-[.H106])^2" office:value-type="float" office:value="0.140262697439039" calcext:value-type="float">
            <text:p>0,140262697439039</text:p>
          </table:table-cell>
          <table:table-cell table:number-columns-repeated="8"/>
          <table:table-cell table:formula="of:=[.R105]+2" office:value-type="float" office:value="210.000000000001" calcext:value-type="float">
            <text:p>210,000000000001</text:p>
          </table:table-cell>
          <table:table-cell table:formula="of:=[.$L$6] * ([.R106] - [.$L$4])^[.$L$5]" office:value-type="float" office:value="517.536455135492" calcext:value-type="float">
            <text:p>517,536455135492</text:p>
          </table:table-cell>
        </table:table-row>
        <table:table-row table:style-name="ro2">
          <table:table-cell table:formula="of:=[Planilha2.A115]*100" office:value-type="float" office:value="110" calcext:value-type="float">
            <text:p>110</text:p>
          </table:table-cell>
          <table:table-cell office:value-type="float" office:value="588" calcext:value-type="float">
            <text:p>588</text:p>
          </table:table-cell>
          <table:table-cell table:formula="of:=LN([.A107]-[.$L$4])" office:value-type="float" office:value="4.70048036579241" calcext:value-type="float">
            <text:p>4,70048036579241</text:p>
          </table:table-cell>
          <table:table-cell table:formula="of:=LN([.B107])" office:value-type="float" office:value="6.37672694789863" calcext:value-type="float">
            <text:p>6,37672694789863</text:p>
          </table:table-cell>
          <table:table-cell table:formula="of:=[.C107]*[.D107]" office:value-type="float" office:value="29.9736798166168" calcext:value-type="float">
            <text:p>29,9736798166168</text:p>
          </table:table-cell>
          <table:table-cell table:formula="of:=[.C107]^2" office:value-type="float" office:value="22.0945156691999" calcext:value-type="float">
            <text:p>22,0945156691999</text:p>
          </table:table-cell>
          <table:table-cell table:formula="of:=[.$L$6] * ([.A107] - [.$L$4])^[.$L$5]" office:value-type="float" office:value="519.18091184075" calcext:value-type="float">
            <text:p>519,18091184075</text:p>
          </table:table-cell>
          <table:table-cell table:formula="of:=LN([.G107])" office:value-type="float" office:value="6.25225240015463" calcext:value-type="float">
            <text:p>6,25225240015463</text:p>
          </table:table-cell>
          <table:table-cell table:formula="of:=([.D107]-[.H107])^2" office:value-type="float" office:value="0.0154939130360726" calcext:value-type="float">
            <text:p>0,0154939130360726</text:p>
          </table:table-cell>
          <table:table-cell table:number-columns-repeated="8"/>
          <table:table-cell table:formula="of:=[.R106]+2" office:value-type="float" office:value="212.000000000001" calcext:value-type="float">
            <text:p>212,000000000001</text:p>
          </table:table-cell>
          <table:table-cell table:formula="of:=[.$L$6] * ([.R107] - [.$L$4])^[.$L$5]" office:value-type="float" office:value="517.512388237054" calcext:value-type="float">
            <text:p>517,512388237054</text:p>
          </table:table-cell>
        </table:table-row>
        <table:table-row table:style-name="ro2">
          <table:table-cell table:formula="of:=[Planilha2.A112]*100" office:value-type="float" office:value="109" calcext:value-type="float">
            <text:p>109</text:p>
          </table:table-cell>
          <table:table-cell office:value-type="float" office:value="321" calcext:value-type="float">
            <text:p>321</text:p>
          </table:table-cell>
          <table:table-cell table:formula="of:=LN([.A108]-[.$L$4])" office:value-type="float" office:value="4.69134788222914" calcext:value-type="float">
            <text:p>4,69134788222914</text:p>
          </table:table-cell>
          <table:table-cell table:formula="of:=LN([.B108])" office:value-type="float" office:value="5.77144112313002" calcext:value-type="float">
            <text:p>5,77144112313002</text:p>
          </table:table-cell>
          <table:table-cell table:formula="of:=[.C108]*[.D108]" office:value-type="float" office:value="27.0758380904061" calcext:value-type="float">
            <text:p>27,0758380904061</text:p>
          </table:table-cell>
          <table:table-cell table:formula="of:=[.C108]^2" office:value-type="float" office:value="22.0087449520958" calcext:value-type="float">
            <text:p>22,0087449520958</text:p>
          </table:table-cell>
          <table:table-cell table:formula="of:=[.$L$6] * ([.A108] - [.$L$4])^[.$L$5]" office:value-type="float" office:value="519.204174310963" calcext:value-type="float">
            <text:p>519,204174310963</text:p>
          </table:table-cell>
          <table:table-cell table:formula="of:=LN([.G108])" office:value-type="float" office:value="6.25229720524771" calcext:value-type="float">
            <text:p>6,25229720524771</text:p>
          </table:table-cell>
          <table:table-cell table:formula="of:=([.D108]-[.H108])^2" office:value-type="float" office:value="0.231222571709574" calcext:value-type="float">
            <text:p>0,231222571709574</text:p>
          </table:table-cell>
          <table:table-cell table:number-columns-repeated="8"/>
          <table:table-cell table:formula="of:=[.R107]+2" office:value-type="float" office:value="214.000000000001" calcext:value-type="float">
            <text:p>214,000000000001</text:p>
          </table:table-cell>
          <table:table-cell table:formula="of:=[.$L$6] * ([.R108] - [.$L$4])^[.$L$5]" office:value-type="float" office:value="517.488548425684" calcext:value-type="float">
            <text:p>517,488548425684</text:p>
          </table:table-cell>
        </table:table-row>
        <table:table-row table:style-name="ro2">
          <table:table-cell table:formula="of:=[Planilha2.A113]*100" office:value-type="float" office:value="109" calcext:value-type="float">
            <text:p>109</text:p>
          </table:table-cell>
          <table:table-cell office:value-type="float" office:value="554" calcext:value-type="float">
            <text:p>554</text:p>
          </table:table-cell>
          <table:table-cell table:formula="of:=LN([.A109]-[.$L$4])" office:value-type="float" office:value="4.69134788222914" calcext:value-type="float">
            <text:p>4,69134788222914</text:p>
          </table:table-cell>
          <table:table-cell table:formula="of:=LN([.B109])" office:value-type="float" office:value="6.31716468674728" calcext:value-type="float">
            <text:p>6,31716468674728</text:p>
          </table:table-cell>
          <table:table-cell table:formula="of:=[.C109]*[.D109]" office:value-type="float" office:value="29.6360171748646" calcext:value-type="float">
            <text:p>29,6360171748646</text:p>
          </table:table-cell>
          <table:table-cell table:formula="of:=[.C109]^2" office:value-type="float" office:value="22.0087449520958" calcext:value-type="float">
            <text:p>22,0087449520958</text:p>
          </table:table-cell>
          <table:table-cell table:formula="of:=[.$L$6] * ([.A109] - [.$L$4])^[.$L$5]" office:value-type="float" office:value="519.204174310963" calcext:value-type="float">
            <text:p>519,204174310963</text:p>
          </table:table-cell>
          <table:table-cell table:formula="of:=LN([.G109])" office:value-type="float" office:value="6.25229720524771" calcext:value-type="float">
            <text:p>6,25229720524771</text:p>
          </table:table-cell>
          <table:table-cell table:formula="of:=([.D109]-[.H109])^2" office:value-type="float" office:value="0.00420779015609815" calcext:value-type="float">
            <text:p>0,00420779015609815</text:p>
          </table:table-cell>
          <table:table-cell table:number-columns-repeated="8"/>
          <table:table-cell table:formula="of:=[.R108]+2" office:value-type="float" office:value="216.000000000001" calcext:value-type="float">
            <text:p>216,000000000001</text:p>
          </table:table-cell>
          <table:table-cell table:formula="of:=[.$L$6] * ([.R109] - [.$L$4])^[.$L$5]" office:value-type="float" office:value="517.464931466147" calcext:value-type="float">
            <text:p>517,464931466147</text:p>
          </table:table-cell>
        </table:table-row>
        <table:table-row table:style-name="ro2">
          <table:table-cell table:formula="of:=[Planilha2.A109]*100" office:value-type="float" office:value="108" calcext:value-type="float">
            <text:p>108</text:p>
          </table:table-cell>
          <table:table-cell office:value-type="float" office:value="622.681" calcext:value-type="float">
            <text:p>622,681</text:p>
          </table:table-cell>
          <table:table-cell table:formula="of:=LN([.A110]-[.$L$4])" office:value-type="float" office:value="4.68213122712421" calcext:value-type="float">
            <text:p>4,68213122712421</text:p>
          </table:table-cell>
          <table:table-cell table:formula="of:=LN([.B110])" office:value-type="float" office:value="6.43403434912769" calcext:value-type="float">
            <text:p>6,43403434912769</text:p>
          </table:table-cell>
          <table:table-cell table:formula="of:=[.C110]*[.D110]" office:value-type="float" office:value="30.1249931424405" calcext:value-type="float">
            <text:p>30,1249931424405</text:p>
          </table:table-cell>
          <table:table-cell table:formula="of:=[.C110]^2" office:value-type="float" office:value="21.9223528280117" calcext:value-type="float">
            <text:p>21,9223528280117</text:p>
          </table:table-cell>
          <table:table-cell table:formula="of:=[.$L$6] * ([.A110] - [.$L$4])^[.$L$5]" office:value-type="float" office:value="519.2276522416" calcext:value-type="float">
            <text:p>519,2276522416</text:p>
          </table:table-cell>
          <table:table-cell table:formula="of:=LN([.G110])" office:value-type="float" office:value="6.25234242329677" calcext:value-type="float">
            <text:p>6,25234242329677</text:p>
          </table:table-cell>
          <table:table-cell table:formula="of:=([.D110]-[.H110])^2" office:value-type="float" office:value="0.0330119559121483" calcext:value-type="float">
            <text:p>0,0330119559121483</text:p>
          </table:table-cell>
          <table:table-cell table:number-columns-repeated="8"/>
          <table:table-cell table:formula="of:=[.R109]+2" office:value-type="float" office:value="218.000000000001" calcext:value-type="float">
            <text:p>218,000000000001</text:p>
          </table:table-cell>
          <table:table-cell table:formula="of:=[.$L$6] * ([.R110] - [.$L$4])^[.$L$5]" office:value-type="float" office:value="517.441533240503" calcext:value-type="float">
            <text:p>517,441533240503</text:p>
          </table:table-cell>
        </table:table-row>
        <table:table-row table:style-name="ro2">
          <table:table-cell table:formula="of:=[Planilha2.A110]*100" office:value-type="float" office:value="108" calcext:value-type="float">
            <text:p>108</text:p>
          </table:table-cell>
          <table:table-cell office:value-type="float" office:value="613.253" calcext:value-type="float">
            <text:p>613,253</text:p>
          </table:table-cell>
          <table:table-cell table:formula="of:=LN([.A111]-[.$L$4])" office:value-type="float" office:value="4.68213122712421" calcext:value-type="float">
            <text:p>4,68213122712421</text:p>
          </table:table-cell>
          <table:table-cell table:formula="of:=LN([.B111])" office:value-type="float" office:value="6.41877757509565" calcext:value-type="float">
            <text:p>6,41877757509565</text:p>
          </table:table-cell>
          <table:table-cell table:formula="of:=[.C111]*[.D111]" office:value-type="float" office:value="30.05355892432" calcext:value-type="float">
            <text:p>30,05355892432</text:p>
          </table:table-cell>
          <table:table-cell table:formula="of:=[.C111]^2" office:value-type="float" office:value="21.9223528280117" calcext:value-type="float">
            <text:p>21,9223528280117</text:p>
          </table:table-cell>
          <table:table-cell table:formula="of:=[.$L$6] * ([.A111] - [.$L$4])^[.$L$5]" office:value-type="float" office:value="519.2276522416" calcext:value-type="float">
            <text:p>519,2276522416</text:p>
          </table:table-cell>
          <table:table-cell table:formula="of:=LN([.G111])" office:value-type="float" office:value="6.25234242329677" calcext:value-type="float">
            <text:p>6,25234242329677</text:p>
          </table:table-cell>
          <table:table-cell table:formula="of:=([.D111]-[.H111])^2" office:value-type="float" office:value="0.0277006597543171" calcext:value-type="float">
            <text:p>0,0277006597543171</text:p>
          </table:table-cell>
          <table:table-cell table:number-columns-repeated="8"/>
          <table:table-cell table:formula="of:=[.R110]+2" office:value-type="float" office:value="220.000000000001" calcext:value-type="float">
            <text:p>220,000000000001</text:p>
          </table:table-cell>
          <table:table-cell table:formula="of:=[.$L$6] * ([.R111] - [.$L$4])^[.$L$5]" office:value-type="float" office:value="517.418349743818" calcext:value-type="float">
            <text:p>517,418349743818</text:p>
          </table:table-cell>
        </table:table-row>
        <table:table-row table:style-name="ro2">
          <table:table-cell table:formula="of:=[Planilha2.A111]*100" office:value-type="float" office:value="108" calcext:value-type="float">
            <text:p>108</text:p>
          </table:table-cell>
          <table:table-cell office:value-type="float" office:value="323.36" calcext:value-type="float">
            <text:p>323,36</text:p>
          </table:table-cell>
          <table:table-cell table:formula="of:=LN([.A112]-[.$L$4])" office:value-type="float" office:value="4.68213122712421" calcext:value-type="float">
            <text:p>4,68213122712421</text:p>
          </table:table-cell>
          <table:table-cell table:formula="of:=LN([.B112])" office:value-type="float" office:value="5.77876625365531" calcext:value-type="float">
            <text:p>5,77876625365531</text:p>
          </table:table-cell>
          <table:table-cell table:formula="of:=[.C112]*[.D112]" office:value-type="float" office:value="27.0569419304911" calcext:value-type="float">
            <text:p>27,0569419304911</text:p>
          </table:table-cell>
          <table:table-cell table:formula="of:=[.C112]^2" office:value-type="float" office:value="21.9223528280117" calcext:value-type="float">
            <text:p>21,9223528280117</text:p>
          </table:table-cell>
          <table:table-cell table:formula="of:=[.$L$6] * ([.A112] - [.$L$4])^[.$L$5]" office:value-type="float" office:value="519.2276522416" calcext:value-type="float">
            <text:p>519,2276522416</text:p>
          </table:table-cell>
          <table:table-cell table:formula="of:=LN([.G112])" office:value-type="float" office:value="6.25234242329677" calcext:value-type="float">
            <text:p>6,25234242329677</text:p>
          </table:table-cell>
          <table:table-cell table:formula="of:=([.D112]-[.H112])^2" office:value-type="float" office:value="0.224274388452274" calcext:value-type="float">
            <text:p>0,224274388452274</text:p>
          </table:table-cell>
          <table:table-cell table:number-columns-repeated="8"/>
          <table:table-cell table:formula="of:=[.R111]+2" office:value-type="float" office:value="222.000000000001" calcext:value-type="float">
            <text:p>222,000000000001</text:p>
          </table:table-cell>
          <table:table-cell table:formula="of:=[.$L$6] * ([.R112] - [.$L$4])^[.$L$5]" office:value-type="float" office:value="517.395377080067" calcext:value-type="float">
            <text:p>517,395377080067</text:p>
          </table:table-cell>
        </table:table-row>
        <table:table-row table:style-name="ro2">
          <table:table-cell table:formula="of:=[Planilha2.A108]*100" office:value-type="float" office:value="107" calcext:value-type="float">
            <text:p>107</text:p>
          </table:table-cell>
          <table:table-cell office:value-type="float" office:value="298" calcext:value-type="float">
            <text:p>298</text:p>
          </table:table-cell>
          <table:table-cell table:formula="of:=LN([.A113]-[.$L$4])" office:value-type="float" office:value="4.6728288344619" calcext:value-type="float">
            <text:p>4,6728288344619</text:p>
          </table:table-cell>
          <table:table-cell table:formula="of:=LN([.B113])" office:value-type="float" office:value="5.69709348650541" calcext:value-type="float">
            <text:p>5,69709348650541</text:p>
          </table:table-cell>
          <table:table-cell table:formula="of:=[.C113]*[.D113]" office:value-type="float" office:value="26.6215427163675" calcext:value-type="float">
            <text:p>26,6215427163675</text:p>
          </table:table-cell>
          <table:table-cell table:formula="of:=[.C113]^2" office:value-type="float" office:value="21.8353293161785" calcext:value-type="float">
            <text:p>21,8353293161785</text:p>
          </table:table-cell>
          <table:table-cell table:formula="of:=[.$L$6] * ([.A113] - [.$L$4])^[.$L$5]" office:value-type="float" office:value="519.251349651236" calcext:value-type="float">
            <text:p>519,251349651236</text:p>
          </table:table-cell>
          <table:table-cell table:formula="of:=LN([.G113])" office:value-type="float" office:value="6.25238806198488" calcext:value-type="float">
            <text:p>6,25238806198488</text:p>
          </table:table-cell>
          <table:table-cell table:formula="of:=([.D113]-[.H113])^2" office:value-type="float" office:value="0.308352065556934" calcext:value-type="float">
            <text:p>0,308352065556934</text:p>
          </table:table-cell>
          <table:table-cell table:number-columns-repeated="8"/>
          <table:table-cell table:formula="of:=[.R112]+2" office:value-type="float" office:value="224.000000000001" calcext:value-type="float">
            <text:p>224,000000000001</text:p>
          </table:table-cell>
          <table:table-cell table:formula="of:=[.$L$6] * ([.R113] - [.$L$4])^[.$L$5]" office:value-type="float" office:value="517.372611458225" calcext:value-type="float">
            <text:p>517,372611458225</text:p>
          </table:table-cell>
        </table:table-row>
        <table:table-row table:style-name="ro2">
          <table:table-cell table:formula="of:=[Planilha2.A107]*100" office:value-type="float" office:value="106" calcext:value-type="float">
            <text:p>106</text:p>
          </table:table-cell>
          <table:table-cell office:value-type="float" office:value="292.331" calcext:value-type="float">
            <text:p>292,331</text:p>
          </table:table-cell>
          <table:table-cell table:formula="of:=LN([.A114]-[.$L$4])" office:value-type="float" office:value="4.66343909411206" calcext:value-type="float">
            <text:p>4,66343909411206</text:p>
          </table:table-cell>
          <table:table-cell table:formula="of:=LN([.B114])" office:value-type="float" office:value="5.67788672191623" calcext:value-type="float">
            <text:p>5,67788672191623</text:p>
          </table:table-cell>
          <table:table-cell table:formula="of:=[.C114]*[.D114]" office:value-type="float" office:value="26.4784789109239" calcext:value-type="float">
            <text:p>26,4784789109239</text:p>
          </table:table-cell>
          <table:table-cell table:formula="of:=[.C114]^2" office:value-type="float" office:value="21.7476641844927" calcext:value-type="float">
            <text:p>21,7476641844927</text:p>
          </table:table-cell>
          <table:table-cell table:formula="of:=[.$L$6] * ([.A114] - [.$L$4])^[.$L$5]" office:value-type="float" office:value="519.275270671841" calcext:value-type="float">
            <text:p>519,275270671841</text:p>
          </table:table-cell>
          <table:table-cell table:formula="of:=LN([.G114])" office:value-type="float" office:value="6.25243412921155" calcext:value-type="float">
            <text:p>6,25243412921155</text:p>
          </table:table-cell>
          <table:table-cell table:formula="of:=([.D114]-[.H114])^2" office:value-type="float" office:value="0.33010472322977" calcext:value-type="float">
            <text:p>0,33010472322977</text:p>
          </table:table-cell>
          <table:table-cell table:number-columns-repeated="8"/>
          <table:table-cell table:formula="of:=[.R113]+2" office:value-type="float" office:value="226.000000000001" calcext:value-type="float">
            <text:p>226,000000000001</text:p>
          </table:table-cell>
          <table:table-cell table:formula="of:=[.$L$6] * ([.R114] - [.$L$4])^[.$L$5]" office:value-type="float" office:value="517.350049188523" calcext:value-type="float">
            <text:p>517,350049188523</text:p>
          </table:table-cell>
        </table:table-row>
        <table:table-row table:style-name="ro2">
          <table:table-cell table:formula="of:=[Planilha2.A106]*100" office:value-type="float" office:value="105" calcext:value-type="float">
            <text:p>105</text:p>
          </table:table-cell>
          <table:table-cell office:value-type="float" office:value="217" calcext:value-type="float">
            <text:p>217</text:p>
          </table:table-cell>
          <table:table-cell table:formula="of:=LN([.A115]-[.$L$4])" office:value-type="float" office:value="4.65396035015752" calcext:value-type="float">
            <text:p>4,65396035015752</text:p>
          </table:table-cell>
          <table:table-cell table:formula="of:=LN([.B115])" office:value-type="float" office:value="5.37989735354046" calcext:value-type="float">
            <text:p>5,37989735354046</text:p>
          </table:table-cell>
          <table:table-cell table:formula="of:=[.C115]*[.D115]" office:value-type="float" office:value="25.0378289712947" calcext:value-type="float">
            <text:p>25,0378289712947</text:p>
          </table:table-cell>
          <table:table-cell table:formula="of:=[.C115]^2" office:value-type="float" office:value="21.6593469408383" calcext:value-type="float">
            <text:p>21,6593469408383</text:p>
          </table:table-cell>
          <table:table-cell table:formula="of:=[.$L$6] * ([.A115] - [.$L$4])^[.$L$5]" office:value-type="float" office:value="519.299419553075" calcext:value-type="float">
            <text:p>519,299419553075</text:p>
          </table:table-cell>
          <table:table-cell table:formula="of:=LN([.G115])" office:value-type="float" office:value="6.2524806331009" calcext:value-type="float">
            <text:p>6,2524806331009</text:p>
          </table:table-cell>
          <table:table-cell table:formula="of:=([.D115]-[.H115])^2" office:value-type="float" office:value="0.761401579768453" calcext:value-type="float">
            <text:p>0,761401579768453</text:p>
          </table:table-cell>
          <table:table-cell table:number-columns-repeated="8"/>
          <table:table-cell table:formula="of:=[.R114]+2" office:value-type="float" office:value="228.000000000001" calcext:value-type="float">
            <text:p>228,000000000001</text:p>
          </table:table-cell>
          <table:table-cell table:formula="of:=[.$L$6] * ([.R115] - [.$L$4])^[.$L$5]" office:value-type="float" office:value="517.327686678881" calcext:value-type="float">
            <text:p>517,327686678881</text:p>
          </table:table-cell>
        </table:table-row>
        <table:table-row table:style-name="ro2">
          <table:table-cell table:formula="of:=[Planilha2.A105]*100" office:value-type="float" office:value="104" calcext:value-type="float">
            <text:p>104</text:p>
          </table:table-cell>
          <table:table-cell office:value-type="float" office:value="512" calcext:value-type="float">
            <text:p>512</text:p>
          </table:table-cell>
          <table:table-cell table:formula="of:=LN([.A116]-[.$L$4])" office:value-type="float" office:value="4.64439089914136" calcext:value-type="float">
            <text:p>4,64439089914136</text:p>
          </table:table-cell>
          <table:table-cell table:formula="of:=LN([.B116])" office:value-type="float" office:value="6.23832462503951" calcext:value-type="float">
            <text:p>6,23832462503951</text:p>
          </table:table-cell>
          <table:table-cell table:formula="of:=[.C116]*[.D116]" office:value-type="float" office:value="28.973218114423" calcext:value-type="float">
            <text:p>28,973218114423</text:p>
          </table:table-cell>
          <table:table-cell table:formula="of:=[.C116]^2" office:value-type="float" office:value="21.5703668240271" calcext:value-type="float">
            <text:p>21,5703668240271</text:p>
          </table:table-cell>
          <table:table-cell table:formula="of:=[.$L$6] * ([.A116] - [.$L$4])^[.$L$5]" office:value-type="float" office:value="519.323800666807" calcext:value-type="float">
            <text:p>519,323800666807</text:p>
          </table:table-cell>
          <table:table-cell table:formula="of:=LN([.G116])" office:value-type="float" office:value="6.25252758201031" calcext:value-type="float">
            <text:p>6,25252758201031</text:p>
          </table:table-cell>
          <table:table-cell table:formula="of:=([.D116]-[.H116])^2" office:value-type="float" office:value="0.000201723986714333" calcext:value-type="float">
            <text:p>0,000201723986714333</text:p>
          </table:table-cell>
          <table:table-cell table:number-columns-repeated="8"/>
          <table:table-cell table:formula="of:=[.R115]+2" office:value-type="float" office:value="230.000000000001" calcext:value-type="float">
            <text:p>230,000000000001</text:p>
          </table:table-cell>
          <table:table-cell table:formula="of:=[.$L$6] * ([.R116] - [.$L$4])^[.$L$5]" office:value-type="float" office:value="517.30552043149" calcext:value-type="float">
            <text:p>517,30552043149</text:p>
          </table:table-cell>
        </table:table-row>
        <table:table-row table:style-name="ro2">
          <table:table-cell table:formula="of:=[Planilha2.A104]*100" office:value-type="float" office:value="103" calcext:value-type="float">
            <text:p>103</text:p>
          </table:table-cell>
          <table:table-cell office:value-type="float" office:value="313.95" calcext:value-type="float">
            <text:p>313,95</text:p>
          </table:table-cell>
          <table:table-cell table:formula="of:=LN([.A117]-[.$L$4])" office:value-type="float" office:value="4.63472898822963" calcext:value-type="float">
            <text:p>4,63472898822963</text:p>
          </table:table-cell>
          <table:table-cell table:formula="of:=LN([.B117])" office:value-type="float" office:value="5.74923373756012" calcext:value-type="float">
            <text:p>5,74923373756012</text:p>
          </table:table-cell>
          <table:table-cell table:formula="of:=[.C117]*[.D117]" office:value-type="float" office:value="26.6461402635777" calcext:value-type="float">
            <text:p>26,6461402635777</text:p>
          </table:table-cell>
          <table:table-cell table:formula="of:=[.C117]^2" office:value-type="float" office:value="21.480712794336" calcext:value-type="float">
            <text:p>21,480712794336</text:p>
          </table:table-cell>
          <table:table-cell table:formula="of:=[.$L$6] * ([.A117] - [.$L$4])^[.$L$5]" office:value-type="float" office:value="519.34841851184" calcext:value-type="float">
            <text:p>519,34841851184</text:p>
          </table:table-cell>
          <table:table-cell table:formula="of:=LN([.G117])" office:value-type="float" office:value="6.25257498453939" calcext:value-type="float">
            <text:p>6,25257498453939</text:p>
          </table:table-cell>
          <table:table-cell table:formula="of:=([.D117]-[.H117])^2" office:value-type="float" office:value="0.253352410910645" calcext:value-type="float">
            <text:p>0,253352410910645</text:p>
          </table:table-cell>
          <table:table-cell table:number-columns-repeated="8"/>
          <table:table-cell table:formula="of:=[.R116]+2" office:value-type="float" office:value="232.000000000001" calcext:value-type="float">
            <text:p>232,000000000001</text:p>
          </table:table-cell>
          <table:table-cell table:formula="of:=[.$L$6] * ([.R117] - [.$L$4])^[.$L$5]" office:value-type="float" office:value="517.28354703954" calcext:value-type="float">
            <text:p>517,28354703954</text:p>
          </table:table-cell>
        </table:table-row>
        <table:table-row table:style-name="ro2">
          <table:table-cell table:formula="of:=[Planilha2.A102]*100" office:value-type="float" office:value="100" calcext:value-type="float">
            <text:p>100</text:p>
          </table:table-cell>
          <table:table-cell office:value-type="float" office:value="460" calcext:value-type="float">
            <text:p>460</text:p>
          </table:table-cell>
          <table:table-cell table:formula="of:=LN([.A118]-[.$L$4])" office:value-type="float" office:value="4.60517018598808" calcext:value-type="float">
            <text:p>4,60517018598808</text:p>
          </table:table-cell>
          <table:table-cell table:formula="of:=LN([.B118])" office:value-type="float" office:value="6.13122648948314" calcext:value-type="float">
            <text:p>6,13122648948314</text:p>
          </table:table-cell>
          <table:table-cell table:formula="of:=[.C118]*[.D118]" office:value-type="float" office:value="28.2353414329081" calcext:value-type="float">
            <text:p>28,2353414329081</text:p>
          </table:table-cell>
          <table:table-cell table:formula="of:=[.C118]^2" office:value-type="float" office:value="21.2075924419135" calcext:value-type="float">
            <text:p>21,2075924419135</text:p>
          </table:table-cell>
          <table:table-cell table:formula="of:=[.$L$6] * ([.A118] - [.$L$4])^[.$L$5]" office:value-type="float" office:value="519.423739432686" calcext:value-type="float">
            <text:p>519,423739432686</text:p>
          </table:table-cell>
          <table:table-cell table:formula="of:=LN([.G118])" office:value-type="float" office:value="6.25272000367646" calcext:value-type="float">
            <text:p>6,25272000367646</text:p>
          </table:table-cell>
          <table:table-cell table:formula="of:=([.D118]-[.H118])^2" office:value-type="float" office:value="0.0147606739910412" calcext:value-type="float">
            <text:p>0,0147606739910412</text:p>
          </table:table-cell>
          <table:table-cell table:number-columns-repeated="8"/>
          <table:table-cell table:formula="of:=[.R117]+2" office:value-type="float" office:value="234.000000000001" calcext:value-type="float">
            <text:p>234,000000000001</text:p>
          </table:table-cell>
          <table:table-cell table:formula="of:=[.$L$6] * ([.R118] - [.$L$4])^[.$L$5]" office:value-type="float" office:value="517.261763184096" calcext:value-type="float">
            <text:p>517,261763184096</text:p>
          </table:table-cell>
        </table:table-row>
        <table:table-row table:style-name="ro2">
          <table:table-cell table:formula="of:=[Planilha2.A103]*100" office:value-type="float" office:value="100" calcext:value-type="float">
            <text:p>100</text:p>
          </table:table-cell>
          <table:table-cell office:value-type="float" office:value="398" calcext:value-type="float">
            <text:p>398</text:p>
          </table:table-cell>
          <table:table-cell table:formula="of:=LN([.A119]-[.$L$4])" office:value-type="float" office:value="4.60517018598808" calcext:value-type="float">
            <text:p>4,60517018598808</text:p>
          </table:table-cell>
          <table:table-cell table:formula="of:=LN([.B119])" office:value-type="float" office:value="5.98645200528444" calcext:value-type="float">
            <text:p>5,98645200528444</text:p>
          </table:table-cell>
          <table:table-cell table:formula="of:=[.C119]*[.D119]" office:value-type="float" office:value="27.5686302945845" calcext:value-type="float">
            <text:p>27,5686302945845</text:p>
          </table:table-cell>
          <table:table-cell table:formula="of:=[.C119]^2" office:value-type="float" office:value="21.2075924419135" calcext:value-type="float">
            <text:p>21,2075924419135</text:p>
          </table:table-cell>
          <table:table-cell table:formula="of:=[.$L$6] * ([.A119] - [.$L$4])^[.$L$5]" office:value-type="float" office:value="519.423739432686" calcext:value-type="float">
            <text:p>519,423739432686</text:p>
          </table:table-cell>
          <table:table-cell table:formula="of:=LN([.G119])" office:value-type="float" office:value="6.25272000367646" calcext:value-type="float">
            <text:p>6,25272000367646</text:p>
          </table:table-cell>
          <table:table-cell table:formula="of:=([.D119]-[.H119])^2" office:value-type="float" office:value="0.0708986469676917" calcext:value-type="float">
            <text:p>0,0708986469676917</text:p>
          </table:table-cell>
          <table:table-cell table:number-columns-repeated="8"/>
          <table:table-cell table:formula="of:=[.R118]+2" office:value-type="float" office:value="236.000000000001" calcext:value-type="float">
            <text:p>236,000000000001</text:p>
          </table:table-cell>
          <table:table-cell table:formula="of:=[.$L$6] * ([.R119] - [.$L$4])^[.$L$5]" office:value-type="float" office:value="517.240165631098" calcext:value-type="float">
            <text:p>517,240165631098</text:p>
          </table:table-cell>
        </table:table-row>
        <table:table-row table:style-name="ro2">
          <table:table-cell table:formula="of:=[Planilha2.A101]*100" office:value-type="float" office:value="98" calcext:value-type="float">
            <text:p>98</text:p>
          </table:table-cell>
          <table:table-cell office:value-type="float" office:value="615" calcext:value-type="float">
            <text:p>615</text:p>
          </table:table-cell>
          <table:table-cell table:formula="of:=LN([.A120]-[.$L$4])" office:value-type="float" office:value="4.58496747867056" calcext:value-type="float">
            <text:p>4,58496747867056</text:p>
          </table:table-cell>
          <table:table-cell table:formula="of:=LN([.B120])" office:value-type="float" office:value="6.42162226780652" calcext:value-type="float">
            <text:p>6,42162226780652</text:p>
          </table:table-cell>
          <table:table-cell table:formula="of:=[.C120]*[.D120]" office:value-type="float" office:value="29.4429292581996" calcext:value-type="float">
            <text:p>29,4429292581996</text:p>
          </table:table-cell>
          <table:table-cell table:formula="of:=[.C120]^2" office:value-type="float" office:value="21.0219267804667" calcext:value-type="float">
            <text:p>21,0219267804667</text:p>
          </table:table-cell>
          <table:table-cell table:formula="of:=[.$L$6] * ([.A120] - [.$L$4])^[.$L$5]" office:value-type="float" office:value="519.475225696109" calcext:value-type="float">
            <text:p>519,475225696109</text:p>
          </table:table-cell>
          <table:table-cell table:formula="of:=LN([.G120])" office:value-type="float" office:value="6.25281912065548" calcext:value-type="float">
            <text:p>6,25281912065548</text:p>
          </table:table-cell>
          <table:table-cell table:formula="of:=([.D120]-[.H120])^2" office:value-type="float" office:value="0.0284945024880961" calcext:value-type="float">
            <text:p>0,0284945024880961</text:p>
          </table:table-cell>
          <table:table-cell table:number-columns-repeated="8"/>
          <table:table-cell table:formula="of:=[.R119]+2" office:value-type="float" office:value="238.000000000001" calcext:value-type="float">
            <text:p>238,000000000001</text:p>
          </table:table-cell>
          <table:table-cell table:formula="of:=[.$L$6] * ([.R120] - [.$L$4])^[.$L$5]" office:value-type="float" office:value="517.218751228496" calcext:value-type="float">
            <text:p>517,218751228496</text:p>
          </table:table-cell>
        </table:table-row>
        <table:table-row table:style-name="ro2">
          <table:table-cell table:formula="of:=[Planilha2.A99]*100" office:value-type="float" office:value="97" calcext:value-type="float">
            <text:p>97</text:p>
          </table:table-cell>
          <table:table-cell office:value-type="float" office:value="477.49" calcext:value-type="float">
            <text:p>477,49</text:p>
          </table:table-cell>
          <table:table-cell table:formula="of:=LN([.A121]-[.$L$4])" office:value-type="float" office:value="4.57471097850338" calcext:value-type="float">
            <text:p>4,57471097850338</text:p>
          </table:table-cell>
          <table:table-cell table:formula="of:=LN([.B121])" office:value-type="float" office:value="6.16854321729311" calcext:value-type="float">
            <text:p>6,16854321729311</text:p>
          </table:table-cell>
          <table:table-cell table:formula="of:=[.C121]*[.D121]" office:value-type="float" office:value="28.2193023775233" calcext:value-type="float">
            <text:p>28,2193023775233</text:p>
          </table:table-cell>
          <table:table-cell table:formula="of:=[.C121]^2" office:value-type="float" office:value="20.9279805368393" calcext:value-type="float">
            <text:p>20,9279805368393</text:p>
          </table:table-cell>
          <table:table-cell table:formula="of:=[.$L$6] * ([.A121] - [.$L$4])^[.$L$5]" office:value-type="float" office:value="519.501366169207" calcext:value-type="float">
            <text:p>519,501366169207</text:p>
          </table:table-cell>
          <table:table-cell table:formula="of:=LN([.G121])" office:value-type="float" office:value="6.25286944031293" calcext:value-type="float">
            <text:p>6,25286944031293</text:p>
          </table:table-cell>
          <table:table-cell table:formula="of:=([.D121]-[.H121])^2" office:value-type="float" office:value="0.00711091188878817" calcext:value-type="float">
            <text:p>0,00711091188878817</text:p>
          </table:table-cell>
          <table:table-cell table:number-columns-repeated="8"/>
          <table:table-cell table:formula="of:=[.R120]+2" office:value-type="float" office:value="240.000000000001" calcext:value-type="float">
            <text:p>240,000000000001</text:p>
          </table:table-cell>
          <table:table-cell table:formula="of:=[.$L$6] * ([.R121] - [.$L$4])^[.$L$5]" office:value-type="float" office:value="517.197516903503" calcext:value-type="float">
            <text:p>517,197516903503</text:p>
          </table:table-cell>
        </table:table-row>
        <table:table-row table:style-name="ro2">
          <table:table-cell table:formula="of:=[Planilha2.A100]*100" office:value-type="float" office:value="97" calcext:value-type="float">
            <text:p>97</text:p>
          </table:table-cell>
          <table:table-cell office:value-type="float" office:value="265.076" calcext:value-type="float">
            <text:p>265,076</text:p>
          </table:table-cell>
          <table:table-cell table:formula="of:=LN([.A122]-[.$L$4])" office:value-type="float" office:value="4.57471097850338" calcext:value-type="float">
            <text:p>4,57471097850338</text:p>
          </table:table-cell>
          <table:table-cell table:formula="of:=LN([.B122])" office:value-type="float" office:value="5.58001657732196" calcext:value-type="float">
            <text:p>5,58001657732196</text:p>
          </table:table-cell>
          <table:table-cell table:formula="of:=[.C122]*[.D122]" office:value-type="float" office:value="25.5269630965056" calcext:value-type="float">
            <text:p>25,5269630965056</text:p>
          </table:table-cell>
          <table:table-cell table:formula="of:=[.C122]^2" office:value-type="float" office:value="20.9279805368393" calcext:value-type="float">
            <text:p>20,9279805368393</text:p>
          </table:table-cell>
          <table:table-cell table:formula="of:=[.$L$6] * ([.A122] - [.$L$4])^[.$L$5]" office:value-type="float" office:value="519.501366169207" calcext:value-type="float">
            <text:p>519,501366169207</text:p>
          </table:table-cell>
          <table:table-cell table:formula="of:=LN([.G122])" office:value-type="float" office:value="6.25286944031293" calcext:value-type="float">
            <text:p>6,25286944031293</text:p>
          </table:table-cell>
          <table:table-cell table:formula="of:=([.D122]-[.H122])^2" office:value-type="float" office:value="0.45273097523515" calcext:value-type="float">
            <text:p>0,45273097523515</text:p>
          </table:table-cell>
          <table:table-cell table:number-columns-repeated="8"/>
          <table:table-cell table:formula="of:=[.R121]+2" office:value-type="float" office:value="242.000000000001" calcext:value-type="float">
            <text:p>242,000000000001</text:p>
          </table:table-cell>
          <table:table-cell table:formula="of:=[.$L$6] * ([.R122] - [.$L$4])^[.$L$5]" office:value-type="float" office:value="517.176459659955" calcext:value-type="float">
            <text:p>517,176459659955</text:p>
          </table:table-cell>
        </table:table-row>
        <table:table-row table:style-name="ro2">
          <table:table-cell table:formula="of:=[Planilha2.A96]*100" office:value-type="float" office:value="96" calcext:value-type="float">
            <text:p>96</text:p>
          </table:table-cell>
          <table:table-cell office:value-type="float" office:value="534" calcext:value-type="float">
            <text:p>534</text:p>
          </table:table-cell>
          <table:table-cell table:formula="of:=LN([.A123]-[.$L$4])" office:value-type="float" office:value="4.56434819146783" calcext:value-type="float">
            <text:p>4,56434819146783</text:p>
          </table:table-cell>
          <table:table-cell table:formula="of:=LN([.B123])" office:value-type="float" office:value="6.2803958389602" calcext:value-type="float">
            <text:p>6,2803958389602</text:p>
          </table:table-cell>
          <table:table-cell table:formula="of:=[.C123]*[.D123]" office:value-type="float" office:value="28.66591338926" calcext:value-type="float">
            <text:p>28,66591338926</text:p>
          </table:table-cell>
          <table:table-cell table:formula="of:=[.C123]^2" office:value-type="float" office:value="20.8332744129556" calcext:value-type="float">
            <text:p>20,8332744129556</text:p>
          </table:table-cell>
          <table:table-cell table:formula="of:=[.$L$6] * ([.A123] - [.$L$4])^[.$L$5]" office:value-type="float" office:value="519.527778868791" calcext:value-type="float">
            <text:p>519,527778868791</text:p>
          </table:table-cell>
          <table:table-cell table:formula="of:=LN([.G123])" office:value-type="float" office:value="6.2529202814269" calcext:value-type="float">
            <text:p>6,2529202814269</text:p>
          </table:table-cell>
          <table:table-cell table:formula="of:=([.D123]-[.H123])^2" office:value-type="float" office:value="0.000754906261765404" calcext:value-type="float">
            <text:p>0,000754906261765404</text:p>
          </table:table-cell>
          <table:table-cell table:number-columns-repeated="8"/>
          <table:table-cell table:formula="of:=[.R122]+2" office:value-type="float" office:value="244.000000000001" calcext:value-type="float">
            <text:p>244,000000000001</text:p>
          </table:table-cell>
          <table:table-cell table:formula="of:=[.$L$6] * ([.R123] - [.$L$4])^[.$L$5]" office:value-type="float" office:value="517.155576575791" calcext:value-type="float">
            <text:p>517,155576575791</text:p>
          </table:table-cell>
        </table:table-row>
        <table:table-row table:style-name="ro2">
          <table:table-cell table:formula="of:=[Planilha2.A97]*100" office:value-type="float" office:value="96" calcext:value-type="float">
            <text:p>96</text:p>
          </table:table-cell>
          <table:table-cell office:value-type="float" office:value="555" calcext:value-type="float">
            <text:p>555</text:p>
          </table:table-cell>
          <table:table-cell table:formula="of:=LN([.A124]-[.$L$4])" office:value-type="float" office:value="4.56434819146783" calcext:value-type="float">
            <text:p>4,56434819146783</text:p>
          </table:table-cell>
          <table:table-cell table:formula="of:=LN([.B124])" office:value-type="float" office:value="6.31896811374643" calcext:value-type="float">
            <text:p>6,31896811374643</text:p>
          </table:table-cell>
          <table:table-cell table:formula="of:=[.C124]*[.D124]" office:value-type="float" office:value="28.8419706819214" calcext:value-type="float">
            <text:p>28,8419706819214</text:p>
          </table:table-cell>
          <table:table-cell table:formula="of:=[.C124]^2" office:value-type="float" office:value="20.8332744129556" calcext:value-type="float">
            <text:p>20,8332744129556</text:p>
          </table:table-cell>
          <table:table-cell table:formula="of:=[.$L$6] * ([.A124] - [.$L$4])^[.$L$5]" office:value-type="float" office:value="519.527778868791" calcext:value-type="float">
            <text:p>519,527778868791</text:p>
          </table:table-cell>
          <table:table-cell table:formula="of:=LN([.G124])" office:value-type="float" office:value="6.2529202814269" calcext:value-type="float">
            <text:p>6,2529202814269</text:p>
          </table:table-cell>
          <table:table-cell table:formula="of:=([.D124]-[.H124])^2" office:value-type="float" office:value="0.00436231615410933" calcext:value-type="float">
            <text:p>0,00436231615410933</text:p>
          </table:table-cell>
          <table:table-cell table:number-columns-repeated="8"/>
          <table:table-cell table:formula="of:=[.R123]+2" office:value-type="float" office:value="246.000000000001" calcext:value-type="float">
            <text:p>246,000000000001</text:p>
          </table:table-cell>
          <table:table-cell table:formula="of:=[.$L$6] * ([.R124] - [.$L$4])^[.$L$5]" office:value-type="float" office:value="517.134864800625" calcext:value-type="float">
            <text:p>517,134864800625</text:p>
          </table:table-cell>
        </table:table-row>
        <table:table-row table:style-name="ro2">
          <table:table-cell table:formula="of:=[Planilha2.A98]*100" office:value-type="float" office:value="96" calcext:value-type="float">
            <text:p>96</text:p>
          </table:table-cell>
          <table:table-cell office:value-type="float" office:value="426" calcext:value-type="float">
            <text:p>426</text:p>
          </table:table-cell>
          <table:table-cell table:formula="of:=LN([.A125]-[.$L$4])" office:value-type="float" office:value="4.56434819146783" calcext:value-type="float">
            <text:p>4,56434819146783</text:p>
          </table:table-cell>
          <table:table-cell table:formula="of:=LN([.B125])" office:value-type="float" office:value="6.05443934626937" calcext:value-type="float">
            <text:p>6,05443934626937</text:p>
          </table:table-cell>
          <table:table-cell table:formula="of:=[.C125]*[.D125]" office:value-type="float" office:value="27.6345692804963" calcext:value-type="float">
            <text:p>27,6345692804963</text:p>
          </table:table-cell>
          <table:table-cell table:formula="of:=[.C125]^2" office:value-type="float" office:value="20.8332744129556" calcext:value-type="float">
            <text:p>20,8332744129556</text:p>
          </table:table-cell>
          <table:table-cell table:formula="of:=[.$L$6] * ([.A125] - [.$L$4])^[.$L$5]" office:value-type="float" office:value="519.527778868791" calcext:value-type="float">
            <text:p>519,527778868791</text:p>
          </table:table-cell>
          <table:table-cell table:formula="of:=LN([.G125])" office:value-type="float" office:value="6.2529202814269" calcext:value-type="float">
            <text:p>6,2529202814269</text:p>
          </table:table-cell>
          <table:table-cell table:formula="of:=([.D125]-[.H125])^2" office:value-type="float" office:value="0.0393946816210073" calcext:value-type="float">
            <text:p>0,0393946816210073</text:p>
          </table:table-cell>
          <table:table-cell table:number-columns-repeated="8"/>
          <table:table-cell table:formula="of:=[.R124]+2" office:value-type="float" office:value="248.000000000001" calcext:value-type="float">
            <text:p>248,000000000001</text:p>
          </table:table-cell>
          <table:table-cell table:formula="of:=[.$L$6] * ([.R125] - [.$L$4])^[.$L$5]" office:value-type="float" office:value="517.114321553428" calcext:value-type="float">
            <text:p>517,114321553428</text:p>
          </table:table-cell>
        </table:table-row>
        <table:table-row table:style-name="ro2">
          <table:table-cell table:formula="of:=[Planilha2.A95]*100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table:formula="of:=LN([.A126]-[.$L$4])" office:value-type="float" office:value="4.55387689160053" calcext:value-type="float">
            <text:p>4,55387689160053</text:p>
          </table:table-cell>
          <table:table-cell table:formula="of:=LN([.B126])" office:value-type="float" office:value="6.27287700654617" calcext:value-type="float">
            <text:p>6,27287700654617</text:p>
          </table:table-cell>
          <table:table-cell table:formula="of:=[.C126]*[.D126]" office:value-type="float" office:value="28.5659096439629" calcext:value-type="float">
            <text:p>28,5659096439629</text:p>
          </table:table-cell>
          <table:table-cell table:formula="of:=[.C126]^2" office:value-type="float" office:value="20.7377947438533" calcext:value-type="float">
            <text:p>20,7377947438533</text:p>
          </table:table-cell>
          <table:table-cell table:formula="of:=[.$L$6] * ([.A126] - [.$L$4])^[.$L$5]" office:value-type="float" office:value="519.554469510226" calcext:value-type="float">
            <text:p>519,554469510226</text:p>
          </table:table-cell>
          <table:table-cell table:formula="of:=LN([.G126])" office:value-type="float" office:value="6.25297165491823" calcext:value-type="float">
            <text:p>6,25297165491823</text:p>
          </table:table-cell>
          <table:table-cell table:formula="of:=([.D126]-[.H126])^2" office:value-type="float" office:value="0.000396223023431746" calcext:value-type="float">
            <text:p>0,000396223023431746</text:p>
          </table:table-cell>
          <table:table-cell table:number-columns-repeated="8"/>
          <table:table-cell table:formula="of:=[.R125]+2" office:value-type="float" office:value="250.000000000001" calcext:value-type="float">
            <text:p>250,000000000001</text:p>
          </table:table-cell>
          <table:table-cell table:formula="of:=[.$L$6] * ([.R126] - [.$L$4])^[.$L$5]" office:value-type="float" office:value="517.09394412029" calcext:value-type="float">
            <text:p>517,09394412029</text:p>
          </table:table-cell>
        </table:table-row>
        <table:table-row table:style-name="ro2">
          <table:table-cell table:formula="of:=[Planilha2.A92]*100" office:value-type="float" office:value="94" calcext:value-type="float">
            <text:p>94</text:p>
          </table:table-cell>
          <table:table-cell office:value-type="float" office:value="600" calcext:value-type="float">
            <text:p>600</text:p>
          </table:table-cell>
          <table:table-cell table:formula="of:=LN([.A127]-[.$L$4])" office:value-type="float" office:value="4.54329478227" calcext:value-type="float">
            <text:p>4,54329478227</text:p>
          </table:table-cell>
          <table:table-cell table:formula="of:=LN([.B127])" office:value-type="float" office:value="6.39692965521615" calcext:value-type="float">
            <text:p>6,39692965521615</text:p>
          </table:table-cell>
          <table:table-cell table:formula="of:=[.C127]*[.D127]" office:value-type="float" office:value="29.0631371250917" calcext:value-type="float">
            <text:p>29,0631371250917</text:p>
          </table:table-cell>
          <table:table-cell table:formula="of:=[.C127]^2" office:value-type="float" office:value="20.6415274786018" calcext:value-type="float">
            <text:p>20,6415274786018</text:p>
          </table:table-cell>
          <table:table-cell table:formula="of:=[.$L$6] * ([.A127] - [.$L$4])^[.$L$5]" office:value-type="float" office:value="519.581443990624" calcext:value-type="float">
            <text:p>519,581443990624</text:p>
          </table:table-cell>
          <table:table-cell table:formula="of:=LN([.G127])" office:value-type="float" office:value="6.25302357205449" calcext:value-type="float">
            <text:p>6,25302357205449</text:p>
          </table:table-cell>
          <table:table-cell table:formula="of:=([.D127]-[.H127])^2" office:value-type="float" office:value="0.0207089607709306" calcext:value-type="float">
            <text:p>0,0207089607709306</text:p>
          </table:table-cell>
          <table:table-cell table:number-columns-repeated="8"/>
          <table:table-cell table:formula="of:=[.R126]+2" office:value-type="float" office:value="252.000000000001" calcext:value-type="float">
            <text:p>252,000000000001</text:p>
          </table:table-cell>
          <table:table-cell table:formula="of:=[.$L$6] * ([.R127] - [.$L$4])^[.$L$5]" office:value-type="float" office:value="517.073729852286" calcext:value-type="float">
            <text:p>517,073729852286</text:p>
          </table:table-cell>
        </table:table-row>
        <table:table-row table:style-name="ro2">
          <table:table-cell table:formula="of:=[Planilha2.A93]*100" office:value-type="float" office:value="94" calcext:value-type="float">
            <text:p>94</text:p>
          </table:table-cell>
          <table:table-cell office:value-type="float" office:value="611" calcext:value-type="float">
            <text:p>611</text:p>
          </table:table-cell>
          <table:table-cell table:formula="of:=LN([.A128]-[.$L$4])" office:value-type="float" office:value="4.54329478227" calcext:value-type="float">
            <text:p>4,54329478227</text:p>
          </table:table-cell>
          <table:table-cell table:formula="of:=LN([.B128])" office:value-type="float" office:value="6.4150969591716" calcext:value-type="float">
            <text:p>6,4150969591716</text:p>
          </table:table-cell>
          <table:table-cell table:formula="of:=[.C128]*[.D128]" office:value-type="float" office:value="29.1456765423604" calcext:value-type="float">
            <text:p>29,1456765423604</text:p>
          </table:table-cell>
          <table:table-cell table:formula="of:=[.C128]^2" office:value-type="float" office:value="20.6415274786018" calcext:value-type="float">
            <text:p>20,6415274786018</text:p>
          </table:table-cell>
          <table:table-cell table:formula="of:=[.$L$6] * ([.A128] - [.$L$4])^[.$L$5]" office:value-type="float" office:value="519.581443990624" calcext:value-type="float">
            <text:p>519,581443990624</text:p>
          </table:table-cell>
          <table:table-cell table:formula="of:=LN([.G128])" office:value-type="float" office:value="6.25302357205449" calcext:value-type="float">
            <text:p>6,25302357205449</text:p>
          </table:table-cell>
          <table:table-cell table:formula="of:=([.D128]-[.H128])^2" office:value-type="float" office:value="0.0262677828116124" calcext:value-type="float">
            <text:p>0,0262677828116124</text:p>
          </table:table-cell>
          <table:table-cell table:number-columns-repeated="8"/>
          <table:table-cell table:formula="of:=[.R127]+2" office:value-type="float" office:value="254.000000000001" calcext:value-type="float">
            <text:p>254,000000000001</text:p>
          </table:table-cell>
          <table:table-cell table:formula="of:=[.$L$6] * ([.R128] - [.$L$4])^[.$L$5]" office:value-type="float" office:value="517.053676163409" calcext:value-type="float">
            <text:p>517,053676163409</text:p>
          </table:table-cell>
        </table:table-row>
        <table:table-row table:style-name="ro2">
          <table:table-cell table:formula="of:=[Planilha2.A94]*100" office:value-type="float" office:value="94" calcext:value-type="float">
            <text:p>94</text:p>
          </table:table-cell>
          <table:table-cell office:value-type="float" office:value="457" calcext:value-type="float">
            <text:p>457</text:p>
          </table:table-cell>
          <table:table-cell table:formula="of:=LN([.A129]-[.$L$4])" office:value-type="float" office:value="4.54329478227" calcext:value-type="float">
            <text:p>4,54329478227</text:p>
          </table:table-cell>
          <table:table-cell table:formula="of:=LN([.B129])" office:value-type="float" office:value="6.12468339089421" calcext:value-type="float">
            <text:p>6,12468339089421</text:p>
          </table:table-cell>
          <table:table-cell table:formula="of:=[.C129]*[.D129]" office:value-type="float" office:value="27.8262420929053" calcext:value-type="float">
            <text:p>27,8262420929053</text:p>
          </table:table-cell>
          <table:table-cell table:formula="of:=[.C129]^2" office:value-type="float" office:value="20.6415274786018" calcext:value-type="float">
            <text:p>20,6415274786018</text:p>
          </table:table-cell>
          <table:table-cell table:formula="of:=[.$L$6] * ([.A129] - [.$L$4])^[.$L$5]" office:value-type="float" office:value="519.581443990624" calcext:value-type="float">
            <text:p>519,581443990624</text:p>
          </table:table-cell>
          <table:table-cell table:formula="of:=LN([.G129])" office:value-type="float" office:value="6.25302357205449" calcext:value-type="float">
            <text:p>6,25302357205449</text:p>
          </table:table-cell>
          <table:table-cell table:formula="of:=([.D129]-[.H129])^2" office:value-type="float" office:value="0.0164712021002538" calcext:value-type="float">
            <text:p>0,0164712021002538</text:p>
          </table:table-cell>
          <table:table-cell table:number-columns-repeated="8"/>
          <table:table-cell table:formula="of:=[.R128]+2" office:value-type="float" office:value="256.000000000001" calcext:value-type="float">
            <text:p>256,000000000001</text:p>
          </table:table-cell>
          <table:table-cell table:formula="of:=[.$L$6] * ([.R129] - [.$L$4])^[.$L$5]" office:value-type="float" office:value="517.033780528602" calcext:value-type="float">
            <text:p>517,033780528602</text:p>
          </table:table-cell>
        </table:table-row>
        <table:table-row table:style-name="ro2">
          <table:table-cell table:formula="of:=[Planilha2.A90]*100" office:value-type="float" office:value="92" calcext:value-type="float">
            <text:p>92</text:p>
          </table:table-cell>
          <table:table-cell office:value-type="float" office:value="224" calcext:value-type="float">
            <text:p>224</text:p>
          </table:table-cell>
          <table:table-cell table:formula="of:=LN([.A130]-[.$L$4])" office:value-type="float" office:value="4.52178857704903" calcext:value-type="float">
            <text:p>4,52178857704903</text:p>
          </table:table-cell>
          <table:table-cell table:formula="of:=LN([.B130])" office:value-type="float" office:value="5.41164605185504" calcext:value-type="float">
            <text:p>5,41164605185504</text:p>
          </table:table-cell>
          <table:table-cell table:formula="of:=[.C130]*[.D130]" office:value-type="float" office:value="24.4703193003106" calcext:value-type="float">
            <text:p>24,4703193003106</text:p>
          </table:table-cell>
          <table:table-cell table:formula="of:=[.C130]^2" office:value-type="float" office:value="20.4465719355311" calcext:value-type="float">
            <text:p>20,4465719355311</text:p>
          </table:table-cell>
          <table:table-cell table:formula="of:=[.$L$6] * ([.A130] - [.$L$4])^[.$L$5]" office:value-type="float" office:value="519.636269012636" calcext:value-type="float">
            <text:p>519,636269012636</text:p>
          </table:table-cell>
          <table:table-cell table:formula="of:=LN([.G130])" office:value-type="float" office:value="6.25312908415533" calcext:value-type="float">
            <text:p>6,25312908415533</text:p>
          </table:table-cell>
          <table:table-cell table:formula="of:=([.D130]-[.H130])^2" office:value-type="float" office:value="0.708093693649283" calcext:value-type="float">
            <text:p>0,708093693649283</text:p>
          </table:table-cell>
          <table:table-cell table:number-columns-repeated="8"/>
          <table:table-cell table:formula="of:=[.R129]+2" office:value-type="float" office:value="258.000000000001" calcext:value-type="float">
            <text:p>258,000000000001</text:p>
          </table:table-cell>
          <table:table-cell table:formula="of:=[.$L$6] * ([.R130] - [.$L$4])^[.$L$5]" office:value-type="float" office:value="517.014040481855" calcext:value-type="float">
            <text:p>517,014040481855</text:p>
          </table:table-cell>
        </table:table-row>
        <table:table-row table:style-name="ro2">
          <table:table-cell table:formula="of:=[Planilha2.A91]*100" office:value-type="float" office:value="92" calcext:value-type="float">
            <text:p>92</text:p>
          </table:table-cell>
          <table:table-cell office:value-type="float" office:value="569" calcext:value-type="float">
            <text:p>569</text:p>
          </table:table-cell>
          <table:table-cell table:formula="of:=LN([.A131]-[.$L$4])" office:value-type="float" office:value="4.52178857704903" calcext:value-type="float">
            <text:p>4,52178857704903</text:p>
          </table:table-cell>
          <table:table-cell table:formula="of:=LN([.B131])" office:value-type="float" office:value="6.34388043412633" calcext:value-type="float">
            <text:p>6,34388043412633</text:p>
          </table:table-cell>
          <table:table-cell table:formula="of:=[.C131]*[.D131]" office:value-type="float" office:value="28.6856860811973" calcext:value-type="float">
            <text:p>28,6856860811973</text:p>
          </table:table-cell>
          <table:table-cell table:formula="of:=[.C131]^2" office:value-type="float" office:value="20.4465719355311" calcext:value-type="float">
            <text:p>20,4465719355311</text:p>
          </table:table-cell>
          <table:table-cell table:formula="of:=[.$L$6] * ([.A131] - [.$L$4])^[.$L$5]" office:value-type="float" office:value="519.636269012636" calcext:value-type="float">
            <text:p>519,636269012636</text:p>
          </table:table-cell>
          <table:table-cell table:formula="of:=LN([.G131])" office:value-type="float" office:value="6.25312908415533" calcext:value-type="float">
            <text:p>6,25312908415533</text:p>
          </table:table-cell>
          <table:table-cell table:formula="of:=([.D131]-[.H131])^2" office:value-type="float" office:value="0.00823580752156001" calcext:value-type="float">
            <text:p>0,00823580752156001</text:p>
          </table:table-cell>
          <table:table-cell table:number-columns-repeated="8"/>
          <table:table-cell table:formula="of:=[.R130]+2" office:value-type="float" office:value="260.000000000001" calcext:value-type="float">
            <text:p>260,000000000001</text:p>
          </table:table-cell>
          <table:table-cell table:formula="of:=[.$L$6] * ([.R131] - [.$L$4])^[.$L$5]" office:value-type="float" office:value="516.994453614378" calcext:value-type="float">
            <text:p>516,994453614378</text:p>
          </table:table-cell>
        </table:table-row>
        <table:table-row table:style-name="ro2">
          <table:table-cell table:formula="of:=[Planilha2.A88]*100" office:value-type="float" office:value="91" calcext:value-type="float">
            <text:p>91</text:p>
          </table:table-cell>
          <table:table-cell office:value-type="float" office:value="440.755" calcext:value-type="float">
            <text:p>440,755</text:p>
          </table:table-cell>
          <table:table-cell table:formula="of:=LN([.A132]-[.$L$4])" office:value-type="float" office:value="4.51085950651684" calcext:value-type="float">
            <text:p>4,51085950651684</text:p>
          </table:table-cell>
          <table:table-cell table:formula="of:=LN([.B132])" office:value-type="float" office:value="6.08848916551312" calcext:value-type="float">
            <text:p>6,08848916551312</text:p>
          </table:table-cell>
          <table:table-cell table:formula="of:=[.C132]*[.D132]" office:value-type="float" office:value="27.4643192325797" calcext:value-type="float">
            <text:p>27,4643192325797</text:p>
          </table:table-cell>
          <table:table-cell table:formula="of:=[.C132]^2" office:value-type="float" office:value="20.3478534875334" calcext:value-type="float">
            <text:p>20,3478534875334</text:p>
          </table:table-cell>
          <table:table-cell table:formula="of:=[.$L$6] * ([.A132] - [.$L$4])^[.$L$5]" office:value-type="float" office:value="519.664132329422" calcext:value-type="float">
            <text:p>519,664132329422</text:p>
          </table:table-cell>
          <table:table-cell table:formula="of:=LN([.G132])" office:value-type="float" office:value="6.25318270352612" calcext:value-type="float">
            <text:p>6,25318270352612</text:p>
          </table:table-cell>
          <table:table-cell table:formula="of:=([.D132]-[.H132])^2" office:value-type="float" office:value="0.0271239614632372" calcext:value-type="float">
            <text:p>0,0271239614632372</text:p>
          </table:table-cell>
          <table:table-cell table:number-columns-repeated="8"/>
          <table:table-cell table:formula="of:=[.R131]+2" office:value-type="float" office:value="262.000000000001" calcext:value-type="float">
            <text:p>262,000000000001</text:p>
          </table:table-cell>
          <table:table-cell table:formula="of:=[.$L$6] * ([.R132] - [.$L$4])^[.$L$5]" office:value-type="float" office:value="516.975017572848" calcext:value-type="float">
            <text:p>516,975017572848</text:p>
          </table:table-cell>
        </table:table-row>
        <table:table-row table:style-name="ro2">
          <table:table-cell table:formula="of:=[Planilha2.A89]*100" office:value-type="float" office:value="91" calcext:value-type="float">
            <text:p>91</text:p>
          </table:table-cell>
          <table:table-cell office:value-type="float" office:value="416" calcext:value-type="float">
            <text:p>416</text:p>
          </table:table-cell>
          <table:table-cell table:formula="of:=LN([.A133]-[.$L$4])" office:value-type="float" office:value="4.51085950651684" calcext:value-type="float">
            <text:p>4,51085950651684</text:p>
          </table:table-cell>
          <table:table-cell table:formula="of:=LN([.B133])" office:value-type="float" office:value="6.03068526026126" calcext:value-type="float">
            <text:p>6,03068526026126</text:p>
          </table:table-cell>
          <table:table-cell table:formula="of:=[.C133]*[.D133]" office:value-type="float" office:value="27.2035739370605" calcext:value-type="float">
            <text:p>27,2035739370605</text:p>
          </table:table-cell>
          <table:table-cell table:formula="of:=[.C133]^2" office:value-type="float" office:value="20.3478534875334" calcext:value-type="float">
            <text:p>20,3478534875334</text:p>
          </table:table-cell>
          <table:table-cell table:formula="of:=[.$L$6] * ([.A133] - [.$L$4])^[.$L$5]" office:value-type="float" office:value="519.664132329422" calcext:value-type="float">
            <text:p>519,664132329422</text:p>
          </table:table-cell>
          <table:table-cell table:formula="of:=LN([.G133])" office:value-type="float" office:value="6.25318270352612" calcext:value-type="float">
            <text:p>6,25318270352612</text:p>
          </table:table-cell>
          <table:table-cell table:formula="of:=([.D133]-[.H133])^2" office:value-type="float" office:value="0.0495051122593965" calcext:value-type="float">
            <text:p>0,0495051122593965</text:p>
          </table:table-cell>
          <table:table-cell table:number-columns-repeated="8"/>
          <table:table-cell table:formula="of:=[.R132]+2" office:value-type="float" office:value="264.000000000001" calcext:value-type="float">
            <text:p>264,000000000001</text:p>
          </table:table-cell>
          <table:table-cell table:formula="of:=[.$L$6] * ([.R133] - [.$L$4])^[.$L$5]" office:value-type="float" office:value="516.955730057715" calcext:value-type="float">
            <text:p>516,955730057715</text:p>
          </table:table-cell>
        </table:table-row>
        <table:table-row table:style-name="ro2">
          <table:table-cell table:formula="of:=[Planilha2.A81]*100" office:value-type="float" office:value="90" calcext:value-type="float">
            <text:p>90</text:p>
          </table:table-cell>
          <table:table-cell office:value-type="float" office:value="525" calcext:value-type="float">
            <text:p>525</text:p>
          </table:table-cell>
          <table:table-cell table:formula="of:=LN([.A134]-[.$L$4])" office:value-type="float" office:value="4.49980967033026" calcext:value-type="float">
            <text:p>4,49980967033026</text:p>
          </table:table-cell>
          <table:table-cell table:formula="of:=LN([.B134])" office:value-type="float" office:value="6.26339826259162" calcext:value-type="float">
            <text:p>6,26339826259162</text:p>
          </table:table-cell>
          <table:table-cell table:formula="of:=[.C134]*[.D134]" office:value-type="float" office:value="28.1841000711395" calcext:value-type="float">
            <text:p>28,1841000711395</text:p>
          </table:table-cell>
          <table:table-cell table:formula="of:=[.C134]^2" office:value-type="float" office:value="20.2482870691977" calcext:value-type="float">
            <text:p>20,2482870691977</text:p>
          </table:table-cell>
          <table:table-cell table:formula="of:=[.$L$6] * ([.A134] - [.$L$4])^[.$L$5]" office:value-type="float" office:value="519.6923050533" calcext:value-type="float">
            <text:p>519,6923050533</text:p>
          </table:table-cell>
          <table:table-cell table:formula="of:=LN([.G134])" office:value-type="float" office:value="6.25323691538813" calcext:value-type="float">
            <text:p>6,25323691538813</text:p>
          </table:table-cell>
          <table:table-cell table:formula="of:=([.D134]-[.H134])^2" office:value-type="float" office:value="0.000103252976989857" calcext:value-type="float">
            <text:p>0,000103252976989857</text:p>
          </table:table-cell>
          <table:table-cell table:number-columns-repeated="8"/>
          <table:table-cell table:formula="of:=[.R133]+2" office:value-type="float" office:value="266.000000000001" calcext:value-type="float">
            <text:p>266,000000000001</text:p>
          </table:table-cell>
          <table:table-cell table:formula="of:=[.$L$6] * ([.R134] - [.$L$4])^[.$L$5]" office:value-type="float" office:value="516.936588821582" calcext:value-type="float">
            <text:p>516,936588821582</text:p>
          </table:table-cell>
        </table:table-row>
        <table:table-row table:style-name="ro2">
          <table:table-cell table:formula="of:=[Planilha2.A82]*100" office:value-type="float" office:value="90" calcext:value-type="float">
            <text:p>90</text:p>
          </table:table-cell>
          <table:table-cell office:value-type="float" office:value="499" calcext:value-type="float">
            <text:p>499</text:p>
          </table:table-cell>
          <table:table-cell table:formula="of:=LN([.A135]-[.$L$4])" office:value-type="float" office:value="4.49980967033026" calcext:value-type="float">
            <text:p>4,49980967033026</text:p>
          </table:table-cell>
          <table:table-cell table:formula="of:=LN([.B135])" office:value-type="float" office:value="6.21260609575152" calcext:value-type="float">
            <text:p>6,21260609575152</text:p>
          </table:table-cell>
          <table:table-cell table:formula="of:=[.C135]*[.D135]" office:value-type="float" office:value="27.9555449876154" calcext:value-type="float">
            <text:p>27,9555449876154</text:p>
          </table:table-cell>
          <table:table-cell table:formula="of:=[.C135]^2" office:value-type="float" office:value="20.2482870691977" calcext:value-type="float">
            <text:p>20,2482870691977</text:p>
          </table:table-cell>
          <table:table-cell table:formula="of:=[.$L$6] * ([.A135] - [.$L$4])^[.$L$5]" office:value-type="float" office:value="519.6923050533" calcext:value-type="float">
            <text:p>519,6923050533</text:p>
          </table:table-cell>
          <table:table-cell table:formula="of:=LN([.G135])" office:value-type="float" office:value="6.25323691538813" calcext:value-type="float">
            <text:p>6,25323691538813</text:p>
          </table:table-cell>
          <table:table-cell table:formula="of:=([.D135]-[.H135])^2" office:value-type="float" office:value="0.00165086350434319" calcext:value-type="float">
            <text:p>0,00165086350434319</text:p>
          </table:table-cell>
          <table:table-cell table:number-columns-repeated="8"/>
          <table:table-cell table:formula="of:=[.R134]+2" office:value-type="float" office:value="268.000000000001" calcext:value-type="float">
            <text:p>268,000000000001</text:p>
          </table:table-cell>
          <table:table-cell table:formula="of:=[.$L$6] * ([.R135] - [.$L$4])^[.$L$5]" office:value-type="float" office:value="516.917591667637" calcext:value-type="float">
            <text:p>516,917591667637</text:p>
          </table:table-cell>
        </table:table-row>
        <table:table-row table:style-name="ro2">
          <table:table-cell table:formula="of:=[Planilha2.A83]*100" office:value-type="float" office:value="90" calcext:value-type="float">
            <text:p>90</text:p>
          </table:table-cell>
          <table:table-cell office:value-type="float" office:value="502" calcext:value-type="float">
            <text:p>502</text:p>
          </table:table-cell>
          <table:table-cell table:formula="of:=LN([.A136]-[.$L$4])" office:value-type="float" office:value="4.49980967033026" calcext:value-type="float">
            <text:p>4,49980967033026</text:p>
          </table:table-cell>
          <table:table-cell table:formula="of:=LN([.B136])" office:value-type="float" office:value="6.21860011969173" calcext:value-type="float">
            <text:p>6,21860011969173</text:p>
          </table:table-cell>
          <table:table-cell table:formula="of:=[.C136]*[.D136]" office:value-type="float" office:value="27.9825169545057" calcext:value-type="float">
            <text:p>27,9825169545057</text:p>
          </table:table-cell>
          <table:table-cell table:formula="of:=[.C136]^2" office:value-type="float" office:value="20.2482870691977" calcext:value-type="float">
            <text:p>20,2482870691977</text:p>
          </table:table-cell>
          <table:table-cell table:formula="of:=[.$L$6] * ([.A136] - [.$L$4])^[.$L$5]" office:value-type="float" office:value="519.6923050533" calcext:value-type="float">
            <text:p>519,6923050533</text:p>
          </table:table-cell>
          <table:table-cell table:formula="of:=LN([.G136])" office:value-type="float" office:value="6.25323691538813" calcext:value-type="float">
            <text:p>6,25323691538813</text:p>
          </table:table-cell>
          <table:table-cell table:formula="of:=([.D136]-[.H136])^2" office:value-type="float" office:value="0.00119970761611454" calcext:value-type="float">
            <text:p>0,00119970761611454</text:p>
          </table:table-cell>
          <table:table-cell table:number-columns-repeated="8"/>
          <table:table-cell table:formula="of:=[.R135]+2" office:value-type="float" office:value="270.000000000001" calcext:value-type="float">
            <text:p>270,000000000001</text:p>
          </table:table-cell>
          <table:table-cell table:formula="of:=[.$L$6] * ([.R136] - [.$L$4])^[.$L$5]" office:value-type="float" office:value="516.898736448148" calcext:value-type="float">
            <text:p>516,898736448148</text:p>
          </table:table-cell>
        </table:table-row>
        <table:table-row table:style-name="ro2">
          <table:table-cell table:formula="of:=[Planilha2.A84]*100" office:value-type="float" office:value="90" calcext:value-type="float">
            <text:p>90</text:p>
          </table:table-cell>
          <table:table-cell office:value-type="float" office:value="530" calcext:value-type="float">
            <text:p>530</text:p>
          </table:table-cell>
          <table:table-cell table:formula="of:=LN([.A137]-[.$L$4])" office:value-type="float" office:value="4.49980967033026" calcext:value-type="float">
            <text:p>4,49980967033026</text:p>
          </table:table-cell>
          <table:table-cell table:formula="of:=LN([.B137])" office:value-type="float" office:value="6.27287700654617" calcext:value-type="float">
            <text:p>6,27287700654617</text:p>
          </table:table-cell>
          <table:table-cell table:formula="of:=[.C137]*[.D137]" office:value-type="float" office:value="28.2267526148488" calcext:value-type="float">
            <text:p>28,2267526148488</text:p>
          </table:table-cell>
          <table:table-cell table:formula="of:=[.C137]^2" office:value-type="float" office:value="20.2482870691977" calcext:value-type="float">
            <text:p>20,2482870691977</text:p>
          </table:table-cell>
          <table:table-cell table:formula="of:=[.$L$6] * ([.A137] - [.$L$4])^[.$L$5]" office:value-type="float" office:value="519.6923050533" calcext:value-type="float">
            <text:p>519,6923050533</text:p>
          </table:table-cell>
          <table:table-cell table:formula="of:=LN([.G137])" office:value-type="float" office:value="6.25323691538813" calcext:value-type="float">
            <text:p>6,25323691538813</text:p>
          </table:table-cell>
          <table:table-cell table:formula="of:=([.D137]-[.H137])^2" office:value-type="float" office:value="0.000385733180695846" calcext:value-type="float">
            <text:p>0,000385733180695846</text:p>
          </table:table-cell>
          <table:table-cell table:number-columns-repeated="8"/>
          <table:table-cell table:formula="of:=[.R136]+2" office:value-type="float" office:value="272.000000000001" calcext:value-type="float">
            <text:p>272,000000000001</text:p>
          </table:table-cell>
          <table:table-cell table:formula="of:=[.$L$6] * ([.R137] - [.$L$4])^[.$L$5]" office:value-type="float" office:value="516.88002106301" calcext:value-type="float">
            <text:p>516,88002106301</text:p>
          </table:table-cell>
        </table:table-row>
        <table:table-row table:style-name="ro2">
          <table:table-cell table:formula="of:=[Planilha2.A85]*100" office:value-type="float" office:value="90" calcext:value-type="float">
            <text:p>90</text:p>
          </table:table-cell>
          <table:table-cell office:value-type="float" office:value="478" calcext:value-type="float">
            <text:p>478</text:p>
          </table:table-cell>
          <table:table-cell table:formula="of:=LN([.A138]-[.$L$4])" office:value-type="float" office:value="4.49980967033026" calcext:value-type="float">
            <text:p>4,49980967033026</text:p>
          </table:table-cell>
          <table:table-cell table:formula="of:=LN([.B138])" office:value-type="float" office:value="6.16961073249146" calcext:value-type="float">
            <text:p>6,16961073249146</text:p>
          </table:table-cell>
          <table:table-cell table:formula="of:=[.C138]*[.D138]" office:value-type="float" office:value="27.7620740362384" calcext:value-type="float">
            <text:p>27,7620740362384</text:p>
          </table:table-cell>
          <table:table-cell table:formula="of:=[.C138]^2" office:value-type="float" office:value="20.2482870691977" calcext:value-type="float">
            <text:p>20,2482870691977</text:p>
          </table:table-cell>
          <table:table-cell table:formula="of:=[.$L$6] * ([.A138] - [.$L$4])^[.$L$5]" office:value-type="float" office:value="519.6923050533" calcext:value-type="float">
            <text:p>519,6923050533</text:p>
          </table:table-cell>
          <table:table-cell table:formula="of:=LN([.G138])" office:value-type="float" office:value="6.25323691538813" calcext:value-type="float">
            <text:p>6,25323691538813</text:p>
          </table:table-cell>
          <table:table-cell table:formula="of:=([.D138]-[.H138])^2" office:value-type="float" office:value="0.00699333846586864" calcext:value-type="float">
            <text:p>0,00699333846586864</text:p>
          </table:table-cell>
          <table:table-cell table:number-columns-repeated="8"/>
          <table:table-cell table:formula="of:=[.R137]+2" office:value-type="float" office:value="274.000000000001" calcext:value-type="float">
            <text:p>274,000000000001</text:p>
          </table:table-cell>
          <table:table-cell table:formula="of:=[.$L$6] * ([.R138] - [.$L$4])^[.$L$5]" office:value-type="float" office:value="516.861443458353" calcext:value-type="float">
            <text:p>516,861443458353</text:p>
          </table:table-cell>
        </table:table-row>
        <table:table-row table:style-name="ro2">
          <table:table-cell table:formula="of:=[Planilha2.A86]*100" office:value-type="float" office:value="90" calcext:value-type="float">
            <text:p>90</text:p>
          </table:table-cell>
          <table:table-cell office:value-type="float" office:value="491" calcext:value-type="float">
            <text:p>491</text:p>
          </table:table-cell>
          <table:table-cell table:formula="of:=LN([.A139]-[.$L$4])" office:value-type="float" office:value="4.49980967033026" calcext:value-type="float">
            <text:p>4,49980967033026</text:p>
          </table:table-cell>
          <table:table-cell table:formula="of:=LN([.B139])" office:value-type="float" office:value="6.19644412779452" calcext:value-type="float">
            <text:p>6,19644412779452</text:p>
          </table:table-cell>
          <table:table-cell table:formula="of:=[.C139]*[.D139]" office:value-type="float" office:value="27.8828192079109" calcext:value-type="float">
            <text:p>27,8828192079109</text:p>
          </table:table-cell>
          <table:table-cell table:formula="of:=[.C139]^2" office:value-type="float" office:value="20.2482870691977" calcext:value-type="float">
            <text:p>20,2482870691977</text:p>
          </table:table-cell>
          <table:table-cell table:formula="of:=[.$L$6] * ([.A139] - [.$L$4])^[.$L$5]" office:value-type="float" office:value="519.6923050533" calcext:value-type="float">
            <text:p>519,6923050533</text:p>
          </table:table-cell>
          <table:table-cell table:formula="of:=LN([.G139])" office:value-type="float" office:value="6.25323691538813" calcext:value-type="float">
            <text:p>6,25323691538813</text:p>
          </table:table-cell>
          <table:table-cell table:formula="of:=([.D139]-[.H139])^2" office:value-type="float" office:value="0.00322542072265336" calcext:value-type="float">
            <text:p>0,00322542072265336</text:p>
          </table:table-cell>
          <table:table-cell table:number-columns-repeated="8"/>
          <table:table-cell table:formula="of:=[.R138]+2" office:value-type="float" office:value="276.000000000001" calcext:value-type="float">
            <text:p>276,000000000001</text:p>
          </table:table-cell>
          <table:table-cell table:formula="of:=[.$L$6] * ([.R139] - [.$L$4])^[.$L$5]" office:value-type="float" office:value="516.84300162519" calcext:value-type="float">
            <text:p>516,84300162519</text:p>
          </table:table-cell>
        </table:table-row>
        <table:table-row table:style-name="ro2">
          <table:table-cell table:formula="of:=[Planilha2.A87]*100"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table:formula="of:=LN([.A140]-[.$L$4])" office:value-type="float" office:value="4.49980967033026" calcext:value-type="float">
            <text:p>4,49980967033026</text:p>
          </table:table-cell>
          <table:table-cell table:formula="of:=LN([.B140])" office:value-type="float" office:value="6.19031540585315" calcext:value-type="float">
            <text:p>6,19031540585315</text:p>
          </table:table-cell>
          <table:table-cell table:formula="of:=[.C140]*[.D140]" office:value-type="float" office:value="27.8552411256524" calcext:value-type="float">
            <text:p>27,8552411256524</text:p>
          </table:table-cell>
          <table:table-cell table:formula="of:=[.C140]^2" office:value-type="float" office:value="20.2482870691977" calcext:value-type="float">
            <text:p>20,2482870691977</text:p>
          </table:table-cell>
          <table:table-cell table:formula="of:=[.$L$6] * ([.A140] - [.$L$4])^[.$L$5]" office:value-type="float" office:value="519.6923050533" calcext:value-type="float">
            <text:p>519,6923050533</text:p>
          </table:table-cell>
          <table:table-cell table:formula="of:=LN([.G140])" office:value-type="float" office:value="6.25323691538813" calcext:value-type="float">
            <text:p>6,25323691538813</text:p>
          </table:table-cell>
          <table:table-cell table:formula="of:=([.D140]-[.H140])^2" office:value-type="float" office:value="0.00395911636216144" calcext:value-type="float">
            <text:p>0,00395911636216144</text:p>
          </table:table-cell>
          <table:table-cell table:number-columns-repeated="8"/>
          <table:table-cell table:formula="of:=[.R139]+2" office:value-type="float" office:value="278.000000000001" calcext:value-type="float">
            <text:p>278,000000000001</text:p>
          </table:table-cell>
          <table:table-cell table:formula="of:=[.$L$6] * ([.R140] - [.$L$4])^[.$L$5]" office:value-type="float" office:value="516.824693598121" calcext:value-type="float">
            <text:p>516,824693598121</text:p>
          </table:table-cell>
        </table:table-row>
        <table:table-row table:style-name="ro2">
          <table:table-cell table:formula="of:=[Planilha2.A77]*100"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table:formula="of:=LN([.A141]-[.$L$4])" office:value-type="float" office:value="4.4773368144782" calcext:value-type="float">
            <text:p>4,4773368144782</text:p>
          </table:table-cell>
          <table:table-cell table:formula="of:=LN([.B141])" office:value-type="float" office:value="6.08904487544685" calcext:value-type="float">
            <text:p>6,08904487544685</text:p>
          </table:table-cell>
          <table:table-cell table:formula="of:=[.C141]*[.D141]" office:value-type="float" office:value="27.262704785848" calcext:value-type="float">
            <text:p>27,262704785848</text:p>
          </table:table-cell>
          <table:table-cell table:formula="of:=[.C141]^2" office:value-type="float" office:value="20.0465449502818" calcext:value-type="float">
            <text:p>20,0465449502818</text:p>
          </table:table-cell>
          <table:table-cell table:formula="of:=[.$L$6] * ([.A141] - [.$L$4])^[.$L$5]" office:value-type="float" office:value="519.74960668366" calcext:value-type="float">
            <text:p>519,74960668366</text:p>
          </table:table-cell>
          <table:table-cell table:formula="of:=LN([.G141])" office:value-type="float" office:value="6.25334716999644" calcext:value-type="float">
            <text:p>6,25334716999644</text:p>
          </table:table-cell>
          <table:table-cell table:formula="of:=([.D141]-[.H141])^2" office:value-type="float" office:value="0.0269952439942618" calcext:value-type="float">
            <text:p>0,0269952439942618</text:p>
          </table:table-cell>
          <table:table-cell table:number-columns-repeated="8"/>
          <table:table-cell table:formula="of:=[.R140]+2" office:value-type="float" office:value="280.000000000001" calcext:value-type="float">
            <text:p>280,000000000001</text:p>
          </table:table-cell>
          <table:table-cell table:formula="of:=[.$L$6] * ([.R141] - [.$L$4])^[.$L$5]" office:value-type="float" office:value="516.806517454083" calcext:value-type="float">
            <text:p>516,806517454083</text:p>
          </table:table-cell>
        </table:table-row>
        <table:table-row table:style-name="ro2">
          <table:table-cell table:formula="of:=[Planilha2.A78]*100" office:value-type="float" office:value="88" calcext:value-type="float">
            <text:p>88</text:p>
          </table:table-cell>
          <table:table-cell office:value-type="float" office:value="403" calcext:value-type="float">
            <text:p>403</text:p>
          </table:table-cell>
          <table:table-cell table:formula="of:=LN([.A142]-[.$L$4])" office:value-type="float" office:value="4.4773368144782" calcext:value-type="float">
            <text:p>4,4773368144782</text:p>
          </table:table-cell>
          <table:table-cell table:formula="of:=LN([.B142])" office:value-type="float" office:value="5.99893656194668" calcext:value-type="float">
            <text:p>5,99893656194668</text:p>
          </table:table-cell>
          <table:table-cell table:formula="of:=[.C142]*[.D142]" office:value-type="float" office:value="26.8592595165231" calcext:value-type="float">
            <text:p>26,8592595165231</text:p>
          </table:table-cell>
          <table:table-cell table:formula="of:=[.C142]^2" office:value-type="float" office:value="20.0465449502818" calcext:value-type="float">
            <text:p>20,0465449502818</text:p>
          </table:table-cell>
          <table:table-cell table:formula="of:=[.$L$6] * ([.A142] - [.$L$4])^[.$L$5]" office:value-type="float" office:value="519.74960668366" calcext:value-type="float">
            <text:p>519,74960668366</text:p>
          </table:table-cell>
          <table:table-cell table:formula="of:=LN([.G142])" office:value-type="float" office:value="6.25334716999644" calcext:value-type="float">
            <text:p>6,25334716999644</text:p>
          </table:table-cell>
          <table:table-cell table:formula="of:=([.D142]-[.H142])^2" office:value-type="float" office:value="0.0647247574882477" calcext:value-type="float">
            <text:p>0,0647247574882477</text:p>
          </table:table-cell>
          <table:table-cell table:number-columns-repeated="8"/>
          <table:table-cell table:formula="of:=[.R141]+2" office:value-type="float" office:value="282.000000000001" calcext:value-type="float">
            <text:p>282,000000000001</text:p>
          </table:table-cell>
          <table:table-cell table:formula="of:=[.$L$6] * ([.R142] - [.$L$4])^[.$L$5]" office:value-type="float" office:value="516.78847131114" calcext:value-type="float">
            <text:p>516,78847131114</text:p>
          </table:table-cell>
        </table:table-row>
        <table:table-row table:style-name="ro2">
          <table:table-cell table:formula="of:=[Planilha2.A79]*100" office:value-type="float" office:value="88" calcext:value-type="float">
            <text:p>88</text:p>
          </table:table-cell>
          <table:table-cell office:value-type="float" office:value="384" calcext:value-type="float">
            <text:p>384</text:p>
          </table:table-cell>
          <table:table-cell table:formula="of:=LN([.A143]-[.$L$4])" office:value-type="float" office:value="4.4773368144782" calcext:value-type="float">
            <text:p>4,4773368144782</text:p>
          </table:table-cell>
          <table:table-cell table:formula="of:=LN([.B143])" office:value-type="float" office:value="5.95064255258773" calcext:value-type="float">
            <text:p>5,95064255258773</text:p>
          </table:table-cell>
          <table:table-cell table:formula="of:=[.C143]*[.D143]" office:value-type="float" office:value="26.6430309705015" calcext:value-type="float">
            <text:p>26,6430309705015</text:p>
          </table:table-cell>
          <table:table-cell table:formula="of:=[.C143]^2" office:value-type="float" office:value="20.0465449502818" calcext:value-type="float">
            <text:p>20,0465449502818</text:p>
          </table:table-cell>
          <table:table-cell table:formula="of:=[.$L$6] * ([.A143] - [.$L$4])^[.$L$5]" office:value-type="float" office:value="519.74960668366" calcext:value-type="float">
            <text:p>519,74960668366</text:p>
          </table:table-cell>
          <table:table-cell table:formula="of:=LN([.G143])" office:value-type="float" office:value="6.25334716999644" calcext:value-type="float">
            <text:p>6,25334716999644</text:p>
          </table:table-cell>
          <table:table-cell table:formula="of:=([.D143]-[.H143])^2" office:value-type="float" office:value="0.0916300854005558" calcext:value-type="float">
            <text:p>0,0916300854005558</text:p>
          </table:table-cell>
          <table:table-cell table:number-columns-repeated="8"/>
          <table:table-cell table:formula="of:=[.R142]+2" office:value-type="float" office:value="284.000000000001" calcext:value-type="float">
            <text:p>284,000000000001</text:p>
          </table:table-cell>
          <table:table-cell table:formula="of:=[.$L$6] * ([.R143] - [.$L$4])^[.$L$5]" office:value-type="float" office:value="516.770553327322" calcext:value-type="float">
            <text:p>516,770553327322</text:p>
          </table:table-cell>
        </table:table-row>
        <table:table-row table:style-name="ro2">
          <table:table-cell table:formula="of:=[Planilha2.A80]*100"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table:formula="of:=LN([.A144]-[.$L$4])" office:value-type="float" office:value="4.4773368144782" calcext:value-type="float">
            <text:p>4,4773368144782</text:p>
          </table:table-cell>
          <table:table-cell table:formula="of:=LN([.B144])" office:value-type="float" office:value="6.21460809842219" calcext:value-type="float">
            <text:p>6,21460809842219</text:p>
          </table:table-cell>
          <table:table-cell table:formula="of:=[.C144]*[.D144]" office:value-type="float" office:value="27.82489362662" calcext:value-type="float">
            <text:p>27,82489362662</text:p>
          </table:table-cell>
          <table:table-cell table:formula="of:=[.C144]^2" office:value-type="float" office:value="20.0465449502818" calcext:value-type="float">
            <text:p>20,0465449502818</text:p>
          </table:table-cell>
          <table:table-cell table:formula="of:=[.$L$6] * ([.A144] - [.$L$4])^[.$L$5]" office:value-type="float" office:value="519.74960668366" calcext:value-type="float">
            <text:p>519,74960668366</text:p>
          </table:table-cell>
          <table:table-cell table:formula="of:=LN([.G144])" office:value-type="float" office:value="6.25334716999644" calcext:value-type="float">
            <text:p>6,25334716999644</text:p>
          </table:table-cell>
          <table:table-cell table:formula="of:=([.D144]-[.H144])^2" office:value-type="float" office:value="0.00150071566643481" calcext:value-type="float">
            <text:p>0,00150071566643481</text:p>
          </table:table-cell>
          <table:table-cell table:number-columns-repeated="8"/>
          <table:table-cell table:formula="of:=[.R143]+2" office:value-type="float" office:value="286.000000000001" calcext:value-type="float">
            <text:p>286,000000000001</text:p>
          </table:table-cell>
          <table:table-cell table:formula="of:=[.$L$6] * ([.R144] - [.$L$4])^[.$L$5]" office:value-type="float" office:value="516.752761699503" calcext:value-type="float">
            <text:p>516,752761699503</text:p>
          </table:table-cell>
        </table:table-row>
        <table:table-row table:style-name="ro2">
          <table:table-cell table:formula="of:=[Planilha2.A74]*100" office:value-type="float" office:value="87" calcext:value-type="float">
            <text:p>87</text:p>
          </table:table-cell>
          <table:table-cell office:value-type="float" office:value="503" calcext:value-type="float">
            <text:p>503</text:p>
          </table:table-cell>
          <table:table-cell table:formula="of:=LN([.A145]-[.$L$4])" office:value-type="float" office:value="4.46590811865458" calcext:value-type="float">
            <text:p>4,46590811865458</text:p>
          </table:table-cell>
          <table:table-cell table:formula="of:=LN([.B145])" office:value-type="float" office:value="6.22059017009974" calcext:value-type="float">
            <text:p>6,22059017009974</text:p>
          </table:table-cell>
          <table:table-cell table:formula="of:=[.C145]*[.D145]" office:value-type="float" office:value="27.7805841434713" calcext:value-type="float">
            <text:p>27,7805841434713</text:p>
          </table:table-cell>
          <table:table-cell table:formula="of:=[.C145]^2" office:value-type="float" office:value="19.9443353242648" calcext:value-type="float">
            <text:p>19,9443353242648</text:p>
          </table:table-cell>
          <table:table-cell table:formula="of:=[.$L$6] * ([.A145] - [.$L$4])^[.$L$5]" office:value-type="float" office:value="519.778750169992" calcext:value-type="float">
            <text:p>519,778750169992</text:p>
          </table:table-cell>
          <table:table-cell table:formula="of:=LN([.G145])" office:value-type="float" office:value="6.25340324059066" calcext:value-type="float">
            <text:p>6,25340324059066</text:p>
          </table:table-cell>
          <table:table-cell table:formula="of:=([.D145]-[.H145])^2" office:value-type="float" office:value="0.00107669759504224" calcext:value-type="float">
            <text:p>0,00107669759504224</text:p>
          </table:table-cell>
          <table:table-cell table:number-columns-repeated="8"/>
          <table:table-cell table:formula="of:=[.R144]+2" office:value-type="float" office:value="288.000000000001" calcext:value-type="float">
            <text:p>288,000000000001</text:p>
          </table:table-cell>
          <table:table-cell table:formula="of:=[.$L$6] * ([.R145] - [.$L$4])^[.$L$5]" office:value-type="float" office:value="516.73509466231" calcext:value-type="float">
            <text:p>516,73509466231</text:p>
          </table:table-cell>
        </table:table-row>
        <table:table-row table:style-name="ro2">
          <table:table-cell table:formula="of:=[Planilha2.A75]*100" office:value-type="float" office:value="87" calcext:value-type="float">
            <text:p>87</text:p>
          </table:table-cell>
          <table:table-cell office:value-type="float" office:value="492" calcext:value-type="float">
            <text:p>492</text:p>
          </table:table-cell>
          <table:table-cell table:formula="of:=LN([.A146]-[.$L$4])" office:value-type="float" office:value="4.46590811865458" calcext:value-type="float">
            <text:p>4,46590811865458</text:p>
          </table:table-cell>
          <table:table-cell table:formula="of:=LN([.B146])" office:value-type="float" office:value="6.19847871649231" calcext:value-type="float">
            <text:p>6,19847871649231</text:p>
          </table:table-cell>
          <table:table-cell table:formula="of:=[.C146]*[.D146]" office:value-type="float" office:value="27.6818364232906" calcext:value-type="float">
            <text:p>27,6818364232906</text:p>
          </table:table-cell>
          <table:table-cell table:formula="of:=[.C146]^2" office:value-type="float" office:value="19.9443353242648" calcext:value-type="float">
            <text:p>19,9443353242648</text:p>
          </table:table-cell>
          <table:table-cell table:formula="of:=[.$L$6] * ([.A146] - [.$L$4])^[.$L$5]" office:value-type="float" office:value="519.778750169992" calcext:value-type="float">
            <text:p>519,778750169992</text:p>
          </table:table-cell>
          <table:table-cell table:formula="of:=LN([.G146])" office:value-type="float" office:value="6.25340324059066" calcext:value-type="float">
            <text:p>6,25340324059066</text:p>
          </table:table-cell>
          <table:table-cell table:formula="of:=([.D146]-[.H146])^2" office:value-type="float" office:value="0.00301670334743065" calcext:value-type="float">
            <text:p>0,00301670334743065</text:p>
          </table:table-cell>
          <table:table-cell table:number-columns-repeated="8"/>
          <table:table-cell table:formula="of:=[.R145]+2" office:value-type="float" office:value="290.000000000001" calcext:value-type="float">
            <text:p>290,000000000001</text:p>
          </table:table-cell>
          <table:table-cell table:formula="of:=[.$L$6] * ([.R146] - [.$L$4])^[.$L$5]" office:value-type="float" office:value="516.717550487085" calcext:value-type="float">
            <text:p>516,717550487085</text:p>
          </table:table-cell>
        </table:table-row>
        <table:table-row table:style-name="ro2">
          <table:table-cell table:formula="of:=[Planilha2.A76]*100" office:value-type="float" office:value="87" calcext:value-type="float">
            <text:p>87</text:p>
          </table:table-cell>
          <table:table-cell office:value-type="float" office:value="488" calcext:value-type="float">
            <text:p>488</text:p>
          </table:table-cell>
          <table:table-cell table:formula="of:=LN([.A147]-[.$L$4])" office:value-type="float" office:value="4.46590811865458" calcext:value-type="float">
            <text:p>4,46590811865458</text:p>
          </table:table-cell>
          <table:table-cell table:formula="of:=LN([.B147])" office:value-type="float" office:value="6.19031540585315" calcext:value-type="float">
            <text:p>6,19031540585315</text:p>
          </table:table-cell>
          <table:table-cell table:formula="of:=[.C147]*[.D147]" office:value-type="float" office:value="27.6453798280321" calcext:value-type="float">
            <text:p>27,6453798280321</text:p>
          </table:table-cell>
          <table:table-cell table:formula="of:=[.C147]^2" office:value-type="float" office:value="19.9443353242648" calcext:value-type="float">
            <text:p>19,9443353242648</text:p>
          </table:table-cell>
          <table:table-cell table:formula="of:=[.$L$6] * ([.A147] - [.$L$4])^[.$L$5]" office:value-type="float" office:value="519.778750169992" calcext:value-type="float">
            <text:p>519,778750169992</text:p>
          </table:table-cell>
          <table:table-cell table:formula="of:=LN([.G147])" office:value-type="float" office:value="6.25340324059066" calcext:value-type="float">
            <text:p>6,25340324059066</text:p>
          </table:table-cell>
          <table:table-cell table:formula="of:=([.D147]-[.H147])^2" office:value-type="float" office:value="0.00398007489186789" calcext:value-type="float">
            <text:p>0,00398007489186789</text:p>
          </table:table-cell>
          <table:table-cell table:number-columns-repeated="8"/>
          <table:table-cell table:formula="of:=[.R146]+2" office:value-type="float" office:value="292.000000000001" calcext:value-type="float">
            <text:p>292,000000000001</text:p>
          </table:table-cell>
          <table:table-cell table:formula="of:=[.$L$6] * ([.R147] - [.$L$4])^[.$L$5]" office:value-type="float" office:value="516.700127480869" calcext:value-type="float">
            <text:p>516,700127480869</text:p>
          </table:table-cell>
        </table:table-row>
        <table:table-row table:style-name="ro2">
          <table:table-cell table:formula="of:=[Planilha2.A67]*100" office:value-type="float" office:value="86" calcext:value-type="float">
            <text:p>86</text:p>
          </table:table-cell>
          <table:table-cell office:value-type="float" office:value="556" calcext:value-type="float">
            <text:p>556</text:p>
          </table:table-cell>
          <table:table-cell table:formula="of:=LN([.A148]-[.$L$4])" office:value-type="float" office:value="4.4543472962535" calcext:value-type="float">
            <text:p>4,4543472962535</text:p>
          </table:table-cell>
          <table:table-cell table:formula="of:=LN([.B148])" office:value-type="float" office:value="6.32076829425058" calcext:value-type="float">
            <text:p>6,32076829425058</text:p>
          </table:table-cell>
          <table:table-cell table:formula="of:=[.C148]*[.D148]" office:value-type="float" office:value="28.1548971617399" calcext:value-type="float">
            <text:p>28,1548971617399</text:p>
          </table:table-cell>
          <table:table-cell table:formula="of:=[.C148]^2" office:value-type="float" office:value="19.8412098356409" calcext:value-type="float">
            <text:p>19,8412098356409</text:p>
          </table:table-cell>
          <table:table-cell table:formula="of:=[.$L$6] * ([.A148] - [.$L$4])^[.$L$5]" office:value-type="float" office:value="519.808232245289" calcext:value-type="float">
            <text:p>519,808232245289</text:p>
          </table:table-cell>
          <table:table-cell table:formula="of:=LN([.G148])" office:value-type="float" office:value="6.2534599594142" calcext:value-type="float">
            <text:p>6,2534599594142</text:p>
          </table:table-cell>
          <table:table-cell table:formula="of:=([.D148]-[.H148])^2" office:value-type="float" office:value="0.0045304119384462" calcext:value-type="float">
            <text:p>0,0045304119384462</text:p>
          </table:table-cell>
          <table:table-cell table:number-columns-repeated="8"/>
          <table:table-cell table:formula="of:=[.R147]+2" office:value-type="float" office:value="294.000000000001" calcext:value-type="float">
            <text:p>294,000000000001</text:p>
          </table:table-cell>
          <table:table-cell table:formula="of:=[.$L$6] * ([.R148] - [.$L$4])^[.$L$5]" office:value-type="float" office:value="516.682823985428" calcext:value-type="float">
            <text:p>516,682823985428</text:p>
          </table:table-cell>
        </table:table-row>
        <table:table-row table:style-name="ro2">
          <table:table-cell table:formula="of:=[Planilha2.A68]*100" office:value-type="float" office:value="86" calcext:value-type="float">
            <text:p>86</text:p>
          </table:table-cell>
          <table:table-cell office:value-type="float" office:value="584" calcext:value-type="float">
            <text:p>584</text:p>
          </table:table-cell>
          <table:table-cell table:formula="of:=LN([.A149]-[.$L$4])" office:value-type="float" office:value="4.4543472962535" calcext:value-type="float">
            <text:p>4,4543472962535</text:p>
          </table:table-cell>
          <table:table-cell table:formula="of:=LN([.B149])" office:value-type="float" office:value="6.36990098282823" calcext:value-type="float">
            <text:p>6,36990098282823</text:p>
          </table:table-cell>
          <table:table-cell table:formula="of:=[.C149]*[.D149]" office:value-type="float" office:value="28.3737512202634" calcext:value-type="float">
            <text:p>28,3737512202634</text:p>
          </table:table-cell>
          <table:table-cell table:formula="of:=[.C149]^2" office:value-type="float" office:value="19.8412098356409" calcext:value-type="float">
            <text:p>19,8412098356409</text:p>
          </table:table-cell>
          <table:table-cell table:formula="of:=[.$L$6] * ([.A149] - [.$L$4])^[.$L$5]" office:value-type="float" office:value="519.808232245289" calcext:value-type="float">
            <text:p>519,808232245289</text:p>
          </table:table-cell>
          <table:table-cell table:formula="of:=LN([.G149])" office:value-type="float" office:value="6.2534599594142" calcext:value-type="float">
            <text:p>6,2534599594142</text:p>
          </table:table-cell>
          <table:table-cell table:formula="of:=([.D149]-[.H149])^2" office:value-type="float" office:value="0.0135585119337054" calcext:value-type="float">
            <text:p>0,0135585119337054</text:p>
          </table:table-cell>
          <table:table-cell table:number-columns-repeated="8"/>
          <table:table-cell table:formula="of:=[.R148]+2" office:value-type="float" office:value="296.000000000001" calcext:value-type="float">
            <text:p>296,000000000001</text:p>
          </table:table-cell>
          <table:table-cell table:formula="of:=[.$L$6] * ([.R149] - [.$L$4])^[.$L$5]" office:value-type="float" office:value="516.66563837631" calcext:value-type="float">
            <text:p>516,66563837631</text:p>
          </table:table-cell>
        </table:table-row>
        <table:table-row table:style-name="ro2">
          <table:table-cell table:formula="of:=[Planilha2.A69]*100" office:value-type="float" office:value="86" calcext:value-type="float">
            <text:p>86</text:p>
          </table:table-cell>
          <table:table-cell office:value-type="float" office:value="562" calcext:value-type="float">
            <text:p>562</text:p>
          </table:table-cell>
          <table:table-cell table:formula="of:=LN([.A150]-[.$L$4])" office:value-type="float" office:value="4.4543472962535" calcext:value-type="float">
            <text:p>4,4543472962535</text:p>
          </table:table-cell>
          <table:table-cell table:formula="of:=LN([.B150])" office:value-type="float" office:value="6.33150184989369" calcext:value-type="float">
            <text:p>6,33150184989369</text:p>
          </table:table-cell>
          <table:table-cell table:formula="of:=[.C150]*[.D150]" office:value-type="float" office:value="28.202708146298" calcext:value-type="float">
            <text:p>28,202708146298</text:p>
          </table:table-cell>
          <table:table-cell table:formula="of:=[.C150]^2" office:value-type="float" office:value="19.8412098356409" calcext:value-type="float">
            <text:p>19,8412098356409</text:p>
          </table:table-cell>
          <table:table-cell table:formula="of:=[.$L$6] * ([.A150] - [.$L$4])^[.$L$5]" office:value-type="float" office:value="519.808232245289" calcext:value-type="float">
            <text:p>519,808232245289</text:p>
          </table:table-cell>
          <table:table-cell table:formula="of:=LN([.G150])" office:value-type="float" office:value="6.2534599594142" calcext:value-type="float">
            <text:p>6,2534599594142</text:p>
          </table:table-cell>
          <table:table-cell table:formula="of:=([.D150]-[.H150])^2" office:value-type="float" office:value="0.00609053666961243" calcext:value-type="float">
            <text:p>0,00609053666961243</text:p>
          </table:table-cell>
          <table:table-cell table:number-columns-repeated="8"/>
          <table:table-cell table:formula="of:=[.R149]+2" office:value-type="float" office:value="298.000000000001" calcext:value-type="float">
            <text:p>298,000000000001</text:p>
          </table:table-cell>
          <table:table-cell table:formula="of:=[.$L$6] * ([.R150] - [.$L$4])^[.$L$5]" office:value-type="float" office:value="516.648569061934" calcext:value-type="float">
            <text:p>516,648569061934</text:p>
          </table:table-cell>
        </table:table-row>
        <table:table-row table:style-name="ro2">
          <table:table-cell table:formula="of:=[Planilha2.A70]*100" office:value-type="float" office:value="86" calcext:value-type="float">
            <text:p>86</text:p>
          </table:table-cell>
          <table:table-cell office:value-type="float" office:value="462" calcext:value-type="float">
            <text:p>462</text:p>
          </table:table-cell>
          <table:table-cell table:formula="of:=LN([.A151]-[.$L$4])" office:value-type="float" office:value="4.4543472962535" calcext:value-type="float">
            <text:p>4,4543472962535</text:p>
          </table:table-cell>
          <table:table-cell table:formula="of:=LN([.B151])" office:value-type="float" office:value="6.13556489108174" calcext:value-type="float">
            <text:p>6,13556489108174</text:p>
          </table:table-cell>
          <table:table-cell table:formula="of:=[.C151]*[.D151]" office:value-type="float" office:value="27.3299368835778" calcext:value-type="float">
            <text:p>27,3299368835778</text:p>
          </table:table-cell>
          <table:table-cell table:formula="of:=[.C151]^2" office:value-type="float" office:value="19.8412098356409" calcext:value-type="float">
            <text:p>19,8412098356409</text:p>
          </table:table-cell>
          <table:table-cell table:formula="of:=[.$L$6] * ([.A151] - [.$L$4])^[.$L$5]" office:value-type="float" office:value="519.808232245289" calcext:value-type="float">
            <text:p>519,808232245289</text:p>
          </table:table-cell>
          <table:table-cell table:formula="of:=LN([.G151])" office:value-type="float" office:value="6.2534599594142" calcext:value-type="float">
            <text:p>6,2534599594142</text:p>
          </table:table-cell>
          <table:table-cell table:formula="of:=([.D151]-[.H151])^2" office:value-type="float" office:value="0.0138992471371164" calcext:value-type="float">
            <text:p>0,0138992471371164</text:p>
          </table:table-cell>
          <table:table-cell table:number-columns-repeated="8"/>
          <table:table-cell table:formula="of:=[.R150]+2" office:value-type="float" office:value="300.000000000001" calcext:value-type="float">
            <text:p>300,000000000001</text:p>
          </table:table-cell>
          <table:table-cell table:formula="of:=[.$L$6] * ([.R151] - [.$L$4])^[.$L$5]" office:value-type="float" office:value="516.63161448271" calcext:value-type="float">
            <text:p>516,63161448271</text:p>
          </table:table-cell>
        </table:table-row>
        <table:table-row table:style-name="ro2">
          <table:table-cell table:formula="of:=[Planilha2.A71]*100" office:value-type="float" office:value="86" calcext:value-type="float">
            <text:p>86</text:p>
          </table:table-cell>
          <table:table-cell office:value-type="float" office:value="461" calcext:value-type="float">
            <text:p>461</text:p>
          </table:table-cell>
          <table:table-cell table:formula="of:=LN([.A152]-[.$L$4])" office:value-type="float" office:value="4.4543472962535" calcext:value-type="float">
            <text:p>4,4543472962535</text:p>
          </table:table-cell>
          <table:table-cell table:formula="of:=LN([.B152])" office:value-type="float" office:value="6.13339804299665" calcext:value-type="float">
            <text:p>6,13339804299665</text:p>
          </table:table-cell>
          <table:table-cell table:formula="of:=[.C152]*[.D152]" office:value-type="float" office:value="27.3202849896686" calcext:value-type="float">
            <text:p>27,3202849896686</text:p>
          </table:table-cell>
          <table:table-cell table:formula="of:=[.C152]^2" office:value-type="float" office:value="19.8412098356409" calcext:value-type="float">
            <text:p>19,8412098356409</text:p>
          </table:table-cell>
          <table:table-cell table:formula="of:=[.$L$6] * ([.A152] - [.$L$4])^[.$L$5]" office:value-type="float" office:value="519.808232245289" calcext:value-type="float">
            <text:p>519,808232245289</text:p>
          </table:table-cell>
          <table:table-cell table:formula="of:=LN([.G152])" office:value-type="float" office:value="6.2534599594142" calcext:value-type="float">
            <text:p>6,2534599594142</text:p>
          </table:table-cell>
          <table:table-cell table:formula="of:=([.D152]-[.H152])^2" office:value-type="float" office:value="0.0144148637738557" calcext:value-type="float">
            <text:p>0,0144148637738557</text:p>
          </table:table-cell>
          <table:table-cell table:number-columns-repeated="8"/>
          <table:table-cell table:formula="of:=[.R151]+2" office:value-type="float" office:value="302.000000000001" calcext:value-type="float">
            <text:p>302,000000000001</text:p>
          </table:table-cell>
          <table:table-cell table:formula="of:=[.$L$6] * ([.R152] - [.$L$4])^[.$L$5]" office:value-type="float" office:value="516.614773110185" calcext:value-type="float">
            <text:p>516,614773110185</text:p>
          </table:table-cell>
        </table:table-row>
        <table:table-row table:style-name="ro2">
          <table:table-cell table:formula="of:=[Planilha2.A72]*100" office:value-type="float" office:value="86" calcext:value-type="float">
            <text:p>86</text:p>
          </table:table-cell>
          <table:table-cell office:value-type="float" office:value="533" calcext:value-type="float">
            <text:p>533</text:p>
          </table:table-cell>
          <table:table-cell table:formula="of:=LN([.A153]-[.$L$4])" office:value-type="float" office:value="4.4543472962535" calcext:value-type="float">
            <text:p>4,4543472962535</text:p>
          </table:table-cell>
          <table:table-cell table:formula="of:=LN([.B153])" office:value-type="float" office:value="6.27852142416584" calcext:value-type="float">
            <text:p>6,27852142416584</text:p>
          </table:table-cell>
          <table:table-cell table:formula="of:=[.C153]*[.D153]" office:value-type="float" office:value="27.9667149302028" calcext:value-type="float">
            <text:p>27,9667149302028</text:p>
          </table:table-cell>
          <table:table-cell table:formula="of:=[.C153]^2" office:value-type="float" office:value="19.8412098356409" calcext:value-type="float">
            <text:p>19,8412098356409</text:p>
          </table:table-cell>
          <table:table-cell table:formula="of:=[.$L$6] * ([.A153] - [.$L$4])^[.$L$5]" office:value-type="float" office:value="519.808232245289" calcext:value-type="float">
            <text:p>519,808232245289</text:p>
          </table:table-cell>
          <table:table-cell table:formula="of:=LN([.G153])" office:value-type="float" office:value="6.2534599594142" calcext:value-type="float">
            <text:p>6,2534599594142</text:p>
          </table:table-cell>
          <table:table-cell table:formula="of:=([.D153]-[.H153])^2" office:value-type="float" office:value="0.000628077015497775" calcext:value-type="float">
            <text:p>0,000628077015497775</text:p>
          </table:table-cell>
          <table:table-cell table:number-columns-repeated="8"/>
          <table:table-cell table:formula="of:=[.R152]+2" office:value-type="float" office:value="304.000000000001" calcext:value-type="float">
            <text:p>304,000000000001</text:p>
          </table:table-cell>
          <table:table-cell table:formula="of:=[.$L$6] * ([.R153] - [.$L$4])^[.$L$5]" office:value-type="float" office:value="516.598043446223" calcext:value-type="float">
            <text:p>516,598043446223</text:p>
          </table:table-cell>
        </table:table-row>
        <table:table-row table:style-name="ro2">
          <table:table-cell table:formula="of:=[Planilha2.A73]*100" office:value-type="float" office:value="86" calcext:value-type="float">
            <text:p>86</text:p>
          </table:table-cell>
          <table:table-cell office:value-type="float" office:value="377" calcext:value-type="float">
            <text:p>377</text:p>
          </table:table-cell>
          <table:table-cell table:formula="of:=LN([.A154]-[.$L$4])" office:value-type="float" office:value="4.4543472962535" calcext:value-type="float">
            <text:p>4,4543472962535</text:p>
          </table:table-cell>
          <table:table-cell table:formula="of:=LN([.B154])" office:value-type="float" office:value="5.93224518744801" calcext:value-type="float">
            <text:p>5,93224518744801</text:p>
          </table:table-cell>
          <table:table-cell table:formula="of:=[.C154]*[.D154]" office:value-type="float" office:value="26.4242803114219" calcext:value-type="float">
            <text:p>26,4242803114219</text:p>
          </table:table-cell>
          <table:table-cell table:formula="of:=[.C154]^2" office:value-type="float" office:value="19.8412098356409" calcext:value-type="float">
            <text:p>19,8412098356409</text:p>
          </table:table-cell>
          <table:table-cell table:formula="of:=[.$L$6] * ([.A154] - [.$L$4])^[.$L$5]" office:value-type="float" office:value="519.808232245289" calcext:value-type="float">
            <text:p>519,808232245289</text:p>
          </table:table-cell>
          <table:table-cell table:formula="of:=LN([.G154])" office:value-type="float" office:value="6.2534599594142" calcext:value-type="float">
            <text:p>6,2534599594142</text:p>
          </table:table-cell>
          <table:table-cell table:formula="of:=([.D154]-[.H154])^2" office:value-type="float" office:value="0.103178929729293" calcext:value-type="float">
            <text:p>0,103178929729293</text:p>
          </table:table-cell>
          <table:table-cell table:number-columns-repeated="8"/>
          <table:table-cell table:formula="of:=[.R153]+2" office:value-type="float" office:value="306.000000000001" calcext:value-type="float">
            <text:p>306,000000000001</text:p>
          </table:table-cell>
          <table:table-cell table:formula="of:=[.$L$6] * ([.R154] - [.$L$4])^[.$L$5]" office:value-type="float" office:value="516.581424022209" calcext:value-type="float">
            <text:p>516,581424022209</text:p>
          </table:table-cell>
        </table:table-row>
        <table:table-row table:style-name="ro2">
          <table:table-cell table:formula="of:=[Planilha2.A66]*100" office:value-type="float" office:value="85" calcext:value-type="float">
            <text:p>85</text:p>
          </table:table-cell>
          <table:table-cell office:value-type="float" office:value="434" calcext:value-type="float">
            <text:p>434</text:p>
          </table:table-cell>
          <table:table-cell table:formula="of:=LN([.A155]-[.$L$4])" office:value-type="float" office:value="4.44265125649031" calcext:value-type="float">
            <text:p>4,44265125649031</text:p>
          </table:table-cell>
          <table:table-cell table:formula="of:=LN([.B155])" office:value-type="float" office:value="6.07304453410041" calcext:value-type="float">
            <text:p>6,07304453410041</text:p>
          </table:table-cell>
          <table:table-cell table:formula="of:=[.C155]*[.D155]" office:value-type="float" office:value="26.9804189301428" calcext:value-type="float">
            <text:p>26,9804189301428</text:p>
          </table:table-cell>
          <table:table-cell table:formula="of:=[.C155]^2" office:value-type="float" office:value="19.7371501867949" calcext:value-type="float">
            <text:p>19,7371501867949</text:p>
          </table:table-cell>
          <table:table-cell table:formula="of:=[.$L$6] * ([.A155] - [.$L$4])^[.$L$5]" office:value-type="float" office:value="519.838060849686" calcext:value-type="float">
            <text:p>519,838060849686</text:p>
          </table:table-cell>
          <table:table-cell table:formula="of:=LN([.G155])" office:value-type="float" office:value="6.25351734163083" calcext:value-type="float">
            <text:p>6,25351734163083</text:p>
          </table:table-cell>
          <table:table-cell table:formula="of:=([.D155]-[.H155])^2" office:value-type="float" office:value="0.0325704342579153" calcext:value-type="float">
            <text:p>0,0325704342579153</text:p>
          </table:table-cell>
          <table:table-cell table:number-columns-repeated="8"/>
          <table:table-cell table:formula="of:=[.R154]+2" office:value-type="float" office:value="308.000000000001" calcext:value-type="float">
            <text:p>308,000000000001</text:p>
          </table:table-cell>
          <table:table-cell table:formula="of:=[.$L$6] * ([.R155] - [.$L$4])^[.$L$5]" office:value-type="float" office:value="516.564913398274" calcext:value-type="float">
            <text:p>516,564913398274</text:p>
          </table:table-cell>
        </table:table-row>
        <table:table-row table:style-name="ro2">
          <table:table-cell table:formula="of:=[Planilha2.A65]*100" office:value-type="float" office:value="84" calcext:value-type="float">
            <text:p>84</text:p>
          </table:table-cell>
          <table:table-cell office:value-type="float" office:value="407" calcext:value-type="float">
            <text:p>407</text:p>
          </table:table-cell>
          <table:table-cell table:formula="of:=LN([.A156]-[.$L$4])" office:value-type="float" office:value="4.4308167988433" calcext:value-type="float">
            <text:p>4,4308167988433</text:p>
          </table:table-cell>
          <table:table-cell table:formula="of:=LN([.B156])" office:value-type="float" office:value="6.0088131854426" calcext:value-type="float">
            <text:p>6,0088131854426</text:p>
          </table:table-cell>
          <table:table-cell table:formula="of:=[.C156]*[.D156]" office:value-type="float" office:value="26.6239504031702" calcext:value-type="float">
            <text:p>26,6239504031702</text:p>
          </table:table-cell>
          <table:table-cell table:formula="of:=[.C156]^2" office:value-type="float" office:value="19.632137504912" calcext:value-type="float">
            <text:p>19,632137504912</text:p>
          </table:table-cell>
          <table:table-cell table:formula="of:=[.$L$6] * ([.A156] - [.$L$4])^[.$L$5]" office:value-type="float" office:value="519.868244205696" calcext:value-type="float">
            <text:p>519,868244205696</text:p>
          </table:table-cell>
          <table:table-cell table:formula="of:=LN([.G156])" office:value-type="float" office:value="6.25357540294271" calcext:value-type="float">
            <text:p>6,25357540294271</text:p>
          </table:table-cell>
          <table:table-cell table:formula="of:=([.D156]-[.H156])^2" office:value-type="float" office:value="0.0599085431155742" calcext:value-type="float">
            <text:p>0,0599085431155742</text:p>
          </table:table-cell>
          <table:table-cell table:number-columns-repeated="8"/>
          <table:table-cell table:formula="of:=[.R155]+2" office:value-type="float" office:value="310.000000000001" calcext:value-type="float">
            <text:p>310,000000000001</text:p>
          </table:table-cell>
          <table:table-cell table:formula="of:=[.$L$6] * ([.R156] - [.$L$4])^[.$L$5]" office:value-type="float" office:value="516.548510162557" calcext:value-type="float">
            <text:p>516,548510162557</text:p>
          </table:table-cell>
        </table:table-row>
        <table:table-row table:style-name="ro2">
          <table:table-cell table:formula="of:=[Planilha2.A63]*100" office:value-type="float" office:value="83" calcext:value-type="float">
            <text:p>83</text:p>
          </table:table-cell>
          <table:table-cell office:value-type="float" office:value="530" calcext:value-type="float">
            <text:p>530</text:p>
          </table:table-cell>
          <table:table-cell table:formula="of:=LN([.A157]-[.$L$4])" office:value-type="float" office:value="4.41884060779659" calcext:value-type="float">
            <text:p>4,41884060779659</text:p>
          </table:table-cell>
          <table:table-cell table:formula="of:=LN([.B157])" office:value-type="float" office:value="6.27287700654617" calcext:value-type="float">
            <text:p>6,27287700654617</text:p>
          </table:table-cell>
          <table:table-cell table:formula="of:=[.C157]*[.D157]" office:value-type="float" office:value="27.7188436442397" calcext:value-type="float">
            <text:p>27,7188436442397</text:p>
          </table:table-cell>
          <table:table-cell table:formula="of:=[.C157]^2" office:value-type="float" office:value="19.5261523171121" calcext:value-type="float">
            <text:p>19,5261523171121</text:p>
          </table:table-cell>
          <table:table-cell table:formula="of:=[.$L$6] * ([.A157] - [.$L$4])^[.$L$5]" office:value-type="float" office:value="519.89879083176" calcext:value-type="float">
            <text:p>519,89879083176</text:p>
          </table:table-cell>
          <table:table-cell table:formula="of:=LN([.G157])" office:value-type="float" office:value="6.25363415961616" calcext:value-type="float">
            <text:p>6,25363415961616</text:p>
          </table:table-cell>
          <table:table-cell table:formula="of:=([.D157]-[.H157])^2" office:value-type="float" office:value="0.000370287157971552" calcext:value-type="float">
            <text:p>0,000370287157971552</text:p>
          </table:table-cell>
          <table:table-cell table:number-columns-repeated="8"/>
          <table:table-cell table:formula="of:=[.R156]+2" office:value-type="float" office:value="312.000000000001" calcext:value-type="float">
            <text:p>312,000000000001</text:p>
          </table:table-cell>
          <table:table-cell table:formula="of:=[.$L$6] * ([.R157] - [.$L$4])^[.$L$5]" office:value-type="float" office:value="516.532212930478" calcext:value-type="float">
            <text:p>516,532212930478</text:p>
          </table:table-cell>
        </table:table-row>
        <table:table-row table:style-name="ro2">
          <table:table-cell table:formula="of:=[Planilha2.A64]*100" office:value-type="float" office:value="83" calcext:value-type="float">
            <text:p>83</text:p>
          </table:table-cell>
          <table:table-cell office:value-type="float" office:value="563" calcext:value-type="float">
            <text:p>563</text:p>
          </table:table-cell>
          <table:table-cell table:formula="of:=LN([.A158]-[.$L$4])" office:value-type="float" office:value="4.41884060779659" calcext:value-type="float">
            <text:p>4,41884060779659</text:p>
          </table:table-cell>
          <table:table-cell table:formula="of:=LN([.B158])" office:value-type="float" office:value="6.33327962813969" calcext:value-type="float">
            <text:p>6,33327962813969</text:p>
          </table:table-cell>
          <table:table-cell table:formula="of:=[.C158]*[.D158]" office:value-type="float" office:value="27.9857532013545" calcext:value-type="float">
            <text:p>27,9857532013545</text:p>
          </table:table-cell>
          <table:table-cell table:formula="of:=[.C158]^2" office:value-type="float" office:value="19.5261523171121" calcext:value-type="float">
            <text:p>19,5261523171121</text:p>
          </table:table-cell>
          <table:table-cell table:formula="of:=[.$L$6] * ([.A158] - [.$L$4])^[.$L$5]" office:value-type="float" office:value="519.89879083176" calcext:value-type="float">
            <text:p>519,89879083176</text:p>
          </table:table-cell>
          <table:table-cell table:formula="of:=LN([.G158])" office:value-type="float" office:value="6.25363415961616" calcext:value-type="float">
            <text:p>6,25363415961616</text:p>
          </table:table-cell>
          <table:table-cell table:formula="of:=([.D158]-[.H158])^2" office:value-type="float" office:value="0.0063434006563321" calcext:value-type="float">
            <text:p>0,0063434006563321</text:p>
          </table:table-cell>
          <table:table-cell table:number-columns-repeated="8"/>
          <table:table-cell table:formula="of:=[.R157]+2" office:value-type="float" office:value="314.000000000001" calcext:value-type="float">
            <text:p>314,000000000001</text:p>
          </table:table-cell>
          <table:table-cell table:formula="of:=[.$L$6] * ([.R158] - [.$L$4])^[.$L$5]" office:value-type="float" office:value="516.516020344042" calcext:value-type="float">
            <text:p>516,516020344042</text:p>
          </table:table-cell>
        </table:table-row>
        <table:table-row table:style-name="ro2">
          <table:table-cell table:formula="of:=[Planilha2.A60]*100" office:value-type="float" office:value="82" calcext:value-type="float">
            <text:p>82</text:p>
          </table:table-cell>
          <table:table-cell office:value-type="float" office:value="303.567" calcext:value-type="float">
            <text:p>303,567</text:p>
          </table:table-cell>
          <table:table-cell table:formula="of:=LN([.A159]-[.$L$4])" office:value-type="float" office:value="4.40671924726424" calcext:value-type="float">
            <text:p>4,40671924726424</text:p>
          </table:table-cell>
          <table:table-cell table:formula="of:=LN([.B159])" office:value-type="float" office:value="5.7156023439615" calcext:value-type="float">
            <text:p>5,7156023439615</text:p>
          </table:table-cell>
          <table:table-cell table:formula="of:=[.C159]*[.D159]" office:value-type="float" office:value="25.1870548588438" calcext:value-type="float">
            <text:p>25,1870548588438</text:p>
          </table:table-cell>
          <table:table-cell table:formula="of:=[.C159]^2" office:value-type="float" office:value="19.4191745242091" calcext:value-type="float">
            <text:p>19,4191745242091</text:p>
          </table:table-cell>
          <table:table-cell table:formula="of:=[.$L$6] * ([.A159] - [.$L$4])^[.$L$5]" office:value-type="float" office:value="519.929709556609" calcext:value-type="float">
            <text:p>519,929709556609</text:p>
          </table:table-cell>
          <table:table-cell table:formula="of:=LN([.G159])" office:value-type="float" office:value="6.25369362850906" calcext:value-type="float">
            <text:p>6,25369362850906</text:p>
          </table:table-cell>
          <table:table-cell table:formula="of:=([.D159]-[.H159])^2" office:value-type="float" office:value="0.289542230506037" calcext:value-type="float">
            <text:p>0,289542230506037</text:p>
          </table:table-cell>
          <table:table-cell table:number-columns-repeated="8"/>
          <table:table-cell table:formula="of:=[.R158]+2" office:value-type="float" office:value="316.000000000001" calcext:value-type="float">
            <text:p>316,000000000001</text:p>
          </table:table-cell>
          <table:table-cell table:formula="of:=[.$L$6] * ([.R159] - [.$L$4])^[.$L$5]" office:value-type="float" office:value="516.499931071163" calcext:value-type="float">
            <text:p>516,499931071163</text:p>
          </table:table-cell>
        </table:table-row>
        <table:table-row table:style-name="ro2">
          <table:table-cell table:formula="of:=[Planilha2.A61]*100" office:value-type="float" office:value="82" calcext:value-type="float">
            <text:p>82</text:p>
          </table:table-cell>
          <table:table-cell office:value-type="float" office:value="514" calcext:value-type="float">
            <text:p>514</text:p>
          </table:table-cell>
          <table:table-cell table:formula="of:=LN([.A160]-[.$L$4])" office:value-type="float" office:value="4.40671924726424" calcext:value-type="float">
            <text:p>4,40671924726424</text:p>
          </table:table-cell>
          <table:table-cell table:formula="of:=LN([.B160])" office:value-type="float" office:value="6.24222326545517" calcext:value-type="float">
            <text:p>6,24222326545517</text:p>
          </table:table-cell>
          <table:table-cell table:formula="of:=[.C160]*[.D160]" office:value-type="float" office:value="27.5077254096019" calcext:value-type="float">
            <text:p>27,5077254096019</text:p>
          </table:table-cell>
          <table:table-cell table:formula="of:=[.C160]^2" office:value-type="float" office:value="19.4191745242091" calcext:value-type="float">
            <text:p>19,4191745242091</text:p>
          </table:table-cell>
          <table:table-cell table:formula="of:=[.$L$6] * ([.A160] - [.$L$4])^[.$L$5]" office:value-type="float" office:value="519.929709556609" calcext:value-type="float">
            <text:p>519,929709556609</text:p>
          </table:table-cell>
          <table:table-cell table:formula="of:=LN([.G160])" office:value-type="float" office:value="6.25369362850906" calcext:value-type="float">
            <text:p>6,25369362850906</text:p>
          </table:table-cell>
          <table:table-cell table:formula="of:=([.D160]-[.H160])^2" office:value-type="float" office:value="0.000131569228588028" calcext:value-type="float">
            <text:p>0,000131569228588028</text:p>
          </table:table-cell>
          <table:table-cell table:number-columns-repeated="8"/>
          <table:table-cell table:formula="of:=[.R159]+2" office:value-type="float" office:value="318.000000000001" calcext:value-type="float">
            <text:p>318,000000000001</text:p>
          </table:table-cell>
          <table:table-cell table:formula="of:=[.$L$6] * ([.R160] - [.$L$4])^[.$L$5]" office:value-type="float" office:value="516.483943805009" calcext:value-type="float">
            <text:p>516,483943805009</text:p>
          </table:table-cell>
        </table:table-row>
        <table:table-row table:style-name="ro2">
          <table:table-cell table:formula="of:=[Planilha2.A62]*100" office:value-type="float" office:value="82" calcext:value-type="float">
            <text:p>82</text:p>
          </table:table-cell>
          <table:table-cell office:value-type="float" office:value="520" calcext:value-type="float">
            <text:p>520</text:p>
          </table:table-cell>
          <table:table-cell table:formula="of:=LN([.A161]-[.$L$4])" office:value-type="float" office:value="4.40671924726424" calcext:value-type="float">
            <text:p>4,40671924726424</text:p>
          </table:table-cell>
          <table:table-cell table:formula="of:=LN([.B161])" office:value-type="float" office:value="6.25382881157547" calcext:value-type="float">
            <text:p>6,25382881157547</text:p>
          </table:table-cell>
          <table:table-cell table:formula="of:=[.C161]*[.D161]" office:value-type="float" office:value="27.5588677930653" calcext:value-type="float">
            <text:p>27,5588677930653</text:p>
          </table:table-cell>
          <table:table-cell table:formula="of:=[.C161]^2" office:value-type="float" office:value="19.4191745242091" calcext:value-type="float">
            <text:p>19,4191745242091</text:p>
          </table:table-cell>
          <table:table-cell table:formula="of:=[.$L$6] * ([.A161] - [.$L$4])^[.$L$5]" office:value-type="float" office:value="519.929709556609" calcext:value-type="float">
            <text:p>519,929709556609</text:p>
          </table:table-cell>
          <table:table-cell table:formula="of:=LN([.G161])" office:value-type="float" office:value="6.25369362850906" calcext:value-type="float">
            <text:p>6,25369362850906</text:p>
          </table:table-cell>
          <table:table-cell table:formula="of:=([.D161]-[.H161])^2" office:value-type="float" office:value="0.00000001827446144624" calcext:value-type="float">
            <text:p>1,82744614462391E-08</text:p>
          </table:table-cell>
          <table:table-cell table:number-columns-repeated="8"/>
          <table:table-cell table:formula="of:=[.R160]+2" office:value-type="float" office:value="320.000000000001" calcext:value-type="float">
            <text:p>320,000000000001</text:p>
          </table:table-cell>
          <table:table-cell table:formula="of:=[.$L$6] * ([.R161] - [.$L$4])^[.$L$5]" office:value-type="float" office:value="516.468057263369" calcext:value-type="float">
            <text:p>516,468057263369</text:p>
          </table:table-cell>
        </table:table-row>
        <table:table-row table:style-name="ro2">
          <table:table-cell table:formula="of:=[Planilha2.A57]*100" office:value-type="float" office:value="80" calcext:value-type="float">
            <text:p>80</text:p>
          </table:table-cell>
          <table:table-cell office:value-type="float" office:value="503" calcext:value-type="float">
            <text:p>503</text:p>
          </table:table-cell>
          <table:table-cell table:formula="of:=LN([.A162]-[.$L$4])" office:value-type="float" office:value="4.38202663467387" calcext:value-type="float">
            <text:p>4,38202663467387</text:p>
          </table:table-cell>
          <table:table-cell table:formula="of:=LN([.B162])" office:value-type="float" office:value="6.22059017009974" calcext:value-type="float">
            <text:p>6,22059017009974</text:p>
          </table:table-cell>
          <table:table-cell table:formula="of:=[.C162]*[.D162]" office:value-type="float" office:value="27.2587918087675" calcext:value-type="float">
            <text:p>27,2587918087675</text:p>
          </table:table-cell>
          <table:table-cell table:formula="of:=[.C162]^2" office:value-type="float" office:value="19.2021574269912" calcext:value-type="float">
            <text:p>19,2021574269912</text:p>
          </table:table-cell>
          <table:table-cell table:formula="of:=[.$L$6] * ([.A162] - [.$L$4])^[.$L$5]" office:value-type="float" office:value="519.99270026149" calcext:value-type="float">
            <text:p>519,99270026149</text:p>
          </table:table-cell>
          <table:table-cell table:formula="of:=LN([.G162])" office:value-type="float" office:value="6.25381477351827" calcext:value-type="float">
            <text:p>6,25381477351827</text:p>
          </table:table-cell>
          <table:table-cell table:formula="of:=([.D162]-[.H162])^2" office:value-type="float" office:value="0.00110387427231842" calcext:value-type="float">
            <text:p>0,00110387427231842</text:p>
          </table:table-cell>
          <table:table-cell table:number-columns-repeated="8"/>
          <table:table-cell table:formula="of:=[.R161]+2" office:value-type="float" office:value="322.000000000001" calcext:value-type="float">
            <text:p>322,000000000001</text:p>
          </table:table-cell>
          <table:table-cell table:formula="of:=[.$L$6] * ([.R162] - [.$L$4])^[.$L$5]" office:value-type="float" office:value="516.452270188036" calcext:value-type="float">
            <text:p>516,452270188036</text:p>
          </table:table-cell>
        </table:table-row>
        <table:table-row table:style-name="ro2">
          <table:table-cell table:formula="of:=[Planilha2.A58]*100" office:value-type="float" office:value="80" calcext:value-type="float">
            <text:p>80</text:p>
          </table:table-cell>
          <table:table-cell office:value-type="float" office:value="397" calcext:value-type="float">
            <text:p>397</text:p>
          </table:table-cell>
          <table:table-cell table:formula="of:=LN([.A163]-[.$L$4])" office:value-type="float" office:value="4.38202663467387" calcext:value-type="float">
            <text:p>4,38202663467387</text:p>
          </table:table-cell>
          <table:table-cell table:formula="of:=LN([.B163])" office:value-type="float" office:value="5.98393628068719" calcext:value-type="float">
            <text:p>5,98393628068719</text:p>
          </table:table-cell>
          <table:table-cell table:formula="of:=[.C163]*[.D163]" office:value-type="float" office:value="26.2217681621626" calcext:value-type="float">
            <text:p>26,2217681621626</text:p>
          </table:table-cell>
          <table:table-cell table:formula="of:=[.C163]^2" office:value-type="float" office:value="19.2021574269912" calcext:value-type="float">
            <text:p>19,2021574269912</text:p>
          </table:table-cell>
          <table:table-cell table:formula="of:=[.$L$6] * ([.A163] - [.$L$4])^[.$L$5]" office:value-type="float" office:value="519.99270026149" calcext:value-type="float">
            <text:p>519,99270026149</text:p>
          </table:table-cell>
          <table:table-cell table:formula="of:=LN([.G163])" office:value-type="float" office:value="6.25381477351827" calcext:value-type="float">
            <text:p>6,25381477351827</text:p>
          </table:table-cell>
          <table:table-cell table:formula="of:=([.D163]-[.H163])^2" office:value-type="float" office:value="0.072834400892773" calcext:value-type="float">
            <text:p>0,072834400892773</text:p>
          </table:table-cell>
          <table:table-cell table:number-columns-repeated="8"/>
          <table:table-cell table:formula="of:=[.R162]+2" office:value-type="float" office:value="324.000000000001" calcext:value-type="float">
            <text:p>324,000000000001</text:p>
          </table:table-cell>
          <table:table-cell table:formula="of:=[.$L$6] * ([.R163] - [.$L$4])^[.$L$5]" office:value-type="float" office:value="516.436581344215" calcext:value-type="float">
            <text:p>516,436581344215</text:p>
          </table:table-cell>
        </table:table-row>
        <table:table-row table:style-name="ro2">
          <table:table-cell table:formula="of:=[Planilha2.A59]*100"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table:formula="of:=LN([.A164]-[.$L$4])" office:value-type="float" office:value="4.38202663467387" calcext:value-type="float">
            <text:p>4,38202663467387</text:p>
          </table:table-cell>
          <table:table-cell table:formula="of:=LN([.B164])" office:value-type="float" office:value="5.93753620508243" calcext:value-type="float">
            <text:p>5,93753620508243</text:p>
          </table:table-cell>
          <table:table-cell table:formula="of:=[.C164]*[.D164]" office:value-type="float" office:value="26.0184417950116" calcext:value-type="float">
            <text:p>26,0184417950116</text:p>
          </table:table-cell>
          <table:table-cell table:formula="of:=[.C164]^2" office:value-type="float" office:value="19.2021574269912" calcext:value-type="float">
            <text:p>19,2021574269912</text:p>
          </table:table-cell>
          <table:table-cell table:formula="of:=[.$L$6] * ([.A164] - [.$L$4])^[.$L$5]" office:value-type="float" office:value="519.99270026149" calcext:value-type="float">
            <text:p>519,99270026149</text:p>
          </table:table-cell>
          <table:table-cell table:formula="of:=LN([.G164])" office:value-type="float" office:value="6.25381477351827" calcext:value-type="float">
            <text:p>6,25381477351827</text:p>
          </table:table-cell>
          <table:table-cell table:formula="of:=([.D164]-[.H164])^2" office:value-type="float" office:value="0.100032132851824" calcext:value-type="float">
            <text:p>0,100032132851824</text:p>
          </table:table-cell>
          <table:table-cell table:number-columns-repeated="8"/>
          <table:table-cell table:formula="of:=[.R163]+2" office:value-type="float" office:value="326.000000000001" calcext:value-type="float">
            <text:p>326,000000000001</text:p>
          </table:table-cell>
          <table:table-cell table:formula="of:=[.$L$6] * ([.R164] - [.$L$4])^[.$L$5]" office:value-type="float" office:value="516.420989519943" calcext:value-type="float">
            <text:p>516,420989519943</text:p>
          </table:table-cell>
        </table:table-row>
        <table:table-row table:style-name="ro2">
          <table:table-cell table:formula="of:=[Planilha2.A51]*100" office:value-type="float" office:value="78" calcext:value-type="float">
            <text:p>78</text:p>
          </table:table-cell>
          <table:table-cell office:value-type="float" office:value="419" calcext:value-type="float">
            <text:p>419</text:p>
          </table:table-cell>
          <table:table-cell table:formula="of:=LN([.A165]-[.$L$4])" office:value-type="float" office:value="4.35670882668958" calcext:value-type="float">
            <text:p>4,35670882668958</text:p>
          </table:table-cell>
          <table:table-cell table:formula="of:=LN([.B165])" office:value-type="float" office:value="6.03787091992214" calcext:value-type="float">
            <text:p>6,03787091992214</text:p>
          </table:table-cell>
          <table:table-cell table:formula="of:=[.C165]*[.D165]" office:value-type="float" office:value="26.3052455312371" calcext:value-type="float">
            <text:p>26,3052455312371</text:p>
          </table:table-cell>
          <table:table-cell table:formula="of:=[.C165]^2" office:value-type="float" office:value="18.9809118005549" calcext:value-type="float">
            <text:p>18,9809118005549</text:p>
          </table:table-cell>
          <table:table-cell table:formula="of:=[.$L$6] * ([.A165] - [.$L$4])^[.$L$5]" office:value-type="float" office:value="520.057293759787" calcext:value-type="float">
            <text:p>520,057293759787</text:p>
          </table:table-cell>
          <table:table-cell table:formula="of:=LN([.G165])" office:value-type="float" office:value="6.25393898581335" calcext:value-type="float">
            <text:p>6,25393898581335</text:p>
          </table:table-cell>
          <table:table-cell table:formula="of:=([.D165]-[.H165])^2" office:value-type="float" office:value="0.0466854090979697" calcext:value-type="float">
            <text:p>0,0466854090979697</text:p>
          </table:table-cell>
          <table:table-cell table:number-columns-repeated="8"/>
          <table:table-cell table:formula="of:=[.R164]+2" office:value-type="float" office:value="328.000000000001" calcext:value-type="float">
            <text:p>328,000000000001</text:p>
          </table:table-cell>
          <table:table-cell table:formula="of:=[.$L$6] * ([.R165] - [.$L$4])^[.$L$5]" office:value-type="float" office:value="516.405493525533" calcext:value-type="float">
            <text:p>516,405493525533</text:p>
          </table:table-cell>
        </table:table-row>
        <table:table-row table:style-name="ro2">
          <table:table-cell table:formula="of:=[Planilha2.A52]*100" office:value-type="float" office:value="78" calcext:value-type="float">
            <text:p>78</text:p>
          </table:table-cell>
          <table:table-cell office:value-type="float" office:value="440" calcext:value-type="float">
            <text:p>440</text:p>
          </table:table-cell>
          <table:table-cell table:formula="of:=LN([.A166]-[.$L$4])" office:value-type="float" office:value="4.35670882668958" calcext:value-type="float">
            <text:p>4,35670882668958</text:p>
          </table:table-cell>
          <table:table-cell table:formula="of:=LN([.B166])" office:value-type="float" office:value="6.08677472691231" calcext:value-type="float">
            <text:p>6,08677472691231</text:p>
          </table:table-cell>
          <table:table-cell table:formula="of:=[.C166]*[.D166]" office:value-type="float" office:value="26.5183051788099" calcext:value-type="float">
            <text:p>26,5183051788099</text:p>
          </table:table-cell>
          <table:table-cell table:formula="of:=[.C166]^2" office:value-type="float" office:value="18.9809118005549" calcext:value-type="float">
            <text:p>18,9809118005549</text:p>
          </table:table-cell>
          <table:table-cell table:formula="of:=[.$L$6] * ([.A166] - [.$L$4])^[.$L$5]" office:value-type="float" office:value="520.057293759787" calcext:value-type="float">
            <text:p>520,057293759787</text:p>
          </table:table-cell>
          <table:table-cell table:formula="of:=LN([.G166])" office:value-type="float" office:value="6.25393898581335" calcext:value-type="float">
            <text:p>6,25393898581335</text:p>
          </table:table-cell>
          <table:table-cell table:formula="of:=([.D166]-[.H166])^2" office:value-type="float" office:value="0.0279438894539354" calcext:value-type="float">
            <text:p>0,0279438894539354</text:p>
          </table:table-cell>
          <table:table-cell table:number-columns-repeated="8"/>
          <table:table-cell table:formula="of:=[.R165]+2" office:value-type="float" office:value="330.000000000001" calcext:value-type="float">
            <text:p>330,000000000001</text:p>
          </table:table-cell>
          <table:table-cell table:formula="of:=[.$L$6] * ([.R166] - [.$L$4])^[.$L$5]" office:value-type="float" office:value="516.390092193028" calcext:value-type="float">
            <text:p>516,390092193028</text:p>
          </table:table-cell>
        </table:table-row>
        <table:table-row table:style-name="ro2">
          <table:table-cell table:formula="of:=[Planilha2.A53]*100" office:value-type="float" office:value="78" calcext:value-type="float">
            <text:p>78</text:p>
          </table:table-cell>
          <table:table-cell office:value-type="float" office:value="401" calcext:value-type="float">
            <text:p>401</text:p>
          </table:table-cell>
          <table:table-cell table:formula="of:=LN([.A167]-[.$L$4])" office:value-type="float" office:value="4.35670882668958" calcext:value-type="float">
            <text:p>4,35670882668958</text:p>
          </table:table-cell>
          <table:table-cell table:formula="of:=LN([.B167])" office:value-type="float" office:value="5.99396142730657" calcext:value-type="float">
            <text:p>5,99396142730657</text:p>
          </table:table-cell>
          <table:table-cell table:formula="of:=[.C167]*[.D167]" office:value-type="float" office:value="26.1139446571834" calcext:value-type="float">
            <text:p>26,1139446571834</text:p>
          </table:table-cell>
          <table:table-cell table:formula="of:=[.C167]^2" office:value-type="float" office:value="18.9809118005549" calcext:value-type="float">
            <text:p>18,9809118005549</text:p>
          </table:table-cell>
          <table:table-cell table:formula="of:=[.$L$6] * ([.A167] - [.$L$4])^[.$L$5]" office:value-type="float" office:value="520.057293759787" calcext:value-type="float">
            <text:p>520,057293759787</text:p>
          </table:table-cell>
          <table:table-cell table:formula="of:=LN([.G167])" office:value-type="float" office:value="6.25393898581335" calcext:value-type="float">
            <text:p>6,25393898581335</text:p>
          </table:table-cell>
          <table:table-cell table:formula="of:=([.D167]-[.H167])^2" office:value-type="float" office:value="0.0675883309271469" calcext:value-type="float">
            <text:p>0,0675883309271469</text:p>
          </table:table-cell>
          <table:table-cell table:number-columns-repeated="8"/>
          <table:table-cell table:formula="of:=[.R166]+2" office:value-type="float" office:value="332.000000000001" calcext:value-type="float">
            <text:p>332,000000000001</text:p>
          </table:table-cell>
          <table:table-cell table:formula="of:=[.$L$6] * ([.R167] - [.$L$4])^[.$L$5]" office:value-type="float" office:value="516.374784375679" calcext:value-type="float">
            <text:p>516,374784375679</text:p>
          </table:table-cell>
        </table:table-row>
        <table:table-row table:style-name="ro2">
          <table:table-cell table:formula="of:=[Planilha2.A54]*100" office:value-type="float" office:value="78" calcext:value-type="float">
            <text:p>78</text:p>
          </table:table-cell>
          <table:table-cell office:value-type="float" office:value="402" calcext:value-type="float">
            <text:p>402</text:p>
          </table:table-cell>
          <table:table-cell table:formula="of:=LN([.A168]-[.$L$4])" office:value-type="float" office:value="4.35670882668958" calcext:value-type="float">
            <text:p>4,35670882668958</text:p>
          </table:table-cell>
          <table:table-cell table:formula="of:=LN([.B168])" office:value-type="float" office:value="5.99645208861902" calcext:value-type="float">
            <text:p>5,99645208861902</text:p>
          </table:table-cell>
          <table:table-cell table:formula="of:=[.C168]*[.D168]" office:value-type="float" office:value="26.1247957433077" calcext:value-type="float">
            <text:p>26,1247957433077</text:p>
          </table:table-cell>
          <table:table-cell table:formula="of:=[.C168]^2" office:value-type="float" office:value="18.9809118005549" calcext:value-type="float">
            <text:p>18,9809118005549</text:p>
          </table:table-cell>
          <table:table-cell table:formula="of:=[.$L$6] * ([.A168] - [.$L$4])^[.$L$5]" office:value-type="float" office:value="520.057293759787" calcext:value-type="float">
            <text:p>520,057293759787</text:p>
          </table:table-cell>
          <table:table-cell table:formula="of:=LN([.G168])" office:value-type="float" office:value="6.25393898581335" calcext:value-type="float">
            <text:p>6,25393898581335</text:p>
          </table:table-cell>
          <table:table-cell table:formula="of:=([.D168]-[.H168])^2" office:value-type="float" office:value="0.0662995022267633" calcext:value-type="float">
            <text:p>0,0662995022267633</text:p>
          </table:table-cell>
          <table:table-cell table:number-columns-repeated="8"/>
          <table:table-cell table:formula="of:=[.R167]+2" office:value-type="float" office:value="334.000000000001" calcext:value-type="float">
            <text:p>334,000000000001</text:p>
          </table:table-cell>
          <table:table-cell table:formula="of:=[.$L$6] * ([.R168] - [.$L$4])^[.$L$5]" office:value-type="float" office:value="516.35956894743" calcext:value-type="float">
            <text:p>516,35956894743</text:p>
          </table:table-cell>
        </table:table-row>
        <table:table-row table:style-name="ro2">
          <table:table-cell table:formula="of:=[Planilha2.A55]*100" office:value-type="float" office:value="78" calcext:value-type="float">
            <text:p>78</text:p>
          </table:table-cell>
          <table:table-cell office:value-type="float" office:value="451" calcext:value-type="float">
            <text:p>451</text:p>
          </table:table-cell>
          <table:table-cell table:formula="of:=LN([.A169]-[.$L$4])" office:value-type="float" office:value="4.35670882668958" calcext:value-type="float">
            <text:p>4,35670882668958</text:p>
          </table:table-cell>
          <table:table-cell table:formula="of:=LN([.B169])" office:value-type="float" office:value="6.11146733950268" calcext:value-type="float">
            <text:p>6,11146733950268</text:p>
          </table:table-cell>
          <table:table-cell table:formula="of:=[.C169]*[.D169]" office:value-type="float" office:value="26.6258837020364" calcext:value-type="float">
            <text:p>26,6258837020364</text:p>
          </table:table-cell>
          <table:table-cell table:formula="of:=[.C169]^2" office:value-type="float" office:value="18.9809118005549" calcext:value-type="float">
            <text:p>18,9809118005549</text:p>
          </table:table-cell>
          <table:table-cell table:formula="of:=[.$L$6] * ([.A169] - [.$L$4])^[.$L$5]" office:value-type="float" office:value="520.057293759787" calcext:value-type="float">
            <text:p>520,057293759787</text:p>
          </table:table-cell>
          <table:table-cell table:formula="of:=LN([.G169])" office:value-type="float" office:value="6.25393898581335" calcext:value-type="float">
            <text:p>6,25393898581335</text:p>
          </table:table-cell>
          <table:table-cell table:formula="of:=([.D169]-[.H169])^2" office:value-type="float" office:value="0.0202981700024732" calcext:value-type="float">
            <text:p>0,0202981700024732</text:p>
          </table:table-cell>
          <table:table-cell table:number-columns-repeated="8"/>
          <table:table-cell table:formula="of:=[.R168]+2" office:value-type="float" office:value="336.000000000001" calcext:value-type="float">
            <text:p>336,000000000001</text:p>
          </table:table-cell>
          <table:table-cell table:formula="of:=[.$L$6] * ([.R169] - [.$L$4])^[.$L$5]" office:value-type="float" office:value="516.344444802429" calcext:value-type="float">
            <text:p>516,344444802429</text:p>
          </table:table-cell>
        </table:table-row>
        <table:table-row table:style-name="ro2">
          <table:table-cell table:formula="of:=[Planilha2.A56]*100" office:value-type="float" office:value="78" calcext:value-type="float">
            <text:p>78</text:p>
          </table:table-cell>
          <table:table-cell office:value-type="float" office:value="426" calcext:value-type="float">
            <text:p>426</text:p>
          </table:table-cell>
          <table:table-cell table:formula="of:=LN([.A170]-[.$L$4])" office:value-type="float" office:value="4.35670882668958" calcext:value-type="float">
            <text:p>4,35670882668958</text:p>
          </table:table-cell>
          <table:table-cell table:formula="of:=LN([.B170])" office:value-type="float" office:value="6.05443934626937" calcext:value-type="float">
            <text:p>6,05443934626937</text:p>
          </table:table-cell>
          <table:table-cell table:formula="of:=[.C170]*[.D170]" office:value-type="float" office:value="26.3774293405485" calcext:value-type="float">
            <text:p>26,3774293405485</text:p>
          </table:table-cell>
          <table:table-cell table:formula="of:=[.C170]^2" office:value-type="float" office:value="18.9809118005549" calcext:value-type="float">
            <text:p>18,9809118005549</text:p>
          </table:table-cell>
          <table:table-cell table:formula="of:=[.$L$6] * ([.A170] - [.$L$4])^[.$L$5]" office:value-type="float" office:value="520.057293759787" calcext:value-type="float">
            <text:p>520,057293759787</text:p>
          </table:table-cell>
          <table:table-cell table:formula="of:=LN([.G170])" office:value-type="float" office:value="6.25393898581335" calcext:value-type="float">
            <text:p>6,25393898581335</text:p>
          </table:table-cell>
          <table:table-cell table:formula="of:=([.D170]-[.H170])^2" office:value-type="float" office:value="0.0398001061781779" calcext:value-type="float">
            <text:p>0,0398001061781779</text:p>
          </table:table-cell>
          <table:table-cell table:number-columns-repeated="8"/>
          <table:table-cell table:formula="of:=[.R169]+2" office:value-type="float" office:value="338.000000000001" calcext:value-type="float">
            <text:p>338,000000000001</text:p>
          </table:table-cell>
          <table:table-cell table:formula="of:=[.$L$6] * ([.R170] - [.$L$4])^[.$L$5]" office:value-type="float" office:value="516.329410854543" calcext:value-type="float">
            <text:p>516,329410854543</text:p>
          </table:table-cell>
        </table:table-row>
        <table:table-row table:style-name="ro2">
          <table:table-cell table:formula="of:=[Planilha2.A50]*100" office:value-type="float" office:value="77" calcext:value-type="float">
            <text:p>77</text:p>
          </table:table-cell>
          <table:table-cell office:value-type="float" office:value="464" calcext:value-type="float">
            <text:p>464</text:p>
          </table:table-cell>
          <table:table-cell table:formula="of:=LN([.A171]-[.$L$4])" office:value-type="float" office:value="4.34380542185367" calcext:value-type="float">
            <text:p>4,34380542185367</text:p>
          </table:table-cell>
          <table:table-cell table:formula="of:=LN([.B171])" office:value-type="float" office:value="6.13988455222626" calcext:value-type="float">
            <text:p>6,13988455222626</text:p>
          </table:table-cell>
          <table:table-cell table:formula="of:=[.C171]*[.D171]" office:value-type="float" office:value="26.670463807516" calcext:value-type="float">
            <text:p>26,670463807516</text:p>
          </table:table-cell>
          <table:table-cell table:formula="of:=[.C171]^2" office:value-type="float" office:value="18.8686455429254" calcext:value-type="float">
            <text:p>18,8686455429254</text:p>
          </table:table-cell>
          <table:table-cell table:formula="of:=[.$L$6] * ([.A171] - [.$L$4])^[.$L$5]" office:value-type="float" office:value="520.090217392352" calcext:value-type="float">
            <text:p>520,090217392352</text:p>
          </table:table-cell>
          <table:table-cell table:formula="of:=LN([.G171])" office:value-type="float" office:value="6.25400229151225" calcext:value-type="float">
            <text:p>6,25400229151225</text:p>
          </table:table-cell>
          <table:table-cell table:formula="of:=([.D171]-[.H171])^2" office:value-type="float" office:value="0.0130228584197464" calcext:value-type="float">
            <text:p>0,0130228584197464</text:p>
          </table:table-cell>
          <table:table-cell table:number-columns-repeated="8"/>
          <table:table-cell table:formula="of:=[.R170]+2" office:value-type="float" office:value="340.000000000001" calcext:value-type="float">
            <text:p>340,000000000001</text:p>
          </table:table-cell>
          <table:table-cell table:formula="of:=[.$L$6] * ([.R171] - [.$L$4])^[.$L$5]" office:value-type="float" office:value="516.314466036895" calcext:value-type="float">
            <text:p>516,314466036895</text:p>
          </table:table-cell>
        </table:table-row>
        <table:table-row table:style-name="ro2">
          <table:table-cell table:formula="of:=[Planilha2.A49]*100" office:value-type="float" office:value="76" calcext:value-type="float">
            <text:p>76</text:p>
          </table:table-cell>
          <table:table-cell office:value-type="float" office:value="502" calcext:value-type="float">
            <text:p>502</text:p>
          </table:table-cell>
          <table:table-cell table:formula="of:=LN([.A172]-[.$L$4])" office:value-type="float" office:value="4.33073334028632" calcext:value-type="float">
            <text:p>4,33073334028632</text:p>
          </table:table-cell>
          <table:table-cell table:formula="of:=LN([.B172])" office:value-type="float" office:value="6.21860011969173" calcext:value-type="float">
            <text:p>6,21860011969173</text:p>
          </table:table-cell>
          <table:table-cell table:formula="of:=[.C172]*[.D172]" office:value-type="float" office:value="26.9310988682575" calcext:value-type="float">
            <text:p>26,9310988682575</text:p>
          </table:table-cell>
          <table:table-cell table:formula="of:=[.C172]^2" office:value-type="float" office:value="18.7552512646675" calcext:value-type="float">
            <text:p>18,7552512646675</text:p>
          </table:table-cell>
          <table:table-cell table:formula="of:=[.$L$6] * ([.A172] - [.$L$4])^[.$L$5]" office:value-type="float" office:value="520.123573536746" calcext:value-type="float">
            <text:p>520,123573536746</text:p>
          </table:table-cell>
          <table:table-cell table:formula="of:=LN([.G172])" office:value-type="float" office:value="6.25406642476004" calcext:value-type="float">
            <text:p>6,25406642476004</text:p>
          </table:table-cell>
          <table:table-cell table:formula="of:=([.D172]-[.H172])^2" office:value-type="float" office:value="0.00125785879519873" calcext:value-type="float">
            <text:p>0,00125785879519873</text:p>
          </table:table-cell>
          <table:table-cell table:number-columns-repeated="8"/>
          <table:table-cell table:formula="of:=[.R171]+2" office:value-type="float" office:value="342.000000000001" calcext:value-type="float">
            <text:p>342,000000000001</text:p>
          </table:table-cell>
          <table:table-cell table:formula="of:=[.$L$6] * ([.R172] - [.$L$4])^[.$L$5]" office:value-type="float" office:value="516.29960930141" calcext:value-type="float">
            <text:p>516,29960930141</text:p>
          </table:table-cell>
        </table:table-row>
        <table:table-row table:style-name="ro2">
          <table:table-cell table:formula="of:=[Planilha2.A48]*100" office:value-type="float" office:value="75" calcext:value-type="float">
            <text:p>75</text:p>
          </table:table-cell>
          <table:table-cell office:value-type="float" office:value="469" calcext:value-type="float">
            <text:p>469</text:p>
          </table:table-cell>
          <table:table-cell table:formula="of:=LN([.A173]-[.$L$4])" office:value-type="float" office:value="4.3174881135363" calcext:value-type="float">
            <text:p>4,3174881135363</text:p>
          </table:table-cell>
          <table:table-cell table:formula="of:=LN([.B173])" office:value-type="float" office:value="6.15060276844628" calcext:value-type="float">
            <text:p>6,15060276844628</text:p>
          </table:table-cell>
          <table:table-cell table:formula="of:=[.C173]*[.D173]" office:value-type="float" office:value="26.5551543438503" calcext:value-type="float">
            <text:p>26,5551543438503</text:p>
          </table:table-cell>
          <table:table-cell table:formula="of:=[.C173]^2" office:value-type="float" office:value="18.6407036105272" calcext:value-type="float">
            <text:p>18,6407036105272</text:p>
          </table:table-cell>
          <table:table-cell table:formula="of:=[.$L$6] * ([.A173] - [.$L$4])^[.$L$5]" office:value-type="float" office:value="520.157373679209" calcext:value-type="float">
            <text:p>520,157373679209</text:p>
          </table:table-cell>
          <table:table-cell table:formula="of:=LN([.G173])" office:value-type="float" office:value="6.2541314074795" calcext:value-type="float">
            <text:p>6,2541314074795</text:p>
          </table:table-cell>
          <table:table-cell table:formula="of:=([.D173]-[.H173])^2" office:value-type="float" office:value="0.0107181791000711" calcext:value-type="float">
            <text:p>0,0107181791000711</text:p>
          </table:table-cell>
          <table:table-cell table:number-columns-repeated="8"/>
          <table:table-cell table:formula="of:=[.R172]+2" office:value-type="float" office:value="344.000000000001" calcext:value-type="float">
            <text:p>344,000000000001</text:p>
          </table:table-cell>
          <table:table-cell table:formula="of:=[.$L$6] * ([.R173] - [.$L$4])^[.$L$5]" office:value-type="float" office:value="516.284839618378" calcext:value-type="float">
            <text:p>516,284839618378</text:p>
          </table:table-cell>
        </table:table-row>
        <table:table-row table:style-name="ro2">
          <table:table-cell table:formula="of:=[Planilha2.A46]*100" office:value-type="float" office:value="74" calcext:value-type="float">
            <text:p>74</text:p>
          </table:table-cell>
          <table:table-cell office:value-type="float" office:value="403" calcext:value-type="float">
            <text:p>403</text:p>
          </table:table-cell>
          <table:table-cell table:formula="of:=LN([.A174]-[.$L$4])" office:value-type="float" office:value="4.30406509320416" calcext:value-type="float">
            <text:p>4,30406509320416</text:p>
          </table:table-cell>
          <table:table-cell table:formula="of:=LN([.B174])" office:value-type="float" office:value="5.99893656194668" calcext:value-type="float">
            <text:p>5,99893656194668</text:p>
          </table:table-cell>
          <table:table-cell table:formula="of:=[.C174]*[.D174]" office:value-type="float" office:value="25.8198134526209" calcext:value-type="float">
            <text:p>25,8198134526209</text:p>
          </table:table-cell>
          <table:table-cell table:formula="of:=[.C174]^2" office:value-type="float" office:value="18.5249763265385" calcext:value-type="float">
            <text:p>18,5249763265385</text:p>
          </table:table-cell>
          <table:table-cell table:formula="of:=[.$L$6] * ([.A174] - [.$L$4])^[.$L$5]" office:value-type="float" office:value="520.191629769315" calcext:value-type="float">
            <text:p>520,191629769315</text:p>
          </table:table-cell>
          <table:table-cell table:formula="of:=LN([.G174])" office:value-type="float" office:value="6.25419726247625" calcext:value-type="float">
            <text:p>6,25419726247625</text:p>
          </table:table-cell>
          <table:table-cell table:formula="of:=([.D174]-[.H174])^2" office:value-type="float" office:value="0.0651580252348437" calcext:value-type="float">
            <text:p>0,0651580252348437</text:p>
          </table:table-cell>
          <table:table-cell table:number-columns-repeated="8"/>
          <table:table-cell table:formula="of:=[.R173]+2" office:value-type="float" office:value="346.000000000001" calcext:value-type="float">
            <text:p>346,000000000001</text:p>
          </table:table-cell>
          <table:table-cell table:formula="of:=[.$L$6] * ([.R174] - [.$L$4])^[.$L$5]" office:value-type="float" office:value="516.270155976024" calcext:value-type="float">
            <text:p>516,270155976024</text:p>
          </table:table-cell>
        </table:table-row>
        <table:table-row table:style-name="ro2">
          <table:table-cell table:formula="of:=[Planilha2.A47]*100" office:value-type="float" office:value="74" calcext:value-type="float">
            <text:p>74</text:p>
          </table:table-cell>
          <table:table-cell office:value-type="float" office:value="501" calcext:value-type="float">
            <text:p>501</text:p>
          </table:table-cell>
          <table:table-cell table:formula="of:=LN([.A175]-[.$L$4])" office:value-type="float" office:value="4.30406509320416" calcext:value-type="float">
            <text:p>4,30406509320416</text:p>
          </table:table-cell>
          <table:table-cell table:formula="of:=LN([.B175])" office:value-type="float" office:value="6.21660610108486" calcext:value-type="float">
            <text:p>6,21660610108486</text:p>
          </table:table-cell>
          <table:table-cell table:formula="of:=[.C175]*[.D175]" office:value-type="float" office:value="26.7566773178794" calcext:value-type="float">
            <text:p>26,7566773178794</text:p>
          </table:table-cell>
          <table:table-cell table:formula="of:=[.C175]^2" office:value-type="float" office:value="18.5249763265385" calcext:value-type="float">
            <text:p>18,5249763265385</text:p>
          </table:table-cell>
          <table:table-cell table:formula="of:=[.$L$6] * ([.A175] - [.$L$4])^[.$L$5]" office:value-type="float" office:value="520.191629769315" calcext:value-type="float">
            <text:p>520,191629769315</text:p>
          </table:table-cell>
          <table:table-cell table:formula="of:=LN([.G175])" office:value-type="float" office:value="6.25419726247625" calcext:value-type="float">
            <text:p>6,25419726247625</text:p>
          </table:table-cell>
          <table:table-cell table:formula="of:=([.D175]-[.H175])^2" office:value-type="float" office:value="0.00141309541475293" calcext:value-type="float">
            <text:p>0,00141309541475293</text:p>
          </table:table-cell>
          <table:table-cell table:number-columns-repeated="8"/>
          <table:table-cell table:formula="of:=[.R174]+2" office:value-type="float" office:value="348.000000000001" calcext:value-type="float">
            <text:p>348,000000000001</text:p>
          </table:table-cell>
          <table:table-cell table:formula="of:=[.$L$6] * ([.R175] - [.$L$4])^[.$L$5]" office:value-type="float" office:value="516.255557380098" calcext:value-type="float">
            <text:p>516,255557380098</text:p>
          </table:table-cell>
        </table:table-row>
        <table:table-row table:style-name="ro2">
          <table:table-cell table:formula="of:=[Planilha2.A44]*100" office:value-type="float" office:value="73" calcext:value-type="float">
            <text:p>73</text:p>
          </table:table-cell>
          <table:table-cell office:value-type="float" office:value="496" calcext:value-type="float">
            <text:p>496</text:p>
          </table:table-cell>
          <table:table-cell table:formula="of:=LN([.A176]-[.$L$4])" office:value-type="float" office:value="4.29045944114838" calcext:value-type="float">
            <text:p>4,29045944114838</text:p>
          </table:table-cell>
          <table:table-cell table:formula="of:=LN([.B176])" office:value-type="float" office:value="6.20657592672493" calcext:value-type="float">
            <text:p>6,20657592672493</text:p>
          </table:table-cell>
          <table:table-cell table:formula="of:=[.C176]*[.D176]" office:value-type="float" office:value="26.6290622820212" calcext:value-type="float">
            <text:p>26,6290622820212</text:p>
          </table:table-cell>
          <table:table-cell table:formula="of:=[.C176]^2" office:value-type="float" office:value="18.4080422161393" calcext:value-type="float">
            <text:p>18,4080422161393</text:p>
          </table:table-cell>
          <table:table-cell table:formula="of:=[.$L$6] * ([.A176] - [.$L$4])^[.$L$5]" office:value-type="float" office:value="520.226354245218" calcext:value-type="float">
            <text:p>520,226354245218</text:p>
          </table:table-cell>
          <table:table-cell table:formula="of:=LN([.G176])" office:value-type="float" office:value="6.2542640134868" calcext:value-type="float">
            <text:p>6,2542640134868</text:p>
          </table:table-cell>
          <table:table-cell table:formula="of:=([.D176]-[.H176])^2" office:value-type="float" office:value="0.00227415361900795" calcext:value-type="float">
            <text:p>0,00227415361900795</text:p>
          </table:table-cell>
          <table:table-cell table:number-columns-repeated="8"/>
          <table:table-cell table:formula="of:=[.R175]+2" office:value-type="float" office:value="350.000000000001" calcext:value-type="float">
            <text:p>350,000000000001</text:p>
          </table:table-cell>
          <table:table-cell table:formula="of:=[.$L$6] * ([.R176] - [.$L$4])^[.$L$5]" office:value-type="float" office:value="516.24104285347" calcext:value-type="float">
            <text:p>516,24104285347</text:p>
          </table:table-cell>
        </table:table-row>
        <table:table-row table:style-name="ro2">
          <table:table-cell table:formula="of:=[Planilha2.A45]*100" office:value-type="float" office:value="73" calcext:value-type="float">
            <text:p>73</text:p>
          </table:table-cell>
          <table:table-cell office:value-type="float" office:value="492" calcext:value-type="float">
            <text:p>492</text:p>
          </table:table-cell>
          <table:table-cell table:formula="of:=LN([.A177]-[.$L$4])" office:value-type="float" office:value="4.29045944114838" calcext:value-type="float">
            <text:p>4,29045944114838</text:p>
          </table:table-cell>
          <table:table-cell table:formula="of:=LN([.B177])" office:value-type="float" office:value="6.19847871649231" calcext:value-type="float">
            <text:p>6,19847871649231</text:p>
          </table:table-cell>
          <table:table-cell table:formula="of:=[.C177]*[.D177]" office:value-type="float" office:value="26.5943215299317" calcext:value-type="float">
            <text:p>26,5943215299317</text:p>
          </table:table-cell>
          <table:table-cell table:formula="of:=[.C177]^2" office:value-type="float" office:value="18.4080422161393" calcext:value-type="float">
            <text:p>18,4080422161393</text:p>
          </table:table-cell>
          <table:table-cell table:formula="of:=[.$L$6] * ([.A177] - [.$L$4])^[.$L$5]" office:value-type="float" office:value="520.226354245218" calcext:value-type="float">
            <text:p>520,226354245218</text:p>
          </table:table-cell>
          <table:table-cell table:formula="of:=LN([.G177])" office:value-type="float" office:value="6.2542640134868" calcext:value-type="float">
            <text:p>6,2542640134868</text:p>
          </table:table-cell>
          <table:table-cell table:formula="of:=([.D177]-[.H177])^2" office:value-type="float" office:value="0.00311199936076381" calcext:value-type="float">
            <text:p>0,00311199936076381</text:p>
          </table:table-cell>
          <table:table-cell table:number-columns-repeated="8"/>
          <table:table-cell table:formula="of:=[.R176]+2" office:value-type="float" office:value="352.000000000001" calcext:value-type="float">
            <text:p>352,000000000001</text:p>
          </table:table-cell>
          <table:table-cell table:formula="of:=[.$L$6] * ([.R177] - [.$L$4])^[.$L$5]" office:value-type="float" office:value="516.226611435741" calcext:value-type="float">
            <text:p>516,226611435741</text:p>
          </table:table-cell>
        </table:table-row>
        <table:table-row table:style-name="ro2">
          <table:table-cell table:formula="of:=[Planilha2.A42]*100" office:value-type="float" office:value="72" calcext:value-type="float">
            <text:p>72</text:p>
          </table:table-cell>
          <table:table-cell office:value-type="float" office:value="297.608" calcext:value-type="float">
            <text:p>297,608</text:p>
          </table:table-cell>
          <table:table-cell table:formula="of:=LN([.A178]-[.$L$4])" office:value-type="float" office:value="4.27666611901604" calcext:value-type="float">
            <text:p>4,27666611901604</text:p>
          </table:table-cell>
          <table:table-cell table:formula="of:=LN([.B178])" office:value-type="float" office:value="5.69577718431806" calcext:value-type="float">
            <text:p>5,69577718431806</text:p>
          </table:table-cell>
          <table:table-cell table:formula="of:=[.C178]*[.D178]" office:value-type="float" office:value="24.3589373056376" calcext:value-type="float">
            <text:p>24,3589373056376</text:p>
          </table:table-cell>
          <table:table-cell table:formula="of:=[.C178]^2" office:value-type="float" office:value="18.2898730935398" calcext:value-type="float">
            <text:p>18,2898730935398</text:p>
          </table:table-cell>
          <table:table-cell table:formula="of:=[.$L$6] * ([.A178] - [.$L$4])^[.$L$5]" office:value-type="float" office:value="520.261560060645" calcext:value-type="float">
            <text:p>520,261560060645</text:p>
          </table:table-cell>
          <table:table-cell table:formula="of:=LN([.G178])" office:value-type="float" office:value="6.25433168522995" calcext:value-type="float">
            <text:p>6,25433168522995</text:p>
          </table:table-cell>
          <table:table-cell table:formula="of:=([.D178]-[.H178])^2" office:value-type="float" office:value="0.311983130488925" calcext:value-type="float">
            <text:p>0,311983130488925</text:p>
          </table:table-cell>
          <table:table-cell table:number-columns-repeated="8"/>
          <table:table-cell table:formula="of:=[.R177]+2" office:value-type="float" office:value="354.000000000001" calcext:value-type="float">
            <text:p>354,000000000001</text:p>
          </table:table-cell>
          <table:table-cell table:formula="of:=[.$L$6] * ([.R178] - [.$L$4])^[.$L$5]" office:value-type="float" office:value="516.212262182863" calcext:value-type="float">
            <text:p>516,212262182863</text:p>
          </table:table-cell>
        </table:table-row>
        <table:table-row table:style-name="ro2">
          <table:table-cell table:formula="of:=[Planilha2.A43]*100" office:value-type="float" office:value="72" calcext:value-type="float">
            <text:p>72</text:p>
          </table:table-cell>
          <table:table-cell office:value-type="float" office:value="401" calcext:value-type="float">
            <text:p>401</text:p>
          </table:table-cell>
          <table:table-cell table:formula="of:=LN([.A179]-[.$L$4])" office:value-type="float" office:value="4.27666611901604" calcext:value-type="float">
            <text:p>4,27666611901604</text:p>
          </table:table-cell>
          <table:table-cell table:formula="of:=LN([.B179])" office:value-type="float" office:value="5.99396142730657" calcext:value-type="float">
            <text:p>5,99396142730657</text:p>
          </table:table-cell>
          <table:table-cell table:formula="of:=[.C179]*[.D179]" office:value-type="float" office:value="25.6341717548511" calcext:value-type="float">
            <text:p>25,6341717548511</text:p>
          </table:table-cell>
          <table:table-cell table:formula="of:=[.C179]^2" office:value-type="float" office:value="18.2898730935398" calcext:value-type="float">
            <text:p>18,2898730935398</text:p>
          </table:table-cell>
          <table:table-cell table:formula="of:=[.$L$6] * ([.A179] - [.$L$4])^[.$L$5]" office:value-type="float" office:value="520.261560060645" calcext:value-type="float">
            <text:p>520,261560060645</text:p>
          </table:table-cell>
          <table:table-cell table:formula="of:=LN([.G179])" office:value-type="float" office:value="6.25433168522995" calcext:value-type="float">
            <text:p>6,25433168522995</text:p>
          </table:table-cell>
          <table:table-cell table:formula="of:=([.D179]-[.H179])^2" office:value-type="float" office:value="0.0677926712110853" calcext:value-type="float">
            <text:p>0,0677926712110853</text:p>
          </table:table-cell>
          <table:table-cell table:number-columns-repeated="8"/>
          <table:table-cell table:formula="of:=[.R178]+2" office:value-type="float" office:value="356.000000000001" calcext:value-type="float">
            <text:p>356,000000000001</text:p>
          </table:table-cell>
          <table:table-cell table:formula="of:=[.$L$6] * ([.R179] - [.$L$4])^[.$L$5]" office:value-type="float" office:value="516.197994166768" calcext:value-type="float">
            <text:p>516,197994166768</text:p>
          </table:table-cell>
        </table:table-row>
        <table:table-row table:style-name="ro2">
          <table:table-cell table:formula="of:=[Planilha2.A35]*100" office:value-type="float" office:value="71" calcext:value-type="float">
            <text:p>71</text:p>
          </table:table-cell>
          <table:table-cell office:value-type="float" office:value="449" calcext:value-type="float">
            <text:p>449</text:p>
          </table:table-cell>
          <table:table-cell table:formula="of:=LN([.A180]-[.$L$4])" office:value-type="float" office:value="4.2626798770413" calcext:value-type="float">
            <text:p>4,2626798770413</text:p>
          </table:table-cell>
          <table:table-cell table:formula="of:=LN([.B180])" office:value-type="float" office:value="6.10702288774225" calcext:value-type="float">
            <text:p>6,10702288774225</text:p>
          </table:table-cell>
          <table:table-cell table:formula="of:=[.C180]*[.D180]" office:value-type="float" office:value="26.0322835722096" calcext:value-type="float">
            <text:p>26,0322835722096</text:p>
          </table:table-cell>
          <table:table-cell table:formula="of:=[.C180]^2" office:value-type="float" office:value="18.1704397341329" calcext:value-type="float">
            <text:p>18,1704397341329</text:p>
          </table:table-cell>
          <table:table-cell table:formula="of:=[.$L$6] * ([.A180] - [.$L$4])^[.$L$5]" office:value-type="float" office:value="520.29726071378" calcext:value-type="float">
            <text:p>520,29726071378</text:p>
          </table:table-cell>
          <table:table-cell table:formula="of:=LN([.G180])" office:value-type="float" office:value="6.25440030346168" calcext:value-type="float">
            <text:p>6,25440030346168</text:p>
          </table:table-cell>
          <table:table-cell table:formula="of:=([.D180]-[.H180])^2" office:value-type="float" office:value="0.0217201026641364" calcext:value-type="float">
            <text:p>0,0217201026641364</text:p>
          </table:table-cell>
          <table:table-cell table:number-columns-repeated="8"/>
          <table:table-cell table:formula="of:=[.R179]+2" office:value-type="float" office:value="358.000000000001" calcext:value-type="float">
            <text:p>358,000000000001</text:p>
          </table:table-cell>
          <table:table-cell table:formula="of:=[.$L$6] * ([.R180] - [.$L$4])^[.$L$5]" office:value-type="float" office:value="516.183806475013" calcext:value-type="float">
            <text:p>516,183806475013</text:p>
          </table:table-cell>
        </table:table-row>
        <table:table-row table:style-name="ro2">
          <table:table-cell table:formula="of:=[Planilha2.A36]*100" office:value-type="float" office:value="71" calcext:value-type="float">
            <text:p>71</text:p>
          </table:table-cell>
          <table:table-cell office:value-type="float" office:value="450" calcext:value-type="float">
            <text:p>450</text:p>
          </table:table-cell>
          <table:table-cell table:formula="of:=LN([.A181]-[.$L$4])" office:value-type="float" office:value="4.2626798770413" calcext:value-type="float">
            <text:p>4,2626798770413</text:p>
          </table:table-cell>
          <table:table-cell table:formula="of:=LN([.B181])" office:value-type="float" office:value="6.10924758276437" calcext:value-type="float">
            <text:p>6,10924758276437</text:p>
          </table:table-cell>
          <table:table-cell table:formula="of:=[.C181]*[.D181]" office:value-type="float" office:value="26.0417667349129" calcext:value-type="float">
            <text:p>26,0417667349129</text:p>
          </table:table-cell>
          <table:table-cell table:formula="of:=[.C181]^2" office:value-type="float" office:value="18.1704397341329" calcext:value-type="float">
            <text:p>18,1704397341329</text:p>
          </table:table-cell>
          <table:table-cell table:formula="of:=[.$L$6] * ([.A181] - [.$L$4])^[.$L$5]" office:value-type="float" office:value="520.29726071378" calcext:value-type="float">
            <text:p>520,29726071378</text:p>
          </table:table-cell>
          <table:table-cell table:formula="of:=LN([.G181])" office:value-type="float" office:value="6.25440030346168" calcext:value-type="float">
            <text:p>6,25440030346168</text:p>
          </table:table-cell>
          <table:table-cell table:formula="of:=([.D181]-[.H181])^2" office:value-type="float" office:value="0.0210693123258326" calcext:value-type="float">
            <text:p>0,0210693123258326</text:p>
          </table:table-cell>
          <table:table-cell table:number-columns-repeated="8"/>
          <table:table-cell table:formula="of:=[.R180]+2" office:value-type="float" office:value="360.000000000001" calcext:value-type="float">
            <text:p>360,000000000001</text:p>
          </table:table-cell>
          <table:table-cell table:formula="of:=[.$L$6] * ([.R181] - [.$L$4])^[.$L$5]" office:value-type="float" office:value="516.16969821043" calcext:value-type="float">
            <text:p>516,16969821043</text:p>
          </table:table-cell>
        </table:table-row>
        <table:table-row table:style-name="ro2">
          <table:table-cell table:formula="of:=[Planilha2.A37]*100" office:value-type="float" office:value="71" calcext:value-type="float">
            <text:p>71</text:p>
          </table:table-cell>
          <table:table-cell office:value-type="float" office:value="398" calcext:value-type="float">
            <text:p>398</text:p>
          </table:table-cell>
          <table:table-cell table:formula="of:=LN([.A182]-[.$L$4])" office:value-type="float" office:value="4.2626798770413" calcext:value-type="float">
            <text:p>4,2626798770413</text:p>
          </table:table-cell>
          <table:table-cell table:formula="of:=LN([.B182])" office:value-type="float" office:value="5.98645200528444" calcext:value-type="float">
            <text:p>5,98645200528444</text:p>
          </table:table-cell>
          <table:table-cell table:formula="of:=[.C182]*[.D182]" office:value-type="float" office:value="25.5183284977995" calcext:value-type="float">
            <text:p>25,5183284977995</text:p>
          </table:table-cell>
          <table:table-cell table:formula="of:=[.C182]^2" office:value-type="float" office:value="18.1704397341329" calcext:value-type="float">
            <text:p>18,1704397341329</text:p>
          </table:table-cell>
          <table:table-cell table:formula="of:=[.$L$6] * ([.A182] - [.$L$4])^[.$L$5]" office:value-type="float" office:value="520.29726071378" calcext:value-type="float">
            <text:p>520,29726071378</text:p>
          </table:table-cell>
          <table:table-cell table:formula="of:=LN([.G182])" office:value-type="float" office:value="6.25440030346168" calcext:value-type="float">
            <text:p>6,25440030346168</text:p>
          </table:table-cell>
          <table:table-cell table:formula="of:=([.D182]-[.H182])^2" office:value-type="float" office:value="0.0717962904960805" calcext:value-type="float">
            <text:p>0,0717962904960805</text:p>
          </table:table-cell>
          <table:table-cell table:number-columns-repeated="8"/>
          <table:table-cell table:formula="of:=[.R181]+2" office:value-type="float" office:value="362.000000000001" calcext:value-type="float">
            <text:p>362,000000000001</text:p>
          </table:table-cell>
          <table:table-cell table:formula="of:=[.$L$6] * ([.R182] - [.$L$4])^[.$L$5]" office:value-type="float" office:value="516.155668490785" calcext:value-type="float">
            <text:p>516,155668490785</text:p>
          </table:table-cell>
        </table:table-row>
        <table:table-row table:style-name="ro2">
          <table:table-cell table:formula="of:=[Planilha2.A38]*100" office:value-type="float" office:value="71" calcext:value-type="float">
            <text:p>71</text:p>
          </table:table-cell>
          <table:table-cell office:value-type="float" office:value="394" calcext:value-type="float">
            <text:p>394</text:p>
          </table:table-cell>
          <table:table-cell table:formula="of:=LN([.A183]-[.$L$4])" office:value-type="float" office:value="4.2626798770413" calcext:value-type="float">
            <text:p>4,2626798770413</text:p>
          </table:table-cell>
          <table:table-cell table:formula="of:=LN([.B183])" office:value-type="float" office:value="5.97635090929793" calcext:value-type="float">
            <text:p>5,97635090929793</text:p>
          </table:table-cell>
          <table:table-cell table:formula="of:=[.C183]*[.D183]" office:value-type="float" office:value="25.4752707592018" calcext:value-type="float">
            <text:p>25,4752707592018</text:p>
          </table:table-cell>
          <table:table-cell table:formula="of:=[.C183]^2" office:value-type="float" office:value="18.1704397341329" calcext:value-type="float">
            <text:p>18,1704397341329</text:p>
          </table:table-cell>
          <table:table-cell table:formula="of:=[.$L$6] * ([.A183] - [.$L$4])^[.$L$5]" office:value-type="float" office:value="520.29726071378" calcext:value-type="float">
            <text:p>520,29726071378</text:p>
          </table:table-cell>
          <table:table-cell table:formula="of:=LN([.G183])" office:value-type="float" office:value="6.25440030346168" calcext:value-type="float">
            <text:p>6,25440030346168</text:p>
          </table:table-cell>
          <table:table-cell table:formula="of:=([.D183]-[.H183])^2" office:value-type="float" office:value="0.0773114655948264" calcext:value-type="float">
            <text:p>0,0773114655948264</text:p>
          </table:table-cell>
          <table:table-cell table:number-columns-repeated="8"/>
          <table:table-cell table:formula="of:=[.R182]+2" office:value-type="float" office:value="364.000000000001" calcext:value-type="float">
            <text:p>364,000000000001</text:p>
          </table:table-cell>
          <table:table-cell table:formula="of:=[.$L$6] * ([.R183] - [.$L$4])^[.$L$5]" office:value-type="float" office:value="516.141716448452" calcext:value-type="float">
            <text:p>516,141716448452</text:p>
          </table:table-cell>
        </table:table-row>
        <table:table-row table:style-name="ro2">
          <table:table-cell table:formula="of:=[Planilha2.A39]*100" office:value-type="float" office:value="71" calcext:value-type="float">
            <text:p>71</text:p>
          </table:table-cell>
          <table:table-cell office:value-type="float" office:value="338" calcext:value-type="float">
            <text:p>338</text:p>
          </table:table-cell>
          <table:table-cell table:formula="of:=LN([.A184]-[.$L$4])" office:value-type="float" office:value="4.2626798770413" calcext:value-type="float">
            <text:p>4,2626798770413</text:p>
          </table:table-cell>
          <table:table-cell table:formula="of:=LN([.B184])" office:value-type="float" office:value="5.82304589548302" calcext:value-type="float">
            <text:p>5,82304589548302</text:p>
          </table:table-cell>
          <table:table-cell table:formula="of:=[.C184]*[.D184]" office:value-type="float" office:value="24.8217805617634" calcext:value-type="float">
            <text:p>24,8217805617634</text:p>
          </table:table-cell>
          <table:table-cell table:formula="of:=[.C184]^2" office:value-type="float" office:value="18.1704397341329" calcext:value-type="float">
            <text:p>18,1704397341329</text:p>
          </table:table-cell>
          <table:table-cell table:formula="of:=[.$L$6] * ([.A184] - [.$L$4])^[.$L$5]" office:value-type="float" office:value="520.29726071378" calcext:value-type="float">
            <text:p>520,29726071378</text:p>
          </table:table-cell>
          <table:table-cell table:formula="of:=LN([.G184])" office:value-type="float" office:value="6.25440030346168" calcext:value-type="float">
            <text:p>6,25440030346168</text:p>
          </table:table-cell>
          <table:table-cell table:formula="of:=([.D184]-[.H184])^2" office:value-type="float" office:value="0.186066625282621" calcext:value-type="float">
            <text:p>0,186066625282621</text:p>
          </table:table-cell>
          <table:table-cell table:number-columns-repeated="8"/>
          <table:table-cell table:formula="of:=[.R183]+2" office:value-type="float" office:value="366.000000000001" calcext:value-type="float">
            <text:p>366,000000000001</text:p>
          </table:table-cell>
          <table:table-cell table:formula="of:=[.$L$6] * ([.R184] - [.$L$4])^[.$L$5]" office:value-type="float" office:value="516.127841230088" calcext:value-type="float">
            <text:p>516,127841230088</text:p>
          </table:table-cell>
        </table:table-row>
        <table:table-row table:style-name="ro2">
          <table:table-cell table:formula="of:=[Planilha2.A40]*100" office:value-type="float" office:value="71" calcext:value-type="float">
            <text:p>71</text:p>
          </table:table-cell>
          <table:table-cell office:value-type="float" office:value="402" calcext:value-type="float">
            <text:p>402</text:p>
          </table:table-cell>
          <table:table-cell table:formula="of:=LN([.A185]-[.$L$4])" office:value-type="float" office:value="4.2626798770413" calcext:value-type="float">
            <text:p>4,2626798770413</text:p>
          </table:table-cell>
          <table:table-cell table:formula="of:=LN([.B185])" office:value-type="float" office:value="5.99645208861902" calcext:value-type="float">
            <text:p>5,99645208861902</text:p>
          </table:table-cell>
          <table:table-cell table:formula="of:=[.C185]*[.D185]" office:value-type="float" office:value="25.5609556517986" calcext:value-type="float">
            <text:p>25,5609556517986</text:p>
          </table:table-cell>
          <table:table-cell table:formula="of:=[.C185]^2" office:value-type="float" office:value="18.1704397341329" calcext:value-type="float">
            <text:p>18,1704397341329</text:p>
          </table:table-cell>
          <table:table-cell table:formula="of:=[.$L$6] * ([.A185] - [.$L$4])^[.$L$5]" office:value-type="float" office:value="520.29726071378" calcext:value-type="float">
            <text:p>520,29726071378</text:p>
          </table:table-cell>
          <table:table-cell table:formula="of:=LN([.G185])" office:value-type="float" office:value="6.25440030346168" calcext:value-type="float">
            <text:p>6,25440030346168</text:p>
          </table:table-cell>
          <table:table-cell table:formula="of:=([.D185]-[.H185])^2" office:value-type="float" office:value="0.0665372815405146" calcext:value-type="float">
            <text:p>0,0665372815405146</text:p>
          </table:table-cell>
          <table:table-cell table:number-columns-repeated="8"/>
          <table:table-cell table:formula="of:=[.R184]+2" office:value-type="float" office:value="368.000000000001" calcext:value-type="float">
            <text:p>368,000000000001</text:p>
          </table:table-cell>
          <table:table-cell table:formula="of:=[.$L$6] * ([.R185] - [.$L$4])^[.$L$5]" office:value-type="float" office:value="516.114041996326" calcext:value-type="float">
            <text:p>516,114041996326</text:p>
          </table:table-cell>
        </table:table-row>
        <table:table-row table:style-name="ro2">
          <table:table-cell table:formula="of:=[Planilha2.A41]*100" office:value-type="float" office:value="71" calcext:value-type="float">
            <text:p>71</text:p>
          </table:table-cell>
          <table:table-cell office:value-type="float" office:value="384" calcext:value-type="float">
            <text:p>384</text:p>
          </table:table-cell>
          <table:table-cell table:formula="of:=LN([.A186]-[.$L$4])" office:value-type="float" office:value="4.2626798770413" calcext:value-type="float">
            <text:p>4,2626798770413</text:p>
          </table:table-cell>
          <table:table-cell table:formula="of:=LN([.B186])" office:value-type="float" office:value="5.95064255258773" calcext:value-type="float">
            <text:p>5,95064255258773</text:p>
          </table:table-cell>
          <table:table-cell table:formula="of:=[.C186]*[.D186]" office:value-type="float" office:value="25.3656842643814" calcext:value-type="float">
            <text:p>25,3656842643814</text:p>
          </table:table-cell>
          <table:table-cell table:formula="of:=[.C186]^2" office:value-type="float" office:value="18.1704397341329" calcext:value-type="float">
            <text:p>18,1704397341329</text:p>
          </table:table-cell>
          <table:table-cell table:formula="of:=[.$L$6] * ([.A186] - [.$L$4])^[.$L$5]" office:value-type="float" office:value="520.29726071378" calcext:value-type="float">
            <text:p>520,29726071378</text:p>
          </table:table-cell>
          <table:table-cell table:formula="of:=LN([.G186])" office:value-type="float" office:value="6.25440030346168" calcext:value-type="float">
            <text:p>6,25440030346168</text:p>
          </table:table-cell>
          <table:table-cell table:formula="of:=([.D186]-[.H186])^2" office:value-type="float" office:value="0.0922687712160027" calcext:value-type="float">
            <text:p>0,0922687712160027</text:p>
          </table:table-cell>
          <table:table-cell table:number-columns-repeated="8"/>
          <table:table-cell table:formula="of:=[.R185]+2" office:value-type="float" office:value="370.000000000001" calcext:value-type="float">
            <text:p>370,000000000001</text:p>
          </table:table-cell>
          <table:table-cell table:formula="of:=[.$L$6] * ([.R186] - [.$L$4])^[.$L$5]" office:value-type="float" office:value="516.10031792147" calcext:value-type="float">
            <text:p>516,10031792147</text:p>
          </table:table-cell>
        </table:table-row>
        <table:table-row table:style-name="ro2">
          <table:table-cell table:formula="of:=[Planilha2.A33]*100" office:value-type="float" office:value="67" calcext:value-type="float">
            <text:p>67</text:p>
          </table:table-cell>
          <table:table-cell office:value-type="float" office:value="467" calcext:value-type="float">
            <text:p>467</text:p>
          </table:table-cell>
          <table:table-cell table:formula="of:=LN([.A187]-[.$L$4])" office:value-type="float" office:value="4.20469261939095" calcext:value-type="float">
            <text:p>4,20469261939095</text:p>
          </table:table-cell>
          <table:table-cell table:formula="of:=LN([.B187])" office:value-type="float" office:value="6.1463292576689" calcext:value-type="float">
            <text:p>6,1463292576689</text:p>
          </table:table-cell>
          <table:table-cell table:formula="of:=[.C187]*[.D187]" office:value-type="float" office:value="25.8434252660671" calcext:value-type="float">
            <text:p>25,8434252660671</text:p>
          </table:table-cell>
          <table:table-cell table:formula="of:=[.C187]^2" office:value-type="float" office:value="17.6794400235608" calcext:value-type="float">
            <text:p>17,6794400235608</text:p>
          </table:table-cell>
          <table:table-cell table:formula="of:=[.$L$6] * ([.A187] - [.$L$4])^[.$L$5]" office:value-type="float" office:value="520.445302519168" calcext:value-type="float">
            <text:p>520,445302519168</text:p>
          </table:table-cell>
          <table:table-cell table:formula="of:=LN([.G187])" office:value-type="float" office:value="6.25468479611455" calcext:value-type="float">
            <text:p>6,25468479611455</text:p>
          </table:table-cell>
          <table:table-cell table:formula="of:=([.D187]-[.H187])^2" office:value-type="float" office:value="0.0117409227118479" calcext:value-type="float">
            <text:p>0,0117409227118479</text:p>
          </table:table-cell>
          <table:table-cell table:number-columns-repeated="8"/>
          <table:table-cell table:formula="of:=[.R186]+2" office:value-type="float" office:value="372.000000000001" calcext:value-type="float">
            <text:p>372,000000000001</text:p>
          </table:table-cell>
          <table:table-cell table:formula="of:=[.$L$6] * ([.R187] - [.$L$4])^[.$L$5]" office:value-type="float" office:value="516.086668193198" calcext:value-type="float">
            <text:p>516,086668193198</text:p>
          </table:table-cell>
        </table:table-row>
        <table:table-row table:style-name="ro2">
          <table:table-cell table:formula="of:=[Planilha2.A34]*100" office:value-type="float" office:value="67" calcext:value-type="float">
            <text:p>67</text:p>
          </table:table-cell>
          <table:table-cell office:value-type="float" office:value="519" calcext:value-type="float">
            <text:p>519</text:p>
          </table:table-cell>
          <table:table-cell table:formula="of:=LN([.A188]-[.$L$4])" office:value-type="float" office:value="4.20469261939095" calcext:value-type="float">
            <text:p>4,20469261939095</text:p>
          </table:table-cell>
          <table:table-cell table:formula="of:=LN([.B188])" office:value-type="float" office:value="6.25190388316589" calcext:value-type="float">
            <text:p>6,25190388316589</text:p>
          </table:table-cell>
          <table:table-cell table:formula="of:=[.C188]*[.D188]" office:value-type="float" office:value="26.2873341146893" calcext:value-type="float">
            <text:p>26,2873341146893</text:p>
          </table:table-cell>
          <table:table-cell table:formula="of:=[.C188]^2" office:value-type="float" office:value="17.6794400235608" calcext:value-type="float">
            <text:p>17,6794400235608</text:p>
          </table:table-cell>
          <table:table-cell table:formula="of:=[.$L$6] * ([.A188] - [.$L$4])^[.$L$5]" office:value-type="float" office:value="520.445302519168" calcext:value-type="float">
            <text:p>520,445302519168</text:p>
          </table:table-cell>
          <table:table-cell table:formula="of:=LN([.G188])" office:value-type="float" office:value="6.25468479611455" calcext:value-type="float">
            <text:p>6,25468479611455</text:p>
          </table:table-cell>
          <table:table-cell table:formula="of:=([.D188]-[.H188])^2" office:value-type="float" office:value="0.00000773347682805084" calcext:value-type="float">
            <text:p>7,73347682805084E-06</text:p>
          </table:table-cell>
          <table:table-cell table:number-columns-repeated="8"/>
          <table:table-cell table:formula="of:=[.R187]+2" office:value-type="float" office:value="374.000000000001" calcext:value-type="float">
            <text:p>374,000000000001</text:p>
          </table:table-cell>
          <table:table-cell table:formula="of:=[.$L$6] * ([.R188] - [.$L$4])^[.$L$5]" office:value-type="float" office:value="516.073092012276" calcext:value-type="float">
            <text:p>516,073092012276</text:p>
          </table:table-cell>
        </table:table-row>
        <table:table-row table:style-name="ro2">
          <table:table-cell table:formula="of:=[Planilha2.A25]*100" office:value-type="float" office:value="66" calcext:value-type="float">
            <text:p>66</text:p>
          </table:table-cell>
          <table:table-cell office:value-type="float" office:value="442" calcext:value-type="float">
            <text:p>442</text:p>
          </table:table-cell>
          <table:table-cell table:formula="of:=LN([.A189]-[.$L$4])" office:value-type="float" office:value="4.18965474202641" calcext:value-type="float">
            <text:p>4,18965474202641</text:p>
          </table:table-cell>
          <table:table-cell table:formula="of:=LN([.B189])" office:value-type="float" office:value="6.0913098820777" calcext:value-type="float">
            <text:p>6,0913098820777</text:p>
          </table:table-cell>
          <table:table-cell table:formula="of:=[.C189]*[.D189]" office:value-type="float" office:value="25.5204853325992" calcext:value-type="float">
            <text:p>25,5204853325992</text:p>
          </table:table-cell>
          <table:table-cell table:formula="of:=[.C189]^2" office:value-type="float" office:value="17.5532068573844" calcext:value-type="float">
            <text:p>17,5532068573844</text:p>
          </table:table-cell>
          <table:table-cell table:formula="of:=[.$L$6] * ([.A189] - [.$L$4])^[.$L$5]" office:value-type="float" office:value="520.483701185186" calcext:value-type="float">
            <text:p>520,483701185186</text:p>
          </table:table-cell>
          <table:table-cell table:formula="of:=LN([.G189])" office:value-type="float" office:value="6.25475857379949" calcext:value-type="float">
            <text:p>6,25475857379949</text:p>
          </table:table-cell>
          <table:table-cell table:formula="of:=([.D189]-[.H189])^2" office:value-type="float" office:value="0.0267154748255638" calcext:value-type="float">
            <text:p>0,0267154748255638</text:p>
          </table:table-cell>
          <table:table-cell table:number-columns-repeated="8"/>
          <table:table-cell table:formula="of:=[.R188]+2" office:value-type="float" office:value="376.000000000001" calcext:value-type="float">
            <text:p>376,000000000001</text:p>
          </table:table-cell>
          <table:table-cell table:formula="of:=[.$L$6] * ([.R189] - [.$L$4])^[.$L$5]" office:value-type="float" office:value="516.05958859228" calcext:value-type="float">
            <text:p>516,05958859228</text:p>
          </table:table-cell>
        </table:table-row>
        <table:table-row table:style-name="ro2">
          <table:table-cell table:formula="of:=[Planilha2.A26]*100" office:value-type="float" office:value="66" calcext:value-type="float">
            <text:p>66</text:p>
          </table:table-cell>
          <table:table-cell office:value-type="float" office:value="465" calcext:value-type="float">
            <text:p>465</text:p>
          </table:table-cell>
          <table:table-cell table:formula="of:=LN([.A190]-[.$L$4])" office:value-type="float" office:value="4.18965474202641" calcext:value-type="float">
            <text:p>4,18965474202641</text:p>
          </table:table-cell>
          <table:table-cell table:formula="of:=LN([.B190])" office:value-type="float" office:value="6.14203740558736" calcext:value-type="float">
            <text:p>6,14203740558736</text:p>
          </table:table-cell>
          <table:table-cell table:formula="of:=[.C190]*[.D190]" office:value-type="float" office:value="25.7330161420227" calcext:value-type="float">
            <text:p>25,7330161420227</text:p>
          </table:table-cell>
          <table:table-cell table:formula="of:=[.C190]^2" office:value-type="float" office:value="17.5532068573844" calcext:value-type="float">
            <text:p>17,5532068573844</text:p>
          </table:table-cell>
          <table:table-cell table:formula="of:=[.$L$6] * ([.A190] - [.$L$4])^[.$L$5]" office:value-type="float" office:value="520.483701185186" calcext:value-type="float">
            <text:p>520,483701185186</text:p>
          </table:table-cell>
          <table:table-cell table:formula="of:=LN([.G190])" office:value-type="float" office:value="6.25475857379949" calcext:value-type="float">
            <text:p>6,25475857379949</text:p>
          </table:table-cell>
          <table:table-cell table:formula="of:=([.D190]-[.H190])^2" office:value-type="float" office:value="0.0127060617631071" calcext:value-type="float">
            <text:p>0,0127060617631071</text:p>
          </table:table-cell>
          <table:table-cell table:number-columns-repeated="8"/>
          <table:table-cell table:formula="of:=[.R189]+2" office:value-type="float" office:value="378.000000000001" calcext:value-type="float">
            <text:p>378,000000000001</text:p>
          </table:table-cell>
          <table:table-cell table:formula="of:=[.$L$6] * ([.R190] - [.$L$4])^[.$L$5]" office:value-type="float" office:value="516.046157159321" calcext:value-type="float">
            <text:p>516,046157159321</text:p>
          </table:table-cell>
        </table:table-row>
        <table:table-row table:style-name="ro2">
          <table:table-cell table:formula="of:=[Planilha2.A27]*100"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  <table:table-cell table:formula="of:=LN([.A191]-[.$L$4])" office:value-type="float" office:value="4.18965474202641" calcext:value-type="float">
            <text:p>4,18965474202641</text:p>
          </table:table-cell>
          <table:table-cell table:formula="of:=LN([.B191])" office:value-type="float" office:value="6.02586597382531" calcext:value-type="float">
            <text:p>6,02586597382531</text:p>
          </table:table-cell>
          <table:table-cell table:formula="of:=[.C191]*[.D191]" office:value-type="float" office:value="25.2462979520528" calcext:value-type="float">
            <text:p>25,2462979520528</text:p>
          </table:table-cell>
          <table:table-cell table:formula="of:=[.C191]^2" office:value-type="float" office:value="17.5532068573844" calcext:value-type="float">
            <text:p>17,5532068573844</text:p>
          </table:table-cell>
          <table:table-cell table:formula="of:=[.$L$6] * ([.A191] - [.$L$4])^[.$L$5]" office:value-type="float" office:value="520.483701185186" calcext:value-type="float">
            <text:p>520,483701185186</text:p>
          </table:table-cell>
          <table:table-cell table:formula="of:=LN([.G191])" office:value-type="float" office:value="6.25475857379949" calcext:value-type="float">
            <text:p>6,25475857379949</text:p>
          </table:table-cell>
          <table:table-cell table:formula="of:=([.D191]-[.H191])^2" office:value-type="float" office:value="0.0523918223229358" calcext:value-type="float">
            <text:p>0,0523918223229358</text:p>
          </table:table-cell>
          <table:table-cell table:number-columns-repeated="8"/>
          <table:table-cell table:formula="of:=[.R190]+2" office:value-type="float" office:value="380.000000000001" calcext:value-type="float">
            <text:p>380,000000000001</text:p>
          </table:table-cell>
          <table:table-cell table:formula="of:=[.$L$6] * ([.R191] - [.$L$4])^[.$L$5]" office:value-type="float" office:value="516.032796951783" calcext:value-type="float">
            <text:p>516,032796951783</text:p>
          </table:table-cell>
        </table:table-row>
        <table:table-row table:style-name="ro2">
          <table:table-cell table:formula="of:=[Planilha2.A28]*100" office:value-type="float" office:value="66" calcext:value-type="float">
            <text:p>66</text:p>
          </table:table-cell>
          <table:table-cell office:value-type="float" office:value="424" calcext:value-type="float">
            <text:p>424</text:p>
          </table:table-cell>
          <table:table-cell table:formula="of:=LN([.A192]-[.$L$4])" office:value-type="float" office:value="4.18965474202641" calcext:value-type="float">
            <text:p>4,18965474202641</text:p>
          </table:table-cell>
          <table:table-cell table:formula="of:=LN([.B192])" office:value-type="float" office:value="6.04973345523196" calcext:value-type="float">
            <text:p>6,04973345523196</text:p>
          </table:table-cell>
          <table:table-cell table:formula="of:=[.C192]*[.D192]" office:value-type="float" office:value="25.3462944587084" calcext:value-type="float">
            <text:p>25,3462944587084</text:p>
          </table:table-cell>
          <table:table-cell table:formula="of:=[.C192]^2" office:value-type="float" office:value="17.5532068573844" calcext:value-type="float">
            <text:p>17,5532068573844</text:p>
          </table:table-cell>
          <table:table-cell table:formula="of:=[.$L$6] * ([.A192] - [.$L$4])^[.$L$5]" office:value-type="float" office:value="520.483701185186" calcext:value-type="float">
            <text:p>520,483701185186</text:p>
          </table:table-cell>
          <table:table-cell table:formula="of:=LN([.G192])" office:value-type="float" office:value="6.25475857379949" calcext:value-type="float">
            <text:p>6,25475857379949</text:p>
          </table:table-cell>
          <table:table-cell table:formula="of:=([.D192]-[.H192])^2" office:value-type="float" office:value="0.0420352992436287" calcext:value-type="float">
            <text:p>0,0420352992436287</text:p>
          </table:table-cell>
          <table:table-cell table:number-columns-repeated="8"/>
          <table:table-cell table:formula="of:=[.R191]+2" office:value-type="float" office:value="382.000000000001" calcext:value-type="float">
            <text:p>382,000000000001</text:p>
          </table:table-cell>
          <table:table-cell table:formula="of:=[.$L$6] * ([.R192] - [.$L$4])^[.$L$5]" office:value-type="float" office:value="516.019507220061" calcext:value-type="float">
            <text:p>516,019507220061</text:p>
          </table:table-cell>
        </table:table-row>
        <table:table-row table:style-name="ro2">
          <table:table-cell table:formula="of:=[Planilha2.A29]*100" office:value-type="float" office:value="66" calcext:value-type="float">
            <text:p>66</text:p>
          </table:table-cell>
          <table:table-cell office:value-type="float" office:value="462" calcext:value-type="float">
            <text:p>462</text:p>
          </table:table-cell>
          <table:table-cell table:formula="of:=LN([.A193]-[.$L$4])" office:value-type="float" office:value="4.18965474202641" calcext:value-type="float">
            <text:p>4,18965474202641</text:p>
          </table:table-cell>
          <table:table-cell table:formula="of:=LN([.B193])" office:value-type="float" office:value="6.13556489108174" calcext:value-type="float">
            <text:p>6,13556489108174</text:p>
          </table:table-cell>
          <table:table-cell table:formula="of:=[.C193]*[.D193]" office:value-type="float" office:value="25.7058985409314" calcext:value-type="float">
            <text:p>25,7058985409314</text:p>
          </table:table-cell>
          <table:table-cell table:formula="of:=[.C193]^2" office:value-type="float" office:value="17.5532068573844" calcext:value-type="float">
            <text:p>17,5532068573844</text:p>
          </table:table-cell>
          <table:table-cell table:formula="of:=[.$L$6] * ([.A193] - [.$L$4])^[.$L$5]" office:value-type="float" office:value="520.483701185186" calcext:value-type="float">
            <text:p>520,483701185186</text:p>
          </table:table-cell>
          <table:table-cell table:formula="of:=LN([.G193])" office:value-type="float" office:value="6.25475857379949" calcext:value-type="float">
            <text:p>6,25475857379949</text:p>
          </table:table-cell>
          <table:table-cell table:formula="of:=([.D193]-[.H193])^2" office:value-type="float" office:value="0.0142071339998188" calcext:value-type="float">
            <text:p>0,0142071339998188</text:p>
          </table:table-cell>
          <table:table-cell table:number-columns-repeated="8"/>
          <table:table-cell table:formula="of:=[.R192]+2" office:value-type="float" office:value="384.000000000001" calcext:value-type="float">
            <text:p>384,000000000001</text:p>
          </table:table-cell>
          <table:table-cell table:formula="of:=[.$L$6] * ([.R193] - [.$L$4])^[.$L$5]" office:value-type="float" office:value="516.006287226316" calcext:value-type="float">
            <text:p>516,006287226316</text:p>
          </table:table-cell>
        </table:table-row>
        <table:table-row table:style-name="ro2">
          <table:table-cell table:formula="of:=[Planilha2.A30]*100" office:value-type="float" office:value="66" calcext:value-type="float">
            <text:p>66</text:p>
          </table:table-cell>
          <table:table-cell office:value-type="float" office:value="440" calcext:value-type="float">
            <text:p>440</text:p>
          </table:table-cell>
          <table:table-cell table:formula="of:=LN([.A194]-[.$L$4])" office:value-type="float" office:value="4.18965474202641" calcext:value-type="float">
            <text:p>4,18965474202641</text:p>
          </table:table-cell>
          <table:table-cell table:formula="of:=LN([.B194])" office:value-type="float" office:value="6.08677472691231" calcext:value-type="float">
            <text:p>6,08677472691231</text:p>
          </table:table-cell>
          <table:table-cell table:formula="of:=[.C194]*[.D194]" office:value-type="float" office:value="25.5014845982547" calcext:value-type="float">
            <text:p>25,5014845982547</text:p>
          </table:table-cell>
          <table:table-cell table:formula="of:=[.C194]^2" office:value-type="float" office:value="17.5532068573844" calcext:value-type="float">
            <text:p>17,5532068573844</text:p>
          </table:table-cell>
          <table:table-cell table:formula="of:=[.$L$6] * ([.A194] - [.$L$4])^[.$L$5]" office:value-type="float" office:value="520.483701185186" calcext:value-type="float">
            <text:p>520,483701185186</text:p>
          </table:table-cell>
          <table:table-cell table:formula="of:=LN([.G194])" office:value-type="float" office:value="6.25475857379949" calcext:value-type="float">
            <text:p>6,25475857379949</text:p>
          </table:table-cell>
          <table:table-cell table:formula="of:=([.D194]-[.H194])^2" office:value-type="float" office:value="0.0282185728150151" calcext:value-type="float">
            <text:p>0,0282185728150151</text:p>
          </table:table-cell>
          <table:table-cell table:number-columns-repeated="8"/>
          <table:table-cell table:formula="of:=[.R193]+2" office:value-type="float" office:value="386.000000000001" calcext:value-type="float">
            <text:p>386,000000000001</text:p>
          </table:table-cell>
          <table:table-cell table:formula="of:=[.$L$6] * ([.R194] - [.$L$4])^[.$L$5]" office:value-type="float" office:value="515.993136244223" calcext:value-type="float">
            <text:p>515,993136244223</text:p>
          </table:table-cell>
        </table:table-row>
        <table:table-row table:style-name="ro2">
          <table:table-cell table:formula="of:=[Planilha2.A31]*100" office:value-type="float" office:value="66" calcext:value-type="float">
            <text:p>66</text:p>
          </table:table-cell>
          <table:table-cell office:value-type="float" office:value="402" calcext:value-type="float">
            <text:p>402</text:p>
          </table:table-cell>
          <table:table-cell table:formula="of:=LN([.A195]-[.$L$4])" office:value-type="float" office:value="4.18965474202641" calcext:value-type="float">
            <text:p>4,18965474202641</text:p>
          </table:table-cell>
          <table:table-cell table:formula="of:=LN([.B195])" office:value-type="float" office:value="5.99645208861902" calcext:value-type="float">
            <text:p>5,99645208861902</text:p>
          </table:table-cell>
          <table:table-cell table:formula="of:=[.C195]*[.D195]" office:value-type="float" office:value="25.1230639284169" calcext:value-type="float">
            <text:p>25,1230639284169</text:p>
          </table:table-cell>
          <table:table-cell table:formula="of:=[.C195]^2" office:value-type="float" office:value="17.5532068573844" calcext:value-type="float">
            <text:p>17,5532068573844</text:p>
          </table:table-cell>
          <table:table-cell table:formula="of:=[.$L$6] * ([.A195] - [.$L$4])^[.$L$5]" office:value-type="float" office:value="520.483701185186" calcext:value-type="float">
            <text:p>520,483701185186</text:p>
          </table:table-cell>
          <table:table-cell table:formula="of:=LN([.G195])" office:value-type="float" office:value="6.25475857379949" calcext:value-type="float">
            <text:p>6,25475857379949</text:p>
          </table:table-cell>
          <table:table-cell table:formula="of:=([.D195]-[.H195])^2" office:value-type="float" office:value="0.0667222402862853" calcext:value-type="float">
            <text:p>0,0667222402862853</text:p>
          </table:table-cell>
          <table:table-cell table:number-columns-repeated="8"/>
          <table:table-cell table:formula="of:=[.R194]+2" office:value-type="float" office:value="388.000000000001" calcext:value-type="float">
            <text:p>388,000000000001</text:p>
          </table:table-cell>
          <table:table-cell table:formula="of:=[.$L$6] * ([.R195] - [.$L$4])^[.$L$5]" office:value-type="float" office:value="515.980053558739" calcext:value-type="float">
            <text:p>515,980053558739</text:p>
          </table:table-cell>
        </table:table-row>
        <table:table-row table:style-name="ro2">
          <table:table-cell table:formula="of:=[Planilha2.A32]*100" office:value-type="float" office:value="66" calcext:value-type="float">
            <text:p>66</text:p>
          </table:table-cell>
          <table:table-cell office:value-type="float" office:value="388" calcext:value-type="float">
            <text:p>388</text:p>
          </table:table-cell>
          <table:table-cell table:formula="of:=LN([.A196]-[.$L$4])" office:value-type="float" office:value="4.18965474202641" calcext:value-type="float">
            <text:p>4,18965474202641</text:p>
          </table:table-cell>
          <table:table-cell table:formula="of:=LN([.B196])" office:value-type="float" office:value="5.96100533962327" calcext:value-type="float">
            <text:p>5,96100533962327</text:p>
          </table:table-cell>
          <table:table-cell table:formula="of:=[.C196]*[.D196]" office:value-type="float" office:value="24.9745542883974" calcext:value-type="float">
            <text:p>24,9745542883974</text:p>
          </table:table-cell>
          <table:table-cell table:formula="of:=[.C196]^2" office:value-type="float" office:value="17.5532068573844" calcext:value-type="float">
            <text:p>17,5532068573844</text:p>
          </table:table-cell>
          <table:table-cell table:formula="of:=[.$L$6] * ([.A196] - [.$L$4])^[.$L$5]" office:value-type="float" office:value="520.483701185186" calcext:value-type="float">
            <text:p>520,483701185186</text:p>
          </table:table-cell>
          <table:table-cell table:formula="of:=LN([.G196])" office:value-type="float" office:value="6.25475857379949" calcext:value-type="float">
            <text:p>6,25475857379949</text:p>
          </table:table-cell>
          <table:table-cell table:formula="of:=([.D196]-[.H196])^2" office:value-type="float" office:value="0.0862909625889841" calcext:value-type="float">
            <text:p>0,0862909625889841</text:p>
          </table:table-cell>
          <table:table-cell table:number-columns-repeated="8"/>
          <table:table-cell table:formula="of:=[.R195]+2" office:value-type="float" office:value="390.000000000001" calcext:value-type="float">
            <text:p>390,000000000001</text:p>
          </table:table-cell>
          <table:table-cell table:formula="of:=[.$L$6] * ([.R196] - [.$L$4])^[.$L$5]" office:value-type="float" office:value="515.967038465866" calcext:value-type="float">
            <text:p>515,967038465866</text:p>
          </table:table-cell>
        </table:table-row>
        <table:table-row table:style-name="ro2">
          <table:table-cell table:formula="of:=[Planilha2.A23]*100" office:value-type="float" office:value="63" calcext:value-type="float">
            <text:p>63</text:p>
          </table:table-cell>
          <table:table-cell office:value-type="float" office:value="390" calcext:value-type="float">
            <text:p>390</text:p>
          </table:table-cell>
          <table:table-cell table:formula="of:=LN([.A197]-[.$L$4])" office:value-type="float" office:value="4.14313472639152" calcext:value-type="float">
            <text:p>4,14313472639152</text:p>
          </table:table-cell>
          <table:table-cell table:formula="of:=LN([.B197])" office:value-type="float" office:value="5.96614673912369" calcext:value-type="float">
            <text:p>5,96614673912369</text:p>
          </table:table-cell>
          <table:table-cell table:formula="of:=[.C197]*[.D197]" office:value-type="float" office:value="24.7185497376109" calcext:value-type="float">
            <text:p>24,7185497376109</text:p>
          </table:table-cell>
          <table:table-cell table:formula="of:=[.C197]^2" office:value-type="float" office:value="17.1655653610313" calcext:value-type="float">
            <text:p>17,1655653610313</text:p>
          </table:table-cell>
          <table:table-cell table:formula="of:=[.$L$6] * ([.A197] - [.$L$4])^[.$L$5]" office:value-type="float" office:value="520.602506270895" calcext:value-type="float">
            <text:p>520,602506270895</text:p>
          </table:table-cell>
          <table:table-cell table:formula="of:=LN([.G197])" office:value-type="float" office:value="6.25498680674576" calcext:value-type="float">
            <text:p>6,25498680674576</text:p>
          </table:table-cell>
          <table:table-cell table:formula="of:=([.D197]-[.H197])^2" office:value-type="float" office:value="0.083428584663918" calcext:value-type="float">
            <text:p>0,083428584663918</text:p>
          </table:table-cell>
          <table:table-cell table:number-columns-repeated="8"/>
          <table:table-cell table:formula="of:=[.R196]+2" office:value-type="float" office:value="392.000000000001" calcext:value-type="float">
            <text:p>392,000000000001</text:p>
          </table:table-cell>
          <table:table-cell table:formula="of:=[.$L$6] * ([.R197] - [.$L$4])^[.$L$5]" office:value-type="float" office:value="515.954090272427" calcext:value-type="float">
            <text:p>515,954090272427</text:p>
          </table:table-cell>
        </table:table-row>
        <table:table-row table:style-name="ro2">
          <table:table-cell table:formula="of:=[Planilha2.A24]*100" office:value-type="float" office:value="63" calcext:value-type="float">
            <text:p>63</text:p>
          </table:table-cell>
          <table:table-cell office:value-type="float" office:value="356" calcext:value-type="float">
            <text:p>356</text:p>
          </table:table-cell>
          <table:table-cell table:formula="of:=LN([.A198]-[.$L$4])" office:value-type="float" office:value="4.14313472639152" calcext:value-type="float">
            <text:p>4,14313472639152</text:p>
          </table:table-cell>
          <table:table-cell table:formula="of:=LN([.B198])" office:value-type="float" office:value="5.87493073085203" calcext:value-type="float">
            <text:p>5,87493073085203</text:p>
          </table:table-cell>
          <table:table-cell table:formula="of:=[.C198]*[.D198]" office:value-type="float" office:value="24.3406295261378" calcext:value-type="float">
            <text:p>24,3406295261378</text:p>
          </table:table-cell>
          <table:table-cell table:formula="of:=[.C198]^2" office:value-type="float" office:value="17.1655653610313" calcext:value-type="float">
            <text:p>17,1655653610313</text:p>
          </table:table-cell>
          <table:table-cell table:formula="of:=[.$L$6] * ([.A198] - [.$L$4])^[.$L$5]" office:value-type="float" office:value="520.602506270895" calcext:value-type="float">
            <text:p>520,602506270895</text:p>
          </table:table-cell>
          <table:table-cell table:formula="of:=LN([.G198])" office:value-type="float" office:value="6.25498680674576" calcext:value-type="float">
            <text:p>6,25498680674576</text:p>
          </table:table-cell>
          <table:table-cell table:formula="of:=([.D198]-[.H198])^2" office:value-type="float" office:value="0.144442620823737" calcext:value-type="float">
            <text:p>0,144442620823737</text:p>
          </table:table-cell>
          <table:table-cell table:number-columns-repeated="8"/>
          <table:table-cell table:formula="of:=[.R197]+2" office:value-type="float" office:value="394.000000000001" calcext:value-type="float">
            <text:p>394,000000000001</text:p>
          </table:table-cell>
          <table:table-cell table:formula="of:=[.$L$6] * ([.R198] - [.$L$4])^[.$L$5]" office:value-type="float" office:value="515.941208295846" calcext:value-type="float">
            <text:p>515,941208295846</text:p>
          </table:table-cell>
        </table:table-row>
        <table:table-row table:style-name="ro2">
          <table:table-cell table:formula="of:=[Planilha2.A22]*100"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table:formula="of:=LN([.A199]-[.$L$4])" office:value-type="float" office:value="4.12713438504508" calcext:value-type="float">
            <text:p>4,12713438504508</text:p>
          </table:table-cell>
          <table:table-cell table:formula="of:=LN([.B199])" office:value-type="float" office:value="5.94803498918065" calcext:value-type="float">
            <text:p>5,94803498918065</text:p>
          </table:table-cell>
          <table:table-cell table:formula="of:=[.C199]*[.D199]" office:value-type="float" office:value="24.5483397272987" calcext:value-type="float">
            <text:p>24,5483397272987</text:p>
          </table:table-cell>
          <table:table-cell table:formula="of:=[.C199]^2" office:value-type="float" office:value="17.0332382322214" calcext:value-type="float">
            <text:p>17,0332382322214</text:p>
          </table:table-cell>
          <table:table-cell table:formula="of:=[.$L$6] * ([.A199] - [.$L$4])^[.$L$5]" office:value-type="float" office:value="520.643374990632" calcext:value-type="float">
            <text:p>520,643374990632</text:p>
          </table:table-cell>
          <table:table-cell table:formula="of:=LN([.G199])" office:value-type="float" office:value="6.25506530639794" calcext:value-type="float">
            <text:p>6,25506530639794</text:p>
          </table:table-cell>
          <table:table-cell table:formula="of:=([.D199]-[.H199])^2" office:value-type="float" office:value="0.0942676156905508" calcext:value-type="float">
            <text:p>0,0942676156905508</text:p>
          </table:table-cell>
          <table:table-cell table:number-columns-repeated="8"/>
          <table:table-cell table:formula="of:=[.R198]+2" office:value-type="float" office:value="396.000000000001" calcext:value-type="float">
            <text:p>396,000000000001</text:p>
          </table:table-cell>
          <table:table-cell table:formula="of:=[.$L$6] * ([.R199] - [.$L$4])^[.$L$5]" office:value-type="float" office:value="515.928391863933" calcext:value-type="float">
            <text:p>515,928391863933</text:p>
          </table:table-cell>
        </table:table-row>
        <table:table-row table:style-name="ro2">
          <table:table-cell table:formula="of:=[Planilha2.A21]*100" office:value-type="float" office:value="61" calcext:value-type="float">
            <text:p>61</text:p>
          </table:table-cell>
          <table:table-cell office:value-type="float" office:value="363" calcext:value-type="float">
            <text:p>363</text:p>
          </table:table-cell>
          <table:table-cell table:formula="of:=LN([.A200]-[.$L$4])" office:value-type="float" office:value="4.1108738641733" calcext:value-type="float">
            <text:p>4,1108738641733</text:p>
          </table:table-cell>
          <table:table-cell table:formula="of:=LN([.B200])" office:value-type="float" office:value="5.89440283426485" calcext:value-type="float">
            <text:p>5,89440283426485</text:p>
          </table:table-cell>
          <table:table-cell table:formula="of:=[.C200]*[.D200]" office:value-type="float" office:value="24.2311465562884" calcext:value-type="float">
            <text:p>24,2311465562884</text:p>
          </table:table-cell>
          <table:table-cell table:formula="of:=[.C200]^2" office:value-type="float" office:value="16.8992839271431" calcext:value-type="float">
            <text:p>16,8992839271431</text:p>
          </table:table-cell>
          <table:table-cell table:formula="of:=[.$L$6] * ([.A200] - [.$L$4])^[.$L$5]" office:value-type="float" office:value="520.684911558433" calcext:value-type="float">
            <text:p>520,684911558433</text:p>
          </table:table-cell>
          <table:table-cell table:formula="of:=LN([.G200])" office:value-type="float" office:value="6.25514508252303" calcext:value-type="float">
            <text:p>6,25514508252303</text:p>
          </table:table-cell>
          <table:table-cell table:formula="of:=([.D200]-[.H200])^2" office:value-type="float" office:value="0.130134969678364" calcext:value-type="float">
            <text:p>0,130134969678364</text:p>
          </table:table-cell>
          <table:table-cell table:number-columns-repeated="8"/>
          <table:table-cell table:formula="of:=[.R199]+2" office:value-type="float" office:value="398.000000000001" calcext:value-type="float">
            <text:p>398,000000000001</text:p>
          </table:table-cell>
          <table:table-cell table:formula="of:=[.$L$6] * ([.R200] - [.$L$4])^[.$L$5]" office:value-type="float" office:value="515.91564031467" calcext:value-type="float">
            <text:p>515,91564031467</text:p>
          </table:table-cell>
        </table:table-row>
        <table:table-row table:style-name="ro2">
          <table:table-cell table:formula="of:=[Planilha2.A19]*100" office:value-type="float" office:value="60" calcext:value-type="float">
            <text:p>60</text:p>
          </table:table-cell>
          <table:table-cell office:value-type="float" office:value="318" calcext:value-type="float">
            <text:p>318</text:p>
          </table:table-cell>
          <table:table-cell table:formula="of:=LN([.A201]-[.$L$4])" office:value-type="float" office:value="4.09434456222209" calcext:value-type="float">
            <text:p>4,09434456222209</text:p>
          </table:table-cell>
          <table:table-cell table:formula="of:=LN([.B201])" office:value-type="float" office:value="5.76205138278018" calcext:value-type="float">
            <text:p>5,76205138278018</text:p>
          </table:table-cell>
          <table:table-cell table:formula="of:=[.C201]*[.D201]" office:value-type="float" office:value="23.5918237463303" calcext:value-type="float">
            <text:p>23,5918237463303</text:p>
          </table:table-cell>
          <table:table-cell table:formula="of:=[.C201]^2" office:value-type="float" office:value="16.7636573941976" calcext:value-type="float">
            <text:p>16,7636573941976</text:p>
          </table:table-cell>
          <table:table-cell table:formula="of:=[.$L$6] * ([.A201] - [.$L$4])^[.$L$5]" office:value-type="float" office:value="520.727138108459" calcext:value-type="float">
            <text:p>520,727138108459</text:p>
          </table:table-cell>
          <table:table-cell table:formula="of:=LN([.G201])" office:value-type="float" office:value="6.25522617732131" calcext:value-type="float">
            <text:p>6,25522617732131</text:p>
          </table:table-cell>
          <table:table-cell table:formula="of:=([.D201]-[.H201])^2" office:value-type="float" office:value="0.243221377970691" calcext:value-type="float">
            <text:p>0,243221377970691</text:p>
          </table:table-cell>
          <table:table-cell table:number-columns-repeated="8"/>
          <table:table-cell table:formula="of:=[.R200]+2" office:value-type="float" office:value="400.000000000001" calcext:value-type="float">
            <text:p>400,000000000001</text:p>
          </table:table-cell>
          <table:table-cell table:formula="of:=[.$L$6] * ([.R201] - [.$L$4])^[.$L$5]" office:value-type="float" office:value="515.902952996014" calcext:value-type="float">
            <text:p>515,902952996014</text:p>
          </table:table-cell>
        </table:table-row>
        <table:table-row table:style-name="ro2">
          <table:table-cell table:formula="of:=[Planilha2.A20]*100" office:value-type="float" office:value="60" calcext:value-type="float">
            <text:p>60</text:p>
          </table:table-cell>
          <table:table-cell office:value-type="float" office:value="318" calcext:value-type="float">
            <text:p>318</text:p>
          </table:table-cell>
          <table:table-cell table:formula="of:=LN([.A202]-[.$L$4])" office:value-type="float" office:value="4.09434456222209" calcext:value-type="float">
            <text:p>4,09434456222209</text:p>
          </table:table-cell>
          <table:table-cell table:formula="of:=LN([.B202])" office:value-type="float" office:value="5.76205138278018" calcext:value-type="float">
            <text:p>5,76205138278018</text:p>
          </table:table-cell>
          <table:table-cell table:formula="of:=[.C202]*[.D202]" office:value-type="float" office:value="23.5918237463303" calcext:value-type="float">
            <text:p>23,5918237463303</text:p>
          </table:table-cell>
          <table:table-cell table:formula="of:=[.C202]^2" office:value-type="float" office:value="16.7636573941976" calcext:value-type="float">
            <text:p>16,7636573941976</text:p>
          </table:table-cell>
          <table:table-cell table:formula="of:=[.$L$6] * ([.A202] - [.$L$4])^[.$L$5]" office:value-type="float" office:value="520.727138108459" calcext:value-type="float">
            <text:p>520,727138108459</text:p>
          </table:table-cell>
          <table:table-cell table:formula="of:=LN([.G202])" office:value-type="float" office:value="6.25522617732131" calcext:value-type="float">
            <text:p>6,25522617732131</text:p>
          </table:table-cell>
          <table:table-cell table:formula="of:=([.D202]-[.H202])^2" office:value-type="float" office:value="0.243221377970691" calcext:value-type="float">
            <text:p>0,243221377970691</text:p>
          </table:table-cell>
          <table:table-cell table:number-columns-repeated="8"/>
          <table:table-cell table:formula="of:=[.R201]+2" office:value-type="float" office:value="402.000000000001" calcext:value-type="float">
            <text:p>402,000000000001</text:p>
          </table:table-cell>
          <table:table-cell table:formula="of:=[.$L$6] * ([.R202] - [.$L$4])^[.$L$5]" office:value-type="float" office:value="515.890329265693" calcext:value-type="float">
            <text:p>515,890329265693</text:p>
          </table:table-cell>
        </table:table-row>
        <table:table-row table:style-name="ro2">
          <table:table-cell table:formula="of:=[Planilha2.A17]*100" office:value-type="float" office:value="58" calcext:value-type="float">
            <text:p>58</text:p>
          </table:table-cell>
          <table:table-cell office:value-type="float" office:value="386" calcext:value-type="float">
            <text:p>386</text:p>
          </table:table-cell>
          <table:table-cell table:formula="of:=LN([.A203]-[.$L$4])" office:value-type="float" office:value="4.06044301054641" calcext:value-type="float">
            <text:p>4,06044301054641</text:p>
          </table:table-cell>
          <table:table-cell table:formula="of:=LN([.B203])" office:value-type="float" office:value="5.95583736946483" calcext:value-type="float">
            <text:p>5,95583736946483</text:p>
          </table:table-cell>
          <table:table-cell table:formula="of:=[.C203]*[.D203]" office:value-type="float" office:value="24.1833382187946" calcext:value-type="float">
            <text:p>24,1833382187946</text:p>
          </table:table-cell>
          <table:table-cell table:formula="of:=[.C203]^2" office:value-type="float" office:value="16.4871974418952" calcext:value-type="float">
            <text:p>16,4871974418952</text:p>
          </table:table-cell>
          <table:table-cell table:formula="of:=[.$L$6] * ([.A203] - [.$L$4])^[.$L$5]" office:value-type="float" office:value="520.813755358283" calcext:value-type="float">
            <text:p>520,813755358283</text:p>
          </table:table-cell>
          <table:table-cell table:formula="of:=LN([.G203])" office:value-type="float" office:value="6.25539250252384" calcext:value-type="float">
            <text:p>6,25539250252384</text:p>
          </table:table-cell>
          <table:table-cell table:formula="of:=([.D203]-[.H203])^2" office:value-type="float" office:value="0.089733277742" calcext:value-type="float">
            <text:p>0,089733277742</text:p>
          </table:table-cell>
          <table:table-cell table:number-columns-repeated="8"/>
          <table:table-cell table:formula="of:=[.R202]+2" office:value-type="float" office:value="404.000000000001" calcext:value-type="float">
            <text:p>404,000000000001</text:p>
          </table:table-cell>
          <table:table-cell table:formula="of:=[.$L$6] * ([.R203] - [.$L$4])^[.$L$5]" office:value-type="float" office:value="515.877768491012" calcext:value-type="float">
            <text:p>515,877768491012</text:p>
          </table:table-cell>
        </table:table-row>
        <table:table-row table:style-name="ro2">
          <table:table-cell table:formula="of:=[Planilha2.A18]*100" office:value-type="float" office:value="58" calcext:value-type="float">
            <text:p>58</text:p>
          </table:table-cell>
          <table:table-cell office:value-type="float" office:value="274" calcext:value-type="float">
            <text:p>274</text:p>
          </table:table-cell>
          <table:table-cell table:formula="of:=LN([.A204]-[.$L$4])" office:value-type="float" office:value="4.06044301054641" calcext:value-type="float">
            <text:p>4,06044301054641</text:p>
          </table:table-cell>
          <table:table-cell table:formula="of:=LN([.B204])" office:value-type="float" office:value="5.61312810638807" calcext:value-type="float">
            <text:p>5,61312810638807</text:p>
          </table:table-cell>
          <table:table-cell table:formula="of:=[.C204]*[.D204]" office:value-type="float" office:value="22.791786786885" calcext:value-type="float">
            <text:p>22,791786786885</text:p>
          </table:table-cell>
          <table:table-cell table:formula="of:=[.C204]^2" office:value-type="float" office:value="16.4871974418952" calcext:value-type="float">
            <text:p>16,4871974418952</text:p>
          </table:table-cell>
          <table:table-cell table:formula="of:=[.$L$6] * ([.A204] - [.$L$4])^[.$L$5]" office:value-type="float" office:value="520.813755358283" calcext:value-type="float">
            <text:p>520,813755358283</text:p>
          </table:table-cell>
          <table:table-cell table:formula="of:=LN([.G204])" office:value-type="float" office:value="6.25539250252384" calcext:value-type="float">
            <text:p>6,25539250252384</text:p>
          </table:table-cell>
          <table:table-cell table:formula="of:=([.D204]-[.H204])^2" office:value-type="float" office:value="0.412503554543643" calcext:value-type="float">
            <text:p>0,412503554543643</text:p>
          </table:table-cell>
          <table:table-cell table:number-columns-repeated="8"/>
          <table:table-cell table:formula="of:=[.R203]+2" office:value-type="float" office:value="406.000000000001" calcext:value-type="float">
            <text:p>406,000000000001</text:p>
          </table:table-cell>
          <table:table-cell table:formula="of:=[.$L$6] * ([.R204] - [.$L$4])^[.$L$5]" office:value-type="float" office:value="515.865270048665" calcext:value-type="float">
            <text:p>515,865270048665</text:p>
          </table:table-cell>
        </table:table-row>
        <table:table-row table:style-name="ro2">
          <table:table-cell table:formula="of:=[Planilha2.A16]*100" office:value-type="float" office:value="51" calcext:value-type="float">
            <text:p>51</text:p>
          </table:table-cell>
          <table:table-cell office:value-type="float" office:value="383" calcext:value-type="float">
            <text:p>383</text:p>
          </table:table-cell>
          <table:table-cell table:formula="of:=LN([.A205]-[.$L$4])" office:value-type="float" office:value="3.93182563272431" calcext:value-type="float">
            <text:p>3,93182563272431</text:p>
          </table:table-cell>
          <table:table-cell table:formula="of:=LN([.B205])" office:value-type="float" office:value="5.94803498918065" calcext:value-type="float">
            <text:p>5,94803498918065</text:p>
          </table:table-cell>
          <table:table-cell table:formula="of:=[.C205]*[.D205]" office:value-type="float" office:value="23.3866364348015" calcext:value-type="float">
            <text:p>23,3866364348015</text:p>
          </table:table-cell>
          <table:table-cell table:formula="of:=[.C205]^2" office:value-type="float" office:value="15.4592528061479" calcext:value-type="float">
            <text:p>15,4592528061479</text:p>
          </table:table-cell>
          <table:table-cell table:formula="of:=[.$L$6] * ([.A205] - [.$L$4])^[.$L$5]" office:value-type="float" office:value="521.14249918912" calcext:value-type="float">
            <text:p>521,14249918912</text:p>
          </table:table-cell>
          <table:table-cell table:formula="of:=LN([.G205])" office:value-type="float" office:value="6.25602351527569" calcext:value-type="float">
            <text:p>6,25602351527569</text:p>
          </table:table-cell>
          <table:table-cell table:formula="of:=([.D205]-[.H205])^2" office:value-type="float" office:value="0.0948569322061975" calcext:value-type="float">
            <text:p>0,0948569322061975</text:p>
          </table:table-cell>
          <table:table-cell table:number-columns-repeated="8"/>
          <table:table-cell table:formula="of:=[.R204]+2" office:value-type="float" office:value="408.000000000001" calcext:value-type="float">
            <text:p>408,000000000001</text:p>
          </table:table-cell>
          <table:table-cell table:formula="of:=[.$L$6] * ([.R205] - [.$L$4])^[.$L$5]" office:value-type="float" office:value="515.852833324552" calcext:value-type="float">
            <text:p>515,852833324552</text:p>
          </table:table-cell>
        </table:table-row>
        <table:table-row table:style-name="ro2">
          <table:table-cell table:formula="of:=[Planilha2.A14]*100"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table:formula="of:=LN([.A206]-[.$L$4])" office:value-type="float" office:value="3.91202300542813" calcext:value-type="float">
            <text:p>3,91202300542813</text:p>
          </table:table-cell>
          <table:table-cell table:formula="of:=LN([.B206])" office:value-type="float" office:value="5.71042701737487" calcext:value-type="float">
            <text:p>5,71042701737487</text:p>
          </table:table-cell>
          <table:table-cell table:formula="of:=[.C206]*[.D206]" office:value-type="float" office:value="22.3393218627888" calcext:value-type="float">
            <text:p>22,3393218627888</text:p>
          </table:table-cell>
          <table:table-cell table:formula="of:=[.C206]^2" office:value-type="float" office:value="15.3039239949989" calcext:value-type="float">
            <text:p>15,3039239949989</text:p>
          </table:table-cell>
          <table:table-cell table:formula="of:=[.$L$6] * ([.A206] - [.$L$4])^[.$L$5]" office:value-type="float" office:value="521.193132798469" calcext:value-type="float">
            <text:p>521,193132798469</text:p>
          </table:table-cell>
          <table:table-cell table:formula="of:=LN([.G206])" office:value-type="float" office:value="6.25612066941268" calcext:value-type="float">
            <text:p>6,25612066941268</text:p>
          </table:table-cell>
          <table:table-cell table:formula="of:=([.D206]-[.H206])^2" office:value-type="float" office:value="0.297781561874361" calcext:value-type="float">
            <text:p>0,297781561874361</text:p>
          </table:table-cell>
          <table:table-cell table:number-columns-repeated="8"/>
          <table:table-cell table:formula="of:=[.R205]+2" office:value-type="float" office:value="410.000000000001" calcext:value-type="float">
            <text:p>410,000000000001</text:p>
          </table:table-cell>
          <table:table-cell table:formula="of:=[.$L$6] * ([.R206] - [.$L$4])^[.$L$5]" office:value-type="float" office:value="515.840457713593" calcext:value-type="float">
            <text:p>515,840457713593</text:p>
          </table:table-cell>
        </table:table-row>
        <table:table-row table:style-name="ro2">
          <table:table-cell table:formula="of:=[Planilha2.A15]*100" office:value-type="float" office:value="50" calcext:value-type="float">
            <text:p>50</text:p>
          </table:table-cell>
          <table:table-cell office:value-type="float" office:value="341" calcext:value-type="float">
            <text:p>341</text:p>
          </table:table-cell>
          <table:table-cell table:formula="of:=LN([.A207]-[.$L$4])" office:value-type="float" office:value="3.91202300542813" calcext:value-type="float">
            <text:p>3,91202300542813</text:p>
          </table:table-cell>
          <table:table-cell table:formula="of:=LN([.B207])" office:value-type="float" office:value="5.83188247728352" calcext:value-type="float">
            <text:p>5,83188247728352</text:p>
          </table:table-cell>
          <table:table-cell table:formula="of:=[.C207]*[.D207]" office:value-type="float" office:value="22.8144584160863" calcext:value-type="float">
            <text:p>22,8144584160863</text:p>
          </table:table-cell>
          <table:table-cell table:formula="of:=[.C207]^2" office:value-type="float" office:value="15.3039239949989" calcext:value-type="float">
            <text:p>15,3039239949989</text:p>
          </table:table-cell>
          <table:table-cell table:formula="of:=[.$L$6] * ([.A207] - [.$L$4])^[.$L$5]" office:value-type="float" office:value="521.193132798469" calcext:value-type="float">
            <text:p>521,193132798469</text:p>
          </table:table-cell>
          <table:table-cell table:formula="of:=LN([.G207])" office:value-type="float" office:value="6.25612066941268" calcext:value-type="float">
            <text:p>6,25612066941268</text:p>
          </table:table-cell>
          <table:table-cell table:formula="of:=([.D207]-[.H207])^2" office:value-type="float" office:value="0.179978043661019" calcext:value-type="float">
            <text:p>0,179978043661019</text:p>
          </table:table-cell>
          <table:table-cell table:number-columns-repeated="8"/>
          <table:table-cell table:formula="of:=[.R206]+2" office:value-type="float" office:value="412.000000000001" calcext:value-type="float">
            <text:p>412,000000000001</text:p>
          </table:table-cell>
          <table:table-cell table:formula="of:=[.$L$6] * ([.R207] - [.$L$4])^[.$L$5]" office:value-type="float" office:value="515.828142619558" calcext:value-type="float">
            <text:p>515,828142619558</text:p>
          </table:table-cell>
        </table:table-row>
        <table:table-row table:style-name="ro2">
          <table:table-cell table:formula="of:=[Planilha2.A10]*100"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 table:formula="of:=LN([.A208]-[.$L$4])" office:value-type="float" office:value="3.87120101090787" calcext:value-type="float">
            <text:p>3,87120101090787</text:p>
          </table:table-cell>
          <table:table-cell table:formula="of:=LN([.B208])" office:value-type="float" office:value="5.85793315448346" calcext:value-type="float">
            <text:p>5,85793315448346</text:p>
          </table:table-cell>
          <table:table-cell table:formula="of:=[.C208]*[.D208]" office:value-type="float" office:value="22.6772367494671" calcext:value-type="float">
            <text:p>22,6772367494671</text:p>
          </table:table-cell>
          <table:table-cell table:formula="of:=[.C208]^2" office:value-type="float" office:value="14.9861972668541" calcext:value-type="float">
            <text:p>14,9861972668541</text:p>
          </table:table-cell>
          <table:table-cell table:formula="of:=[.$L$6] * ([.A208] - [.$L$4])^[.$L$5]" office:value-type="float" office:value="521.297526640186" calcext:value-type="float">
            <text:p>521,297526640186</text:p>
          </table:table-cell>
          <table:table-cell table:formula="of:=LN([.G208])" office:value-type="float" office:value="6.25632094716312" calcext:value-type="float">
            <text:p>6,25632094716312</text:p>
          </table:table-cell>
          <table:table-cell table:formula="of:=([.D208]-[.H208])^2" office:value-type="float" office:value="0.158712833356175" calcext:value-type="float">
            <text:p>0,158712833356175</text:p>
          </table:table-cell>
          <table:table-cell table:number-columns-repeated="8"/>
          <table:table-cell table:formula="of:=[.R207]+2" office:value-type="float" office:value="414.000000000001" calcext:value-type="float">
            <text:p>414,000000000001</text:p>
          </table:table-cell>
          <table:table-cell table:formula="of:=[.$L$6] * ([.R208] - [.$L$4])^[.$L$5]" office:value-type="float" office:value="515.815887454893" calcext:value-type="float">
            <text:p>515,815887454893</text:p>
          </table:table-cell>
        </table:table-row>
        <table:table-row table:style-name="ro2">
          <table:table-cell table:formula="of:=[Planilha2.A11]*100" office:value-type="float" office:value="48" calcext:value-type="float">
            <text:p>48</text:p>
          </table:table-cell>
          <table:table-cell office:value-type="float" office:value="386" calcext:value-type="float">
            <text:p>386</text:p>
          </table:table-cell>
          <table:table-cell table:formula="of:=LN([.A209]-[.$L$4])" office:value-type="float" office:value="3.87120101090787" calcext:value-type="float">
            <text:p>3,87120101090787</text:p>
          </table:table-cell>
          <table:table-cell table:formula="of:=LN([.B209])" office:value-type="float" office:value="5.95583736946483" calcext:value-type="float">
            <text:p>5,95583736946483</text:p>
          </table:table-cell>
          <table:table-cell table:formula="of:=[.C209]*[.D209]" office:value-type="float" office:value="23.0562436454751" calcext:value-type="float">
            <text:p>23,0562436454751</text:p>
          </table:table-cell>
          <table:table-cell table:formula="of:=[.C209]^2" office:value-type="float" office:value="14.9861972668541" calcext:value-type="float">
            <text:p>14,9861972668541</text:p>
          </table:table-cell>
          <table:table-cell table:formula="of:=[.$L$6] * ([.A209] - [.$L$4])^[.$L$5]" office:value-type="float" office:value="521.297526640186" calcext:value-type="float">
            <text:p>521,297526640186</text:p>
          </table:table-cell>
          <table:table-cell table:formula="of:=LN([.G209])" office:value-type="float" office:value="6.25632094716312" calcext:value-type="float">
            <text:p>6,25632094716312</text:p>
          </table:table-cell>
          <table:table-cell table:formula="of:=([.D209]-[.H209])^2" office:value-type="float" office:value="0.0902903804663653" calcext:value-type="float">
            <text:p>0,0902903804663653</text:p>
          </table:table-cell>
          <table:table-cell table:number-columns-repeated="8"/>
          <table:table-cell table:formula="of:=[.R208]+2" office:value-type="float" office:value="416.000000000001" calcext:value-type="float">
            <text:p>416,000000000001</text:p>
          </table:table-cell>
          <table:table-cell table:formula="of:=[.$L$6] * ([.R209] - [.$L$4])^[.$L$5]" office:value-type="float" office:value="515.803691640551" calcext:value-type="float">
            <text:p>515,803691640551</text:p>
          </table:table-cell>
        </table:table-row>
        <table:table-row table:style-name="ro2">
          <table:table-cell table:formula="of:=[Planilha2.A12]*100" office:value-type="float" office:value="48" calcext:value-type="float">
            <text:p>48</text:p>
          </table:table-cell>
          <table:table-cell office:value-type="float" office:value="306" calcext:value-type="float">
            <text:p>306</text:p>
          </table:table-cell>
          <table:table-cell table:formula="of:=LN([.A210]-[.$L$4])" office:value-type="float" office:value="3.87120101090787" calcext:value-type="float">
            <text:p>3,87120101090787</text:p>
          </table:table-cell>
          <table:table-cell table:formula="of:=LN([.B210])" office:value-type="float" office:value="5.72358510195238" calcext:value-type="float">
            <text:p>5,72358510195238</text:p>
          </table:table-cell>
          <table:table-cell table:formula="of:=[.C210]*[.D210]" office:value-type="float" office:value="22.1571484326953" calcext:value-type="float">
            <text:p>22,1571484326953</text:p>
          </table:table-cell>
          <table:table-cell table:formula="of:=[.C210]^2" office:value-type="float" office:value="14.9861972668541" calcext:value-type="float">
            <text:p>14,9861972668541</text:p>
          </table:table-cell>
          <table:table-cell table:formula="of:=[.$L$6] * ([.A210] - [.$L$4])^[.$L$5]" office:value-type="float" office:value="521.297526640186" calcext:value-type="float">
            <text:p>521,297526640186</text:p>
          </table:table-cell>
          <table:table-cell table:formula="of:=LN([.G210])" office:value-type="float" office:value="6.25632094716312" calcext:value-type="float">
            <text:p>6,25632094716312</text:p>
          </table:table-cell>
          <table:table-cell table:formula="of:=([.D210]-[.H210])^2" office:value-type="float" office:value="0.283807480772404" calcext:value-type="float">
            <text:p>0,283807480772404</text:p>
          </table:table-cell>
          <table:table-cell table:number-columns-repeated="8"/>
          <table:table-cell table:formula="of:=[.R209]+2" office:value-type="float" office:value="418.000000000001" calcext:value-type="float">
            <text:p>418,000000000001</text:p>
          </table:table-cell>
          <table:table-cell table:formula="of:=[.$L$6] * ([.R210] - [.$L$4])^[.$L$5]" office:value-type="float" office:value="515.791554605831" calcext:value-type="float">
            <text:p>515,791554605831</text:p>
          </table:table-cell>
        </table:table-row>
        <table:table-row table:style-name="ro2">
          <table:table-cell table:formula="of:=[Planilha2.A13]*100" office:value-type="float" office:value="48" calcext:value-type="float">
            <text:p>48</text:p>
          </table:table-cell>
          <table:table-cell office:value-type="float" office:value="356" calcext:value-type="float">
            <text:p>356</text:p>
          </table:table-cell>
          <table:table-cell table:formula="of:=LN([.A211]-[.$L$4])" office:value-type="float" office:value="3.87120101090787" calcext:value-type="float">
            <text:p>3,87120101090787</text:p>
          </table:table-cell>
          <table:table-cell table:formula="of:=LN([.B211])" office:value-type="float" office:value="5.87493073085203" calcext:value-type="float">
            <text:p>5,87493073085203</text:p>
          </table:table-cell>
          <table:table-cell table:formula="of:=[.C211]*[.D211]" office:value-type="float" office:value="22.7430377842881" calcext:value-type="float">
            <text:p>22,7430377842881</text:p>
          </table:table-cell>
          <table:table-cell table:formula="of:=[.C211]^2" office:value-type="float" office:value="14.9861972668541" calcext:value-type="float">
            <text:p>14,9861972668541</text:p>
          </table:table-cell>
          <table:table-cell table:formula="of:=[.$L$6] * ([.A211] - [.$L$4])^[.$L$5]" office:value-type="float" office:value="521.297526640186" calcext:value-type="float">
            <text:p>521,297526640186</text:p>
          </table:table-cell>
          <table:table-cell table:formula="of:=LN([.G211])" office:value-type="float" office:value="6.25632094716312" calcext:value-type="float">
            <text:p>6,25632094716312</text:p>
          </table:table-cell>
          <table:table-cell table:formula="of:=([.D211]-[.H211])^2" office:value-type="float" office:value="0.145458497097822" calcext:value-type="float">
            <text:p>0,145458497097822</text:p>
          </table:table-cell>
          <table:table-cell table:number-columns-repeated="8"/>
          <table:table-cell table:formula="of:=[.R210]+2" office:value-type="float" office:value="420.000000000001" calcext:value-type="float">
            <text:p>420,000000000001</text:p>
          </table:table-cell>
          <table:table-cell table:formula="of:=[.$L$6] * ([.R211] - [.$L$4])^[.$L$5]" office:value-type="float" office:value="515.779475788219" calcext:value-type="float">
            <text:p>515,779475788219</text:p>
          </table:table-cell>
        </table:table-row>
        <table:table-row table:style-name="ro2">
          <table:table-cell table:formula="of:=[Planilha2.A9]*100" office:value-type="float" office:value="44" calcext:value-type="float">
            <text:p>44</text:p>
          </table:table-cell>
          <table:table-cell office:value-type="float" office:value="387" calcext:value-type="float">
            <text:p>387</text:p>
          </table:table-cell>
          <table:table-cell table:formula="of:=LN([.A212]-[.$L$4])" office:value-type="float" office:value="3.78418963391824" calcext:value-type="float">
            <text:p>3,78418963391824</text:p>
          </table:table-cell>
          <table:table-cell table:formula="of:=LN([.B212])" office:value-type="float" office:value="5.95842469302978" calcext:value-type="float">
            <text:p>5,95842469302978</text:p>
          </table:table-cell>
          <table:table-cell table:formula="of:=[.C212]*[.D212]" office:value-type="float" office:value="22.5478089578458" calcext:value-type="float">
            <text:p>22,5478089578458</text:p>
          </table:table-cell>
          <table:table-cell table:formula="of:=[.C212]^2" office:value-type="float" office:value="14.3200911854543" calcext:value-type="float">
            <text:p>14,3200911854543</text:p>
          </table:table-cell>
          <table:table-cell table:formula="of:=[.$L$6] * ([.A212] - [.$L$4])^[.$L$5]" office:value-type="float" office:value="521.520110101426" calcext:value-type="float">
            <text:p>521,520110101426</text:p>
          </table:table-cell>
          <table:table-cell table:formula="of:=LN([.G212])" office:value-type="float" office:value="6.25674783573266" calcext:value-type="float">
            <text:p>6,25674783573266</text:p>
          </table:table-cell>
          <table:table-cell table:formula="of:=([.D212]-[.H212])^2" office:value-type="float" office:value="0.0889966974721232" calcext:value-type="float">
            <text:p>0,0889966974721232</text:p>
          </table:table-cell>
          <table:table-cell table:number-columns-repeated="8"/>
          <table:table-cell table:formula="of:=[.R211]+2" office:value-type="float" office:value="422.000000000001" calcext:value-type="float">
            <text:p>422,000000000001</text:p>
          </table:table-cell>
          <table:table-cell table:formula="of:=[.$L$6] * ([.R212] - [.$L$4])^[.$L$5]" office:value-type="float" office:value="515.767454633229" calcext:value-type="float">
            <text:p>515,767454633229</text:p>
          </table:table-cell>
        </table:table-row>
        <table:table-row table:style-name="ro2">
          <table:table-cell table:formula="of:=[Planilha2.A7]*100" office:value-type="float" office:value="42" calcext:value-type="float">
            <text:p>42</text:p>
          </table:table-cell>
          <table:table-cell office:value-type="float" office:value="273" calcext:value-type="float">
            <text:p>273</text:p>
          </table:table-cell>
          <table:table-cell table:formula="of:=LN([.A213]-[.$L$4])" office:value-type="float" office:value="3.73766961828335" calcext:value-type="float">
            <text:p>3,73766961828335</text:p>
          </table:table-cell>
          <table:table-cell table:formula="of:=LN([.B213])" office:value-type="float" office:value="5.60947179518496" calcext:value-type="float">
            <text:p>5,60947179518496</text:p>
          </table:table-cell>
          <table:table-cell table:formula="of:=[.C213]*[.D213]" office:value-type="float" office:value="20.9663523034802" calcext:value-type="float">
            <text:p>20,9663523034802</text:p>
          </table:table-cell>
          <table:table-cell table:formula="of:=[.C213]^2" office:value-type="float" office:value="13.9701741754384" calcext:value-type="float">
            <text:p>13,9701741754384</text:p>
          </table:table-cell>
          <table:table-cell table:formula="of:=[.$L$6] * ([.A213] - [.$L$4])^[.$L$5]" office:value-type="float" office:value="521.63915175679" calcext:value-type="float">
            <text:p>521,63915175679</text:p>
          </table:table-cell>
          <table:table-cell table:formula="of:=LN([.G213])" office:value-type="float" office:value="6.25697606867893" calcext:value-type="float">
            <text:p>6,25697606867893</text:p>
          </table:table-cell>
          <table:table-cell table:formula="of:=([.D213]-[.H213])^2" office:value-type="float" office:value="0.419261784192958" calcext:value-type="float">
            <text:p>0,419261784192958</text:p>
          </table:table-cell>
          <table:table-cell table:number-columns-repeated="8"/>
          <table:table-cell table:formula="of:=[.R212]+2" office:value-type="float" office:value="424.000000000001" calcext:value-type="float">
            <text:p>424,000000000001</text:p>
          </table:table-cell>
          <table:table-cell table:formula="of:=[.$L$6] * ([.R213] - [.$L$4])^[.$L$5]" office:value-type="float" office:value="515.755490594254" calcext:value-type="float">
            <text:p>515,755490594254</text:p>
          </table:table-cell>
        </table:table-row>
        <table:table-row table:style-name="ro2">
          <table:table-cell table:formula="of:=[Planilha2.A8]*100" office:value-type="float" office:value="42" calcext:value-type="float">
            <text:p>42</text:p>
          </table:table-cell>
          <table:table-cell office:value-type="float" office:value="273" calcext:value-type="float">
            <text:p>273</text:p>
          </table:table-cell>
          <table:table-cell table:formula="of:=LN([.A214]-[.$L$4])" office:value-type="float" office:value="3.73766961828335" calcext:value-type="float">
            <text:p>3,73766961828335</text:p>
          </table:table-cell>
          <table:table-cell table:formula="of:=LN([.B214])" office:value-type="float" office:value="5.60947179518496" calcext:value-type="float">
            <text:p>5,60947179518496</text:p>
          </table:table-cell>
          <table:table-cell table:formula="of:=[.C214]*[.D214]" office:value-type="float" office:value="20.9663523034802" calcext:value-type="float">
            <text:p>20,9663523034802</text:p>
          </table:table-cell>
          <table:table-cell table:formula="of:=[.C214]^2" office:value-type="float" office:value="13.9701741754384" calcext:value-type="float">
            <text:p>13,9701741754384</text:p>
          </table:table-cell>
          <table:table-cell table:formula="of:=[.$L$6] * ([.A214] - [.$L$4])^[.$L$5]" office:value-type="float" office:value="521.63915175679" calcext:value-type="float">
            <text:p>521,63915175679</text:p>
          </table:table-cell>
          <table:table-cell table:formula="of:=LN([.G214])" office:value-type="float" office:value="6.25697606867893" calcext:value-type="float">
            <text:p>6,25697606867893</text:p>
          </table:table-cell>
          <table:table-cell table:formula="of:=([.D214]-[.H214])^2" office:value-type="float" office:value="0.419261784192958" calcext:value-type="float">
            <text:p>0,419261784192958</text:p>
          </table:table-cell>
          <table:table-cell table:number-columns-repeated="8"/>
          <table:table-cell table:formula="of:=[.R213]+2" office:value-type="float" office:value="426.000000000001" calcext:value-type="float">
            <text:p>426,000000000001</text:p>
          </table:table-cell>
          <table:table-cell table:formula="of:=[.$L$6] * ([.R214] - [.$L$4])^[.$L$5]" office:value-type="float" office:value="515.743583132416" calcext:value-type="float">
            <text:p>515,743583132416</text:p>
          </table:table-cell>
        </table:table-row>
        <table:table-row table:style-name="ro2">
          <table:table-cell table:formula="of:=[Planilha2.A6]*100"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formula="of:=LN([.A215]-[.$L$4])" office:value-type="float" office:value="3.71357206670429" calcext:value-type="float">
            <text:p>3,71357206670429</text:p>
          </table:table-cell>
          <table:table-cell table:formula="of:=LN([.B215])" office:value-type="float" office:value="5.52146091786225" calcext:value-type="float">
            <text:p>5,52146091786225</text:p>
          </table:table-cell>
          <table:table-cell table:formula="of:=[.C215]*[.D215]" office:value-type="float" office:value="20.5043430319727" calcext:value-type="float">
            <text:p>20,5043430319727</text:p>
          </table:table-cell>
          <table:table-cell table:formula="of:=[.C215]^2" office:value-type="float" office:value="13.7906174946064" calcext:value-type="float">
            <text:p>13,7906174946064</text:p>
          </table:table-cell>
          <table:table-cell table:formula="of:=[.$L$6] * ([.A215] - [.$L$4])^[.$L$5]" office:value-type="float" office:value="521.700826486627" calcext:value-type="float">
            <text:p>521,700826486627</text:p>
          </table:table-cell>
          <table:table-cell table:formula="of:=LN([.G215])" office:value-type="float" office:value="6.25709429424528" calcext:value-type="float">
            <text:p>6,25709429424528</text:p>
          </table:table-cell>
          <table:table-cell table:formula="of:=([.D215]-[.H215])^2" office:value-type="float" office:value="0.541156464448699" calcext:value-type="float">
            <text:p>0,541156464448699</text:p>
          </table:table-cell>
          <table:table-cell table:number-columns-repeated="8"/>
          <table:table-cell table:formula="of:=[.R214]+2" office:value-type="float" office:value="428.000000000001" calcext:value-type="float">
            <text:p>428,000000000001</text:p>
          </table:table-cell>
          <table:table-cell table:formula="of:=[.$L$6] * ([.R215] - [.$L$4])^[.$L$5]" office:value-type="float" office:value="515.731731716422" calcext:value-type="float">
            <text:p>515,731731716422</text:p>
          </table:table-cell>
        </table:table-row>
        <table:table-row table:style-name="ro2">
          <table:table-cell table:formula="of:=[Planilha2.A4]*100"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formula="of:=LN([.A216]-[.$L$4])" office:value-type="float" office:value="3.68887945411392" calcext:value-type="float">
            <text:p>3,68887945411392</text:p>
          </table:table-cell>
          <table:table-cell table:formula="of:=LN([.B216])" office:value-type="float" office:value="5.48063892334199" calcext:value-type="float">
            <text:p>5,48063892334199</text:p>
          </table:table-cell>
          <table:table-cell table:formula="of:=[.C216]*[.D216]" office:value-type="float" office:value="20.2174163197333" calcext:value-type="float">
            <text:p>20,2174163197333</text:p>
          </table:table-cell>
          <table:table-cell table:formula="of:=[.C216]^2" office:value-type="float" office:value="13.6078316269838" calcext:value-type="float">
            <text:p>13,6078316269838</text:p>
          </table:table-cell>
          <table:table-cell table:formula="of:=[.$L$6] * ([.A216] - [.$L$4])^[.$L$5]" office:value-type="float" office:value="521.764031766483" calcext:value-type="float">
            <text:p>521,764031766483</text:p>
          </table:table-cell>
          <table:table-cell table:formula="of:=LN([.G216])" office:value-type="float" office:value="6.25721543925449" calcext:value-type="float">
            <text:p>6,25721543925449</text:p>
          </table:table-cell>
          <table:table-cell table:formula="of:=([.D216]-[.H216])^2" office:value-type="float" office:value="0.603071085066794" calcext:value-type="float">
            <text:p>0,603071085066794</text:p>
          </table:table-cell>
          <table:table-cell table:number-columns-repeated="8"/>
          <table:table-cell table:formula="of:=[.R215]+2" office:value-type="float" office:value="430.000000000001" calcext:value-type="float">
            <text:p>430,000000000001</text:p>
          </table:table-cell>
          <table:table-cell table:formula="of:=[.$L$6] * ([.R216] - [.$L$4])^[.$L$5]" office:value-type="float" office:value="515.71993582242" calcext:value-type="float">
            <text:p>515,71993582242</text:p>
          </table:table-cell>
        </table:table-row>
        <table:table-row table:style-name="ro2">
          <table:table-cell table:formula="of:=[Planilha2.A5]*100" office:value-type="float" office:value="40" calcext:value-type="float">
            <text:p>40</text:p>
          </table:table-cell>
          <table:table-cell office:value-type="float" office:value="263" calcext:value-type="float">
            <text:p>263</text:p>
          </table:table-cell>
          <table:table-cell table:formula="of:=LN([.A217]-[.$L$4])" office:value-type="float" office:value="3.68887945411392" calcext:value-type="float">
            <text:p>3,68887945411392</text:p>
          </table:table-cell>
          <table:table-cell table:formula="of:=LN([.B217])" office:value-type="float" office:value="5.57215403217777" calcext:value-type="float">
            <text:p>5,57215403217777</text:p>
          </table:table-cell>
          <table:table-cell table:formula="of:=[.C217]*[.D217]" office:value-type="float" office:value="20.5550045244586" calcext:value-type="float">
            <text:p>20,5550045244586</text:p>
          </table:table-cell>
          <table:table-cell table:formula="of:=[.C217]^2" office:value-type="float" office:value="13.6078316269838" calcext:value-type="float">
            <text:p>13,6078316269838</text:p>
          </table:table-cell>
          <table:table-cell table:formula="of:=[.$L$6] * ([.A217] - [.$L$4])^[.$L$5]" office:value-type="float" office:value="521.764031766483" calcext:value-type="float">
            <text:p>521,764031766483</text:p>
          </table:table-cell>
          <table:table-cell table:formula="of:=LN([.G217])" office:value-type="float" office:value="6.25721543925449" calcext:value-type="float">
            <text:p>6,25721543925449</text:p>
          </table:table-cell>
          <table:table-cell table:formula="of:=([.D217]-[.H217])^2" office:value-type="float" office:value="0.469309131465942" calcext:value-type="float">
            <text:p>0,469309131465942</text:p>
          </table:table-cell>
          <table:table-cell table:number-columns-repeated="8"/>
          <table:table-cell table:formula="of:=[.R216]+2" office:value-type="float" office:value="432.000000000001" calcext:value-type="float">
            <text:p>432,000000000001</text:p>
          </table:table-cell>
          <table:table-cell table:formula="of:=[.$L$6] * ([.R217] - [.$L$4])^[.$L$5]" office:value-type="float" office:value="515.708194933865" calcext:value-type="float">
            <text:p>515,708194933865</text:p>
          </table:table-cell>
        </table:table-row>
        <table:table-row table:style-name="ro2">
          <table:table-cell table:formula="of:=[Planilha2.A3]*100"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  <table:table-cell table:formula="of:=LN([.A218]-[.$L$4])" office:value-type="float" office:value="3.63758615972636" calcext:value-type="float">
            <text:p>3,63758615972636</text:p>
          </table:table-cell>
          <table:table-cell table:formula="of:=LN([.B218])" office:value-type="float" office:value="5.57594910314632" calcext:value-type="float">
            <text:p>5,57594910314632</text:p>
          </table:table-cell>
          <table:table-cell table:formula="of:=[.C218]*[.D218]" office:value-type="float" office:value="20.2829952849437" calcext:value-type="float">
            <text:p>20,2829952849437</text:p>
          </table:table-cell>
          <table:table-cell table:formula="of:=[.C218]^2" office:value-type="float" office:value="13.2320330694328" calcext:value-type="float">
            <text:p>13,2320330694328</text:p>
          </table:table-cell>
          <table:table-cell table:formula="of:=[.$L$6] * ([.A218] - [.$L$4])^[.$L$5]" office:value-type="float" office:value="521.895350855604" calcext:value-type="float">
            <text:p>521,895350855604</text:p>
          </table:table-cell>
          <table:table-cell table:formula="of:=LN([.G218])" office:value-type="float" office:value="6.25746709049627" calcext:value-type="float">
            <text:p>6,25746709049627</text:p>
          </table:table-cell>
          <table:table-cell table:formula="of:=([.D218]-[.H218])^2" office:value-type="float" office:value="0.464466767081526" calcext:value-type="float">
            <text:p>0,464466767081526</text:p>
          </table:table-cell>
          <table:table-cell table:number-columns-repeated="8"/>
          <table:table-cell table:formula="of:=[.R217]+2" office:value-type="float" office:value="434.000000000001" calcext:value-type="float">
            <text:p>434,000000000001</text:p>
          </table:table-cell>
          <table:table-cell table:formula="of:=[.$L$6] * ([.R218] - [.$L$4])^[.$L$5]" office:value-type="float" office:value="515.696508541379" calcext:value-type="float">
            <text:p>515,696508541379</text:p>
          </table:table-cell>
        </table:table-row>
        <table:table-row table:style-name="ro2">
          <table:table-cell table:formula="of:=[Planilha2.A2]*100" office:value-type="float" office:value="35" calcext:value-type="float">
            <text:p>35</text:p>
          </table:table-cell>
          <table:table-cell office:value-type="float" office:value="214.642" calcext:value-type="float">
            <text:p>214,642</text:p>
          </table:table-cell>
          <table:table-cell table:formula="of:=LN([.A219]-[.$L$4])" office:value-type="float" office:value="3.55534806148939" calcext:value-type="float">
            <text:p>3,55534806148939</text:p>
          </table:table-cell>
          <table:table-cell table:formula="of:=LN([.B219])" office:value-type="float" office:value="5.36897152400165" calcext:value-type="float">
            <text:p>5,36897152400165</text:p>
          </table:table-cell>
          <table:table-cell table:formula="of:=[.C219]*[.D219]" office:value-type="float" office:value="19.088562500051" calcext:value-type="float">
            <text:p>19,088562500051</text:p>
          </table:table-cell>
          <table:table-cell table:formula="of:=[.C219]^2" office:value-type="float" office:value="12.6404998383364" calcext:value-type="float">
            <text:p>12,6404998383364</text:p>
          </table:table-cell>
          <table:table-cell table:formula="of:=[.$L$6] * ([.A219] - [.$L$4])^[.$L$5]" office:value-type="float" office:value="522.105962600763" calcext:value-type="float">
            <text:p>522,105962600763</text:p>
          </table:table-cell>
          <table:table-cell table:formula="of:=LN([.G219])" office:value-type="float" office:value="6.2578705607703" calcext:value-type="float">
            <text:p>6,2578705607703</text:p>
          </table:table-cell>
          <table:table-cell table:formula="of:=([.D219]-[.H219])^2" office:value-type="float" office:value="0.790141497568233" calcext:value-type="float">
            <text:p>0,790141497568233</text:p>
          </table:table-cell>
          <table:table-cell table:number-columns-repeated="8"/>
          <table:table-cell table:formula="of:=[.R218]+2" office:value-type="float" office:value="436.000000000001" calcext:value-type="float">
            <text:p>436,000000000001</text:p>
          </table:table-cell>
          <table:table-cell table:formula="of:=[.$L$6] * ([.R219] - [.$L$4])^[.$L$5]" office:value-type="float" office:value="515.684876142624" calcext:value-type="float">
            <text:p>515,684876142624</text:p>
          </table:table-cell>
        </table:table-row>
      </table:table>
      <table:table table:name="Planilha2" table:style-name="ta1">
        <table:table-column table:style-name="co6" table:default-cell-style-name="ce2"/>
        <table:table-row table:style-name="ro1">
          <table:table-cell table:style-name="ce1" office:value-type="string" calcext:value-type="string">
            <text:p>cota (m)</text:p>
          </table:table-cell>
        </table:table-row>
        <table:table-row table:style-name="ro2">
          <table:table-cell office:value-type="float" office:value="0.35" calcext:value-type="float">
            <text:p>0,35</text:p>
          </table:table-cell>
        </table:table-row>
        <table:table-row table:style-name="ro2">
          <table:table-cell office:value-type="float" office:value="0.38" calcext:value-type="float">
            <text:p>0,38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0.41" calcext:value-type="float">
            <text:p>0,41</text:p>
          </table:table-cell>
        </table:table-row>
        <table:table-row table:style-name="ro2">
          <table:table-cell office:value-type="float" office:value="0.42" calcext:value-type="float">
            <text:p>0,42</text:p>
          </table:table-cell>
        </table:table-row>
        <table:table-row table:style-name="ro2">
          <table:table-cell office:value-type="float" office:value="0.42" calcext:value-type="float">
            <text:p>0,42</text:p>
          </table:table-cell>
        </table:table-row>
        <table:table-row table:style-name="ro2">
          <table:table-cell office:value-type="float" office:value="0.44" calcext:value-type="float">
            <text:p>0,44</text:p>
          </table:table-cell>
        </table:table-row>
        <table:table-row table:style-name="ro2">
          <table:table-cell office:value-type="float" office:value="0.48" calcext:value-type="float">
            <text:p>0,48</text:p>
          </table:table-cell>
        </table:table-row>
        <table:table-row table:style-name="ro2">
          <table:table-cell office:value-type="float" office:value="0.48" calcext:value-type="float">
            <text:p>0,48</text:p>
          </table:table-cell>
        </table:table-row>
        <table:table-row table:style-name="ro2">
          <table:table-cell office:value-type="float" office:value="0.48" calcext:value-type="float">
            <text:p>0,48</text:p>
          </table:table-cell>
        </table:table-row>
        <table:table-row table:style-name="ro2">
          <table:table-cell office:value-type="float" office:value="0.48" calcext:value-type="float">
            <text:p>0,48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float" office:value="0.51" calcext:value-type="float">
            <text:p>0,51</text:p>
          </table:table-cell>
        </table:table-row>
        <table:table-row table:style-name="ro2">
          <table:table-cell office:value-type="float" office:value="0.58" calcext:value-type="float">
            <text:p>0,58</text:p>
          </table:table-cell>
        </table:table-row>
        <table:table-row table:style-name="ro2">
          <table:table-cell office:value-type="float" office:value="0.58" calcext:value-type="float">
            <text:p>0,58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float" office:value="0.61" calcext:value-type="float">
            <text:p>0,61</text:p>
          </table:table-cell>
        </table:table-row>
        <table:table-row table:style-name="ro2">
          <table:table-cell office:value-type="float" office:value="0.62" calcext:value-type="float">
            <text:p>0,62</text:p>
          </table:table-cell>
        </table:table-row>
        <table:table-row table:style-name="ro2">
          <table:table-cell office:value-type="float" office:value="0.63" calcext:value-type="float">
            <text:p>0,63</text:p>
          </table:table-cell>
        </table:table-row>
        <table:table-row table:style-name="ro2">
          <table:table-cell office:value-type="float" office:value="0.63" calcext:value-type="float">
            <text:p>0,63</text:p>
          </table:table-cell>
        </table:table-row>
        <table:table-row table:style-name="ro2"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float" office:value="0.67" calcext:value-type="float">
            <text:p>0,67</text:p>
          </table:table-cell>
        </table:table-row>
        <table:table-row table:style-name="ro2">
          <table:table-cell office:value-type="float" office:value="0.67" calcext:value-type="float">
            <text:p>0,67</text:p>
          </table:table-cell>
        </table:table-row>
        <table:table-row table:style-name="ro2">
          <table:table-cell office:value-type="float" office:value="0.71" calcext:value-type="float">
            <text:p>0,71</text:p>
          </table:table-cell>
        </table:table-row>
        <table:table-row table:style-name="ro2">
          <table:table-cell office:value-type="float" office:value="0.71" calcext:value-type="float">
            <text:p>0,71</text:p>
          </table:table-cell>
        </table:table-row>
        <table:table-row table:style-name="ro2">
          <table:table-cell office:value-type="float" office:value="0.71" calcext:value-type="float">
            <text:p>0,71</text:p>
          </table:table-cell>
        </table:table-row>
        <table:table-row table:style-name="ro2">
          <table:table-cell office:value-type="float" office:value="0.71" calcext:value-type="float">
            <text:p>0,71</text:p>
          </table:table-cell>
        </table:table-row>
        <table:table-row table:style-name="ro2">
          <table:table-cell office:value-type="float" office:value="0.71" calcext:value-type="float">
            <text:p>0,71</text:p>
          </table:table-cell>
        </table:table-row>
        <table:table-row table:style-name="ro2">
          <table:table-cell office:value-type="float" office:value="0.71" calcext:value-type="float">
            <text:p>0,71</text:p>
          </table:table-cell>
        </table:table-row>
        <table:table-row table:style-name="ro2">
          <table:table-cell office:value-type="float" office:value="0.71" calcext:value-type="float">
            <text:p>0,71</text:p>
          </table:table-cell>
        </table:table-row>
        <table:table-row table:style-name="ro2">
          <table:table-cell office:value-type="float" office:value="0.72" calcext:value-type="float">
            <text:p>0,72</text:p>
          </table:table-cell>
        </table:table-row>
        <table:table-row table:style-name="ro2">
          <table:table-cell office:value-type="float" office:value="0.72" calcext:value-type="float">
            <text:p>0,72</text:p>
          </table:table-cell>
        </table:table-row>
        <table:table-row table:style-name="ro2">
          <table:table-cell office:value-type="float" office:value="0.73" calcext:value-type="float">
            <text:p>0,73</text:p>
          </table:table-cell>
        </table:table-row>
        <table:table-row table:style-name="ro2">
          <table:table-cell office:value-type="float" office:value="0.73" calcext:value-type="float">
            <text:p>0,73</text:p>
          </table:table-cell>
        </table:table-row>
        <table:table-row table:style-name="ro2">
          <table:table-cell office:value-type="float" office:value="0.74" calcext:value-type="float">
            <text:p>0,74</text:p>
          </table:table-cell>
        </table:table-row>
        <table:table-row table:style-name="ro2">
          <table:table-cell office:value-type="float" office:value="0.74" calcext:value-type="float">
            <text:p>0,74</text:p>
          </table:table-cell>
        </table:table-row>
        <table:table-row table:style-name="ro2">
          <table:table-cell office:value-type="float" office:value="0.75" calcext:value-type="float">
            <text:p>0,75</text:p>
          </table:table-cell>
        </table:table-row>
        <table:table-row table:style-name="ro2">
          <table:table-cell office:value-type="float" office:value="0.76" calcext:value-type="float">
            <text:p>0,76</text:p>
          </table:table-cell>
        </table:table-row>
        <table:table-row table:style-name="ro2">
          <table:table-cell office:value-type="float" office:value="0.77" calcext:value-type="float">
            <text:p>0,77</text:p>
          </table:table-cell>
        </table:table-row>
        <table:table-row table:style-name="ro2"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float" office:value="0.82" calcext:value-type="float">
            <text:p>0,82</text:p>
          </table:table-cell>
        </table:table-row>
        <table:table-row table:style-name="ro2">
          <table:table-cell office:value-type="float" office:value="0.82" calcext:value-type="float">
            <text:p>0,82</text:p>
          </table:table-cell>
        </table:table-row>
        <table:table-row table:style-name="ro2">
          <table:table-cell office:value-type="float" office:value="0.82" calcext:value-type="float">
            <text:p>0,82</text:p>
          </table:table-cell>
        </table:table-row>
        <table:table-row table:style-name="ro2">
          <table:table-cell office:value-type="float" office:value="0.83" calcext:value-type="float">
            <text:p>0,83</text:p>
          </table:table-cell>
        </table:table-row>
        <table:table-row table:style-name="ro2">
          <table:table-cell office:value-type="float" office:value="0.83" calcext:value-type="float">
            <text:p>0,83</text:p>
          </table:table-cell>
        </table:table-row>
        <table:table-row table:style-name="ro2">
          <table:table-cell office:value-type="float" office:value="0.84" calcext:value-type="float">
            <text:p>0,84</text:p>
          </table:table-cell>
        </table:table-row>
        <table:table-row table:style-name="ro2">
          <table:table-cell office:value-type="float" office:value="0.85" calcext:value-type="float">
            <text:p>0,85</text:p>
          </table:table-cell>
        </table:table-row>
        <table:table-row table:style-name="ro2">
          <table:table-cell office:value-type="float" office:value="0.86" calcext:value-type="float">
            <text:p>0,86</text:p>
          </table:table-cell>
        </table:table-row>
        <table:table-row table:style-name="ro2">
          <table:table-cell office:value-type="float" office:value="0.86" calcext:value-type="float">
            <text:p>0,86</text:p>
          </table:table-cell>
        </table:table-row>
        <table:table-row table:style-name="ro2">
          <table:table-cell office:value-type="float" office:value="0.86" calcext:value-type="float">
            <text:p>0,86</text:p>
          </table:table-cell>
        </table:table-row>
        <table:table-row table:style-name="ro2">
          <table:table-cell office:value-type="float" office:value="0.86" calcext:value-type="float">
            <text:p>0,86</text:p>
          </table:table-cell>
        </table:table-row>
        <table:table-row table:style-name="ro2">
          <table:table-cell office:value-type="float" office:value="0.86" calcext:value-type="float">
            <text:p>0,86</text:p>
          </table:table-cell>
        </table:table-row>
        <table:table-row table:style-name="ro2">
          <table:table-cell office:value-type="float" office:value="0.86" calcext:value-type="float">
            <text:p>0,86</text:p>
          </table:table-cell>
        </table:table-row>
        <table:table-row table:style-name="ro2">
          <table:table-cell office:value-type="float" office:value="0.86" calcext:value-type="float">
            <text:p>0,86</text:p>
          </table:table-cell>
        </table:table-row>
        <table:table-row table:style-name="ro2">
          <table:table-cell office:value-type="float" office:value="0.87" calcext:value-type="float">
            <text:p>0,87</text:p>
          </table:table-cell>
        </table:table-row>
        <table:table-row table:style-name="ro2">
          <table:table-cell office:value-type="float" office:value="0.87" calcext:value-type="float">
            <text:p>0,87</text:p>
          </table:table-cell>
        </table:table-row>
        <table:table-row table:style-name="ro2">
          <table:table-cell office:value-type="float" office:value="0.87" calcext:value-type="float">
            <text:p>0,87</text:p>
          </table:table-cell>
        </table:table-row>
        <table:table-row table:style-name="ro2"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float" office:value="0.91" calcext:value-type="float">
            <text:p>0,91</text:p>
          </table:table-cell>
        </table:table-row>
        <table:table-row table:style-name="ro2">
          <table:table-cell office:value-type="float" office:value="0.91" calcext:value-type="float">
            <text:p>0,91</text:p>
          </table:table-cell>
        </table:table-row>
        <table:table-row table:style-name="ro2">
          <table:table-cell office:value-type="float" office:value="0.92" calcext:value-type="float">
            <text:p>0,92</text:p>
          </table:table-cell>
        </table:table-row>
        <table:table-row table:style-name="ro2">
          <table:table-cell office:value-type="float" office:value="0.92" calcext:value-type="float">
            <text:p>0,92</text:p>
          </table:table-cell>
        </table:table-row>
        <table:table-row table:style-name="ro2">
          <table:table-cell office:value-type="float" office:value="0.94" calcext:value-type="float">
            <text:p>0,94</text:p>
          </table:table-cell>
        </table:table-row>
        <table:table-row table:style-name="ro2">
          <table:table-cell office:value-type="float" office:value="0.94" calcext:value-type="float">
            <text:p>0,94</text:p>
          </table:table-cell>
        </table:table-row>
        <table:table-row table:style-name="ro2">
          <table:table-cell office:value-type="float" office:value="0.94" calcext:value-type="float">
            <text:p>0,94</text:p>
          </table:table-cell>
        </table:table-row>
        <table:table-row table:style-name="ro2">
          <table:table-cell office:value-type="float" office:value="0.95" calcext:value-type="float">
            <text:p>0,95</text:p>
          </table:table-cell>
        </table:table-row>
        <table:table-row table:style-name="ro2">
          <table:table-cell office:value-type="float" office:value="0.96" calcext:value-type="float">
            <text:p>0,96</text:p>
          </table:table-cell>
        </table:table-row>
        <table:table-row table:style-name="ro2">
          <table:table-cell office:value-type="float" office:value="0.96" calcext:value-type="float">
            <text:p>0,96</text:p>
          </table:table-cell>
        </table:table-row>
        <table:table-row table:style-name="ro2">
          <table:table-cell office:value-type="float" office:value="0.96" calcext:value-type="float">
            <text:p>0,96</text:p>
          </table:table-cell>
        </table:table-row>
        <table:table-row table:style-name="ro2">
          <table:table-cell office:value-type="float" office:value="0.97" calcext:value-type="float">
            <text:p>0,97</text:p>
          </table:table-cell>
        </table:table-row>
        <table:table-row table:style-name="ro2">
          <table:table-cell office:value-type="float" office:value="0.97" calcext:value-type="float">
            <text:p>0,97</text:p>
          </table:table-cell>
        </table:table-row>
        <table:table-row table:style-name="ro2">
          <table:table-cell office:value-type="float" office:value="0.98" calcext:value-type="float">
            <text:p>0,9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.03" calcext:value-type="float">
            <text:p>1,03</text:p>
          </table:table-cell>
        </table:table-row>
        <table:table-row table:style-name="ro2">
          <table:table-cell office:value-type="float" office:value="1.04" calcext:value-type="float">
            <text:p>1,04</text:p>
          </table:table-cell>
        </table:table-row>
        <table:table-row table:style-name="ro2">
          <table:table-cell office:value-type="float" office:value="1.05" calcext:value-type="float">
            <text:p>1,05</text:p>
          </table:table-cell>
        </table:table-row>
        <table:table-row table:style-name="ro2">
          <table:table-cell office:value-type="float" office:value="1.06" calcext:value-type="float">
            <text:p>1,06</text:p>
          </table:table-cell>
        </table:table-row>
        <table:table-row table:style-name="ro2">
          <table:table-cell office:value-type="float" office:value="1.07" calcext:value-type="float">
            <text:p>1,07</text:p>
          </table:table-cell>
        </table:table-row>
        <table:table-row table:style-name="ro2">
          <table:table-cell office:value-type="float" office:value="1.08" calcext:value-type="float">
            <text:p>1,08</text:p>
          </table:table-cell>
        </table:table-row>
        <table:table-row table:style-name="ro2">
          <table:table-cell office:value-type="float" office:value="1.08" calcext:value-type="float">
            <text:p>1,08</text:p>
          </table:table-cell>
        </table:table-row>
        <table:table-row table:style-name="ro2">
          <table:table-cell office:value-type="float" office:value="1.08" calcext:value-type="float">
            <text:p>1,08</text:p>
          </table:table-cell>
        </table:table-row>
        <table:table-row table:style-name="ro2">
          <table:table-cell office:value-type="float" office:value="1.09" calcext:value-type="float">
            <text:p>1,09</text:p>
          </table:table-cell>
        </table:table-row>
        <table:table-row table:style-name="ro2">
          <table:table-cell office:value-type="float" office:value="1.09" calcext:value-type="float">
            <text:p>1,09</text:p>
          </table:table-cell>
        </table:table-row>
        <table:table-row table:style-name="ro2"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float" office:value="1.11" calcext:value-type="float">
            <text:p>1,11</text:p>
          </table:table-cell>
        </table:table-row>
        <table:table-row table:style-name="ro2"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float" office:value="1.14" calcext:value-type="float">
            <text:p>1,14</text:p>
          </table:table-cell>
        </table:table-row>
        <table:table-row table:style-name="ro2">
          <table:table-cell office:value-type="float" office:value="1.14" calcext:value-type="float">
            <text:p>1,14</text:p>
          </table:table-cell>
        </table:table-row>
        <table:table-row table:style-name="ro2">
          <table:table-cell office:value-type="float" office:value="1.16" calcext:value-type="float">
            <text:p>1,16</text:p>
          </table:table-cell>
        </table:table-row>
        <table:table-row table:style-name="ro2">
          <table:table-cell office:value-type="float" office:value="1.16" calcext:value-type="float">
            <text:p>1,16</text:p>
          </table:table-cell>
        </table:table-row>
        <table:table-row table:style-name="ro2">
          <table:table-cell office:value-type="float" office:value="1.18" calcext:value-type="float">
            <text:p>1,18</text:p>
          </table:table-cell>
        </table:table-row>
        <table:table-row table:style-name="ro2">
          <table:table-cell office:value-type="float" office:value="1.18" calcext:value-type="float">
            <text:p>1,18</text:p>
          </table:table-cell>
        </table:table-row>
        <table:table-row table:style-name="ro2">
          <table:table-cell office:value-type="float" office:value="1.18" calcext:value-type="float">
            <text:p>1,18</text:p>
          </table:table-cell>
        </table:table-row>
        <table:table-row table:style-name="ro2">
          <table:table-cell office:value-type="float" office:value="1.18" calcext:value-type="float">
            <text:p>1,18</text:p>
          </table:table-cell>
        </table:table-row>
        <table:table-row table:style-name="ro2">
          <table:table-cell office:value-type="float" office:value="1.18" calcext:value-type="float">
            <text:p>1,18</text:p>
          </table:table-cell>
        </table:table-row>
        <table:table-row table:style-name="ro2">
          <table:table-cell office:value-type="float" office:value="1.18" calcext:value-type="float">
            <text:p>1,18</text:p>
          </table:table-cell>
        </table:table-row>
        <table:table-row table:style-name="ro2">
          <table:table-cell office:value-type="float" office:value="1.19" calcext:value-type="float">
            <text:p>1,19</text:p>
          </table:table-cell>
        </table:table-row>
        <table:table-row table:style-name="ro2">
          <table:table-cell office:value-type="float" office:value="1.19" calcext:value-type="float">
            <text:p>1,19</text:p>
          </table:table-cell>
        </table:table-row>
        <table:table-row table:style-name="ro2"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float" office:value="1.22" calcext:value-type="float">
            <text:p>1,22</text:p>
          </table:table-cell>
        </table:table-row>
        <table:table-row table:style-name="ro2">
          <table:table-cell office:value-type="float" office:value="1.22" calcext:value-type="float">
            <text:p>1,22</text:p>
          </table:table-cell>
        </table:table-row>
        <table:table-row table:style-name="ro2">
          <table:table-cell office:value-type="float" office:value="1.23" calcext:value-type="float">
            <text:p>1,23</text:p>
          </table:table-cell>
        </table:table-row>
        <table:table-row table:style-name="ro2">
          <table:table-cell office:value-type="float" office:value="1.24" calcext:value-type="float">
            <text:p>1,24</text:p>
          </table:table-cell>
        </table:table-row>
        <table:table-row table:style-name="ro2">
          <table:table-cell office:value-type="float" office:value="1.24" calcext:value-type="float">
            <text:p>1,24</text:p>
          </table:table-cell>
        </table:table-row>
        <table:table-row table:style-name="ro2">
          <table:table-cell office:value-type="float" office:value="1.24" calcext:value-type="float">
            <text:p>1,24</text:p>
          </table:table-cell>
        </table:table-row>
        <table:table-row table:style-name="ro2">
          <table:table-cell office:value-type="float" office:value="1.25" calcext:value-type="float">
            <text:p>1,25</text:p>
          </table:table-cell>
        </table:table-row>
        <table:table-row table:style-name="ro2">
          <table:table-cell office:value-type="float" office:value="1.26" calcext:value-type="float">
            <text:p>1,26</text:p>
          </table:table-cell>
        </table:table-row>
        <table:table-row table:style-name="ro2">
          <table:table-cell office:value-type="float" office:value="1.27" calcext:value-type="float">
            <text:p>1,27</text:p>
          </table:table-cell>
        </table:table-row>
        <table:table-row table:style-name="ro2">
          <table:table-cell office:value-type="float" office:value="1.27" calcext:value-type="float">
            <text:p>1,27</text:p>
          </table:table-cell>
        </table:table-row>
        <table:table-row table:style-name="ro2">
          <table:table-cell office:value-type="float" office:value="1.27" calcext:value-type="float">
            <text:p>1,27</text:p>
          </table:table-cell>
        </table:table-row>
        <table:table-row table:style-name="ro2">
          <table:table-cell office:value-type="float" office:value="1.28" calcext:value-type="float">
            <text:p>1,28</text:p>
          </table:table-cell>
        </table:table-row>
        <table:table-row table:style-name="ro2">
          <table:table-cell office:value-type="float" office:value="1.29" calcext:value-type="float">
            <text:p>1,29</text:p>
          </table:table-cell>
        </table:table-row>
        <table:table-row table:style-name="ro2"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float" office:value="1.31" calcext:value-type="float">
            <text:p>1,31</text:p>
          </table:table-cell>
        </table:table-row>
        <table:table-row table:style-name="ro2">
          <table:table-cell office:value-type="float" office:value="1.32" calcext:value-type="float">
            <text:p>1,32</text:p>
          </table:table-cell>
        </table:table-row>
        <table:table-row table:style-name="ro2">
          <table:table-cell office:value-type="float" office:value="1.32" calcext:value-type="float">
            <text:p>1,32</text:p>
          </table:table-cell>
        </table:table-row>
        <table:table-row table:style-name="ro2">
          <table:table-cell office:value-type="float" office:value="1.32" calcext:value-type="float">
            <text:p>1,32</text:p>
          </table:table-cell>
        </table:table-row>
        <table:table-row table:style-name="ro2">
          <table:table-cell office:value-type="float" office:value="1.36" calcext:value-type="float">
            <text:p>1,36</text:p>
          </table:table-cell>
        </table:table-row>
        <table:table-row table:style-name="ro2">
          <table:table-cell office:value-type="float" office:value="1.36" calcext:value-type="float">
            <text:p>1,36</text:p>
          </table:table-cell>
        </table:table-row>
        <table:table-row table:style-name="ro2">
          <table:table-cell office:value-type="float" office:value="1.37" calcext:value-type="float">
            <text:p>1,37</text:p>
          </table:table-cell>
        </table:table-row>
        <table:table-row table:style-name="ro2">
          <table:table-cell office:value-type="float" office:value="1.38" calcext:value-type="float">
            <text:p>1,38</text:p>
          </table:table-cell>
        </table:table-row>
        <table:table-row table:style-name="ro2">
          <table:table-cell office:value-type="float" office:value="1.39" calcext:value-type="float">
            <text:p>1,39</text:p>
          </table:table-cell>
        </table:table-row>
        <table:table-row table:style-name="ro2">
          <table:table-cell office:value-type="float" office:value="1.39" calcext:value-type="float">
            <text:p>1,39</text:p>
          </table:table-cell>
        </table:table-row>
        <table:table-row table:style-name="ro2">
          <table:table-cell office:value-type="float" office:value="1.39" calcext:value-type="float">
            <text:p>1,39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float" office:value="1.41" calcext:value-type="float">
            <text:p>1,41</text:p>
          </table:table-cell>
        </table:table-row>
        <table:table-row table:style-name="ro2">
          <table:table-cell office:value-type="float" office:value="1.45" calcext:value-type="float">
            <text:p>1,45</text:p>
          </table:table-cell>
        </table:table-row>
        <table:table-row table:style-name="ro2">
          <table:table-cell office:value-type="float" office:value="1.45" calcext:value-type="float">
            <text:p>1,45</text:p>
          </table:table-cell>
        </table:table-row>
        <table:table-row table:style-name="ro2">
          <table:table-cell office:value-type="float" office:value="1.45" calcext:value-type="float">
            <text:p>1,45</text:p>
          </table:table-cell>
        </table:table-row>
        <table:table-row table:style-name="ro2">
          <table:table-cell office:value-type="float" office:value="1.46" calcext:value-type="float">
            <text:p>1,46</text:p>
          </table:table-cell>
        </table:table-row>
        <table:table-row table:style-name="ro2">
          <table:table-cell office:value-type="float" office:value="1.47" calcext:value-type="float">
            <text:p>1,47</text:p>
          </table:table-cell>
        </table:table-row>
        <table:table-row table:style-name="ro2">
          <table:table-cell office:value-type="float" office:value="1.47" calcext:value-type="float">
            <text:p>1,47</text:p>
          </table:table-cell>
        </table:table-row>
        <table:table-row table:style-name="ro2">
          <table:table-cell office:value-type="float" office:value="1.47" calcext:value-type="float">
            <text:p>1,47</text:p>
          </table:table-cell>
        </table:table-row>
        <table:table-row table:style-name="ro2">
          <table:table-cell office:value-type="float" office:value="1.48" calcext:value-type="float">
            <text:p>1,48</text:p>
          </table:table-cell>
        </table:table-row>
        <table:table-row table:style-name="ro2">
          <table:table-cell office:value-type="float" office:value="1.48" calcext:value-type="float">
            <text:p>1,48</text:p>
          </table:table-cell>
        </table:table-row>
        <table:table-row table:style-name="ro2">
          <table:table-cell office:value-type="float" office:value="1.49" calcext:value-type="float">
            <text:p>1,49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float" office:value="1.51" calcext:value-type="float">
            <text:p>1,51</text:p>
          </table:table-cell>
        </table:table-row>
        <table:table-row table:style-name="ro2">
          <table:table-cell office:value-type="float" office:value="1.52" calcext:value-type="float">
            <text:p>1,52</text:p>
          </table:table-cell>
        </table:table-row>
        <table:table-row table:style-name="ro2">
          <table:table-cell office:value-type="float" office:value="1.52" calcext:value-type="float">
            <text:p>1,52</text:p>
          </table:table-cell>
        </table:table-row>
        <table:table-row table:style-name="ro2">
          <table:table-cell office:value-type="float" office:value="1.52" calcext:value-type="float">
            <text:p>1,52</text:p>
          </table:table-cell>
        </table:table-row>
        <table:table-row table:style-name="ro2">
          <table:table-cell office:value-type="float" office:value="1.52" calcext:value-type="float">
            <text:p>1,52</text:p>
          </table:table-cell>
        </table:table-row>
        <table:table-row table:style-name="ro2">
          <table:table-cell office:value-type="float" office:value="1.52" calcext:value-type="float">
            <text:p>1,52</text:p>
          </table:table-cell>
        </table:table-row>
        <table:table-row table:style-name="ro2">
          <table:table-cell office:value-type="float" office:value="1.53" calcext:value-type="float">
            <text:p>1,53</text:p>
          </table:table-cell>
        </table:table-row>
        <table:table-row table:style-name="ro2">
          <table:table-cell office:value-type="float" office:value="1.54" calcext:value-type="float">
            <text:p>1,54</text:p>
          </table:table-cell>
        </table:table-row>
        <table:table-row table:style-name="ro2">
          <table:table-cell office:value-type="float" office:value="1.54" calcext:value-type="float">
            <text:p>1,54</text:p>
          </table:table-cell>
        </table:table-row>
        <table:table-row table:style-name="ro2">
          <table:table-cell office:value-type="float" office:value="1.55" calcext:value-type="float">
            <text:p>1,55</text:p>
          </table:table-cell>
        </table:table-row>
        <table:table-row table:style-name="ro2">
          <table:table-cell office:value-type="float" office:value="1.56" calcext:value-type="float">
            <text:p>1,56</text:p>
          </table:table-cell>
        </table:table-row>
        <table:table-row table:style-name="ro2">
          <table:table-cell office:value-type="float" office:value="1.56" calcext:value-type="float">
            <text:p>1,56</text:p>
          </table:table-cell>
        </table:table-row>
        <table:table-row table:style-name="ro2">
          <table:table-cell office:value-type="float" office:value="1.57" calcext:value-type="float">
            <text:p>1,57</text:p>
          </table:table-cell>
        </table:table-row>
        <table:table-row table:style-name="ro2">
          <table:table-cell office:value-type="float" office:value="1.58" calcext:value-type="float">
            <text:p>1,58</text:p>
          </table:table-cell>
        </table:table-row>
        <table:table-row table:style-name="ro2">
          <table:table-cell office:value-type="float" office:value="1.59" calcext:value-type="float">
            <text:p>1,59</text:p>
          </table:table-cell>
        </table:table-row>
        <table:table-row table:style-name="ro2">
          <table:table-cell office:value-type="float" office:value="1.6" calcext:value-type="float">
            <text:p>1,6</text:p>
          </table:table-cell>
        </table:table-row>
        <table:table-row table:style-name="ro2">
          <table:table-cell office:value-type="float" office:value="1.6" calcext:value-type="float">
            <text:p>1,6</text:p>
          </table:table-cell>
        </table:table-row>
        <table:table-row table:style-name="ro2">
          <table:table-cell office:value-type="float" office:value="1.62" calcext:value-type="float">
            <text:p>1,62</text:p>
          </table:table-cell>
        </table:table-row>
        <table:table-row table:style-name="ro2">
          <table:table-cell office:value-type="float" office:value="1.63" calcext:value-type="float">
            <text:p>1,63</text:p>
          </table:table-cell>
        </table:table-row>
        <table:table-row table:style-name="ro2">
          <table:table-cell office:value-type="float" office:value="1.63" calcext:value-type="float">
            <text:p>1,63</text:p>
          </table:table-cell>
        </table:table-row>
        <table:table-row table:style-name="ro2">
          <table:table-cell office:value-type="float" office:value="1.64" calcext:value-type="float">
            <text:p>1,64</text:p>
          </table:table-cell>
        </table:table-row>
        <table:table-row table:style-name="ro2">
          <table:table-cell office:value-type="float" office:value="1.64" calcext:value-type="float">
            <text:p>1,64</text:p>
          </table:table-cell>
        </table:table-row>
        <table:table-row table:style-name="ro2">
          <table:table-cell office:value-type="float" office:value="1.68" calcext:value-type="float">
            <text:p>1,68</text:p>
          </table:table-cell>
        </table:table-row>
        <table:table-row table:style-name="ro2">
          <table:table-cell office:value-type="float" office:value="1.68" calcext:value-type="float">
            <text:p>1,68</text:p>
          </table:table-cell>
        </table:table-row>
        <table:table-row table:style-name="ro2">
          <table:table-cell office:value-type="float" office:value="1.69" calcext:value-type="float">
            <text:p>1,69</text:p>
          </table:table-cell>
        </table:table-row>
        <table:table-row table:style-name="ro2">
          <table:table-cell office:value-type="float" office:value="1.76" calcext:value-type="float">
            <text:p>1,76</text:p>
          </table:table-cell>
        </table:table-row>
        <table:table-row table:style-name="ro2">
          <table:table-cell office:value-type="float" office:value="1.76" calcext:value-type="float">
            <text:p>1,76</text:p>
          </table:table-cell>
        </table:table-row>
        <table:table-row table:style-name="ro2">
          <table:table-cell office:value-type="float" office:value="1.79" calcext:value-type="float">
            <text:p>1,79</text:p>
          </table:table-cell>
        </table:table-row>
        <table:table-row table:style-name="ro2">
          <table:table-cell office:value-type="float" office:value="1.8" calcext:value-type="float">
            <text:p>1,8</text:p>
          </table:table-cell>
        </table:table-row>
        <table:table-row table:style-name="ro2">
          <table:table-cell office:value-type="float" office:value="1.81" calcext:value-type="float">
            <text:p>1,81</text:p>
          </table:table-cell>
        </table:table-row>
        <table:table-row table:style-name="ro2">
          <table:table-cell office:value-type="float" office:value="1.82" calcext:value-type="float">
            <text:p>1,82</text:p>
          </table:table-cell>
        </table:table-row>
        <table:table-row table:style-name="ro2">
          <table:table-cell office:value-type="float" office:value="1.84" calcext:value-type="float">
            <text:p>1,84</text:p>
          </table:table-cell>
        </table:table-row>
        <table:table-row table:style-name="ro2">
          <table:table-cell office:value-type="float" office:value="1.84" calcext:value-type="float">
            <text:p>1,84</text:p>
          </table:table-cell>
        </table:table-row>
        <table:table-row table:style-name="ro2">
          <table:table-cell office:value-type="float" office:value="1.85" calcext:value-type="float">
            <text:p>1,85</text:p>
          </table:table-cell>
        </table:table-row>
        <table:table-row table:style-name="ro2">
          <table:table-cell office:value-type="float" office:value="1.88" calcext:value-type="float">
            <text:p>1,88</text:p>
          </table:table-cell>
        </table:table-row>
        <table:table-row table:style-name="ro2">
          <table:table-cell office:value-type="float" office:value="1.91" calcext:value-type="float">
            <text:p>1,91</text:p>
          </table:table-cell>
        </table:table-row>
        <table:table-row table:style-name="ro2">
          <table:table-cell office:value-type="float" office:value="1.96" calcext:value-type="float">
            <text:p>1,96</text:p>
          </table:table-cell>
        </table:table-row>
        <table:table-row table:style-name="ro2">
          <table:table-cell office:value-type="float" office:value="1.96" calcext:value-type="float">
            <text:p>1,96</text:p>
          </table:table-cell>
        </table:table-row>
        <table:table-row table:style-name="ro2">
          <table:table-cell office:value-type="float" office:value="1.99" calcext:value-type="float">
            <text:p>1,99</text:p>
          </table:table-cell>
        </table:table-row>
        <table:table-row table:style-name="ro2">
          <table:table-cell office:value-type="float" office:value="1.99" calcext:value-type="float">
            <text:p>1,99</text:p>
          </table:table-cell>
        </table:table-row>
      </table:table>
      <table:named-expressions/>
      <table:database-ranges>
        <table:database-range table:name="__Anonymous_Sheet_DB__0" table:target-range-address="Planilha1.R2:Planilha1.S21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6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2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35">
      <number:minutes number:style="long"/>
      <number:text>:</number:text>
      <number:seconds number:style="long" number:decimal-places="1"/>
    </number:time-style>
    <number:date-style style:name="N13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R$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33">
      <number:month number:textual="true"/>
      <number:text>/</number:text>
      <number:year/>
    </number:date-style>
    <number:date-style style:name="N137">
      <number:day/>
      <number:text>/</number:text>
      <number:month number:textual="true"/>
    </number:date-style>
    <number:date-style style:name="N108">
      <number:day/>
      <number:text>/</number:text>
      <number:month number:textual="true"/>
      <number:text>/</number:text>
      <number:year/>
    </number:date-style>
    <number:number-style style:name="N14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1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45">
      <number:day/>
      <number:text>/</number:text>
      <number:month/>
      <number:text>/</number:text>
      <number:year number:style="long"/>
    </number:dat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elson Filho</meta:initial-creator>
    <meta:creation-date>2022-11-02T21:55:59.976802620</meta:creation-date>
    <dc:date>2022-11-06T23:34:57.724294288</dc:date>
    <dc:creator>Welson Filho</dc:creator>
    <meta:editing-duration>PT2H24M51S</meta:editing-duration>
    <meta:editing-cycles>16</meta:editing-cycles>
    <meta:generator>LibreOffice/7.4.2.3$Linux_X86_64 LibreOffice_project/382eef1f22670f7f4118c8c2dd222ec7ad009daf</meta:generator>
    <meta:document-statistic meta:table-count="2" meta:cell-count="265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81cm" svg:y="0.316cm" chart:style-name="ch2">
          <text:p>Cota x Vazão</text:p>
        </chart:title>
        <chart:plot-area chart:style-name="ch3" table:cell-range-address="Planilha1.A2:Planilha1.B219 Planilha1.B1:Planilha1.B1" chart:data-source-has-labels="row" svg:x="1.331cm" svg:y="1.275cm" svg:width="14.349cm" svg:height="6.564cm">
          <chart:coordinate-region svg:x="2.323cm" svg:y="1.474cm" svg:width="13.077cm" svg:height="5.718cm"/>
          <chart:axis chart:dimension="x" chart:name="primary-x" chart:style-name="ch4">
            <chart:title svg:x="7.747cm" svg:y="8.019cm" chart:style-name="ch5">
              <text:p>Cota (cm)</text:p>
            </chart:title>
            <chart:grid chart:style-name="ch6" chart:class="major"/>
          </chart:axis>
          <chart:axis chart:dimension="y" chart:name="primary-y" chart:style-name="ch7">
            <chart:title svg:x="0.451cm" svg:y="5.567cm" chart:style-name="ch8">
              <text:p>Vazão (m3/s)</text:p>
            </chart:title>
            <chart:grid chart:style-name="ch6" chart:class="major"/>
          </chart:axis>
          <chart:series chart:style-name="ch9" chart:values-cell-range-address="Planilha1.B2:Planilha1.B219" chart:label-cell-address="Planilha1.B1:Planilha1.B1" chart:class="chart:scatter">
            <chart:domain table:cell-range-address="Planilha1.A2:Planilha1.A219"/>
            <chart:data-point chart:repeated="2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Vazao (m3/s)</text:p>
                <draw:g>
                  <svg:desc>Planilha1.B1:Planilh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">
                <text:p>199</text:p>
                <draw:g>
                  <svg:desc>Planilha1.A2:Planilha1.A219</svg:desc>
                </draw:g>
              </table:table-cell>
              <table:table-cell office:value-type="float" office:value="1085">
                <text:p>1085</text:p>
                <draw:g>
                  <svg:desc>Planilha1.B2:Planilha1.B2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">
                <text:p>199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">
                <text:p>196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">
                <text:p>19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">
                <text:p>18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">
                <text:p>18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2">
                <text:p>182</text:p>
              </table:table-cell>
              <table:table-cell office:value-type="float" office:value="894.772">
                <text:p>894.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1">
                <text:p>181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">
                <text:p>17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6">
                <text:p>17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">
                <text:p>16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8">
                <text:p>16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">
                <text:p>16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">
                <text:p>16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4">
                <text:p>16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">
                <text:p>163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3">
                <text:p>16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2">
                <text:p>162</text:p>
              </table:table-cell>
              <table:table-cell office:value-type="float" office:value="652.707">
                <text:p>652.7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">
                <text:p>16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9">
                <text:p>15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">
                <text:p>15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">
                <text:p>15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">
                <text:p>156</text:p>
              </table:table-cell>
              <table:table-cell office:value-type="float" office:value="613.961">
                <text:p>613.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4">
                <text:p>154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">
                <text:p>153</text:p>
              </table:table-cell>
              <table:table-cell office:value-type="float" office:value="579.753">
                <text:p>579.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2">
                <text:p>152</text:p>
              </table:table-cell>
              <table:table-cell office:value-type="float" office:value="685.088">
                <text:p>685.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2">
                <text:p>152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">
                <text:p>15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">
                <text:p>15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">
                <text:p>150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">
                <text:p>15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">
                <text:p>15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8">
                <text:p>14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8">
                <text:p>14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">
                <text:p>147</text:p>
              </table:table-cell>
              <table:table-cell office:value-type="float" office:value="826.111">
                <text:p>826.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7">
                <text:p>147</text:p>
              </table:table-cell>
              <table:table-cell office:value-type="float" office:value="594.471">
                <text:p>594.4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">
                <text:p>14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5">
                <text:p>14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">
                <text:p>14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5">
                <text:p>145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">
                <text:p>14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">
                <text:p>14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0">
                <text:p>14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0">
                <text:p>14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9">
                <text:p>139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9">
                <text:p>13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9">
                <text:p>139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8">
                <text:p>13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">
                <text:p>13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6">
                <text:p>136</text:p>
              </table:table-cell>
              <table:table-cell office:value-type="float" office:value="517.24">
                <text:p>517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">
                <text:p>136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">
                <text:p>13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1">
                <text:p>13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0">
                <text:p>13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0">
                <text:p>13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">
                <text:p>129</text:p>
              </table:table-cell>
              <table:table-cell office:value-type="float" office:value="464.896">
                <text:p>464.8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575.798">
                <text:p>575.7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339.188">
                <text:p>339.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7">
                <text:p>12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7">
                <text:p>12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6">
                <text:p>126</text:p>
              </table:table-cell>
              <table:table-cell office:value-type="float" office:value="588.138">
                <text:p>588.1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">
                <text:p>1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">
                <text:p>124</text:p>
              </table:table-cell>
              <table:table-cell office:value-type="float" office:value="453.629">
                <text:p>453.6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4">
                <text:p>12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4">
                <text:p>12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3">
                <text:p>12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2">
                <text:p>12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">
                <text:p>12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">
                <text:p>12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9">
                <text:p>11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9">
                <text:p>119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">
                <text:p>11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8">
                <text:p>11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">
                <text:p>11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8">
                <text:p>11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8">
                <text:p>11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8">
                <text:p>11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427.08">
                <text:p>427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">
                <text:p>11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">
                <text:p>11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">
                <text:p>112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2">
                <text:p>11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">
                <text:p>11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">
                <text:p>11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0">
                <text:p>11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22.681">
                <text:p>622.6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613.253">
                <text:p>613.2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323.36">
                <text:p>323.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7">
                <text:p>10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6">
                <text:p>106</text:p>
              </table:table-cell>
              <table:table-cell office:value-type="float" office:value="292.331">
                <text:p>292.3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5">
                <text:p>10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">
                <text:p>103</text:p>
              </table:table-cell>
              <table:table-cell office:value-type="float" office:value="313.95">
                <text:p>313.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">
                <text:p>10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8">
                <text:p>9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477.49">
                <text:p>477.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7">
                <text:p>97</text:p>
              </table:table-cell>
              <table:table-cell office:value-type="float" office:value="265.076">
                <text:p>265.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">
                <text:p>9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">
                <text:p>9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5">
                <text:p>9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4">
                <text:p>9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">
                <text:p>9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4">
                <text:p>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">
                <text:p>9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">
                <text:p>91</text:p>
              </table:table-cell>
              <table:table-cell office:value-type="float" office:value="440.755">
                <text:p>440.7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">
                <text:p>9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">
                <text:p>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">
                <text:p>9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">
                <text:p>9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">
                <text:p>9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">
                <text:p>90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">
                <text:p>8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">
                <text:p>8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8">
                <text:p>88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8">
                <text:p>8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7">
                <text:p>8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7">
                <text:p>8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7">
                <text:p>8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">
                <text:p>8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6">
                <text:p>86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6">
                <text:p>8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6">
                <text:p>8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6">
                <text:p>8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">
                <text:p>8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">
                <text:p>8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4">
                <text:p>8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">
                <text:p>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">
                <text:p>8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">
                <text:p>82</text:p>
              </table:table-cell>
              <table:table-cell office:value-type="float" office:value="303.567">
                <text:p>303.5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">
                <text:p>8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">
                <text:p>8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">
                <text:p>8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">
                <text:p>8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">
                <text:p>8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">
                <text:p>78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8">
                <text:p>7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8">
                <text:p>7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">
                <text:p>7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8">
                <text:p>7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">
                <text:p>7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">
                <text:p>7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5">
                <text:p>7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">
                <text:p>7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">
                <text:p>7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3">
                <text:p>7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297.608">
                <text:p>297.6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">
                <text:p>7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">
                <text:p>7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">
                <text:p>7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">
                <text:p>7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">
                <text:p>7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">
                <text:p>7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7">
                <text:p>6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7">
                <text:p>6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6">
                <text:p>6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6">
                <text:p>6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6">
                <text:p>6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6">
                <text:p>6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6">
                <text:p>6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6">
                <text:p>6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6">
                <text:p>6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">
                <text:p>6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3">
                <text:p>6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3">
                <text:p>6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">
                <text:p>6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">
                <text:p>6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0">
                <text:p>6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">
                <text:p>6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">
                <text:p>5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">
                <text:p>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8">
                <text:p>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8">
                <text:p>48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8">
                <text:p>4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8">
                <text:p>4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">
                <text:p>4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">
                <text:p>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">
                <text:p>42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1">
                <text:p>4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">
                <text:p>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">
                <text:p>4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">
                <text:p>3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">
                <text:p>35</text:p>
              </table:table-cell>
              <table:table-cell office:value-type="float" office:value="214.642">
                <text:p>214.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